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1.1pt"/>
    </style:style>
    <style:style style:name="co19" style:family="table-column">
      <style:table-column-properties fo:break-before="auto" style:column-width="39.6pt"/>
    </style:style>
    <style:style style:name="co20" style:family="table-column">
      <style:table-column-properties fo:break-before="auto" style:column-width="31.8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M0_INDIRECT_DATA" table:style-name="ta1">
        <table:shapes>
          <draw:frame draw:z-index="0" draw:style-name="gr1" draw:text-style-name="P1" svg:width="453.69pt" svg:height="255.23pt" svg:x="1125.61pt" svg:y="2366.5pt">
            <loext:p draw:notify-on-update-of-ranges="DOM0_INDIRECT_DATA.D188:DOM0_INDIRECT_DATA.D204 DOM0_INDIRECT_DATA.E187:DOM0_INDIRECT_DATA.E187 DOM0_INDIRECT_DATA.E188:DOM0_INDIRECT_DATA.E204 DOM0_INDIRECT_DATA.F187:DOM0_INDIRECT_DATA.F187 DOM0_INDIRECT_DATA.F188:DOM0_INDIRECT_DATA.F204 DOM0_INDIRECT_DATA.G187:DOM0_INDIRECT_DATA.G187 DOM0_INDIRECT_DATA.G188:DOM0_INDIRECT_DATA.G204 DOM0_INDIRECT_DATA.H187:DOM0_INDIRECT_DATA.H187 DOM0_INDIRECT_DATA.H188:DOM0_INDIRECT_DATA.H204 DOM0_INDIRECT_DATA.I187:DOM0_INDIRECT_DATA.I187 DOM0_INDIRECT_DATA.I188:DOM0_INDIRECT_DATA.I204 DOM0_INDIRECT_DATA.J187:DOM0_INDIRECT_DATA.J187 DOM0_INDIRECT_DATA.J188:DOM0_INDIRECT_DATA.J204 DOM0_INDIRECT_DATA.K187:DOM0_INDIRECT_DATA.K187 DOM0_INDIRECT_DATA.K188:DOM0_INDIRECT_DATA.K204 DOM0_INDIRECT_DATA.L187:DOM0_INDIRECT_DATA.L187 DOM0_INDIRECT_DATA.L188:DOM0_INDIRECT_DATA.L204 DOM0_INDIRECT_DATA.M187:DOM0_INDIRECT_DATA.M187 DOM0_INDIRECT_DATA.M188:DOM0_INDIRECT_DATA.M204 DOM0_INDIRECT_DATA.N187:DOM0_INDIRECT_DATA.N187 DOM0_INDIRECT_DATA.N188:DOM0_INDIRECT_DATA.N204 DOM0_INDIRECT_DATA.O187:DOM0_INDIRECT_DATA.O187 DOM0_INDIRECT_DATA.O188:DOM0_INDIRECT_DATA.O204 DOM0_INDIRECT_DATA.P187:DOM0_INDIRECT_DATA.P187 DOM0_INDIRECT_DATA.P188:DOM0_INDIRECT_DATA.P204 DOM0_INDIRECT_DATA.Q187:DOM0_INDIRECT_DATA.Q187 DOM0_INDIRECT_DATA.Q188:DOM0_INDIRECT_DATA.Q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35.67pt" svg:x="1127.17pt" svg:y="2630.01pt">
            <loext:p draw:notify-on-update-of-ranges="DOM0_INDIRECT_DATA.D208:DOM0_INDIRECT_DATA.D224 DOM0_INDIRECT_DATA.E207:DOM0_INDIRECT_DATA.E207 DOM0_INDIRECT_DATA.E208:DOM0_INDIRECT_DATA.E224 DOM0_INDIRECT_DATA.F207:DOM0_INDIRECT_DATA.F207 DOM0_INDIRECT_DATA.F208:DOM0_INDIRECT_DATA.F224 DOM0_INDIRECT_DATA.G207:DOM0_INDIRECT_DATA.G207 DOM0_INDIRECT_DATA.G208:DOM0_INDIRECT_DATA.G224 DOM0_INDIRECT_DATA.H207:DOM0_INDIRECT_DATA.H207 DOM0_INDIRECT_DATA.H208:DOM0_INDIRECT_DATA.H224 DOM0_INDIRECT_DATA.I207:DOM0_INDIRECT_DATA.I207 DOM0_INDIRECT_DATA.I208:DOM0_INDIRECT_DATA.I224 DOM0_INDIRECT_DATA.J207:DOM0_INDIRECT_DATA.J207 DOM0_INDIRECT_DATA.J208:DOM0_INDIRECT_DATA.J224 DOM0_INDIRECT_DATA.K207:DOM0_INDIRECT_DATA.K207 DOM0_INDIRECT_DATA.K208:DOM0_INDIRECT_DATA.K224 DOM0_INDIRECT_DATA.L207:DOM0_INDIRECT_DATA.L207 DOM0_INDIRECT_DATA.L208:DOM0_INDIRECT_DATA.L224 DOM0_INDIRECT_DATA.M207:DOM0_INDIRECT_DATA.M207 DOM0_INDIRECT_DATA.M208:DOM0_INDIRECT_DATA.M224 DOM0_INDIRECT_DATA.N207:DOM0_INDIRECT_DATA.N207 DOM0_INDIRECT_DATA.N208:DOM0_INDIRECT_DATA.N224 DOM0_INDIRECT_DATA.O207:DOM0_INDIRECT_DATA.O207 DOM0_INDIRECT_DATA.O208:DOM0_INDIRECT_DATA.O224 DOM0_INDIRECT_DATA.P207:DOM0_INDIRECT_DATA.P207 DOM0_INDIRECT_DATA.P208:DOM0_INDIRECT_DATA.P224 DOM0_INDIRECT_DATA.Q207:DOM0_INDIRECT_DATA.Q207 DOM0_INDIRECT_DATA.Q208:DOM0_INDIRECT_DATA.Q2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69pt" svg:height="241.68pt" svg:x="1102.31pt" svg:y="2879.23pt">
            <loext:p draw:notify-on-update-of-ranges="DOM0_INDIRECT_DATA.D228:DOM0_INDIRECT_DATA.D244 DOM0_INDIRECT_DATA.E227:DOM0_INDIRECT_DATA.E227 DOM0_INDIRECT_DATA.E228:DOM0_INDIRECT_DATA.E244 DOM0_INDIRECT_DATA.F227:DOM0_INDIRECT_DATA.F227 DOM0_INDIRECT_DATA.F228:DOM0_INDIRECT_DATA.F244 DOM0_INDIRECT_DATA.G227:DOM0_INDIRECT_DATA.G227 DOM0_INDIRECT_DATA.G228:DOM0_INDIRECT_DATA.G244 DOM0_INDIRECT_DATA.H227:DOM0_INDIRECT_DATA.H227 DOM0_INDIRECT_DATA.H228:DOM0_INDIRECT_DATA.H244 DOM0_INDIRECT_DATA.I227:DOM0_INDIRECT_DATA.I227 DOM0_INDIRECT_DATA.I228:DOM0_INDIRECT_DATA.I244 DOM0_INDIRECT_DATA.J227:DOM0_INDIRECT_DATA.J227 DOM0_INDIRECT_DATA.J228:DOM0_INDIRECT_DATA.J244 DOM0_INDIRECT_DATA.K227:DOM0_INDIRECT_DATA.K227 DOM0_INDIRECT_DATA.K228:DOM0_INDIRECT_DATA.K244 DOM0_INDIRECT_DATA.L227:DOM0_INDIRECT_DATA.L227 DOM0_INDIRECT_DATA.L228:DOM0_INDIRECT_DATA.L244 DOM0_INDIRECT_DATA.M227:DOM0_INDIRECT_DATA.M227 DOM0_INDIRECT_DATA.M228:DOM0_INDIRECT_DATA.M244 DOM0_INDIRECT_DATA.N227:DOM0_INDIRECT_DATA.N227 DOM0_INDIRECT_DATA.N228:DOM0_INDIRECT_DATA.N244 DOM0_INDIRECT_DATA.O227:DOM0_INDIRECT_DATA.O227 DOM0_INDIRECT_DATA.O228:DOM0_INDIRECT_DATA.O244 DOM0_INDIRECT_DATA.P227:DOM0_INDIRECT_DATA.P227 DOM0_INDIRECT_DATA.P228:DOM0_INDIRECT_DATA.P244 DOM0_INDIRECT_DATA.Q227:DOM0_INDIRECT_DATA.Q227 DOM0_INDIRECT_DATA.Q228:DOM0_INDIRECT_DATA.Q2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number-columns-repeated="24" table:default-cell-style-name="Default"/>
        <table:table-column table:style-name="co16" table:default-cell-style-name="Default"/>
        <table:table-column table:style-name="co8" table:number-columns-repeated="9" table:default-cell-style-name="Default"/>
        <table:table-column table:style-name="co11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9" table:default-cell-style-name="Default"/>
        <table:table-column table:style-name="co17" table:number-columns-repeated="4" table:default-cell-style-name="Default"/>
        <table:table-column table:style-name="co20" table:default-cell-style-name="Default"/>
        <table:table-column table:style-name="co17" table:number-columns-repeated="3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linux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5:40:23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45579" calcext:value-type="float">
            <text:p>645579</text:p>
          </table:table-cell>
          <table:table-cell table:number-columns-repeated="2"/>
          <table:table-cell office:value-type="float" office:value="939223" calcext:value-type="float">
            <text:p>939223</text:p>
          </table:table-cell>
          <table:table-cell/>
          <table:table-cell office:value-type="float" office:value="1392258" calcext:value-type="float">
            <text:p>1392258</text:p>
          </table:table-cell>
          <table:table-cell/>
          <table:table-cell office:value-type="float" office:value="1357066" calcext:value-type="float">
            <text:p>1357066</text:p>
          </table:table-cell>
          <table:table-cell table:number-columns-repeated="2"/>
          <table:table-cell office:value-type="float" office:value="778512" calcext:value-type="float">
            <text:p>778512</text:p>
          </table:table-cell>
          <table:table-cell table:number-columns-repeated="2"/>
          <table:table-cell office:value-type="float" office:value="639427" calcext:value-type="float">
            <text:p>639427</text:p>
          </table:table-cell>
          <table:table-cell table:number-columns-repeated="2"/>
          <table:table-cell office:value-type="float" office:value="735831" calcext:value-type="float">
            <text:p>735831</text:p>
          </table:table-cell>
          <table:table-cell table:number-columns-repeated="3"/>
          <table:table-cell office:value-type="float" office:value="688639" calcext:value-type="float">
            <text:p>688639</text:p>
          </table:table-cell>
          <table:table-cell table:number-columns-repeated="3"/>
          <table:table-cell office:value-type="float" office:value="801764" calcext:value-type="float">
            <text:p>801764</text:p>
          </table:table-cell>
          <table:table-cell table:number-columns-repeated="2"/>
          <table:table-cell office:value-type="float" office:value="983980" calcext:value-type="float">
            <text:p>983980</text:p>
          </table:table-cell>
          <table:table-cell/>
          <table:table-cell office:value-type="float" office:value="1017549" calcext:value-type="float">
            <text:p>1017549</text:p>
          </table:table-cell>
          <table:table-cell/>
          <table:table-cell office:value-type="float" office:value="1226821" calcext:value-type="float">
            <text:p>1226821</text:p>
          </table:table-cell>
          <table:table-cell/>
          <table:table-cell office:value-type="float" office:value="1392258" calcext:value-type="float">
            <text:p>1392258</text:p>
          </table:table-cell>
          <table:table-cell table:number-columns-repeated="2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52702" calcext:value-type="float">
            <text:p>852702</text:p>
          </table:table-cell>
          <table:table-cell/>
          <table:table-cell office:value-type="float" office:value="1357066" calcext:value-type="float">
            <text:p>1357066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1460430" calcext:value-type="float">
            <text:p>1460430</text:p>
          </table:table-cell>
          <table:table-cell/>
          <table:table-cell office:value-type="float" office:value="1066042" calcext:value-type="float">
            <text:p>1066042</text:p>
          </table:table-cell>
          <table:table-cell/>
          <table:table-cell office:value-type="float" office:value="1279447" calcext:value-type="float">
            <text:p>1279447</text:p>
          </table:table-cell>
          <table:table-cell table:number-columns-repeated="2"/>
          <table:table-cell office:value-type="float" office:value="1163036" calcext:value-type="float">
            <text:p>1163036</text:p>
          </table:table-cell>
          <table:table-cell table:number-columns-repeated="2"/>
          <table:table-cell office:value-type="float" office:value="1526887" calcext:value-type="float">
            <text:p>1526887</text:p>
          </table:table-cell>
          <table:table-cell/>
          <table:table-cell office:value-type="float" office:value="1526887" calcext:value-type="float">
            <text:p>1526887</text:p>
          </table:table-cell>
          <table:table-cell/>
          <table:table-cell office:value-type="float" office:value="1484662" calcext:value-type="float">
            <text:p>1484662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2444640" calcext:value-type="float">
            <text:p>2444640</text:p>
          </table:table-cell>
          <table:table-cell table:number-columns-repeated="2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033216" calcext:value-type="float">
            <text:p>1033216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1484662" calcext:value-type="float">
            <text:p>1484662</text:p>
          </table:table-cell>
          <table:table-cell/>
          <table:table-cell office:value-type="float" office:value="1879725" calcext:value-type="float">
            <text:p>1879725</text:p>
          </table:table-cell>
          <table:table-cell table:number-columns-repeated="2"/>
          <table:table-cell office:value-type="float" office:value="1734015" calcext:value-type="float">
            <text:p>1734015</text:p>
          </table:table-cell>
          <table:table-cell table:number-columns-repeated="2"/>
          <table:table-cell office:value-type="float" office:value="2561267" calcext:value-type="float">
            <text:p>2561267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3791156" calcext:value-type="float">
            <text:p>3791156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89431" calcext:value-type="float">
            <text:p>889431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988978" calcext:value-type="float">
            <text:p>4988978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2006158" calcext:value-type="float">
            <text:p>2006158</text:p>
          </table:table-cell>
          <table:table-cell/>
          <table:table-cell office:value-type="float" office:value="2801873" calcext:value-type="float">
            <text:p>2801873</text:p>
          </table:table-cell>
          <table:table-cell table:number-columns-repeated="2"/>
          <table:table-cell office:value-type="float" office:value="2203800" calcext:value-type="float">
            <text:p>2203800</text:p>
          </table:table-cell>
          <table:table-cell table:number-columns-repeated="2"/>
          <table:table-cell office:value-type="float" office:value="3738358" calcext:value-type="float">
            <text:p>3738358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3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5735102" calcext:value-type="float">
            <text:p>5735102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3588436" calcext:value-type="float">
            <text:p>3588436</text:p>
          </table:table-cell>
          <table:table-cell table:number-columns-repeated="2"/>
          <table:table-cell office:value-type="float" office:value="2278628" calcext:value-type="float">
            <text:p>2278628</text:p>
          </table:table-cell>
          <table:table-cell table:number-columns-repeated="2"/>
          <table:table-cell office:value-type="float" office:value="5389653" calcext:value-type="float">
            <text:p>5389653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03810" calcext:value-type="float">
            <text:p>703810</text:p>
          </table:table-cell>
          <table:table-cell/>
          <table:table-cell office:value-type="float" office:value="1048974" calcext:value-type="float">
            <text:p>1048974</text:p>
          </table:table-cell>
          <table:table-cell/>
          <table:table-cell office:value-type="float" office:value="1319723" calcext:value-type="float">
            <text:p>1319723</text:p>
          </table:table-cell>
          <table:table-cell/>
          <table:table-cell office:value-type="float" office:value="1359835" calcext:value-type="float">
            <text:p>1359835</text:p>
          </table:table-cell>
          <table:table-cell table:number-columns-repeated="2"/>
          <table:table-cell office:value-type="float" office:value="809997" calcext:value-type="float">
            <text:p>809997</text:p>
          </table:table-cell>
          <table:table-cell table:number-columns-repeated="2"/>
          <table:table-cell office:value-type="float" office:value="662962" calcext:value-type="float">
            <text:p>662962</text:p>
          </table:table-cell>
          <table:table-cell table:number-columns-repeated="2"/>
          <table:table-cell office:value-type="float" office:value="770474" calcext:value-type="float">
            <text:p>770474</text:p>
          </table:table-cell>
          <table:table-cell table:number-columns-repeated="3"/>
          <table:table-cell office:value-type="float" office:value="688467" calcext:value-type="float">
            <text:p>688467</text:p>
          </table:table-cell>
          <table:table-cell table:number-columns-repeated="3"/>
          <table:table-cell office:value-type="float" office:value="790905" calcext:value-type="float">
            <text:p>790905</text:p>
          </table:table-cell>
          <table:table-cell table:number-columns-repeated="2"/>
          <table:table-cell office:value-type="float" office:value="992724" calcext:value-type="float">
            <text:p>992724</text:p>
          </table:table-cell>
          <table:table-cell/>
          <table:table-cell office:value-type="float" office:value="1000121" calcext:value-type="float">
            <text:p>1000121</text:p>
          </table:table-cell>
          <table:table-cell/>
          <table:table-cell office:value-type="float" office:value="1377278" calcext:value-type="float">
            <text:p>1377278</text:p>
          </table:table-cell>
          <table:table-cell/>
          <table:table-cell office:value-type="float" office:value="1359835" calcext:value-type="float">
            <text:p>1359835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55616" calcext:value-type="float">
            <text:p>955616</text:p>
          </table:table-cell>
          <table:table-cell/>
          <table:table-cell office:value-type="float" office:value="1561553" calcext:value-type="float">
            <text:p>1561553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1492113" calcext:value-type="float">
            <text:p>1492113</text:p>
          </table:table-cell>
          <table:table-cell/>
          <table:table-cell office:value-type="float" office:value="1040839" calcext:value-type="float">
            <text:p>1040839</text:p>
          </table:table-cell>
          <table:table-cell/>
          <table:table-cell office:value-type="float" office:value="1363288" calcext:value-type="float">
            <text:p>1363288</text:p>
          </table:table-cell>
          <table:table-cell table:number-columns-repeated="2"/>
          <table:table-cell office:value-type="float" office:value="1196221" calcext:value-type="float">
            <text:p>1196221</text:p>
          </table:table-cell>
          <table:table-cell table:number-columns-repeated="2"/>
          <table:table-cell office:value-type="float" office:value="1508887" calcext:value-type="float">
            <text:p>1508887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1424795" calcext:value-type="float">
            <text:p>1424795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409592" calcext:value-type="float">
            <text:p>2409592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162547" calcext:value-type="float">
            <text:p>1162547</text:p>
          </table:table-cell>
          <table:table-cell/>
          <table:table-cell office:value-type="float" office:value="2035099" calcext:value-type="float">
            <text:p>2035099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2409592" calcext:value-type="float">
            <text:p>2409592</text:p>
          </table:table-cell>
          <table:table-cell/>
          <table:table-cell office:value-type="float" office:value="1436229" calcext:value-type="float">
            <text:p>1436229</text:p>
          </table:table-cell>
          <table:table-cell/>
          <table:table-cell office:value-type="float" office:value="2132084" calcext:value-type="float">
            <text:p>2132084</text:p>
          </table:table-cell>
          <table:table-cell table:number-columns-repeated="2"/>
          <table:table-cell office:value-type="float" office:value="1778862" calcext:value-type="float">
            <text:p>1778862</text:p>
          </table:table-cell>
          <table:table-cell table:number-columns-repeated="2"/>
          <table:table-cell office:value-type="float" office:value="2558895" calcext:value-type="float">
            <text:p>2558895</text:p>
          </table:table-cell>
          <table:table-cell/>
          <table:table-cell office:value-type="float" office:value="2058509" calcext:value-type="float">
            <text:p>2058509</text:p>
          </table:table-cell>
          <table:table-cell/>
          <table:table-cell office:value-type="float" office:value="2098744" calcext:value-type="float">
            <text:p>2098744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3536566" calcext:value-type="float">
            <text:p>3536566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319723" calcext:value-type="float">
            <text:p>1319723</text:p>
          </table:table-cell>
          <table:table-cell/>
          <table:table-cell office:value-type="float" office:value="2511022" calcext:value-type="float">
            <text:p>2511022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4934216" calcext:value-type="float">
            <text:p>4934216</text:p>
          </table:table-cell>
          <table:table-cell/>
          <table:table-cell office:value-type="float" office:value="3982553" calcext:value-type="float">
            <text:p>3982553</text:p>
          </table:table-cell>
          <table:table-cell/>
          <table:table-cell office:value-type="float" office:value="1802755" calcext:value-type="float">
            <text:p>1802755</text:p>
          </table:table-cell>
          <table:table-cell/>
          <table:table-cell office:value-type="float" office:value="3199360" calcext:value-type="float">
            <text:p>3199360</text:p>
          </table:table-cell>
          <table:table-cell table:number-columns-repeated="2"/>
          <table:table-cell office:value-type="float" office:value="2420455" calcext:value-type="float">
            <text:p>2420455</text:p>
          </table:table-cell>
          <table:table-cell table:number-columns-repeated="2"/>
          <table:table-cell office:value-type="float" office:value="3982553" calcext:value-type="float">
            <text:p>3982553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5545860" calcext:value-type="float">
            <text:p>5545860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77278" calcext:value-type="float">
            <text:p>1377278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4267461" calcext:value-type="float">
            <text:p>4267461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 table:number-columns-repeated="2"/>
          <table:table-cell office:value-type="float" office:value="5545860" calcext:value-type="float">
            <text:p>5545860</text:p>
          </table:table-cell>
          <table:table-cell/>
          <table:table-cell office:value-type="float" office:value="1732927" calcext:value-type="float">
            <text:p>1732927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7082197" calcext:value-type="float">
            <text:p>7082197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77278" calcext:value-type="float">
            <text:p>1377278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5122535" calcext:value-type="float">
            <text:p>5122535</text:p>
          </table:table-cell>
          <table:table-cell table:number-columns-repeated="2"/>
          <table:table-cell office:value-type="float" office:value="2558895" calcext:value-type="float">
            <text:p>2558895</text:p>
          </table:table-cell>
          <table:table-cell table:number-columns-repeated="2"/>
          <table:table-cell office:value-type="float" office:value="6727225" calcext:value-type="float">
            <text:p>6727225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25106" calcext:value-type="float">
            <text:p>725106</text:p>
          </table:table-cell>
          <table:table-cell/>
          <table:table-cell office:value-type="float" office:value="1048775" calcext:value-type="float">
            <text:p>1048775</text:p>
          </table:table-cell>
          <table:table-cell/>
          <table:table-cell office:value-type="float" office:value="1398455" calcext:value-type="float">
            <text:p>1398455</text:p>
          </table:table-cell>
          <table:table-cell/>
          <table:table-cell office:value-type="float" office:value="1354356" calcext:value-type="float">
            <text:p>1354356</text:p>
          </table:table-cell>
          <table:table-cell table:number-columns-repeated="2"/>
          <table:table-cell office:value-type="float" office:value="802614" calcext:value-type="float">
            <text:p>802614</text:p>
          </table:table-cell>
          <table:table-cell table:number-columns-repeated="2"/>
          <table:table-cell office:value-type="float" office:value="666586" calcext:value-type="float">
            <text:p>666586</text:p>
          </table:table-cell>
          <table:table-cell table:number-columns-repeated="2"/>
          <table:table-cell office:value-type="float" office:value="780445" calcext:value-type="float">
            <text:p>780445</text:p>
          </table:table-cell>
          <table:table-cell table:number-columns-repeated="3"/>
          <table:table-cell office:value-type="float" office:value="697322" calcext:value-type="float">
            <text:p>697322</text:p>
          </table:table-cell>
          <table:table-cell table:number-columns-repeated="3"/>
          <table:table-cell office:value-type="float" office:value="797250" calcext:value-type="float">
            <text:p>797250</text:p>
          </table:table-cell>
          <table:table-cell table:number-columns-repeated="2"/>
          <table:table-cell office:value-type="float" office:value="980760" calcext:value-type="float">
            <text:p>980760</text:p>
          </table:table-cell>
          <table:table-cell table:number-columns-repeated="2"/>
          <table:table-cell office:value-type="float" office:value="984356" calcext:value-type="float">
            <text:p>984356</text:p>
          </table:table-cell>
          <table:table-cell/>
          <table:table-cell office:value-type="float" office:value="1354356" calcext:value-type="float">
            <text:p>1354356</text:p>
          </table:table-cell>
          <table:table-cell/>
          <table:table-cell office:value-type="float" office:value="1375171" calcext:value-type="float">
            <text:p>137517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77189" calcext:value-type="float">
            <text:p>977189</text:p>
          </table:table-cell>
          <table:table-cell/>
          <table:table-cell office:value-type="float" office:value="1487577" calcext:value-type="float">
            <text:p>1487577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1489641" calcext:value-type="float">
            <text:p>1489641</text:p>
          </table:table-cell>
          <table:table-cell/>
          <table:table-cell office:value-type="float" office:value="1070737" calcext:value-type="float">
            <text:p>1070737</text:p>
          </table:table-cell>
          <table:table-cell/>
          <table:table-cell office:value-type="float" office:value="1430119" calcext:value-type="float">
            <text:p>1430119</text:p>
          </table:table-cell>
          <table:table-cell table:number-columns-repeated="2"/>
          <table:table-cell office:value-type="float" office:value="1224606" calcext:value-type="float">
            <text:p>1224606</text:p>
          </table:table-cell>
          <table:table-cell table:number-columns-repeated="2"/>
          <table:table-cell office:value-type="float" office:value="1487577" calcext:value-type="float">
            <text:p>1487577</text:p>
          </table:table-cell>
          <table:table-cell/>
          <table:table-cell office:value-type="float" office:value="1455317" calcext:value-type="float">
            <text:p>1455317</text:p>
          </table:table-cell>
          <table:table-cell/>
          <table:table-cell office:value-type="float" office:value="1437779" calcext:value-type="float">
            <text:p>1437779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2458168" calcext:value-type="float">
            <text:p>2458168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13534" calcext:value-type="float">
            <text:p>1213534</text:p>
          </table:table-cell>
          <table:table-cell/>
          <table:table-cell office:value-type="float" office:value="2097948" calcext:value-type="float">
            <text:p>2097948</text:p>
          </table:table-cell>
          <table:table-cell/>
          <table:table-cell office:value-type="float" office:value="3705040" calcext:value-type="float">
            <text:p>3705040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1570244" calcext:value-type="float">
            <text:p>1570244</text:p>
          </table:table-cell>
          <table:table-cell/>
          <table:table-cell office:value-type="float" office:value="2305128" calcext:value-type="float">
            <text:p>2305128</text:p>
          </table:table-cell>
          <table:table-cell table:number-columns-repeated="2"/>
          <table:table-cell office:value-type="float" office:value="1868008" calcext:value-type="float">
            <text:p>1868008</text:p>
          </table:table-cell>
          <table:table-cell table:number-columns-repeated="2"/>
          <table:table-cell office:value-type="float" office:value="2435861" calcext:value-type="float">
            <text:p>2435861</text:p>
          </table:table-cell>
          <table:table-cell/>
          <table:table-cell office:value-type="float" office:value="1842366" calcext:value-type="float">
            <text:p>1842366</text:p>
          </table:table-cell>
          <table:table-cell/>
          <table:table-cell office:value-type="float" office:value="1981783" calcext:value-type="float">
            <text:p>1981783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3654598" calcext:value-type="float">
            <text:p>3654598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384034" calcext:value-type="float">
            <text:p>1384034</text:p>
          </table:table-cell>
          <table:table-cell/>
          <table:table-cell office:value-type="float" office:value="2582316" calcext:value-type="float">
            <text:p>2582316</text:p>
          </table:table-cell>
          <table:table-cell/>
          <table:table-cell office:value-type="float" office:value="5455847" calcext:value-type="float">
            <text:p>5455847</text:p>
          </table:table-cell>
          <table:table-cell/>
          <table:table-cell office:value-type="float" office:value="4652146" calcext:value-type="float">
            <text:p>4652146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2065659" calcext:value-type="float">
            <text:p>2065659</text:p>
          </table:table-cell>
          <table:table-cell/>
          <table:table-cell office:value-type="float" office:value="3605511" calcext:value-type="float">
            <text:p>3605511</text:p>
          </table:table-cell>
          <table:table-cell table:number-columns-repeated="2"/>
          <table:table-cell office:value-type="float" office:value="2639446" calcext:value-type="float">
            <text:p>2639446</text:p>
          </table:table-cell>
          <table:table-cell table:number-columns-repeated="2"/>
          <table:table-cell office:value-type="float" office:value="4264168" calcext:value-type="float">
            <text:p>4264168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2392442" calcext:value-type="float">
            <text:p>2392442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5347168" calcext:value-type="float">
            <text:p>5347168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06359" calcext:value-type="float">
            <text:p>1506359</text:p>
          </table:table-cell>
          <table:table-cell/>
          <table:table-cell office:value-type="float" office:value="2665657" calcext:value-type="float">
            <text:p>2665657</text:p>
          </table:table-cell>
          <table:table-cell/>
          <table:table-cell office:value-type="float" office:value="6595234" calcext:value-type="float">
            <text:p>6595234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5455847" calcext:value-type="float">
            <text:p>5455847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4734192" calcext:value-type="float">
            <text:p>4734192</text:p>
          </table:table-cell>
          <table:table-cell table:number-columns-repeated="2"/>
          <table:table-cell office:value-type="float" office:value="3078337" calcext:value-type="float">
            <text:p>3078337</text:p>
          </table:table-cell>
          <table:table-cell table:number-columns-repeated="2"/>
          <table:table-cell office:value-type="float" office:value="5810112" calcext:value-type="float">
            <text:p>5810112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6719046" calcext:value-type="float">
            <text:p>6719046</text:p>
          </table:table-cell>
          <table:table-cell/>
          <table:table-cell office:value-type="float" office:value="6761355" calcext:value-type="float">
            <text:p>6761355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32153" calcext:value-type="float">
            <text:p>1532153</text:p>
          </table:table-cell>
          <table:table-cell/>
          <table:table-cell office:value-type="float" office:value="3052087" calcext:value-type="float">
            <text:p>3052087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7073132" calcext:value-type="float">
            <text:p>7073132</text:p>
          </table:table-cell>
          <table:table-cell/>
          <table:table-cell office:value-type="float" office:value="6719046" calcext:value-type="float">
            <text:p>6719046</text:p>
          </table:table-cell>
          <table:table-cell/>
          <table:table-cell office:value-type="float" office:value="2692393" calcext:value-type="float">
            <text:p>2692393</text:p>
          </table:table-cell>
          <table:table-cell/>
          <table:table-cell office:value-type="float" office:value="5687020" calcext:value-type="float">
            <text:p>5687020</text:p>
          </table:table-cell>
          <table:table-cell table:number-columns-repeated="2"/>
          <table:table-cell office:value-type="float" office:value="3087188" calcext:value-type="float">
            <text:p>3087188</text:p>
          </table:table-cell>
          <table:table-cell table:number-columns-repeated="2"/>
          <table:table-cell office:value-type="float" office:value="6936061" calcext:value-type="float">
            <text:p>6936061</text:p>
          </table:table-cell>
          <table:table-cell/>
          <table:table-cell office:value-type="float" office:value="1778290" calcext:value-type="float">
            <text:p>1778290</text:p>
          </table:table-cell>
          <table:table-cell/>
          <table:table-cell office:value-type="float" office:value="4819184" calcext:value-type="float">
            <text:p>4819184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19994" calcext:value-type="float">
            <text:p>1619994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6891544" calcext:value-type="float">
            <text:p>6891544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2849590" calcext:value-type="float">
            <text:p>2849590</text:p>
          </table:table-cell>
          <table:table-cell/>
          <table:table-cell office:value-type="float" office:value="5971678" calcext:value-type="float">
            <text:p>5971678</text:p>
          </table:table-cell>
          <table:table-cell table:number-columns-repeated="2"/>
          <table:table-cell office:value-type="float" office:value="2812272" calcext:value-type="float">
            <text:p>2812272</text:p>
          </table:table-cell>
          <table:table-cell table:number-columns-repeated="2"/>
          <table:table-cell office:value-type="float" office:value="7518900" calcext:value-type="float">
            <text:p>7518900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8024634" calcext:value-type="float">
            <text:p>802463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30484" calcext:value-type="float">
            <text:p>730484</text:p>
          </table:table-cell>
          <table:table-cell/>
          <table:table-cell office:value-type="float" office:value="1040545" calcext:value-type="float">
            <text:p>1040545</text:p>
          </table:table-cell>
          <table:table-cell/>
          <table:table-cell office:value-type="float" office:value="1406520" calcext:value-type="float">
            <text:p>1406520</text:p>
          </table:table-cell>
          <table:table-cell/>
          <table:table-cell office:value-type="float" office:value="1347393" calcext:value-type="float">
            <text:p>1347393</text:p>
          </table:table-cell>
          <table:table-cell table:number-columns-repeated="2"/>
          <table:table-cell office:value-type="float" office:value="808904" calcext:value-type="float">
            <text:p>808904</text:p>
          </table:table-cell>
          <table:table-cell table:number-columns-repeated="2"/>
          <table:table-cell office:value-type="float" office:value="660600" calcext:value-type="float">
            <text:p>660600</text:p>
          </table:table-cell>
          <table:table-cell table:number-columns-repeated="2"/>
          <table:table-cell office:value-type="float" office:value="788992" calcext:value-type="float">
            <text:p>788992</text:p>
          </table:table-cell>
          <table:table-cell table:number-columns-repeated="3"/>
          <table:table-cell office:value-type="float" office:value="678122" calcext:value-type="float">
            <text:p>678122</text:p>
          </table:table-cell>
          <table:table-cell table:number-columns-repeated="3"/>
          <table:table-cell office:value-type="float" office:value="793951" calcext:value-type="float">
            <text:p>793951</text:p>
          </table:table-cell>
          <table:table-cell table:number-columns-repeated="2"/>
          <table:table-cell office:value-type="float" office:value="984720" calcext:value-type="float">
            <text:p>984720</text:p>
          </table:table-cell>
          <table:table-cell table:number-columns-repeated="2"/>
          <table:table-cell office:value-type="float" office:value="978885" calcext:value-type="float">
            <text:p>978885</text:p>
          </table:table-cell>
          <table:table-cell/>
          <table:table-cell office:value-type="float" office:value="1347393" calcext:value-type="float">
            <text:p>1347393</text:p>
          </table:table-cell>
          <table:table-cell/>
          <table:table-cell office:value-type="float" office:value="1365383" calcext:value-type="float">
            <text:p>136538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67855" calcext:value-type="float">
            <text:p>967855</text:p>
          </table:table-cell>
          <table:table-cell/>
          <table:table-cell office:value-type="float" office:value="1590957" calcext:value-type="float">
            <text:p>1590957</text:p>
          </table:table-cell>
          <table:table-cell/>
          <table:table-cell office:value-type="float" office:value="2402629" calcext:value-type="float">
            <text:p>2402629</text:p>
          </table:table-cell>
          <table:table-cell/>
          <table:table-cell office:value-type="float" office:value="2287463" calcext:value-type="float">
            <text:p>2287463</text:p>
          </table:table-cell>
          <table:table-cell/>
          <table:table-cell office:value-type="float" office:value="1501940" calcext:value-type="float">
            <text:p>1501940</text:p>
          </table:table-cell>
          <table:table-cell/>
          <table:table-cell office:value-type="float" office:value="1077618" calcext:value-type="float">
            <text:p>1077618</text:p>
          </table:table-cell>
          <table:table-cell/>
          <table:table-cell office:value-type="float" office:value="1450212" calcext:value-type="float">
            <text:p>1450212</text:p>
          </table:table-cell>
          <table:table-cell table:number-columns-repeated="2"/>
          <table:table-cell office:value-type="float" office:value="1224470" calcext:value-type="float">
            <text:p>1224470</text:p>
          </table:table-cell>
          <table:table-cell table:number-columns-repeated="2"/>
          <table:table-cell office:value-type="float" office:value="1497750" calcext:value-type="float">
            <text:p>1497750</text:p>
          </table:table-cell>
          <table:table-cell/>
          <table:table-cell office:value-type="float" office:value="1426135" calcext:value-type="float">
            <text:p>1426135</text:p>
          </table:table-cell>
          <table:table-cell/>
          <table:table-cell office:value-type="float" office:value="1463057" calcext:value-type="float">
            <text:p>1463057</text:p>
          </table:table-cell>
          <table:table-cell/>
          <table:table-cell office:value-type="float" office:value="2304647" calcext:value-type="float">
            <text:p>2304647</text:p>
          </table:table-cell>
          <table:table-cell/>
          <table:table-cell office:value-type="float" office:value="2327124" calcext:value-type="float">
            <text:p>2327124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54513" calcext:value-type="float">
            <text:p>1254513</text:p>
          </table:table-cell>
          <table:table-cell/>
          <table:table-cell office:value-type="float" office:value="1945526" calcext:value-type="float">
            <text:p>1945526</text:p>
          </table:table-cell>
          <table:table-cell/>
          <table:table-cell office:value-type="float" office:value="3556580" calcext:value-type="float">
            <text:p>3556580</text:p>
          </table:table-cell>
          <table:table-cell/>
          <table:table-cell office:value-type="float" office:value="3304808" calcext:value-type="float">
            <text:p>3304808</text:p>
          </table:table-cell>
          <table:table-cell/>
          <table:table-cell office:value-type="float" office:value="2438090" calcext:value-type="float">
            <text:p>2438090</text:p>
          </table:table-cell>
          <table:table-cell/>
          <table:table-cell office:value-type="float" office:value="1565443" calcext:value-type="float">
            <text:p>1565443</text:p>
          </table:table-cell>
          <table:table-cell/>
          <table:table-cell office:value-type="float" office:value="2357784" calcext:value-type="float">
            <text:p>2357784</text:p>
          </table:table-cell>
          <table:table-cell table:number-columns-repeated="2"/>
          <table:table-cell office:value-type="float" office:value="1759070" calcext:value-type="float">
            <text:p>1759070</text:p>
          </table:table-cell>
          <table:table-cell table:number-columns-repeated="2"/>
          <table:table-cell office:value-type="float" office:value="2449212" calcext:value-type="float">
            <text:p>2449212</text:p>
          </table:table-cell>
          <table:table-cell/>
          <table:table-cell office:value-type="float" office:value="1910902" calcext:value-type="float">
            <text:p>1910902</text:p>
          </table:table-cell>
          <table:table-cell/>
          <table:table-cell office:value-type="float" office:value="1809465" calcext:value-type="float">
            <text:p>1809465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3325278" calcext:value-type="float">
            <text:p>3325278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55126" calcext:value-type="float">
            <text:p>1455126</text:p>
          </table:table-cell>
          <table:table-cell/>
          <table:table-cell office:value-type="float" office:value="2609952" calcext:value-type="float">
            <text:p>2609952</text:p>
          </table:table-cell>
          <table:table-cell/>
          <table:table-cell office:value-type="float" office:value="5398323" calcext:value-type="float">
            <text:p>5398323</text:p>
          </table:table-cell>
          <table:table-cell/>
          <table:table-cell office:value-type="float" office:value="4610256" calcext:value-type="float">
            <text:p>4610256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2032051" calcext:value-type="float">
            <text:p>2032051</text:p>
          </table:table-cell>
          <table:table-cell/>
          <table:table-cell office:value-type="float" office:value="3653390" calcext:value-type="float">
            <text:p>3653390</text:p>
          </table:table-cell>
          <table:table-cell table:number-columns-repeated="2"/>
          <table:table-cell office:value-type="float" office:value="2613128" calcext:value-type="float">
            <text:p>2613128</text:p>
          </table:table-cell>
          <table:table-cell table:number-columns-repeated="2"/>
          <table:table-cell office:value-type="float" office:value="4163357" calcext:value-type="float">
            <text:p>4163357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5278892" calcext:value-type="float">
            <text:p>5278892</text:p>
          </table:table-cell>
          <table:table-cell/>
          <table:table-cell office:value-type="float" office:value="5278892" calcext:value-type="float">
            <text:p>527889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79257" calcext:value-type="float">
            <text:p>1579257</text:p>
          </table:table-cell>
          <table:table-cell/>
          <table:table-cell office:value-type="float" office:value="2979282" calcext:value-type="float">
            <text:p>2979282</text:p>
          </table:table-cell>
          <table:table-cell/>
          <table:table-cell office:value-type="float" office:value="6571132" calcext:value-type="float">
            <text:p>6571132</text:p>
          </table:table-cell>
          <table:table-cell/>
          <table:table-cell office:value-type="float" office:value="5684095" calcext:value-type="float">
            <text:p>5684095</text:p>
          </table:table-cell>
          <table:table-cell/>
          <table:table-cell office:value-type="float" office:value="5439343" calcext:value-type="float">
            <text:p>5439343</text:p>
          </table:table-cell>
          <table:table-cell/>
          <table:table-cell office:value-type="float" office:value="2438090" calcext:value-type="float">
            <text:p>2438090</text:p>
          </table:table-cell>
          <table:table-cell/>
          <table:table-cell office:value-type="float" office:value="4973263" calcext:value-type="float">
            <text:p>4973263</text:p>
          </table:table-cell>
          <table:table-cell table:number-columns-repeated="2"/>
          <table:table-cell office:value-type="float" office:value="3182373" calcext:value-type="float">
            <text:p>3182373</text:p>
          </table:table-cell>
          <table:table-cell table:number-columns-repeated="2"/>
          <table:table-cell office:value-type="float" office:value="5886650" calcext:value-type="float">
            <text:p>5886650</text:p>
          </table:table-cell>
          <table:table-cell/>
          <table:table-cell office:value-type="float" office:value="2750343" calcext:value-type="float">
            <text:p>2750343</text:p>
          </table:table-cell>
          <table:table-cell/>
          <table:table-cell office:value-type="float" office:value="2768068" calcext:value-type="float">
            <text:p>2768068</text:p>
          </table:table-cell>
          <table:table-cell/>
          <table:table-cell office:value-type="float" office:value="6652558" calcext:value-type="float">
            <text:p>6652558</text:p>
          </table:table-cell>
          <table:table-cell/>
          <table:table-cell office:value-type="float" office:value="6821616" calcext:value-type="float">
            <text:p>6821616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99251" calcext:value-type="float">
            <text:p>1599251</text:p>
          </table:table-cell>
          <table:table-cell/>
          <table:table-cell office:value-type="float" office:value="3099691" calcext:value-type="float">
            <text:p>3099691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6632013" calcext:value-type="float">
            <text:p>6632013</text:p>
          </table:table-cell>
          <table:table-cell/>
          <table:table-cell office:value-type="float" office:value="2681653" calcext:value-type="float">
            <text:p>2681653</text:p>
          </table:table-cell>
          <table:table-cell/>
          <table:table-cell office:value-type="float" office:value="5822804" calcext:value-type="float">
            <text:p>5822804</text:p>
          </table:table-cell>
          <table:table-cell table:number-columns-repeated="2"/>
          <table:table-cell office:value-type="float" office:value="3279573" calcext:value-type="float">
            <text:p>3279573</text:p>
          </table:table-cell>
          <table:table-cell table:number-columns-repeated="2"/>
          <table:table-cell office:value-type="float" office:value="6652558" calcext:value-type="float">
            <text:p>6652558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3279573" calcext:value-type="float">
            <text:p>3279573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7758090" calcext:value-type="float">
            <text:p>775809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24659" calcext:value-type="float">
            <text:p>1624659</text:p>
          </table:table-cell>
          <table:table-cell/>
          <table:table-cell office:value-type="float" office:value="3201349" calcext:value-type="float">
            <text:p>3201349</text:p>
          </table:table-cell>
          <table:table-cell/>
          <table:table-cell office:value-type="float" office:value="5453155" calcext:value-type="float">
            <text:p>5453155</text:p>
          </table:table-cell>
          <table:table-cell/>
          <table:table-cell office:value-type="float" office:value="6414119" calcext:value-type="float">
            <text:p>6414119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6632013" calcext:value-type="float">
            <text:p>6632013</text:p>
          </table:table-cell>
          <table:table-cell table:number-columns-repeated="2"/>
          <table:table-cell office:value-type="float" office:value="3299730" calcext:value-type="float">
            <text:p>3299730</text:p>
          </table:table-cell>
          <table:table-cell table:number-columns-repeated="2"/>
          <table:table-cell office:value-type="float" office:value="7435738" calcext:value-type="float">
            <text:p>7435738</text:p>
          </table:table-cell>
          <table:table-cell/>
          <table:table-cell office:value-type="float" office:value="1711407" calcext:value-type="float">
            <text:p>1711407</text:p>
          </table:table-cell>
          <table:table-cell/>
          <table:table-cell office:value-type="float" office:value="4701087" calcext:value-type="float">
            <text:p>4701087</text:p>
          </table:table-cell>
          <table:table-cell/>
          <table:table-cell office:value-type="float" office:value="8018812" calcext:value-type="float">
            <text:p>8018812</text:p>
          </table:table-cell>
          <table:table-cell/>
          <table:table-cell office:value-type="float" office:value="8234036" calcext:value-type="float">
            <text:p>8234036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18254" calcext:value-type="float">
            <text:p>1718254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6652558" calcext:value-type="float">
            <text:p>6652558</text:p>
          </table:table-cell>
          <table:table-cell/>
          <table:table-cell office:value-type="float" office:value="8528336" calcext:value-type="float">
            <text:p>8528336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2815243" calcext:value-type="float">
            <text:p>2815243</text:p>
          </table:table-cell>
          <table:table-cell/>
          <table:table-cell office:value-type="float" office:value="6931711" calcext:value-type="float">
            <text:p>6931711</text:p>
          </table:table-cell>
          <table:table-cell table:number-columns-repeated="2"/>
          <table:table-cell office:value-type="float" office:value="2796910" calcext:value-type="float">
            <text:p>2796910</text:p>
          </table:table-cell>
          <table:table-cell table:number-columns-repeated="2"/>
          <table:table-cell office:value-type="float" office:value="7871843" calcext:value-type="float">
            <text:p>7871843</text:p>
          </table:table-cell>
          <table:table-cell/>
          <table:table-cell office:value-type="float" office:value="2922519" calcext:value-type="float">
            <text:p>2922519</text:p>
          </table:table-cell>
          <table:table-cell/>
          <table:table-cell office:value-type="float" office:value="2845081" calcext:value-type="float">
            <text:p>2845081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8665997" calcext:value-type="float">
            <text:p>866599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43098" calcext:value-type="float">
            <text:p>743098</text:p>
          </table:table-cell>
          <table:table-cell/>
          <table:table-cell office:value-type="float" office:value="1044037" calcext:value-type="float">
            <text:p>1044037</text:p>
          </table:table-cell>
          <table:table-cell/>
          <table:table-cell office:value-type="float" office:value="1393200" calcext:value-type="float">
            <text:p>1393200</text:p>
          </table:table-cell>
          <table:table-cell/>
          <table:table-cell office:value-type="float" office:value="1323236" calcext:value-type="float">
            <text:p>1323236</text:p>
          </table:table-cell>
          <table:table-cell table:number-columns-repeated="2"/>
          <table:table-cell office:value-type="float" office:value="786507" calcext:value-type="float">
            <text:p>786507</text:p>
          </table:table-cell>
          <table:table-cell table:number-columns-repeated="2"/>
          <table:table-cell office:value-type="float" office:value="657345" calcext:value-type="float">
            <text:p>657345</text:p>
          </table:table-cell>
          <table:table-cell table:number-columns-repeated="2"/>
          <table:table-cell office:value-type="float" office:value="736725" calcext:value-type="float">
            <text:p>736725</text:p>
          </table:table-cell>
          <table:table-cell table:number-columns-repeated="3"/>
          <table:table-cell office:value-type="float" office:value="683497" calcext:value-type="float">
            <text:p>683497</text:p>
          </table:table-cell>
          <table:table-cell table:number-columns-repeated="3"/>
          <table:table-cell office:value-type="float" office:value="786363" calcext:value-type="float">
            <text:p>786363</text:p>
          </table:table-cell>
          <table:table-cell/>
          <table:table-cell office:value-type="float" office:value="1030263" calcext:value-type="float">
            <text:p>1030263</text:p>
          </table:table-cell>
          <table:table-cell table:number-columns-repeated="2"/>
          <table:table-cell office:value-type="float" office:value="961529" calcext:value-type="float">
            <text:p>961529</text:p>
          </table:table-cell>
          <table:table-cell/>
          <table:table-cell office:value-type="float" office:value="1301187" calcext:value-type="float">
            <text:p>1301187</text:p>
          </table:table-cell>
          <table:table-cell/>
          <table:table-cell office:value-type="float" office:value="1356245" calcext:value-type="float">
            <text:p>135624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24854" calcext:value-type="float">
            <text:p>1024854</text:p>
          </table:table-cell>
          <table:table-cell/>
          <table:table-cell office:value-type="float" office:value="1594978" calcext:value-type="float">
            <text:p>1594978</text:p>
          </table:table-cell>
          <table:table-cell/>
          <table:table-cell office:value-type="float" office:value="2454539" calcext:value-type="float">
            <text:p>2454539</text:p>
          </table:table-cell>
          <table:table-cell/>
          <table:table-cell office:value-type="float" office:value="2275110" calcext:value-type="float">
            <text:p>2275110</text:p>
          </table:table-cell>
          <table:table-cell/>
          <table:table-cell office:value-type="float" office:value="1468964" calcext:value-type="float">
            <text:p>1468964</text:p>
          </table:table-cell>
          <table:table-cell/>
          <table:table-cell office:value-type="float" office:value="1069782" calcext:value-type="float">
            <text:p>1069782</text:p>
          </table:table-cell>
          <table:table-cell/>
          <table:table-cell office:value-type="float" office:value="1446211" calcext:value-type="float">
            <text:p>1446211</text:p>
          </table:table-cell>
          <table:table-cell table:number-columns-repeated="2"/>
          <table:table-cell office:value-type="float" office:value="1219189" calcext:value-type="float">
            <text:p>1219189</text:p>
          </table:table-cell>
          <table:table-cell table:number-columns-repeated="2"/>
          <table:table-cell office:value-type="float" office:value="1446211" calcext:value-type="float">
            <text:p>1446211</text:p>
          </table:table-cell>
          <table:table-cell/>
          <table:table-cell office:value-type="float" office:value="1402756" calcext:value-type="float">
            <text:p>1402756</text:p>
          </table:table-cell>
          <table:table-cell/>
          <table:table-cell office:value-type="float" office:value="1418039" calcext:value-type="float">
            <text:p>1418039</text:p>
          </table:table-cell>
          <table:table-cell/>
          <table:table-cell office:value-type="float" office:value="2275110" calcext:value-type="float">
            <text:p>2275110</text:p>
          </table:table-cell>
          <table:table-cell/>
          <table:table-cell office:value-type="float" office:value="2276316" calcext:value-type="float">
            <text:p>2276316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21200" calcext:value-type="float">
            <text:p>1321200</text:p>
          </table:table-cell>
          <table:table-cell/>
          <table:table-cell office:value-type="float" office:value="2089189" calcext:value-type="float">
            <text:p>2089189</text:p>
          </table:table-cell>
          <table:table-cell/>
          <table:table-cell office:value-type="float" office:value="3671521" calcext:value-type="float">
            <text:p>3671521</text:p>
          </table:table-cell>
          <table:table-cell/>
          <table:table-cell office:value-type="float" office:value="3083680" calcext:value-type="float">
            <text:p>3083680</text:p>
          </table:table-cell>
          <table:table-cell/>
          <table:table-cell office:value-type="float" office:value="2409105" calcext:value-type="float">
            <text:p>2409105</text:p>
          </table:table-cell>
          <table:table-cell/>
          <table:table-cell office:value-type="float" office:value="1521524" calcext:value-type="float">
            <text:p>1521524</text:p>
          </table:table-cell>
          <table:table-cell/>
          <table:table-cell office:value-type="float" office:value="2387677" calcext:value-type="float">
            <text:p>2387677</text:p>
          </table:table-cell>
          <table:table-cell table:number-columns-repeated="2"/>
          <table:table-cell office:value-type="float" office:value="1786736" calcext:value-type="float">
            <text:p>1786736</text:p>
          </table:table-cell>
          <table:table-cell table:number-columns-repeated="2"/>
          <table:table-cell office:value-type="float" office:value="2432298" calcext:value-type="float">
            <text:p>2432298</text:p>
          </table:table-cell>
          <table:table-cell/>
          <table:table-cell office:value-type="float" office:value="1865912" calcext:value-type="float">
            <text:p>1865912</text:p>
          </table:table-cell>
          <table:table-cell/>
          <table:table-cell office:value-type="float" office:value="1821595" calcext:value-type="float">
            <text:p>1821595</text:p>
          </table:table-cell>
          <table:table-cell/>
          <table:table-cell office:value-type="float" office:value="3594699" calcext:value-type="float">
            <text:p>3594699</text:p>
          </table:table-cell>
          <table:table-cell/>
          <table:table-cell office:value-type="float" office:value="3594699" calcext:value-type="float">
            <text:p>359469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44266" calcext:value-type="float">
            <text:p>1444266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4876180" calcext:value-type="float">
            <text:p>4876180</text:p>
          </table:table-cell>
          <table:table-cell/>
          <table:table-cell office:value-type="float" office:value="4531485" calcext:value-type="float">
            <text:p>4531485</text:p>
          </table:table-cell>
          <table:table-cell/>
          <table:table-cell office:value-type="float" office:value="3891053" calcext:value-type="float">
            <text:p>3891053</text:p>
          </table:table-cell>
          <table:table-cell/>
          <table:table-cell office:value-type="float" office:value="2043465" calcext:value-type="float">
            <text:p>2043465</text:p>
          </table:table-cell>
          <table:table-cell/>
          <table:table-cell office:value-type="float" office:value="3735385" calcext:value-type="float">
            <text:p>3735385</text:p>
          </table:table-cell>
          <table:table-cell table:number-columns-repeated="2"/>
          <table:table-cell office:value-type="float" office:value="2672984" calcext:value-type="float">
            <text:p>2672984</text:p>
          </table:table-cell>
          <table:table-cell table:number-columns-repeated="2"/>
          <table:table-cell office:value-type="float" office:value="3849207" calcext:value-type="float">
            <text:p>3849207</text:p>
          </table:table-cell>
          <table:table-cell/>
          <table:table-cell office:value-type="float" office:value="2290886" calcext:value-type="float">
            <text:p>2290886</text:p>
          </table:table-cell>
          <table:table-cell/>
          <table:table-cell office:value-type="float" office:value="2300703" calcext:value-type="float">
            <text:p>2300703</text:p>
          </table:table-cell>
          <table:table-cell/>
          <table:table-cell office:value-type="float" office:value="3684119" calcext:value-type="float">
            <text:p>3684119</text:p>
          </table:table-cell>
          <table:table-cell/>
          <table:table-cell office:value-type="float" office:value="4048778" calcext:value-type="float">
            <text:p>404877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33188" calcext:value-type="float">
            <text:p>1633188</text:p>
          </table:table-cell>
          <table:table-cell/>
          <table:table-cell office:value-type="float" office:value="2952261" calcext:value-type="float">
            <text:p>2952261</text:p>
          </table:table-cell>
          <table:table-cell/>
          <table:table-cell office:value-type="float" office:value="4526709" calcext:value-type="float">
            <text:p>4526709</text:p>
          </table:table-cell>
          <table:table-cell/>
          <table:table-cell office:value-type="float" office:value="4249053" calcext:value-type="float">
            <text:p>4249053</text:p>
          </table:table-cell>
          <table:table-cell/>
          <table:table-cell office:value-type="float" office:value="4474829" calcext:value-type="float">
            <text:p>4474829</text:p>
          </table:table-cell>
          <table:table-cell/>
          <table:table-cell office:value-type="float" office:value="2746483" calcext:value-type="float">
            <text:p>2746483</text:p>
          </table:table-cell>
          <table:table-cell/>
          <table:table-cell office:value-type="float" office:value="3712781" calcext:value-type="float">
            <text:p>3712781</text:p>
          </table:table-cell>
          <table:table-cell table:number-columns-repeated="2"/>
          <table:table-cell office:value-type="float" office:value="3324778" calcext:value-type="float">
            <text:p>3324778</text:p>
          </table:table-cell>
          <table:table-cell table:number-columns-repeated="2"/>
          <table:table-cell office:value-type="float" office:value="5991815" calcext:value-type="float">
            <text:p>5991815</text:p>
          </table:table-cell>
          <table:table-cell/>
          <table:table-cell office:value-type="float" office:value="2966535" calcext:value-type="float">
            <text:p>2966535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6609617" calcext:value-type="float">
            <text:p>6609617</text:p>
          </table:table-cell>
          <table:table-cell/>
          <table:table-cell office:value-type="float" office:value="6650556" calcext:value-type="float">
            <text:p>665055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622698" calcext:value-type="float">
            <text:p>1622698</text:p>
          </table:table-cell>
          <table:table-cell/>
          <table:table-cell office:value-type="float" office:value="2968586" calcext:value-type="float">
            <text:p>2968586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6519323" calcext:value-type="float">
            <text:p>6519323</text:p>
          </table:table-cell>
          <table:table-cell/>
          <table:table-cell office:value-type="float" office:value="2606476" calcext:value-type="float">
            <text:p>2606476</text:p>
          </table:table-cell>
          <table:table-cell/>
          <table:table-cell office:value-type="float" office:value="6244448" calcext:value-type="float">
            <text:p>6244448</text:p>
          </table:table-cell>
          <table:table-cell table:number-columns-repeated="2"/>
          <table:table-cell office:value-type="float" office:value="3567824" calcext:value-type="float">
            <text:p>3567824</text:p>
          </table:table-cell>
          <table:table-cell table:number-columns-repeated="2"/>
          <table:table-cell office:value-type="float" office:value="7269678" calcext:value-type="float">
            <text:p>7269678</text:p>
          </table:table-cell>
          <table:table-cell/>
          <table:table-cell office:value-type="float" office:value="2822283" calcext:value-type="float">
            <text:p>2822283</text:p>
          </table:table-cell>
          <table:table-cell/>
          <table:table-cell office:value-type="float" office:value="2796556" calcext:value-type="float">
            <text:p>2796556</text:p>
          </table:table-cell>
          <table:table-cell/>
          <table:table-cell office:value-type="float" office:value="7369466" calcext:value-type="float">
            <text:p>7369466</text:p>
          </table:table-cell>
          <table:table-cell/>
          <table:table-cell office:value-type="float" office:value="7369466" calcext:value-type="float">
            <text:p>736946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67426" calcext:value-type="float">
            <text:p>1667426</text:p>
          </table:table-cell>
          <table:table-cell/>
          <table:table-cell office:value-type="float" office:value="3229770" calcext:value-type="float">
            <text:p>3229770</text:p>
          </table:table-cell>
          <table:table-cell/>
          <table:table-cell office:value-type="float" office:value="4570058" calcext:value-type="float">
            <text:p>4570058</text:p>
          </table:table-cell>
          <table:table-cell/>
          <table:table-cell office:value-type="float" office:value="5451810" calcext:value-type="float">
            <text:p>5451810</text:p>
          </table:table-cell>
          <table:table-cell/>
          <table:table-cell office:value-type="float" office:value="6519323" calcext:value-type="float">
            <text:p>6519323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6830356" calcext:value-type="float">
            <text:p>6830356</text:p>
          </table:table-cell>
          <table:table-cell table:number-columns-repeated="2"/>
          <table:table-cell office:value-type="float" office:value="3544270" calcext:value-type="float">
            <text:p>3544270</text:p>
          </table:table-cell>
          <table:table-cell table:number-columns-repeated="2"/>
          <table:table-cell office:value-type="float" office:value="7420395" calcext:value-type="float">
            <text:p>7420395</text:p>
          </table:table-cell>
          <table:table-cell/>
          <table:table-cell office:value-type="float" office:value="3335105" calcext:value-type="float">
            <text:p>3335105</text:p>
          </table:table-cell>
          <table:table-cell/>
          <table:table-cell office:value-type="float" office:value="3029305" calcext:value-type="float">
            <text:p>3029305</text:p>
          </table:table-cell>
          <table:table-cell/>
          <table:table-cell office:value-type="float" office:value="4926518" calcext:value-type="float">
            <text:p>4926518</text:p>
          </table:table-cell>
          <table:table-cell/>
          <table:table-cell office:value-type="float" office:value="5991815" calcext:value-type="float">
            <text:p>599181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35476" calcext:value-type="float">
            <text:p>1735476</text:p>
          </table:table-cell>
          <table:table-cell/>
          <table:table-cell office:value-type="float" office:value="3012308" calcext:value-type="float">
            <text:p>3012308</text:p>
          </table:table-cell>
          <table:table-cell/>
          <table:table-cell office:value-type="float" office:value="7220790" calcext:value-type="float">
            <text:p>7220790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2859868" calcext:value-type="float">
            <text:p>2859868</text:p>
          </table:table-cell>
          <table:table-cell/>
          <table:table-cell office:value-type="float" office:value="4029784" calcext:value-type="float">
            <text:p>4029784</text:p>
          </table:table-cell>
          <table:table-cell table:number-columns-repeated="2"/>
          <table:table-cell office:value-type="float" office:value="3220084" calcext:value-type="float">
            <text:p>3220084</text:p>
          </table:table-cell>
          <table:table-cell table:number-columns-repeated="2"/>
          <table:table-cell office:value-type="float" office:value="7257394" calcext:value-type="float">
            <text:p>7257394</text:p>
          </table:table-cell>
          <table:table-cell/>
          <table:table-cell office:value-type="float" office:value="1084640" calcext:value-type="float">
            <text:p>1084640</text:p>
          </table:table-cell>
          <table:table-cell/>
          <table:table-cell office:value-type="float" office:value="4654248" calcext:value-type="float">
            <text:p>4654248</text:p>
          </table:table-cell>
          <table:table-cell/>
          <table:table-cell office:value-type="float" office:value="6830356" calcext:value-type="float">
            <text:p>6830356</text:p>
          </table:table-cell>
          <table:table-cell/>
          <table:table-cell office:value-type="float" office:value="6692005" calcext:value-type="float">
            <text:p>669200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743932" calcext:value-type="float">
            <text:p>1743932</text:p>
          </table:table-cell>
          <table:table-cell/>
          <table:table-cell office:value-type="float" office:value="3160839" calcext:value-type="float">
            <text:p>3160839</text:p>
          </table:table-cell>
          <table:table-cell/>
          <table:table-cell office:value-type="float" office:value="6830356" calcext:value-type="float">
            <text:p>6830356</text:p>
          </table:table-cell>
          <table:table-cell/>
          <table:table-cell office:value-type="float" office:value="8610501" calcext:value-type="float">
            <text:p>8610501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2916180" calcext:value-type="float">
            <text:p>2916180</text:p>
          </table:table-cell>
          <table:table-cell/>
          <table:table-cell office:value-type="float" office:value="7699755" calcext:value-type="float">
            <text:p>7699755</text:p>
          </table:table-cell>
          <table:table-cell table:number-columns-repeated="2"/>
          <table:table-cell office:value-type="float" office:value="2960401" calcext:value-type="float">
            <text:p>2960401</text:p>
          </table:table-cell>
          <table:table-cell table:number-columns-repeated="2"/>
          <table:table-cell office:value-type="float" office:value="8122014" calcext:value-type="float">
            <text:p>8122014</text:p>
          </table:table-cell>
          <table:table-cell/>
          <table:table-cell office:value-type="float" office:value="2968586" calcext:value-type="float">
            <text:p>2968586</text:p>
          </table:table-cell>
          <table:table-cell/>
          <table:table-cell office:value-type="float" office:value="2918161" calcext:value-type="float">
            <text:p>2918161</text:p>
          </table:table-cell>
          <table:table-cell/>
          <table:table-cell office:value-type="float" office:value="4211554" calcext:value-type="float">
            <text:p>4211554</text:p>
          </table:table-cell>
          <table:table-cell/>
          <table:table-cell office:value-type="float" office:value="5390231" calcext:value-type="float">
            <text:p>539023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3714" calcext:value-type="float">
            <text:p>753714</text:p>
          </table:table-cell>
          <table:table-cell/>
          <table:table-cell office:value-type="float" office:value="1059595" calcext:value-type="float">
            <text:p>1059595</text:p>
          </table:table-cell>
          <table:table-cell/>
          <table:table-cell office:value-type="float" office:value="1234397" calcext:value-type="float">
            <text:p>1234397</text:p>
          </table:table-cell>
          <table:table-cell/>
          <table:table-cell office:value-type="float" office:value="1306095" calcext:value-type="float">
            <text:p>1306095</text:p>
          </table:table-cell>
          <table:table-cell table:number-columns-repeated="2"/>
          <table:table-cell office:value-type="float" office:value="791057" calcext:value-type="float">
            <text:p>791057</text:p>
          </table:table-cell>
          <table:table-cell table:number-columns-repeated="2"/>
          <table:table-cell office:value-type="float" office:value="687700" calcext:value-type="float">
            <text:p>687700</text:p>
          </table:table-cell>
          <table:table-cell table:number-columns-repeated="2"/>
          <table:table-cell office:value-type="float" office:value="742315" calcext:value-type="float">
            <text:p>742315</text:p>
          </table:table-cell>
          <table:table-cell table:number-columns-repeated="3"/>
          <table:table-cell office:value-type="float" office:value="696115" calcext:value-type="float">
            <text:p>696115</text:p>
          </table:table-cell>
          <table:table-cell table:number-columns-repeated="3"/>
          <table:table-cell office:value-type="float" office:value="792516" calcext:value-type="float">
            <text:p>792516</text:p>
          </table:table-cell>
          <table:table-cell/>
          <table:table-cell office:value-type="float" office:value="1023000" calcext:value-type="float">
            <text:p>1023000</text:p>
          </table:table-cell>
          <table:table-cell table:number-columns-repeated="2"/>
          <table:table-cell office:value-type="float" office:value="972944" calcext:value-type="float">
            <text:p>972944</text:p>
          </table:table-cell>
          <table:table-cell/>
          <table:table-cell office:value-type="float" office:value="1217600" calcext:value-type="float">
            <text:p>1217600</text:p>
          </table:table-cell>
          <table:table-cell/>
          <table:table-cell office:value-type="float" office:value="1321161" calcext:value-type="float">
            <text:p>132116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50267" calcext:value-type="float">
            <text:p>1050267</text:p>
          </table:table-cell>
          <table:table-cell/>
          <table:table-cell office:value-type="float" office:value="1587551" calcext:value-type="float">
            <text:p>1587551</text:p>
          </table:table-cell>
          <table:table-cell/>
          <table:table-cell office:value-type="float" office:value="2013672" calcext:value-type="float">
            <text:p>2013672</text:p>
          </table:table-cell>
          <table:table-cell/>
          <table:table-cell office:value-type="float" office:value="2083011" calcext:value-type="float">
            <text:p>2083011</text:p>
          </table:table-cell>
          <table:table-cell/>
          <table:table-cell office:value-type="float" office:value="1452522" calcext:value-type="float">
            <text:p>1452522</text:p>
          </table:table-cell>
          <table:table-cell/>
          <table:table-cell office:value-type="float" office:value="1144133" calcext:value-type="float">
            <text:p>1144133</text:p>
          </table:table-cell>
          <table:table-cell/>
          <table:table-cell office:value-type="float" office:value="1438174" calcext:value-type="float">
            <text:p>1438174</text:p>
          </table:table-cell>
          <table:table-cell table:number-columns-repeated="2"/>
          <table:table-cell office:value-type="float" office:value="1200414" calcext:value-type="float">
            <text:p>1200414</text:p>
          </table:table-cell>
          <table:table-cell table:number-columns-repeated="2"/>
          <table:table-cell office:value-type="float" office:value="1450560" calcext:value-type="float">
            <text:p>1450560</text:p>
          </table:table-cell>
          <table:table-cell/>
          <table:table-cell office:value-type="float" office:value="1405695" calcext:value-type="float">
            <text:p>1405695</text:p>
          </table:table-cell>
          <table:table-cell/>
          <table:table-cell office:value-type="float" office:value="1427182" calcext:value-type="float">
            <text:p>1427182</text:p>
          </table:table-cell>
          <table:table-cell/>
          <table:table-cell office:value-type="float" office:value="1963949" calcext:value-type="float">
            <text:p>1963949</text:p>
          </table:table-cell>
          <table:table-cell/>
          <table:table-cell office:value-type="float" office:value="1986660" calcext:value-type="float">
            <text:p>198666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31606" calcext:value-type="float">
            <text:p>1331606</text:p>
          </table:table-cell>
          <table:table-cell/>
          <table:table-cell office:value-type="float" office:value="2107025" calcext:value-type="float">
            <text:p>2107025</text:p>
          </table:table-cell>
          <table:table-cell/>
          <table:table-cell office:value-type="float" office:value="2794560" calcext:value-type="float">
            <text:p>2794560</text:p>
          </table:table-cell>
          <table:table-cell/>
          <table:table-cell office:value-type="float" office:value="2673655" calcext:value-type="float">
            <text:p>2673655</text:p>
          </table:table-cell>
          <table:table-cell/>
          <table:table-cell office:value-type="float" office:value="2137434" calcext:value-type="float">
            <text:p>2137434</text:p>
          </table:table-cell>
          <table:table-cell/>
          <table:table-cell office:value-type="float" office:value="1674514" calcext:value-type="float">
            <text:p>1674514</text:p>
          </table:table-cell>
          <table:table-cell/>
          <table:table-cell office:value-type="float" office:value="2001939" calcext:value-type="float">
            <text:p>2001939</text:p>
          </table:table-cell>
          <table:table-cell table:number-columns-repeated="2"/>
          <table:table-cell office:value-type="float" office:value="1844994" calcext:value-type="float">
            <text:p>1844994</text:p>
          </table:table-cell>
          <table:table-cell table:number-columns-repeated="2"/>
          <table:table-cell office:value-type="float" office:value="2273187" calcext:value-type="float">
            <text:p>2273187</text:p>
          </table:table-cell>
          <table:table-cell/>
          <table:table-cell office:value-type="float" office:value="2135309" calcext:value-type="float">
            <text:p>2135309</text:p>
          </table:table-cell>
          <table:table-cell/>
          <table:table-cell office:value-type="float" office:value="1870302" calcext:value-type="float">
            <text:p>1870302</text:p>
          </table:table-cell>
          <table:table-cell/>
          <table:table-cell office:value-type="float" office:value="2726266" calcext:value-type="float">
            <text:p>2726266</text:p>
          </table:table-cell>
          <table:table-cell/>
          <table:table-cell office:value-type="float" office:value="2790021" calcext:value-type="float">
            <text:p>279002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70714" calcext:value-type="float">
            <text:p>1570714</text:p>
          </table:table-cell>
          <table:table-cell/>
          <table:table-cell office:value-type="float" office:value="2639965" calcext:value-type="float">
            <text:p>2639965</text:p>
          </table:table-cell>
          <table:table-cell/>
          <table:table-cell office:value-type="float" office:value="3630870" calcext:value-type="float">
            <text:p>3630870</text:p>
          </table:table-cell>
          <table:table-cell/>
          <table:table-cell office:value-type="float" office:value="3649381" calcext:value-type="float">
            <text:p>3649381</text:p>
          </table:table-cell>
          <table:table-cell/>
          <table:table-cell office:value-type="float" office:value="3136379" calcext:value-type="float">
            <text:p>3136379</text:p>
          </table:table-cell>
          <table:table-cell/>
          <table:table-cell office:value-type="float" office:value="2195338" calcext:value-type="float">
            <text:p>2195338</text:p>
          </table:table-cell>
          <table:table-cell/>
          <table:table-cell office:value-type="float" office:value="2972495" calcext:value-type="float">
            <text:p>2972495</text:p>
          </table:table-cell>
          <table:table-cell table:number-columns-repeated="2"/>
          <table:table-cell office:value-type="float" office:value="2702252" calcext:value-type="float">
            <text:p>2702252</text:p>
          </table:table-cell>
          <table:table-cell table:number-columns-repeated="2"/>
          <table:table-cell office:value-type="float" office:value="3525079" calcext:value-type="float">
            <text:p>3525079</text:p>
          </table:table-cell>
          <table:table-cell/>
          <table:table-cell office:value-type="float" office:value="2608697" calcext:value-type="float">
            <text:p>2608697</text:p>
          </table:table-cell>
          <table:table-cell/>
          <table:table-cell office:value-type="float" office:value="2169281" calcext:value-type="float">
            <text:p>2169281</text:p>
          </table:table-cell>
          <table:table-cell/>
          <table:table-cell office:value-type="float" office:value="3806235" calcext:value-type="float">
            <text:p>3806235</text:p>
          </table:table-cell>
          <table:table-cell/>
          <table:table-cell office:value-type="float" office:value="3915540" calcext:value-type="float">
            <text:p>391554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89998" calcext:value-type="float">
            <text:p>1689998</text:p>
          </table:table-cell>
          <table:table-cell/>
          <table:table-cell office:value-type="float" office:value="3034448" calcext:value-type="float">
            <text:p>3034448</text:p>
          </table:table-cell>
          <table:table-cell/>
          <table:table-cell office:value-type="float" office:value="6583305" calcext:value-type="float">
            <text:p>6583305</text:p>
          </table:table-cell>
          <table:table-cell/>
          <table:table-cell office:value-type="float" office:value="5596757" calcext:value-type="float">
            <text:p>5596757</text:p>
          </table:table-cell>
          <table:table-cell/>
          <table:table-cell office:value-type="float" office:value="5430461" calcext:value-type="float">
            <text:p>5430461</text:p>
          </table:table-cell>
          <table:table-cell/>
          <table:table-cell office:value-type="float" office:value="2458618" calcext:value-type="float">
            <text:p>2458618</text:p>
          </table:table-cell>
          <table:table-cell/>
          <table:table-cell office:value-type="float" office:value="5336007" calcext:value-type="float">
            <text:p>5336007</text:p>
          </table:table-cell>
          <table:table-cell table:number-columns-repeated="2"/>
          <table:table-cell office:value-type="float" office:value="3407614" calcext:value-type="float">
            <text:p>3407614</text:p>
          </table:table-cell>
          <table:table-cell table:number-columns-repeated="2"/>
          <table:table-cell office:value-type="float" office:value="5475461" calcext:value-type="float">
            <text:p>5475461</text:p>
          </table:table-cell>
          <table:table-cell/>
          <table:table-cell office:value-type="float" office:value="2510351" calcext:value-type="float">
            <text:p>2510351</text:p>
          </table:table-cell>
          <table:table-cell/>
          <table:table-cell office:value-type="float" office:value="2359998" calcext:value-type="float">
            <text:p>2359998</text:p>
          </table:table-cell>
          <table:table-cell/>
          <table:table-cell office:value-type="float" office:value="5225638" calcext:value-type="float">
            <text:p>5225638</text:p>
          </table:table-cell>
          <table:table-cell/>
          <table:table-cell office:value-type="float" office:value="6690992" calcext:value-type="float">
            <text:p>669099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16680" calcext:value-type="float">
            <text:p>1716680</text:p>
          </table:table-cell>
          <table:table-cell/>
          <table:table-cell office:value-type="float" office:value="3154809" calcext:value-type="float">
            <text:p>3154809</text:p>
          </table:table-cell>
          <table:table-cell/>
          <table:table-cell office:value-type="float" office:value="4572018" calcext:value-type="float">
            <text:p>4572018</text:p>
          </table:table-cell>
          <table:table-cell/>
          <table:table-cell office:value-type="float" office:value="4462754" calcext:value-type="float">
            <text:p>4462754</text:p>
          </table:table-cell>
          <table:table-cell/>
          <table:table-cell office:value-type="float" office:value="4818211" calcext:value-type="float">
            <text:p>4818211</text:p>
          </table:table-cell>
          <table:table-cell/>
          <table:table-cell office:value-type="float" office:value="2888532" calcext:value-type="float">
            <text:p>2888532</text:p>
          </table:table-cell>
          <table:table-cell/>
          <table:table-cell office:value-type="float" office:value="6024617" calcext:value-type="float">
            <text:p>6024617</text:p>
          </table:table-cell>
          <table:table-cell table:number-columns-repeated="2"/>
          <table:table-cell office:value-type="float" office:value="3786104" calcext:value-type="float">
            <text:p>3786104</text:p>
          </table:table-cell>
          <table:table-cell table:number-columns-repeated="2"/>
          <table:table-cell office:value-type="float" office:value="7262337" calcext:value-type="float">
            <text:p>7262337</text:p>
          </table:table-cell>
          <table:table-cell/>
          <table:table-cell office:value-type="float" office:value="2794560" calcext:value-type="float">
            <text:p>2794560</text:p>
          </table:table-cell>
          <table:table-cell/>
          <table:table-cell office:value-type="float" office:value="2781889" calcext:value-type="float">
            <text:p>2781889</text:p>
          </table:table-cell>
          <table:table-cell/>
          <table:table-cell office:value-type="float" office:value="4829046" calcext:value-type="float">
            <text:p>4829046</text:p>
          </table:table-cell>
          <table:table-cell/>
          <table:table-cell office:value-type="float" office:value="4864597" calcext:value-type="float">
            <text:p>486459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770096" calcext:value-type="float">
            <text:p>1770096</text:p>
          </table:table-cell>
          <table:table-cell/>
          <table:table-cell office:value-type="float" office:value="3256469" calcext:value-type="float">
            <text:p>3256469</text:p>
          </table:table-cell>
          <table:table-cell/>
          <table:table-cell office:value-type="float" office:value="4783331" calcext:value-type="float">
            <text:p>4783331</text:p>
          </table:table-cell>
          <table:table-cell/>
          <table:table-cell office:value-type="float" office:value="4376355" calcext:value-type="float">
            <text:p>4376355</text:p>
          </table:table-cell>
          <table:table-cell/>
          <table:table-cell office:value-type="float" office:value="5107566" calcext:value-type="float">
            <text:p>5107566</text:p>
          </table:table-cell>
          <table:table-cell/>
          <table:table-cell office:value-type="float" office:value="3112514" calcext:value-type="float">
            <text:p>3112514</text:p>
          </table:table-cell>
          <table:table-cell/>
          <table:table-cell office:value-type="float" office:value="4472047" calcext:value-type="float">
            <text:p>4472047</text:p>
          </table:table-cell>
          <table:table-cell table:number-columns-repeated="2"/>
          <table:table-cell office:value-type="float" office:value="3779440" calcext:value-type="float">
            <text:p>3779440</text:p>
          </table:table-cell>
          <table:table-cell table:number-columns-repeated="2"/>
          <table:table-cell office:value-type="float" office:value="7556202" calcext:value-type="float">
            <text:p>7556202</text:p>
          </table:table-cell>
          <table:table-cell/>
          <table:table-cell office:value-type="float" office:value="3070239" calcext:value-type="float">
            <text:p>3070239</text:p>
          </table:table-cell>
          <table:table-cell/>
          <table:table-cell office:value-type="float" office:value="2730599" calcext:value-type="float">
            <text:p>2730599</text:p>
          </table:table-cell>
          <table:table-cell/>
          <table:table-cell office:value-type="float" office:value="4663865" calcext:value-type="float">
            <text:p>4663865</text:p>
          </table:table-cell>
          <table:table-cell/>
          <table:table-cell office:value-type="float" office:value="5430461" calcext:value-type="float">
            <text:p>543046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91508" calcext:value-type="float">
            <text:p>1791508</text:p>
          </table:table-cell>
          <table:table-cell/>
          <table:table-cell office:value-type="float" office:value="2662880" calcext:value-type="float">
            <text:p>2662880</text:p>
          </table:table-cell>
          <table:table-cell/>
          <table:table-cell office:value-type="float" office:value="4741090" calcext:value-type="float">
            <text:p>4741090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5626082" calcext:value-type="float">
            <text:p>5626082</text:p>
          </table:table-cell>
          <table:table-cell/>
          <table:table-cell office:value-type="float" office:value="3436240" calcext:value-type="float">
            <text:p>3436240</text:p>
          </table:table-cell>
          <table:table-cell/>
          <table:table-cell office:value-type="float" office:value="7726111" calcext:value-type="float">
            <text:p>7726111</text:p>
          </table:table-cell>
          <table:table-cell table:number-columns-repeated="2"/>
          <table:table-cell office:value-type="float" office:value="3736694" calcext:value-type="float">
            <text:p>3736694</text:p>
          </table:table-cell>
          <table:table-cell table:number-columns-repeated="2"/>
          <table:table-cell office:value-type="float" office:value="7999524" calcext:value-type="float">
            <text:p>7999524</text:p>
          </table:table-cell>
          <table:table-cell/>
          <table:table-cell office:value-type="float" office:value="1539744" calcext:value-type="float">
            <text:p>1539744</text:p>
          </table:table-cell>
          <table:table-cell/>
          <table:table-cell office:value-type="float" office:value="3282603" calcext:value-type="float">
            <text:p>3282603</text:p>
          </table:table-cell>
          <table:table-cell/>
          <table:table-cell office:value-type="float" office:value="6261772" calcext:value-type="float">
            <text:p>6261772</text:p>
          </table:table-cell>
          <table:table-cell/>
          <table:table-cell office:value-type="float" office:value="6092991" calcext:value-type="float">
            <text:p>609299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793378" calcext:value-type="float">
            <text:p>1793378</text:p>
          </table:table-cell>
          <table:table-cell/>
          <table:table-cell office:value-type="float" office:value="3150182" calcext:value-type="float">
            <text:p>3150182</text:p>
          </table:table-cell>
          <table:table-cell/>
          <table:table-cell office:value-type="float" office:value="4562305" calcext:value-type="float">
            <text:p>4562305</text:p>
          </table:table-cell>
          <table:table-cell/>
          <table:table-cell office:value-type="float" office:value="7189398" calcext:value-type="float">
            <text:p>7189398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3618634" calcext:value-type="float">
            <text:p>3618634</text:p>
          </table:table-cell>
          <table:table-cell/>
          <table:table-cell office:value-type="float" office:value="7903836" calcext:value-type="float">
            <text:p>7903836</text:p>
          </table:table-cell>
          <table:table-cell table:number-columns-repeated="2"/>
          <table:table-cell office:value-type="float" office:value="3407614" calcext:value-type="float">
            <text:p>3407614</text:p>
          </table:table-cell>
          <table:table-cell table:number-columns-repeated="2"/>
          <table:table-cell office:value-type="float" office:value="8325147" calcext:value-type="float">
            <text:p>8325147</text:p>
          </table:table-cell>
          <table:table-cell/>
          <table:table-cell office:value-type="float" office:value="1089428" calcext:value-type="float">
            <text:p>1089428</text:p>
          </table:table-cell>
          <table:table-cell/>
          <table:table-cell office:value-type="float" office:value="4572018" calcext:value-type="float">
            <text:p>4572018</text:p>
          </table:table-cell>
          <table:table-cell/>
          <table:table-cell office:value-type="float" office:value="5433896" calcext:value-type="float">
            <text:p>5433896</text:p>
          </table:table-cell>
          <table:table-cell/>
          <table:table-cell office:value-type="float" office:value="8565901" calcext:value-type="float">
            <text:p>856590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841434" calcext:value-type="float">
            <text:p>1841434</text:p>
          </table:table-cell>
          <table:table-cell/>
          <table:table-cell office:value-type="float" office:value="3319389" calcext:value-type="float">
            <text:p>3319389</text:p>
          </table:table-cell>
          <table:table-cell/>
          <table:table-cell office:value-type="float" office:value="4138120" calcext:value-type="float">
            <text:p>4138120</text:p>
          </table:table-cell>
          <table:table-cell/>
          <table:table-cell office:value-type="float" office:value="8784909" calcext:value-type="float">
            <text:p>8784909</text:p>
          </table:table-cell>
          <table:table-cell/>
          <table:table-cell office:value-type="float" office:value="8722466" calcext:value-type="float">
            <text:p>8722466</text:p>
          </table:table-cell>
          <table:table-cell/>
          <table:table-cell office:value-type="float" office:value="3630870" calcext:value-type="float">
            <text:p>3630870</text:p>
          </table:table-cell>
          <table:table-cell/>
          <table:table-cell office:value-type="float" office:value="4186524" calcext:value-type="float">
            <text:p>4186524</text:p>
          </table:table-cell>
          <table:table-cell table:number-columns-repeated="2"/>
          <table:table-cell office:value-type="float" office:value="2855880" calcext:value-type="float">
            <text:p>2855880</text:p>
          </table:table-cell>
          <table:table-cell table:number-columns-repeated="2"/>
          <table:table-cell office:value-type="float" office:value="7940367" calcext:value-type="float">
            <text:p>7940367</text:p>
          </table:table-cell>
          <table:table-cell/>
          <table:table-cell office:value-type="float" office:value="3016334" calcext:value-type="float">
            <text:p>3016334</text:p>
          </table:table-cell>
          <table:table-cell/>
          <table:table-cell office:value-type="float" office:value="2515497" calcext:value-type="float">
            <text:p>2515497</text:p>
          </table:table-cell>
          <table:table-cell/>
          <table:table-cell office:value-type="float" office:value="4623699" calcext:value-type="float">
            <text:p>4623699</text:p>
          </table:table-cell>
          <table:table-cell/>
          <table:table-cell office:value-type="float" office:value="5147354" calcext:value-type="float">
            <text:p>514735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63047" calcext:value-type="float">
            <text:p>763047</text:p>
          </table:table-cell>
          <table:table-cell/>
          <table:table-cell office:value-type="float" office:value="1015370" calcext:value-type="float">
            <text:p>1015370</text:p>
          </table:table-cell>
          <table:table-cell/>
          <table:table-cell office:value-type="float" office:value="1225574" calcext:value-type="float">
            <text:p>1225574</text:p>
          </table:table-cell>
          <table:table-cell/>
          <table:table-cell office:value-type="float" office:value="1277142" calcext:value-type="float">
            <text:p>1277142</text:p>
          </table:table-cell>
          <table:table-cell table:number-columns-repeated="2"/>
          <table:table-cell office:value-type="float" office:value="793021" calcext:value-type="float">
            <text:p>793021</text:p>
          </table:table-cell>
          <table:table-cell table:number-columns-repeated="2"/>
          <table:table-cell office:value-type="float" office:value="678702" calcext:value-type="float">
            <text:p>678702</text:p>
          </table:table-cell>
          <table:table-cell table:number-columns-repeated="2"/>
          <table:table-cell office:value-type="float" office:value="738417" calcext:value-type="float">
            <text:p>738417</text:p>
          </table:table-cell>
          <table:table-cell table:number-columns-repeated="3"/>
          <table:table-cell office:value-type="float" office:value="702802" calcext:value-type="float">
            <text:p>702802</text:p>
          </table:table-cell>
          <table:table-cell table:number-columns-repeated="3"/>
          <table:table-cell office:value-type="float" office:value="785875" calcext:value-type="float">
            <text:p>785875</text:p>
          </table:table-cell>
          <table:table-cell/>
          <table:table-cell office:value-type="float" office:value="1020678" calcext:value-type="float">
            <text:p>1020678</text:p>
          </table:table-cell>
          <table:table-cell table:number-columns-repeated="2"/>
          <table:table-cell office:value-type="float" office:value="970350" calcext:value-type="float">
            <text:p>970350</text:p>
          </table:table-cell>
          <table:table-cell/>
          <table:table-cell office:value-type="float" office:value="1233671" calcext:value-type="float">
            <text:p>1233671</text:p>
          </table:table-cell>
          <table:table-cell/>
          <table:table-cell office:value-type="float" office:value="1236334" calcext:value-type="float">
            <text:p>123633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43049" calcext:value-type="float">
            <text:p>1043049</text:p>
          </table:table-cell>
          <table:table-cell/>
          <table:table-cell office:value-type="float" office:value="1519965" calcext:value-type="float">
            <text:p>1519965</text:p>
          </table:table-cell>
          <table:table-cell/>
          <table:table-cell office:value-type="float" office:value="2024541" calcext:value-type="float">
            <text:p>2024541</text:p>
          </table:table-cell>
          <table:table-cell/>
          <table:table-cell office:value-type="float" office:value="2154808" calcext:value-type="float">
            <text:p>2154808</text:p>
          </table:table-cell>
          <table:table-cell/>
          <table:table-cell office:value-type="float" office:value="1437669" calcext:value-type="float">
            <text:p>1437669</text:p>
          </table:table-cell>
          <table:table-cell/>
          <table:table-cell office:value-type="float" office:value="1139036" calcext:value-type="float">
            <text:p>1139036</text:p>
          </table:table-cell>
          <table:table-cell/>
          <table:table-cell office:value-type="float" office:value="1278472" calcext:value-type="float">
            <text:p>1278472</text:p>
          </table:table-cell>
          <table:table-cell table:number-columns-repeated="2"/>
          <table:table-cell office:value-type="float" office:value="1225574" calcext:value-type="float">
            <text:p>1225574</text:p>
          </table:table-cell>
          <table:table-cell table:number-columns-repeated="2"/>
          <table:table-cell office:value-type="float" office:value="1444316" calcext:value-type="float">
            <text:p>1444316</text:p>
          </table:table-cell>
          <table:table-cell/>
          <table:table-cell office:value-type="float" office:value="1580222" calcext:value-type="float">
            <text:p>1580222</text:p>
          </table:table-cell>
          <table:table-cell/>
          <table:table-cell office:value-type="float" office:value="1433112" calcext:value-type="float">
            <text:p>1433112</text:p>
          </table:table-cell>
          <table:table-cell/>
          <table:table-cell office:value-type="float" office:value="2000961" calcext:value-type="float">
            <text:p>2000961</text:p>
          </table:table-cell>
          <table:table-cell/>
          <table:table-cell office:value-type="float" office:value="2279462" calcext:value-type="float">
            <text:p>227946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42512" calcext:value-type="float">
            <text:p>1342512</text:p>
          </table:table-cell>
          <table:table-cell/>
          <table:table-cell office:value-type="float" office:value="1970212" calcext:value-type="float">
            <text:p>1970212</text:p>
          </table:table-cell>
          <table:table-cell/>
          <table:table-cell office:value-type="float" office:value="2874423" calcext:value-type="float">
            <text:p>2874423</text:p>
          </table:table-cell>
          <table:table-cell/>
          <table:table-cell office:value-type="float" office:value="3095580" calcext:value-type="float">
            <text:p>3095580</text:p>
          </table:table-cell>
          <table:table-cell/>
          <table:table-cell office:value-type="float" office:value="2459958" calcext:value-type="float">
            <text:p>2459958</text:p>
          </table:table-cell>
          <table:table-cell/>
          <table:table-cell office:value-type="float" office:value="1760087" calcext:value-type="float">
            <text:p>1760087</text:p>
          </table:table-cell>
          <table:table-cell/>
          <table:table-cell office:value-type="float" office:value="2029564" calcext:value-type="float">
            <text:p>2029564</text:p>
          </table:table-cell>
          <table:table-cell table:number-columns-repeated="2"/>
          <table:table-cell office:value-type="float" office:value="1903416" calcext:value-type="float">
            <text:p>1903416</text:p>
          </table:table-cell>
          <table:table-cell table:number-columns-repeated="2"/>
          <table:table-cell office:value-type="float" office:value="2379876" calcext:value-type="float">
            <text:p>2379876</text:p>
          </table:table-cell>
          <table:table-cell/>
          <table:table-cell office:value-type="float" office:value="2141112" calcext:value-type="float">
            <text:p>2141112</text:p>
          </table:table-cell>
          <table:table-cell/>
          <table:table-cell office:value-type="float" office:value="1874548" calcext:value-type="float">
            <text:p>1874548</text:p>
          </table:table-cell>
          <table:table-cell/>
          <table:table-cell office:value-type="float" office:value="2763900" calcext:value-type="float">
            <text:p>2763900</text:p>
          </table:table-cell>
          <table:table-cell/>
          <table:table-cell office:value-type="float" office:value="3351642" calcext:value-type="float">
            <text:p>335164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49158" calcext:value-type="float">
            <text:p>1549158</text:p>
          </table:table-cell>
          <table:table-cell/>
          <table:table-cell office:value-type="float" office:value="2329851" calcext:value-type="float">
            <text:p>2329851</text:p>
          </table:table-cell>
          <table:table-cell/>
          <table:table-cell office:value-type="float" office:value="3765198" calcext:value-type="float">
            <text:p>3765198</text:p>
          </table:table-cell>
          <table:table-cell/>
          <table:table-cell office:value-type="float" office:value="3512686" calcext:value-type="float">
            <text:p>3512686</text:p>
          </table:table-cell>
          <table:table-cell/>
          <table:table-cell office:value-type="float" office:value="3491981" calcext:value-type="float">
            <text:p>3491981</text:p>
          </table:table-cell>
          <table:table-cell/>
          <table:table-cell office:value-type="float" office:value="2351214" calcext:value-type="float">
            <text:p>2351214</text:p>
          </table:table-cell>
          <table:table-cell/>
          <table:table-cell office:value-type="float" office:value="2952980" calcext:value-type="float">
            <text:p>2952980</text:p>
          </table:table-cell>
          <table:table-cell table:number-columns-repeated="2"/>
          <table:table-cell office:value-type="float" office:value="2732251" calcext:value-type="float">
            <text:p>2732251</text:p>
          </table:table-cell>
          <table:table-cell table:number-columns-repeated="2"/>
          <table:table-cell office:value-type="float" office:value="3842678" calcext:value-type="float">
            <text:p>3842678</text:p>
          </table:table-cell>
          <table:table-cell/>
          <table:table-cell office:value-type="float" office:value="2686114" calcext:value-type="float">
            <text:p>2686114</text:p>
          </table:table-cell>
          <table:table-cell/>
          <table:table-cell office:value-type="float" office:value="2218817" calcext:value-type="float">
            <text:p>2218817</text:p>
          </table:table-cell>
          <table:table-cell/>
          <table:table-cell office:value-type="float" office:value="3717133" calcext:value-type="float">
            <text:p>3717133</text:p>
          </table:table-cell>
          <table:table-cell/>
          <table:table-cell office:value-type="float" office:value="4180214" calcext:value-type="float">
            <text:p>418021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716646" calcext:value-type="float">
            <text:p>1716646</text:p>
          </table:table-cell>
          <table:table-cell/>
          <table:table-cell office:value-type="float" office:value="2605455" calcext:value-type="float">
            <text:p>2605455</text:p>
          </table:table-cell>
          <table:table-cell/>
          <table:table-cell office:value-type="float" office:value="4112175" calcext:value-type="float">
            <text:p>4112175</text:p>
          </table:table-cell>
          <table:table-cell/>
          <table:table-cell office:value-type="float" office:value="4576653" calcext:value-type="float">
            <text:p>4576653</text:p>
          </table:table-cell>
          <table:table-cell/>
          <table:table-cell office:value-type="float" office:value="5250883" calcext:value-type="float">
            <text:p>5250883</text:p>
          </table:table-cell>
          <table:table-cell/>
          <table:table-cell office:value-type="float" office:value="2972395" calcext:value-type="float">
            <text:p>2972395</text:p>
          </table:table-cell>
          <table:table-cell/>
          <table:table-cell office:value-type="float" office:value="3781775" calcext:value-type="float">
            <text:p>3781775</text:p>
          </table:table-cell>
          <table:table-cell table:number-columns-repeated="2"/>
          <table:table-cell office:value-type="float" office:value="3459633" calcext:value-type="float">
            <text:p>3459633</text:p>
          </table:table-cell>
          <table:table-cell table:number-columns-repeated="2"/>
          <table:table-cell office:value-type="float" office:value="5375755" calcext:value-type="float">
            <text:p>5375755</text:p>
          </table:table-cell>
          <table:table-cell/>
          <table:table-cell office:value-type="float" office:value="3022599" calcext:value-type="float">
            <text:p>3022599</text:p>
          </table:table-cell>
          <table:table-cell/>
          <table:table-cell office:value-type="float" office:value="2439350" calcext:value-type="float">
            <text:p>2439350</text:p>
          </table:table-cell>
          <table:table-cell/>
          <table:table-cell office:value-type="float" office:value="4339659" calcext:value-type="float">
            <text:p>4339659</text:p>
          </table:table-cell>
          <table:table-cell/>
          <table:table-cell office:value-type="float" office:value="4928521" calcext:value-type="float">
            <text:p>492852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83289" calcext:value-type="float">
            <text:p>1783289</text:p>
          </table:table-cell>
          <table:table-cell/>
          <table:table-cell office:value-type="float" office:value="2752828" calcext:value-type="float">
            <text:p>2752828</text:p>
          </table:table-cell>
          <table:table-cell/>
          <table:table-cell office:value-type="float" office:value="4676314" calcext:value-type="float">
            <text:p>4676314</text:p>
          </table:table-cell>
          <table:table-cell/>
          <table:table-cell office:value-type="float" office:value="4249491" calcext:value-type="float">
            <text:p>4249491</text:p>
          </table:table-cell>
          <table:table-cell/>
          <table:table-cell office:value-type="float" office:value="5192166" calcext:value-type="float">
            <text:p>5192166</text:p>
          </table:table-cell>
          <table:table-cell/>
          <table:table-cell office:value-type="float" office:value="3368069" calcext:value-type="float">
            <text:p>3368069</text:p>
          </table:table-cell>
          <table:table-cell/>
          <table:table-cell office:value-type="float" office:value="4315676" calcext:value-type="float">
            <text:p>4315676</text:p>
          </table:table-cell>
          <table:table-cell table:number-columns-repeated="2"/>
          <table:table-cell office:value-type="float" office:value="3872125" calcext:value-type="float">
            <text:p>3872125</text:p>
          </table:table-cell>
          <table:table-cell table:number-columns-repeated="2"/>
          <table:table-cell office:value-type="float" office:value="6605595" calcext:value-type="float">
            <text:p>6605595</text:p>
          </table:table-cell>
          <table:table-cell/>
          <table:table-cell office:value-type="float" office:value="3136268" calcext:value-type="float">
            <text:p>3136268</text:p>
          </table:table-cell>
          <table:table-cell/>
          <table:table-cell office:value-type="float" office:value="2579247" calcext:value-type="float">
            <text:p>2579247</text:p>
          </table:table-cell>
          <table:table-cell/>
          <table:table-cell office:value-type="float" office:value="4639689" calcext:value-type="float">
            <text:p>4639689</text:p>
          </table:table-cell>
          <table:table-cell/>
          <table:table-cell office:value-type="float" office:value="4824714" calcext:value-type="float">
            <text:p>482471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789419" calcext:value-type="float">
            <text:p>1789419</text:p>
          </table:table-cell>
          <table:table-cell/>
          <table:table-cell office:value-type="float" office:value="3014114" calcext:value-type="float">
            <text:p>3014114</text:p>
          </table:table-cell>
          <table:table-cell/>
          <table:table-cell office:value-type="float" office:value="4882301" calcext:value-type="float">
            <text:p>4882301</text:p>
          </table:table-cell>
          <table:table-cell/>
          <table:table-cell office:value-type="float" office:value="4428023" calcext:value-type="float">
            <text:p>4428023</text:p>
          </table:table-cell>
          <table:table-cell/>
          <table:table-cell office:value-type="float" office:value="5367357" calcext:value-type="float">
            <text:p>5367357</text:p>
          </table:table-cell>
          <table:table-cell/>
          <table:table-cell office:value-type="float" office:value="3387995" calcext:value-type="float">
            <text:p>3387995</text:p>
          </table:table-cell>
          <table:table-cell/>
          <table:table-cell office:value-type="float" office:value="4718699" calcext:value-type="float">
            <text:p>4718699</text:p>
          </table:table-cell>
          <table:table-cell table:number-columns-repeated="2"/>
          <table:table-cell office:value-type="float" office:value="4000150" calcext:value-type="float">
            <text:p>4000150</text:p>
          </table:table-cell>
          <table:table-cell table:number-columns-repeated="2"/>
          <table:table-cell office:value-type="float" office:value="7728911" calcext:value-type="float">
            <text:p>7728911</text:p>
          </table:table-cell>
          <table:table-cell/>
          <table:table-cell office:value-type="float" office:value="3242827" calcext:value-type="float">
            <text:p>3242827</text:p>
          </table:table-cell>
          <table:table-cell/>
          <table:table-cell office:value-type="float" office:value="2671911" calcext:value-type="float">
            <text:p>2671911</text:p>
          </table:table-cell>
          <table:table-cell/>
          <table:table-cell office:value-type="float" office:value="4830139" calcext:value-type="float">
            <text:p>4830139</text:p>
          </table:table-cell>
          <table:table-cell/>
          <table:table-cell office:value-type="float" office:value="4864330" calcext:value-type="float">
            <text:p>486433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841791" calcext:value-type="float">
            <text:p>1841791</text:p>
          </table:table-cell>
          <table:table-cell/>
          <table:table-cell office:value-type="float" office:value="3297602" calcext:value-type="float">
            <text:p>3297602</text:p>
          </table:table-cell>
          <table:table-cell/>
          <table:table-cell office:value-type="float" office:value="4824714" calcext:value-type="float">
            <text:p>4824714</text:p>
          </table:table-cell>
          <table:table-cell/>
          <table:table-cell office:value-type="float" office:value="5139356" calcext:value-type="float">
            <text:p>5139356</text:p>
          </table:table-cell>
          <table:table-cell/>
          <table:table-cell office:value-type="float" office:value="7784948" calcext:value-type="float">
            <text:p>7784948</text:p>
          </table:table-cell>
          <table:table-cell/>
          <table:table-cell office:value-type="float" office:value="3593509" calcext:value-type="float">
            <text:p>3593509</text:p>
          </table:table-cell>
          <table:table-cell/>
          <table:table-cell office:value-type="float" office:value="7502762" calcext:value-type="float">
            <text:p>7502762</text:p>
          </table:table-cell>
          <table:table-cell table:number-columns-repeated="2"/>
          <table:table-cell office:value-type="float" office:value="3915366" calcext:value-type="float">
            <text:p>3915366</text:p>
          </table:table-cell>
          <table:table-cell table:number-columns-repeated="2"/>
          <table:table-cell office:value-type="float" office:value="7921350" calcext:value-type="float">
            <text:p>7921350</text:p>
          </table:table-cell>
          <table:table-cell/>
          <table:table-cell office:value-type="float" office:value="1931232" calcext:value-type="float">
            <text:p>1931232</text:p>
          </table:table-cell>
          <table:table-cell/>
          <table:table-cell office:value-type="float" office:value="2635836" calcext:value-type="float">
            <text:p>2635836</text:p>
          </table:table-cell>
          <table:table-cell/>
          <table:table-cell office:value-type="float" office:value="4622213" calcext:value-type="float">
            <text:p>4622213</text:p>
          </table:table-cell>
          <table:table-cell/>
          <table:table-cell office:value-type="float" office:value="4841028" calcext:value-type="float">
            <text:p>484102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850918" calcext:value-type="float">
            <text:p>1850918</text:p>
          </table:table-cell>
          <table:table-cell/>
          <table:table-cell office:value-type="float" office:value="3131124" calcext:value-type="float">
            <text:p>3131124</text:p>
          </table:table-cell>
          <table:table-cell/>
          <table:table-cell office:value-type="float" office:value="4982841" calcext:value-type="float">
            <text:p>4982841</text:p>
          </table:table-cell>
          <table:table-cell/>
          <table:table-cell office:value-type="float" office:value="6160296" calcext:value-type="float">
            <text:p>6160296</text:p>
          </table:table-cell>
          <table:table-cell/>
          <table:table-cell office:value-type="float" office:value="7925004" calcext:value-type="float">
            <text:p>7925004</text:p>
          </table:table-cell>
          <table:table-cell/>
          <table:table-cell office:value-type="float" office:value="3650781" calcext:value-type="float">
            <text:p>3650781</text:p>
          </table:table-cell>
          <table:table-cell/>
          <table:table-cell office:value-type="float" office:value="7670249" calcext:value-type="float">
            <text:p>7670249</text:p>
          </table:table-cell>
          <table:table-cell table:number-columns-repeated="2"/>
          <table:table-cell office:value-type="float" office:value="3871253" calcext:value-type="float">
            <text:p>3871253</text:p>
          </table:table-cell>
          <table:table-cell table:number-columns-repeated="2"/>
          <table:table-cell office:value-type="float" office:value="8077780" calcext:value-type="float">
            <text:p>8077780</text:p>
          </table:table-cell>
          <table:table-cell/>
          <table:table-cell office:value-type="float" office:value="1547484" calcext:value-type="float">
            <text:p>1547484</text:p>
          </table:table-cell>
          <table:table-cell/>
          <table:table-cell office:value-type="float" office:value="2832715" calcext:value-type="float">
            <text:p>2832715</text:p>
          </table:table-cell>
          <table:table-cell/>
          <table:table-cell office:value-type="float" office:value="5549401" calcext:value-type="float">
            <text:p>5549401</text:p>
          </table:table-cell>
          <table:table-cell/>
          <table:table-cell office:value-type="float" office:value="7301864" calcext:value-type="float">
            <text:p>730186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785514" calcext:value-type="float">
            <text:p>1785514</text:p>
          </table:table-cell>
          <table:table-cell/>
          <table:table-cell office:value-type="float" office:value="2689058" calcext:value-type="float">
            <text:p>2689058</text:p>
          </table:table-cell>
          <table:table-cell/>
          <table:table-cell office:value-type="float" office:value="4633432" calcext:value-type="float">
            <text:p>4633432</text:p>
          </table:table-cell>
          <table:table-cell/>
          <table:table-cell office:value-type="float" office:value="7418527" calcext:value-type="float">
            <text:p>7418527</text:p>
          </table:table-cell>
          <table:table-cell/>
          <table:table-cell office:value-type="float" office:value="8017464" calcext:value-type="float">
            <text:p>8017464</text:p>
          </table:table-cell>
          <table:table-cell/>
          <table:table-cell office:value-type="float" office:value="3653887" calcext:value-type="float">
            <text:p>3653887</text:p>
          </table:table-cell>
          <table:table-cell/>
          <table:table-cell office:value-type="float" office:value="4476482" calcext:value-type="float">
            <text:p>4476482</text:p>
          </table:table-cell>
          <table:table-cell table:number-columns-repeated="2"/>
          <table:table-cell office:value-type="float" office:value="3973321" calcext:value-type="float">
            <text:p>3973321</text:p>
          </table:table-cell>
          <table:table-cell table:number-columns-repeated="2"/>
          <table:table-cell office:value-type="float" office:value="8224733" calcext:value-type="float">
            <text:p>8224733</text:p>
          </table:table-cell>
          <table:table-cell/>
          <table:table-cell office:value-type="float" office:value="1091977" calcext:value-type="float">
            <text:p>1091977</text:p>
          </table:table-cell>
          <table:table-cell/>
          <table:table-cell office:value-type="float" office:value="4510565" calcext:value-type="float">
            <text:p>4510565</text:p>
          </table:table-cell>
          <table:table-cell/>
          <table:table-cell office:value-type="float" office:value="5320812" calcext:value-type="float">
            <text:p>5320812</text:p>
          </table:table-cell>
          <table:table-cell/>
          <table:table-cell office:value-type="float" office:value="6216019" calcext:value-type="float">
            <text:p>621601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800484" calcext:value-type="float">
            <text:p>1800484</text:p>
          </table:table-cell>
          <table:table-cell/>
          <table:table-cell office:value-type="float" office:value="3138560" calcext:value-type="float">
            <text:p>3138560</text:p>
          </table:table-cell>
          <table:table-cell/>
          <table:table-cell office:value-type="float" office:value="4756587" calcext:value-type="float">
            <text:p>4756587</text:p>
          </table:table-cell>
          <table:table-cell/>
          <table:table-cell office:value-type="float" office:value="6804432" calcext:value-type="float">
            <text:p>6804432</text:p>
          </table:table-cell>
          <table:table-cell/>
          <table:table-cell office:value-type="float" office:value="6894546" calcext:value-type="float">
            <text:p>6894546</text:p>
          </table:table-cell>
          <table:table-cell/>
          <table:table-cell office:value-type="float" office:value="3416292" calcext:value-type="float">
            <text:p>3416292</text:p>
          </table:table-cell>
          <table:table-cell/>
          <table:table-cell office:value-type="float" office:value="4496399" calcext:value-type="float">
            <text:p>4496399</text:p>
          </table:table-cell>
          <table:table-cell table:number-columns-repeated="2"/>
          <table:table-cell office:value-type="float" office:value="3390670" calcext:value-type="float">
            <text:p>3390670</text:p>
          </table:table-cell>
          <table:table-cell table:number-columns-repeated="2"/>
          <table:table-cell office:value-type="float" office:value="4628439" calcext:value-type="float">
            <text:p>4628439</text:p>
          </table:table-cell>
          <table:table-cell/>
          <table:table-cell office:value-type="float" office:value="3227596" calcext:value-type="float">
            <text:p>3227596</text:p>
          </table:table-cell>
          <table:table-cell/>
          <table:table-cell office:value-type="float" office:value="2751065" calcext:value-type="float">
            <text:p>2751065</text:p>
          </table:table-cell>
          <table:table-cell/>
          <table:table-cell office:value-type="float" office:value="4784405" calcext:value-type="float">
            <text:p>4784405</text:p>
          </table:table-cell>
          <table:table-cell/>
          <table:table-cell office:value-type="float" office:value="6024207" calcext:value-type="float">
            <text:p>602420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5162" calcext:value-type="float">
            <text:p>755162</text:p>
          </table:table-cell>
          <table:table-cell/>
          <table:table-cell office:value-type="float" office:value="1013716" calcext:value-type="float">
            <text:p>1013716</text:p>
          </table:table-cell>
          <table:table-cell/>
          <table:table-cell office:value-type="float" office:value="1238956" calcext:value-type="float">
            <text:p>1238956</text:p>
          </table:table-cell>
          <table:table-cell/>
          <table:table-cell office:value-type="float" office:value="1233175" calcext:value-type="float">
            <text:p>1233175</text:p>
          </table:table-cell>
          <table:table-cell table:number-columns-repeated="2"/>
          <table:table-cell office:value-type="float" office:value="761910" calcext:value-type="float">
            <text:p>761910</text:p>
          </table:table-cell>
          <table:table-cell table:number-columns-repeated="2"/>
          <table:table-cell office:value-type="float" office:value="662141" calcext:value-type="float">
            <text:p>662141</text:p>
          </table:table-cell>
          <table:table-cell table:number-columns-repeated="2"/>
          <table:table-cell office:value-type="float" office:value="730579" calcext:value-type="float">
            <text:p>730579</text:p>
          </table:table-cell>
          <table:table-cell table:number-columns-repeated="3"/>
          <table:table-cell office:value-type="float" office:value="686044" calcext:value-type="float">
            <text:p>686044</text:p>
          </table:table-cell>
          <table:table-cell table:number-columns-repeated="3"/>
          <table:table-cell office:value-type="float" office:value="758797" calcext:value-type="float">
            <text:p>758797</text:p>
          </table:table-cell>
          <table:table-cell/>
          <table:table-cell office:value-type="float" office:value="1000842" calcext:value-type="float">
            <text:p>1000842</text:p>
          </table:table-cell>
          <table:table-cell table:number-columns-repeated="2"/>
          <table:table-cell office:value-type="float" office:value="962274" calcext:value-type="float">
            <text:p>962274</text:p>
          </table:table-cell>
          <table:table-cell/>
          <table:table-cell office:value-type="float" office:value="1207731" calcext:value-type="float">
            <text:p>1207731</text:p>
          </table:table-cell>
          <table:table-cell/>
          <table:table-cell office:value-type="float" office:value="1276800" calcext:value-type="float">
            <text:p>127680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48230" calcext:value-type="float">
            <text:p>1048230</text:p>
          </table:table-cell>
          <table:table-cell/>
          <table:table-cell office:value-type="float" office:value="1501487" calcext:value-type="float">
            <text:p>1501487</text:p>
          </table:table-cell>
          <table:table-cell/>
          <table:table-cell office:value-type="float" office:value="2045976" calcext:value-type="float">
            <text:p>2045976</text:p>
          </table:table-cell>
          <table:table-cell/>
          <table:table-cell office:value-type="float" office:value="1994666" calcext:value-type="float">
            <text:p>1994666</text:p>
          </table:table-cell>
          <table:table-cell/>
          <table:table-cell office:value-type="float" office:value="1365117" calcext:value-type="float">
            <text:p>1365117</text:p>
          </table:table-cell>
          <table:table-cell/>
          <table:table-cell office:value-type="float" office:value="1109136" calcext:value-type="float">
            <text:p>1109136</text:p>
          </table:table-cell>
          <table:table-cell/>
          <table:table-cell office:value-type="float" office:value="1313656" calcext:value-type="float">
            <text:p>1313656</text:p>
          </table:table-cell>
          <table:table-cell table:number-columns-repeated="2"/>
          <table:table-cell office:value-type="float" office:value="1220169" calcext:value-type="float">
            <text:p>1220169</text:p>
          </table:table-cell>
          <table:table-cell table:number-columns-repeated="2"/>
          <table:table-cell office:value-type="float" office:value="1315567" calcext:value-type="float">
            <text:p>1315567</text:p>
          </table:table-cell>
          <table:table-cell/>
          <table:table-cell office:value-type="float" office:value="1493265" calcext:value-type="float">
            <text:p>1493265</text:p>
          </table:table-cell>
          <table:table-cell/>
          <table:table-cell office:value-type="float" office:value="1423718" calcext:value-type="float">
            <text:p>1423718</text:p>
          </table:table-cell>
          <table:table-cell/>
          <table:table-cell office:value-type="float" office:value="1989354" calcext:value-type="float">
            <text:p>1989354</text:p>
          </table:table-cell>
          <table:table-cell/>
          <table:table-cell office:value-type="float" office:value="2097817" calcext:value-type="float">
            <text:p>209781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40773" calcext:value-type="float">
            <text:p>1340773</text:p>
          </table:table-cell>
          <table:table-cell/>
          <table:table-cell office:value-type="float" office:value="2045976" calcext:value-type="float">
            <text:p>2045976</text:p>
          </table:table-cell>
          <table:table-cell/>
          <table:table-cell office:value-type="float" office:value="2881366" calcext:value-type="float">
            <text:p>2881366</text:p>
          </table:table-cell>
          <table:table-cell/>
          <table:table-cell office:value-type="float" office:value="2822895" calcext:value-type="float">
            <text:p>2822895</text:p>
          </table:table-cell>
          <table:table-cell/>
          <table:table-cell office:value-type="float" office:value="2235825" calcext:value-type="float">
            <text:p>2235825</text:p>
          </table:table-cell>
          <table:table-cell/>
          <table:table-cell office:value-type="float" office:value="1673896" calcext:value-type="float">
            <text:p>1673896</text:p>
          </table:table-cell>
          <table:table-cell/>
          <table:table-cell office:value-type="float" office:value="2036276" calcext:value-type="float">
            <text:p>2036276</text:p>
          </table:table-cell>
          <table:table-cell table:number-columns-repeated="2"/>
          <table:table-cell office:value-type="float" office:value="1898453" calcext:value-type="float">
            <text:p>1898453</text:p>
          </table:table-cell>
          <table:table-cell table:number-columns-repeated="2"/>
          <table:table-cell office:value-type="float" office:value="2229732" calcext:value-type="float">
            <text:p>2229732</text:p>
          </table:table-cell>
          <table:table-cell/>
          <table:table-cell office:value-type="float" office:value="2037846" calcext:value-type="float">
            <text:p>2037846</text:p>
          </table:table-cell>
          <table:table-cell/>
          <table:table-cell office:value-type="float" office:value="1856700" calcext:value-type="float">
            <text:p>1856700</text:p>
          </table:table-cell>
          <table:table-cell/>
          <table:table-cell office:value-type="float" office:value="2777036" calcext:value-type="float">
            <text:p>2777036</text:p>
          </table:table-cell>
          <table:table-cell/>
          <table:table-cell office:value-type="float" office:value="3079711" calcext:value-type="float">
            <text:p>307971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30104" calcext:value-type="float">
            <text:p>1530104</text:p>
          </table:table-cell>
          <table:table-cell/>
          <table:table-cell office:value-type="float" office:value="2414461" calcext:value-type="float">
            <text:p>2414461</text:p>
          </table:table-cell>
          <table:table-cell/>
          <table:table-cell office:value-type="float" office:value="3771731" calcext:value-type="float">
            <text:p>3771731</text:p>
          </table:table-cell>
          <table:table-cell/>
          <table:table-cell office:value-type="float" office:value="3718262" calcext:value-type="float">
            <text:p>3718262</text:p>
          </table:table-cell>
          <table:table-cell/>
          <table:table-cell office:value-type="float" office:value="3414868" calcext:value-type="float">
            <text:p>3414868</text:p>
          </table:table-cell>
          <table:table-cell/>
          <table:table-cell office:value-type="float" office:value="2288238" calcext:value-type="float">
            <text:p>2288238</text:p>
          </table:table-cell>
          <table:table-cell/>
          <table:table-cell office:value-type="float" office:value="2977755" calcext:value-type="float">
            <text:p>2977755</text:p>
          </table:table-cell>
          <table:table-cell table:number-columns-repeated="2"/>
          <table:table-cell office:value-type="float" office:value="2721605" calcext:value-type="float">
            <text:p>2721605</text:p>
          </table:table-cell>
          <table:table-cell table:number-columns-repeated="2"/>
          <table:table-cell office:value-type="float" office:value="3477070" calcext:value-type="float">
            <text:p>3477070</text:p>
          </table:table-cell>
          <table:table-cell/>
          <table:table-cell office:value-type="float" office:value="2500562" calcext:value-type="float">
            <text:p>2500562</text:p>
          </table:table-cell>
          <table:table-cell/>
          <table:table-cell office:value-type="float" office:value="2256677" calcext:value-type="float">
            <text:p>2256677</text:p>
          </table:table-cell>
          <table:table-cell/>
          <table:table-cell office:value-type="float" office:value="3787112" calcext:value-type="float">
            <text:p>3787112</text:p>
          </table:table-cell>
          <table:table-cell/>
          <table:table-cell office:value-type="float" office:value="4238381" calcext:value-type="float">
            <text:p>423838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93949" calcext:value-type="float">
            <text:p>1693949</text:p>
          </table:table-cell>
          <table:table-cell/>
          <table:table-cell office:value-type="float" office:value="2693654" calcext:value-type="float">
            <text:p>2693654</text:p>
          </table:table-cell>
          <table:table-cell/>
          <table:table-cell office:value-type="float" office:value="4411425" calcext:value-type="float">
            <text:p>4411425</text:p>
          </table:table-cell>
          <table:table-cell/>
          <table:table-cell office:value-type="float" office:value="4218089" calcext:value-type="float">
            <text:p>4218089</text:p>
          </table:table-cell>
          <table:table-cell/>
          <table:table-cell office:value-type="float" office:value="4610309" calcext:value-type="float">
            <text:p>4610309</text:p>
          </table:table-cell>
          <table:table-cell/>
          <table:table-cell office:value-type="float" office:value="2815263" calcext:value-type="float">
            <text:p>2815263</text:p>
          </table:table-cell>
          <table:table-cell/>
          <table:table-cell office:value-type="float" office:value="3817406" calcext:value-type="float">
            <text:p>3817406</text:p>
          </table:table-cell>
          <table:table-cell table:number-columns-repeated="2"/>
          <table:table-cell office:value-type="float" office:value="3400336" calcext:value-type="float">
            <text:p>3400336</text:p>
          </table:table-cell>
          <table:table-cell table:number-columns-repeated="2"/>
          <table:table-cell office:value-type="float" office:value="4594281" calcext:value-type="float">
            <text:p>4594281</text:p>
          </table:table-cell>
          <table:table-cell/>
          <table:table-cell office:value-type="float" office:value="2835709" calcext:value-type="float">
            <text:p>2835709</text:p>
          </table:table-cell>
          <table:table-cell/>
          <table:table-cell office:value-type="float" office:value="2506581" calcext:value-type="float">
            <text:p>2506581</text:p>
          </table:table-cell>
          <table:table-cell/>
          <table:table-cell office:value-type="float" office:value="4406899" calcext:value-type="float">
            <text:p>4406899</text:p>
          </table:table-cell>
          <table:table-cell/>
          <table:table-cell office:value-type="float" office:value="4934754" calcext:value-type="float">
            <text:p>493475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54139" calcext:value-type="float">
            <text:p>1754139</text:p>
          </table:table-cell>
          <table:table-cell/>
          <table:table-cell office:value-type="float" office:value="2858355" calcext:value-type="float">
            <text:p>2858355</text:p>
          </table:table-cell>
          <table:table-cell/>
          <table:table-cell office:value-type="float" office:value="4727012" calcext:value-type="float">
            <text:p>4727012</text:p>
          </table:table-cell>
          <table:table-cell/>
          <table:table-cell office:value-type="float" office:value="4774304" calcext:value-type="float">
            <text:p>4774304</text:p>
          </table:table-cell>
          <table:table-cell/>
          <table:table-cell office:value-type="float" office:value="5364680" calcext:value-type="float">
            <text:p>5364680</text:p>
          </table:table-cell>
          <table:table-cell/>
          <table:table-cell office:value-type="float" office:value="2941555" calcext:value-type="float">
            <text:p>2941555</text:p>
          </table:table-cell>
          <table:table-cell/>
          <table:table-cell office:value-type="float" office:value="4295608" calcext:value-type="float">
            <text:p>4295608</text:p>
          </table:table-cell>
          <table:table-cell table:number-columns-repeated="2"/>
          <table:table-cell office:value-type="float" office:value="3934558" calcext:value-type="float">
            <text:p>3934558</text:p>
          </table:table-cell>
          <table:table-cell table:number-columns-repeated="2"/>
          <table:table-cell office:value-type="float" office:value="5497729" calcext:value-type="float">
            <text:p>5497729</text:p>
          </table:table-cell>
          <table:table-cell/>
          <table:table-cell office:value-type="float" office:value="2933018" calcext:value-type="float">
            <text:p>2933018</text:p>
          </table:table-cell>
          <table:table-cell/>
          <table:table-cell office:value-type="float" office:value="2625525" calcext:value-type="float">
            <text:p>2625525</text:p>
          </table:table-cell>
          <table:table-cell/>
          <table:table-cell office:value-type="float" office:value="4757776" calcext:value-type="float">
            <text:p>4757776</text:p>
          </table:table-cell>
          <table:table-cell/>
          <table:table-cell office:value-type="float" office:value="5305043" calcext:value-type="float">
            <text:p>530504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780868" calcext:value-type="float">
            <text:p>1780868</text:p>
          </table:table-cell>
          <table:table-cell/>
          <table:table-cell office:value-type="float" office:value="2904014" calcext:value-type="float">
            <text:p>2904014</text:p>
          </table:table-cell>
          <table:table-cell/>
          <table:table-cell office:value-type="float" office:value="4986316" calcext:value-type="float">
            <text:p>4986316</text:p>
          </table:table-cell>
          <table:table-cell/>
          <table:table-cell office:value-type="float" office:value="5028642" calcext:value-type="float">
            <text:p>5028642</text:p>
          </table:table-cell>
          <table:table-cell/>
          <table:table-cell office:value-type="float" office:value="5897851" calcext:value-type="float">
            <text:p>5897851</text:p>
          </table:table-cell>
          <table:table-cell/>
          <table:table-cell office:value-type="float" office:value="3235439" calcext:value-type="float">
            <text:p>3235439</text:p>
          </table:table-cell>
          <table:table-cell/>
          <table:table-cell office:value-type="float" office:value="4713395" calcext:value-type="float">
            <text:p>4713395</text:p>
          </table:table-cell>
          <table:table-cell table:number-columns-repeated="2"/>
          <table:table-cell office:value-type="float" office:value="3957671" calcext:value-type="float">
            <text:p>3957671</text:p>
          </table:table-cell>
          <table:table-cell table:number-columns-repeated="2"/>
          <table:table-cell office:value-type="float" office:value="6082655" calcext:value-type="float">
            <text:p>6082655</text:p>
          </table:table-cell>
          <table:table-cell/>
          <table:table-cell office:value-type="float" office:value="3044239" calcext:value-type="float">
            <text:p>3044239</text:p>
          </table:table-cell>
          <table:table-cell/>
          <table:table-cell office:value-type="float" office:value="2796019" calcext:value-type="float">
            <text:p>2796019</text:p>
          </table:table-cell>
          <table:table-cell/>
          <table:table-cell office:value-type="float" office:value="4917099" calcext:value-type="float">
            <text:p>4917099</text:p>
          </table:table-cell>
          <table:table-cell/>
          <table:table-cell office:value-type="float" office:value="5368033" calcext:value-type="float">
            <text:p>536803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851697" calcext:value-type="float">
            <text:p>1851697</text:p>
          </table:table-cell>
          <table:table-cell/>
          <table:table-cell office:value-type="float" office:value="2925775" calcext:value-type="float">
            <text:p>2925775</text:p>
          </table:table-cell>
          <table:table-cell/>
          <table:table-cell office:value-type="float" office:value="4932629" calcext:value-type="float">
            <text:p>4932629</text:p>
          </table:table-cell>
          <table:table-cell/>
          <table:table-cell office:value-type="float" office:value="5214865" calcext:value-type="float">
            <text:p>5214865</text:p>
          </table:table-cell>
          <table:table-cell/>
          <table:table-cell office:value-type="float" office:value="6450345" calcext:value-type="float">
            <text:p>6450345</text:p>
          </table:table-cell>
          <table:table-cell/>
          <table:table-cell office:value-type="float" office:value="3372633" calcext:value-type="float">
            <text:p>3372633</text:p>
          </table:table-cell>
          <table:table-cell/>
          <table:table-cell office:value-type="float" office:value="4841578" calcext:value-type="float">
            <text:p>4841578</text:p>
          </table:table-cell>
          <table:table-cell table:number-columns-repeated="2"/>
          <table:table-cell office:value-type="float" office:value="4097857" calcext:value-type="float">
            <text:p>4097857</text:p>
          </table:table-cell>
          <table:table-cell table:number-columns-repeated="2"/>
          <table:table-cell office:value-type="float" office:value="7585256" calcext:value-type="float">
            <text:p>7585256</text:p>
          </table:table-cell>
          <table:table-cell/>
          <table:table-cell office:value-type="float" office:value="2406513" calcext:value-type="float">
            <text:p>2406513</text:p>
          </table:table-cell>
          <table:table-cell/>
          <table:table-cell office:value-type="float" office:value="2853370" calcext:value-type="float">
            <text:p>2853370</text:p>
          </table:table-cell>
          <table:table-cell/>
          <table:table-cell office:value-type="float" office:value="4867641" calcext:value-type="float">
            <text:p>4867641</text:p>
          </table:table-cell>
          <table:table-cell/>
          <table:table-cell office:value-type="float" office:value="5797345" calcext:value-type="float">
            <text:p>579734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807569" calcext:value-type="float">
            <text:p>1807569</text:p>
          </table:table-cell>
          <table:table-cell/>
          <table:table-cell office:value-type="float" office:value="2867420" calcext:value-type="float">
            <text:p>2867420</text:p>
          </table:table-cell>
          <table:table-cell/>
          <table:table-cell office:value-type="float" office:value="4908670" calcext:value-type="float">
            <text:p>4908670</text:p>
          </table:table-cell>
          <table:table-cell/>
          <table:table-cell office:value-type="float" office:value="5479317" calcext:value-type="float">
            <text:p>5479317</text:p>
          </table:table-cell>
          <table:table-cell/>
          <table:table-cell office:value-type="float" office:value="6564962" calcext:value-type="float">
            <text:p>6564962</text:p>
          </table:table-cell>
          <table:table-cell/>
          <table:table-cell office:value-type="float" office:value="3353214" calcext:value-type="float">
            <text:p>3353214</text:p>
          </table:table-cell>
          <table:table-cell/>
          <table:table-cell office:value-type="float" office:value="5322300" calcext:value-type="float">
            <text:p>5322300</text:p>
          </table:table-cell>
          <table:table-cell table:number-columns-repeated="2"/>
          <table:table-cell office:value-type="float" office:value="4127392" calcext:value-type="float">
            <text:p>4127392</text:p>
          </table:table-cell>
          <table:table-cell table:number-columns-repeated="2"/>
          <table:table-cell office:value-type="float" office:value="8368573" calcext:value-type="float">
            <text:p>8368573</text:p>
          </table:table-cell>
          <table:table-cell/>
          <table:table-cell office:value-type="float" office:value="2035794" calcext:value-type="float">
            <text:p>2035794</text:p>
          </table:table-cell>
          <table:table-cell/>
          <table:table-cell office:value-type="float" office:value="2815955" calcext:value-type="float">
            <text:p>2815955</text:p>
          </table:table-cell>
          <table:table-cell/>
          <table:table-cell office:value-type="float" office:value="5407741" calcext:value-type="float">
            <text:p>5407741</text:p>
          </table:table-cell>
          <table:table-cell/>
          <table:table-cell office:value-type="float" office:value="6099933" calcext:value-type="float">
            <text:p>609993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807189" calcext:value-type="float">
            <text:p>1807189</text:p>
          </table:table-cell>
          <table:table-cell/>
          <table:table-cell office:value-type="float" office:value="2847459" calcext:value-type="float">
            <text:p>2847459</text:p>
          </table:table-cell>
          <table:table-cell/>
          <table:table-cell office:value-type="float" office:value="5234728" calcext:value-type="float">
            <text:p>5234728</text:p>
          </table:table-cell>
          <table:table-cell/>
          <table:table-cell office:value-type="float" office:value="5724900" calcext:value-type="float">
            <text:p>5724900</text:p>
          </table:table-cell>
          <table:table-cell/>
          <table:table-cell office:value-type="float" office:value="6404656" calcext:value-type="float">
            <text:p>6404656</text:p>
          </table:table-cell>
          <table:table-cell/>
          <table:table-cell office:value-type="float" office:value="3345053" calcext:value-type="float">
            <text:p>3345053</text:p>
          </table:table-cell>
          <table:table-cell/>
          <table:table-cell office:value-type="float" office:value="4654652" calcext:value-type="float">
            <text:p>4654652</text:p>
          </table:table-cell>
          <table:table-cell table:number-columns-repeated="2"/>
          <table:table-cell office:value-type="float" office:value="4043365" calcext:value-type="float">
            <text:p>4043365</text:p>
          </table:table-cell>
          <table:table-cell table:number-columns-repeated="2"/>
          <table:table-cell office:value-type="float" office:value="5120061" calcext:value-type="float">
            <text:p>5120061</text:p>
          </table:table-cell>
          <table:table-cell/>
          <table:table-cell office:value-type="float" office:value="1589712" calcext:value-type="float">
            <text:p>1589712</text:p>
          </table:table-cell>
          <table:table-cell/>
          <table:table-cell office:value-type="float" office:value="3047479" calcext:value-type="float">
            <text:p>3047479</text:p>
          </table:table-cell>
          <table:table-cell/>
          <table:table-cell office:value-type="float" office:value="5382328" calcext:value-type="float">
            <text:p>5382328</text:p>
          </table:table-cell>
          <table:table-cell/>
          <table:table-cell office:value-type="float" office:value="6254268" calcext:value-type="float">
            <text:p>625426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767403" calcext:value-type="float">
            <text:p>1767403</text:p>
          </table:table-cell>
          <table:table-cell/>
          <table:table-cell office:value-type="float" office:value="2770543" calcext:value-type="float">
            <text:p>2770543</text:p>
          </table:table-cell>
          <table:table-cell/>
          <table:table-cell office:value-type="float" office:value="5123879" calcext:value-type="float">
            <text:p>5123879</text:p>
          </table:table-cell>
          <table:table-cell/>
          <table:table-cell office:value-type="float" office:value="5534924" calcext:value-type="float">
            <text:p>5534924</text:p>
          </table:table-cell>
          <table:table-cell/>
          <table:table-cell office:value-type="float" office:value="5838720" calcext:value-type="float">
            <text:p>5838720</text:p>
          </table:table-cell>
          <table:table-cell/>
          <table:table-cell office:value-type="float" office:value="3139938" calcext:value-type="float">
            <text:p>3139938</text:p>
          </table:table-cell>
          <table:table-cell/>
          <table:table-cell office:value-type="float" office:value="4770989" calcext:value-type="float">
            <text:p>4770989</text:p>
          </table:table-cell>
          <table:table-cell table:number-columns-repeated="2"/>
          <table:table-cell office:value-type="float" office:value="3453654" calcext:value-type="float">
            <text:p>3453654</text:p>
          </table:table-cell>
          <table:table-cell table:number-columns-repeated="2"/>
          <table:table-cell office:value-type="float" office:value="5072442" calcext:value-type="float">
            <text:p>5072442</text:p>
          </table:table-cell>
          <table:table-cell/>
          <table:table-cell office:value-type="float" office:value="1106600" calcext:value-type="float">
            <text:p>1106600</text:p>
          </table:table-cell>
          <table:table-cell/>
          <table:table-cell office:value-type="float" office:value="3812324" calcext:value-type="float">
            <text:p>3812324</text:p>
          </table:table-cell>
          <table:table-cell/>
          <table:table-cell office:value-type="float" office:value="5241116" calcext:value-type="float">
            <text:p>5241116</text:p>
          </table:table-cell>
          <table:table-cell/>
          <table:table-cell office:value-type="float" office:value="5806161" calcext:value-type="float">
            <text:p>580616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708861" calcext:value-type="float">
            <text:p>1708861</text:p>
          </table:table-cell>
          <table:table-cell/>
          <table:table-cell office:value-type="float" office:value="2745307" calcext:value-type="float">
            <text:p>2745307</text:p>
          </table:table-cell>
          <table:table-cell/>
          <table:table-cell office:value-type="float" office:value="4576535" calcext:value-type="float">
            <text:p>4576535</text:p>
          </table:table-cell>
          <table:table-cell/>
          <table:table-cell office:value-type="float" office:value="5208541" calcext:value-type="float">
            <text:p>5208541</text:p>
          </table:table-cell>
          <table:table-cell/>
          <table:table-cell office:value-type="float" office:value="5201445" calcext:value-type="float">
            <text:p>5201445</text:p>
          </table:table-cell>
          <table:table-cell/>
          <table:table-cell office:value-type="float" office:value="2868138" calcext:value-type="float">
            <text:p>2868138</text:p>
          </table:table-cell>
          <table:table-cell/>
          <table:table-cell office:value-type="float" office:value="4743326" calcext:value-type="float">
            <text:p>4743326</text:p>
          </table:table-cell>
          <table:table-cell table:number-columns-repeated="2"/>
          <table:table-cell office:value-type="float" office:value="2912383" calcext:value-type="float">
            <text:p>2912383</text:p>
          </table:table-cell>
          <table:table-cell table:number-columns-repeated="2"/>
          <table:table-cell office:value-type="float" office:value="4759753" calcext:value-type="float">
            <text:p>4759753</text:p>
          </table:table-cell>
          <table:table-cell/>
          <table:table-cell office:value-type="float" office:value="2920304" calcext:value-type="float">
            <text:p>2920304</text:p>
          </table:table-cell>
          <table:table-cell/>
          <table:table-cell office:value-type="float" office:value="2722467" calcext:value-type="float">
            <text:p>2722467</text:p>
          </table:table-cell>
          <table:table-cell/>
          <table:table-cell office:value-type="float" office:value="4926264" calcext:value-type="float">
            <text:p>4926264</text:p>
          </table:table-cell>
          <table:table-cell/>
          <table:table-cell office:value-type="float" office:value="5234728" calcext:value-type="float">
            <text:p>523472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5235" calcext:value-type="float">
            <text:p>755235</text:p>
          </table:table-cell>
          <table:table-cell/>
          <table:table-cell office:value-type="float" office:value="1014043" calcext:value-type="float">
            <text:p>1014043</text:p>
          </table:table-cell>
          <table:table-cell/>
          <table:table-cell office:value-type="float" office:value="1230874" calcext:value-type="float">
            <text:p>1230874</text:p>
          </table:table-cell>
          <table:table-cell/>
          <table:table-cell office:value-type="float" office:value="1224142" calcext:value-type="float">
            <text:p>1224142</text:p>
          </table:table-cell>
          <table:table-cell table:number-columns-repeated="2"/>
          <table:table-cell office:value-type="float" office:value="745437" calcext:value-type="float">
            <text:p>745437</text:p>
          </table:table-cell>
          <table:table-cell table:number-columns-repeated="2"/>
          <table:table-cell office:value-type="float" office:value="649978" calcext:value-type="float">
            <text:p>649978</text:p>
          </table:table-cell>
          <table:table-cell table:number-columns-repeated="2"/>
          <table:table-cell office:value-type="float" office:value="740481" calcext:value-type="float">
            <text:p>740481</text:p>
          </table:table-cell>
          <table:table-cell table:number-columns-repeated="3"/>
          <table:table-cell office:value-type="float" office:value="705721" calcext:value-type="float">
            <text:p>705721</text:p>
          </table:table-cell>
          <table:table-cell table:number-columns-repeated="3"/>
          <table:table-cell office:value-type="float" office:value="750353" calcext:value-type="float">
            <text:p>750353</text:p>
          </table:table-cell>
          <table:table-cell table:number-columns-repeated="2"/>
          <table:table-cell office:value-type="float" office:value="986798" calcext:value-type="float">
            <text:p>986798</text:p>
          </table:table-cell>
          <table:table-cell table:number-columns-repeated="2"/>
          <table:table-cell office:value-type="float" office:value="966602" calcext:value-type="float">
            <text:p>966602</text:p>
          </table:table-cell>
          <table:table-cell/>
          <table:table-cell office:value-type="float" office:value="1219688" calcext:value-type="float">
            <text:p>1219688</text:p>
          </table:table-cell>
          <table:table-cell table:number-columns-repeated="2"/>
          <table:table-cell office:value-type="float" office:value="843796" calcext:value-type="float">
            <text:p>843796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033300" calcext:value-type="float">
            <text:p>1033300</text:p>
          </table:table-cell>
          <table:table-cell/>
          <table:table-cell office:value-type="float" office:value="1490667" calcext:value-type="float">
            <text:p>1490667</text:p>
          </table:table-cell>
          <table:table-cell/>
          <table:table-cell office:value-type="float" office:value="2040618" calcext:value-type="float">
            <text:p>2040618</text:p>
          </table:table-cell>
          <table:table-cell/>
          <table:table-cell office:value-type="float" office:value="1993671" calcext:value-type="float">
            <text:p>1993671</text:p>
          </table:table-cell>
          <table:table-cell/>
          <table:table-cell office:value-type="float" office:value="1323748" calcext:value-type="float">
            <text:p>1323748</text:p>
          </table:table-cell>
          <table:table-cell/>
          <table:table-cell office:value-type="float" office:value="1078040" calcext:value-type="float">
            <text:p>1078040</text:p>
          </table:table-cell>
          <table:table-cell/>
          <table:table-cell office:value-type="float" office:value="1296011" calcext:value-type="float">
            <text:p>1296011</text:p>
          </table:table-cell>
          <table:table-cell table:number-columns-repeated="2"/>
          <table:table-cell office:value-type="float" office:value="1218499" calcext:value-type="float">
            <text:p>1218499</text:p>
          </table:table-cell>
          <table:table-cell table:number-columns-repeated="2"/>
          <table:table-cell office:value-type="float" office:value="1335608" calcext:value-type="float">
            <text:p>1335608</text:p>
          </table:table-cell>
          <table:table-cell/>
          <table:table-cell office:value-type="float" office:value="1458832" calcext:value-type="float">
            <text:p>1458832</text:p>
          </table:table-cell>
          <table:table-cell/>
          <table:table-cell office:value-type="float" office:value="1412040" calcext:value-type="float">
            <text:p>1412040</text:p>
          </table:table-cell>
          <table:table-cell/>
          <table:table-cell office:value-type="float" office:value="1968768" calcext:value-type="float">
            <text:p>1968768</text:p>
          </table:table-cell>
          <table:table-cell/>
          <table:table-cell office:value-type="float" office:value="2072622" calcext:value-type="float">
            <text:p>20726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19047" calcext:value-type="float">
            <text:p>1319047</text:p>
          </table:table-cell>
          <table:table-cell/>
          <table:table-cell office:value-type="float" office:value="1978005" calcext:value-type="float">
            <text:p>1978005</text:p>
          </table:table-cell>
          <table:table-cell/>
          <table:table-cell office:value-type="float" office:value="2927870" calcext:value-type="float">
            <text:p>2927870</text:p>
          </table:table-cell>
          <table:table-cell/>
          <table:table-cell office:value-type="float" office:value="2774996" calcext:value-type="float">
            <text:p>2774996</text:p>
          </table:table-cell>
          <table:table-cell/>
          <table:table-cell office:value-type="float" office:value="2107260" calcext:value-type="float">
            <text:p>2107260</text:p>
          </table:table-cell>
          <table:table-cell/>
          <table:table-cell office:value-type="float" office:value="1590220" calcext:value-type="float">
            <text:p>1590220</text:p>
          </table:table-cell>
          <table:table-cell/>
          <table:table-cell office:value-type="float" office:value="2062668" calcext:value-type="float">
            <text:p>2062668</text:p>
          </table:table-cell>
          <table:table-cell table:number-columns-repeated="2"/>
          <table:table-cell office:value-type="float" office:value="1921212" calcext:value-type="float">
            <text:p>1921212</text:p>
          </table:table-cell>
          <table:table-cell table:number-columns-repeated="2"/>
          <table:table-cell office:value-type="float" office:value="2100497" calcext:value-type="float">
            <text:p>2100497</text:p>
          </table:table-cell>
          <table:table-cell/>
          <table:table-cell office:value-type="float" office:value="1924117" calcext:value-type="float">
            <text:p>1924117</text:p>
          </table:table-cell>
          <table:table-cell/>
          <table:table-cell office:value-type="float" office:value="1860964" calcext:value-type="float">
            <text:p>1860964</text:p>
          </table:table-cell>
          <table:table-cell/>
          <table:table-cell office:value-type="float" office:value="2829731" calcext:value-type="float">
            <text:p>2829731</text:p>
          </table:table-cell>
          <table:table-cell/>
          <table:table-cell office:value-type="float" office:value="2961177" calcext:value-type="float">
            <text:p>2961177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33512" calcext:value-type="float">
            <text:p>1533512</text:p>
          </table:table-cell>
          <table:table-cell/>
          <table:table-cell office:value-type="float" office:value="2405149" calcext:value-type="float">
            <text:p>2405149</text:p>
          </table:table-cell>
          <table:table-cell/>
          <table:table-cell office:value-type="float" office:value="3814611" calcext:value-type="float">
            <text:p>3814611</text:p>
          </table:table-cell>
          <table:table-cell/>
          <table:table-cell office:value-type="float" office:value="3680978" calcext:value-type="float">
            <text:p>3680978</text:p>
          </table:table-cell>
          <table:table-cell/>
          <table:table-cell office:value-type="float" office:value="3138620" calcext:value-type="float">
            <text:p>3138620</text:p>
          </table:table-cell>
          <table:table-cell/>
          <table:table-cell office:value-type="float" office:value="2106227" calcext:value-type="float">
            <text:p>2106227</text:p>
          </table:table-cell>
          <table:table-cell/>
          <table:table-cell office:value-type="float" office:value="3029584" calcext:value-type="float">
            <text:p>3029584</text:p>
          </table:table-cell>
          <table:table-cell table:number-columns-repeated="2"/>
          <table:table-cell office:value-type="float" office:value="2752213" calcext:value-type="float">
            <text:p>2752213</text:p>
          </table:table-cell>
          <table:table-cell table:number-columns-repeated="2"/>
          <table:table-cell office:value-type="float" office:value="3063620" calcext:value-type="float">
            <text:p>3063620</text:p>
          </table:table-cell>
          <table:table-cell/>
          <table:table-cell office:value-type="float" office:value="2337571" calcext:value-type="float">
            <text:p>2337571</text:p>
          </table:table-cell>
          <table:table-cell/>
          <table:table-cell office:value-type="float" office:value="2249939" calcext:value-type="float">
            <text:p>2249939</text:p>
          </table:table-cell>
          <table:table-cell/>
          <table:table-cell office:value-type="float" office:value="3814611" calcext:value-type="float">
            <text:p>3814611</text:p>
          </table:table-cell>
          <table:table-cell/>
          <table:table-cell office:value-type="float" office:value="4184902" calcext:value-type="float">
            <text:p>418490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82824" calcext:value-type="float">
            <text:p>1682824</text:p>
          </table:table-cell>
          <table:table-cell/>
          <table:table-cell office:value-type="float" office:value="2728825" calcext:value-type="float">
            <text:p>2728825</text:p>
          </table:table-cell>
          <table:table-cell/>
          <table:table-cell office:value-type="float" office:value="4476312" calcext:value-type="float">
            <text:p>4476312</text:p>
          </table:table-cell>
          <table:table-cell/>
          <table:table-cell office:value-type="float" office:value="4176509" calcext:value-type="float">
            <text:p>4176509</text:p>
          </table:table-cell>
          <table:table-cell/>
          <table:table-cell office:value-type="float" office:value="4028623" calcext:value-type="float">
            <text:p>4028623</text:p>
          </table:table-cell>
          <table:table-cell/>
          <table:table-cell office:value-type="float" office:value="2579385" calcext:value-type="float">
            <text:p>2579385</text:p>
          </table:table-cell>
          <table:table-cell/>
          <table:table-cell office:value-type="float" office:value="2729800" calcext:value-type="float">
            <text:p>2729800</text:p>
          </table:table-cell>
          <table:table-cell table:number-columns-repeated="2"/>
          <table:table-cell office:value-type="float" office:value="3518156" calcext:value-type="float">
            <text:p>3518156</text:p>
          </table:table-cell>
          <table:table-cell table:number-columns-repeated="2"/>
          <table:table-cell office:value-type="float" office:value="3927095" calcext:value-type="float">
            <text:p>3927095</text:p>
          </table:table-cell>
          <table:table-cell/>
          <table:table-cell office:value-type="float" office:value="2591153" calcext:value-type="float">
            <text:p>2591153</text:p>
          </table:table-cell>
          <table:table-cell/>
          <table:table-cell office:value-type="float" office:value="2507478" calcext:value-type="float">
            <text:p>2507478</text:p>
          </table:table-cell>
          <table:table-cell/>
          <table:table-cell office:value-type="float" office:value="4528524" calcext:value-type="float">
            <text:p>4528524</text:p>
          </table:table-cell>
          <table:table-cell/>
          <table:table-cell office:value-type="float" office:value="5178244" calcext:value-type="float">
            <text:p>517824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36137" calcext:value-type="float">
            <text:p>1736137</text:p>
          </table:table-cell>
          <table:table-cell/>
          <table:table-cell office:value-type="float" office:value="2875315" calcext:value-type="float">
            <text:p>2875315</text:p>
          </table:table-cell>
          <table:table-cell/>
          <table:table-cell office:value-type="float" office:value="4818765" calcext:value-type="float">
            <text:p>4818765</text:p>
          </table:table-cell>
          <table:table-cell/>
          <table:table-cell office:value-type="float" office:value="4841511" calcext:value-type="float">
            <text:p>4841511</text:p>
          </table:table-cell>
          <table:table-cell/>
          <table:table-cell office:value-type="float" office:value="4966067" calcext:value-type="float">
            <text:p>4966067</text:p>
          </table:table-cell>
          <table:table-cell/>
          <table:table-cell office:value-type="float" office:value="2953668" calcext:value-type="float">
            <text:p>2953668</text:p>
          </table:table-cell>
          <table:table-cell/>
          <table:table-cell office:value-type="float" office:value="4455994" calcext:value-type="float">
            <text:p>4455994</text:p>
          </table:table-cell>
          <table:table-cell table:number-columns-repeated="2"/>
          <table:table-cell office:value-type="float" office:value="3929790" calcext:value-type="float">
            <text:p>3929790</text:p>
          </table:table-cell>
          <table:table-cell table:number-columns-repeated="2"/>
          <table:table-cell office:value-type="float" office:value="4954252" calcext:value-type="float">
            <text:p>4954252</text:p>
          </table:table-cell>
          <table:table-cell/>
          <table:table-cell office:value-type="float" office:value="2803525" calcext:value-type="float">
            <text:p>2803525</text:p>
          </table:table-cell>
          <table:table-cell/>
          <table:table-cell office:value-type="float" office:value="2634463" calcext:value-type="float">
            <text:p>2634463</text:p>
          </table:table-cell>
          <table:table-cell/>
          <table:table-cell office:value-type="float" office:value="4831639" calcext:value-type="float">
            <text:p>4831639</text:p>
          </table:table-cell>
          <table:table-cell/>
          <table:table-cell office:value-type="float" office:value="5655548" calcext:value-type="float">
            <text:p>565554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770308" calcext:value-type="float">
            <text:p>1770308</text:p>
          </table:table-cell>
          <table:table-cell/>
          <table:table-cell office:value-type="float" office:value="2954684" calcext:value-type="float">
            <text:p>2954684</text:p>
          </table:table-cell>
          <table:table-cell/>
          <table:table-cell office:value-type="float" office:value="5055205" calcext:value-type="float">
            <text:p>5055205</text:p>
          </table:table-cell>
          <table:table-cell/>
          <table:table-cell office:value-type="float" office:value="4837421" calcext:value-type="float">
            <text:p>4837421</text:p>
          </table:table-cell>
          <table:table-cell/>
          <table:table-cell office:value-type="float" office:value="5414475" calcext:value-type="float">
            <text:p>5414475</text:p>
          </table:table-cell>
          <table:table-cell/>
          <table:table-cell office:value-type="float" office:value="3072798" calcext:value-type="float">
            <text:p>3072798</text:p>
          </table:table-cell>
          <table:table-cell/>
          <table:table-cell office:value-type="float" office:value="4967862" calcext:value-type="float">
            <text:p>4967862</text:p>
          </table:table-cell>
          <table:table-cell table:number-columns-repeated="2"/>
          <table:table-cell office:value-type="float" office:value="4077628" calcext:value-type="float">
            <text:p>4077628</text:p>
          </table:table-cell>
          <table:table-cell table:number-columns-repeated="2"/>
          <table:table-cell office:value-type="float" office:value="5430306" calcext:value-type="float">
            <text:p>5430306</text:p>
          </table:table-cell>
          <table:table-cell/>
          <table:table-cell office:value-type="float" office:value="2844960" calcext:value-type="float">
            <text:p>2844960</text:p>
          </table:table-cell>
          <table:table-cell/>
          <table:table-cell office:value-type="float" office:value="2682384" calcext:value-type="float">
            <text:p>2682384</text:p>
          </table:table-cell>
          <table:table-cell/>
          <table:table-cell office:value-type="float" office:value="5080244" calcext:value-type="float">
            <text:p>5080244</text:p>
          </table:table-cell>
          <table:table-cell/>
          <table:table-cell office:value-type="float" office:value="5837136" calcext:value-type="float">
            <text:p>583713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91351" calcext:value-type="float">
            <text:p>1791351</text:p>
          </table:table-cell>
          <table:table-cell/>
          <table:table-cell office:value-type="float" office:value="2970907" calcext:value-type="float">
            <text:p>2970907</text:p>
          </table:table-cell>
          <table:table-cell/>
          <table:table-cell office:value-type="float" office:value="5443210" calcext:value-type="float">
            <text:p>5443210</text:p>
          </table:table-cell>
          <table:table-cell/>
          <table:table-cell office:value-type="float" office:value="5018289" calcext:value-type="float">
            <text:p>5018289</text:p>
          </table:table-cell>
          <table:table-cell/>
          <table:table-cell office:value-type="float" office:value="5663472" calcext:value-type="float">
            <text:p>5663472</text:p>
          </table:table-cell>
          <table:table-cell/>
          <table:table-cell office:value-type="float" office:value="3147100" calcext:value-type="float">
            <text:p>3147100</text:p>
          </table:table-cell>
          <table:table-cell/>
          <table:table-cell office:value-type="float" office:value="5050375" calcext:value-type="float">
            <text:p>5050375</text:p>
          </table:table-cell>
          <table:table-cell table:number-columns-repeated="2"/>
          <table:table-cell office:value-type="float" office:value="4125857" calcext:value-type="float">
            <text:p>4125857</text:p>
          </table:table-cell>
          <table:table-cell table:number-columns-repeated="2"/>
          <table:table-cell office:value-type="float" office:value="5927257" calcext:value-type="float">
            <text:p>5927257</text:p>
          </table:table-cell>
          <table:table-cell/>
          <table:table-cell office:value-type="float" office:value="2591935" calcext:value-type="float">
            <text:p>2591935</text:p>
          </table:table-cell>
          <table:table-cell/>
          <table:table-cell office:value-type="float" office:value="2729800" calcext:value-type="float">
            <text:p>2729800</text:p>
          </table:table-cell>
          <table:table-cell/>
          <table:table-cell office:value-type="float" office:value="5173566" calcext:value-type="float">
            <text:p>5173566</text:p>
          </table:table-cell>
          <table:table-cell/>
          <table:table-cell office:value-type="float" office:value="6068584" calcext:value-type="float">
            <text:p>606858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794485" calcext:value-type="float">
            <text:p>1794485</text:p>
          </table:table-cell>
          <table:table-cell/>
          <table:table-cell office:value-type="float" office:value="2987698" calcext:value-type="float">
            <text:p>2987698</text:p>
          </table:table-cell>
          <table:table-cell/>
          <table:table-cell office:value-type="float" office:value="5157259" calcext:value-type="float">
            <text:p>5157259</text:p>
          </table:table-cell>
          <table:table-cell/>
          <table:table-cell office:value-type="float" office:value="5077241" calcext:value-type="float">
            <text:p>5077241</text:p>
          </table:table-cell>
          <table:table-cell/>
          <table:table-cell office:value-type="float" office:value="5826249" calcext:value-type="float">
            <text:p>5826249</text:p>
          </table:table-cell>
          <table:table-cell/>
          <table:table-cell office:value-type="float" office:value="3181338" calcext:value-type="float">
            <text:p>3181338</text:p>
          </table:table-cell>
          <table:table-cell/>
          <table:table-cell office:value-type="float" office:value="5136059" calcext:value-type="float">
            <text:p>5136059</text:p>
          </table:table-cell>
          <table:table-cell table:number-columns-repeated="2"/>
          <table:table-cell office:value-type="float" office:value="4199993" calcext:value-type="float">
            <text:p>4199993</text:p>
          </table:table-cell>
          <table:table-cell table:number-columns-repeated="2"/>
          <table:table-cell office:value-type="float" office:value="7304517" calcext:value-type="float">
            <text:p>7304517</text:p>
          </table:table-cell>
          <table:table-cell/>
          <table:table-cell office:value-type="float" office:value="2324603" calcext:value-type="float">
            <text:p>2324603</text:p>
          </table:table-cell>
          <table:table-cell/>
          <table:table-cell office:value-type="float" office:value="2861784" calcext:value-type="float">
            <text:p>2861784</text:p>
          </table:table-cell>
          <table:table-cell/>
          <table:table-cell office:value-type="float" office:value="5414475" calcext:value-type="float">
            <text:p>5414475</text:p>
          </table:table-cell>
          <table:table-cell/>
          <table:table-cell office:value-type="float" office:value="6122653" calcext:value-type="float">
            <text:p>612265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785301" calcext:value-type="float">
            <text:p>1785301</text:p>
          </table:table-cell>
          <table:table-cell/>
          <table:table-cell office:value-type="float" office:value="2987568" calcext:value-type="float">
            <text:p>2987568</text:p>
          </table:table-cell>
          <table:table-cell/>
          <table:table-cell office:value-type="float" office:value="5175124" calcext:value-type="float">
            <text:p>5175124</text:p>
          </table:table-cell>
          <table:table-cell/>
          <table:table-cell office:value-type="float" office:value="5266745" calcext:value-type="float">
            <text:p>5266745</text:p>
          </table:table-cell>
          <table:table-cell/>
          <table:table-cell office:value-type="float" office:value="5910434" calcext:value-type="float">
            <text:p>5910434</text:p>
          </table:table-cell>
          <table:table-cell/>
          <table:table-cell office:value-type="float" office:value="3161143" calcext:value-type="float">
            <text:p>3161143</text:p>
          </table:table-cell>
          <table:table-cell/>
          <table:table-cell office:value-type="float" office:value="5111989" calcext:value-type="float">
            <text:p>5111989</text:p>
          </table:table-cell>
          <table:table-cell table:number-columns-repeated="2"/>
          <table:table-cell office:value-type="float" office:value="4151028" calcext:value-type="float">
            <text:p>4151028</text:p>
          </table:table-cell>
          <table:table-cell table:number-columns-repeated="2"/>
          <table:table-cell office:value-type="float" office:value="8818322" calcext:value-type="float">
            <text:p>8818322</text:p>
          </table:table-cell>
          <table:table-cell/>
          <table:table-cell office:value-type="float" office:value="1923255" calcext:value-type="float">
            <text:p>1923255</text:p>
          </table:table-cell>
          <table:table-cell/>
          <table:table-cell office:value-type="float" office:value="2851926" calcext:value-type="float">
            <text:p>2851926</text:p>
          </table:table-cell>
          <table:table-cell/>
          <table:table-cell office:value-type="float" office:value="5494127" calcext:value-type="float">
            <text:p>5494127</text:p>
          </table:table-cell>
          <table:table-cell/>
          <table:table-cell office:value-type="float" office:value="5845080" calcext:value-type="float">
            <text:p>584508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672014" calcext:value-type="float">
            <text:p>1672014</text:p>
          </table:table-cell>
          <table:table-cell/>
          <table:table-cell office:value-type="float" office:value="2811209" calcext:value-type="float">
            <text:p>2811209</text:p>
          </table:table-cell>
          <table:table-cell/>
          <table:table-cell office:value-type="float" office:value="5288633" calcext:value-type="float">
            <text:p>5288633</text:p>
          </table:table-cell>
          <table:table-cell/>
          <table:table-cell office:value-type="float" office:value="5188017" calcext:value-type="float">
            <text:p>5188017</text:p>
          </table:table-cell>
          <table:table-cell/>
          <table:table-cell office:value-type="float" office:value="5822300" calcext:value-type="float">
            <text:p>5822300</text:p>
          </table:table-cell>
          <table:table-cell/>
          <table:table-cell office:value-type="float" office:value="3056806" calcext:value-type="float">
            <text:p>3056806</text:p>
          </table:table-cell>
          <table:table-cell/>
          <table:table-cell office:value-type="float" office:value="5137595" calcext:value-type="float">
            <text:p>5137595</text:p>
          </table:table-cell>
          <table:table-cell table:number-columns-repeated="2"/>
          <table:table-cell office:value-type="float" office:value="3581974" calcext:value-type="float">
            <text:p>3581974</text:p>
          </table:table-cell>
          <table:table-cell table:number-columns-repeated="2"/>
          <table:table-cell office:value-type="float" office:value="5948808" calcext:value-type="float">
            <text:p>5948808</text:p>
          </table:table-cell>
          <table:table-cell/>
          <table:table-cell office:value-type="float" office:value="1526800" calcext:value-type="float">
            <text:p>1526800</text:p>
          </table:table-cell>
          <table:table-cell/>
          <table:table-cell office:value-type="float" office:value="2872430" calcext:value-type="float">
            <text:p>2872430</text:p>
          </table:table-cell>
          <table:table-cell/>
          <table:table-cell office:value-type="float" office:value="5258282" calcext:value-type="float">
            <text:p>5258282</text:p>
          </table:table-cell>
          <table:table-cell/>
          <table:table-cell office:value-type="float" office:value="5785536" calcext:value-type="float">
            <text:p>578553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722257" calcext:value-type="float">
            <text:p>1722257</text:p>
          </table:table-cell>
          <table:table-cell/>
          <table:table-cell office:value-type="float" office:value="2784103" calcext:value-type="float">
            <text:p>2784103</text:p>
          </table:table-cell>
          <table:table-cell/>
          <table:table-cell office:value-type="float" office:value="4786543" calcext:value-type="float">
            <text:p>4786543</text:p>
          </table:table-cell>
          <table:table-cell/>
          <table:table-cell office:value-type="float" office:value="4845950" calcext:value-type="float">
            <text:p>4845950</text:p>
          </table:table-cell>
          <table:table-cell/>
          <table:table-cell office:value-type="float" office:value="5212811" calcext:value-type="float">
            <text:p>5212811</text:p>
          </table:table-cell>
          <table:table-cell/>
          <table:table-cell office:value-type="float" office:value="2886062" calcext:value-type="float">
            <text:p>2886062</text:p>
          </table:table-cell>
          <table:table-cell/>
          <table:table-cell office:value-type="float" office:value="4945339" calcext:value-type="float">
            <text:p>4945339</text:p>
          </table:table-cell>
          <table:table-cell table:number-columns-repeated="2"/>
          <table:table-cell office:value-type="float" office:value="3040172" calcext:value-type="float">
            <text:p>3040172</text:p>
          </table:table-cell>
          <table:table-cell table:number-columns-repeated="2"/>
          <table:table-cell office:value-type="float" office:value="4824516" calcext:value-type="float">
            <text:p>4824516</text:p>
          </table:table-cell>
          <table:table-cell/>
          <table:table-cell office:value-type="float" office:value="1078818" calcext:value-type="float">
            <text:p>1078818</text:p>
          </table:table-cell>
          <table:table-cell/>
          <table:table-cell office:value-type="float" office:value="3838689" calcext:value-type="float">
            <text:p>3838689</text:p>
          </table:table-cell>
          <table:table-cell/>
          <table:table-cell office:value-type="float" office:value="5013529" calcext:value-type="float">
            <text:p>5013529</text:p>
          </table:table-cell>
          <table:table-cell/>
          <table:table-cell office:value-type="float" office:value="5126480" calcext:value-type="float">
            <text:p>512648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680766" calcext:value-type="float">
            <text:p>1680766</text:p>
          </table:table-cell>
          <table:table-cell/>
          <table:table-cell office:value-type="float" office:value="2886062" calcext:value-type="float">
            <text:p>2886062</text:p>
          </table:table-cell>
          <table:table-cell/>
          <table:table-cell office:value-type="float" office:value="4386590" calcext:value-type="float">
            <text:p>4386590</text:p>
          </table:table-cell>
          <table:table-cell/>
          <table:table-cell office:value-type="float" office:value="5061534" calcext:value-type="float">
            <text:p>5061534</text:p>
          </table:table-cell>
          <table:table-cell/>
          <table:table-cell office:value-type="float" office:value="5069376" calcext:value-type="float">
            <text:p>5069376</text:p>
          </table:table-cell>
          <table:table-cell/>
          <table:table-cell office:value-type="float" office:value="2809370" calcext:value-type="float">
            <text:p>2809370</text:p>
          </table:table-cell>
          <table:table-cell/>
          <table:table-cell office:value-type="float" office:value="4970737" calcext:value-type="float">
            <text:p>4970737</text:p>
          </table:table-cell>
          <table:table-cell table:number-columns-repeated="2"/>
          <table:table-cell office:value-type="float" office:value="2844018" calcext:value-type="float">
            <text:p>2844018</text:p>
          </table:table-cell>
          <table:table-cell table:number-columns-repeated="2"/>
          <table:table-cell office:value-type="float" office:value="5030411" calcext:value-type="float">
            <text:p>5030411</text:p>
          </table:table-cell>
          <table:table-cell/>
          <table:table-cell office:value-type="float" office:value="2855838" calcext:value-type="float">
            <text:p>2855838</text:p>
          </table:table-cell>
          <table:table-cell/>
          <table:table-cell office:value-type="float" office:value="2851808" calcext:value-type="float">
            <text:p>2851808</text:p>
          </table:table-cell>
          <table:table-cell/>
          <table:table-cell office:value-type="float" office:value="5012066" calcext:value-type="float">
            <text:p>5012066</text:p>
          </table:table-cell>
          <table:table-cell/>
          <table:table-cell office:value-type="float" office:value="4977217" calcext:value-type="float">
            <text:p>497721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01874" calcext:value-type="float">
            <text:p>1601874</text:p>
          </table:table-cell>
          <table:table-cell/>
          <table:table-cell office:value-type="float" office:value="2638955" calcext:value-type="float">
            <text:p>2638955</text:p>
          </table:table-cell>
          <table:table-cell/>
          <table:table-cell office:value-type="float" office:value="4697835" calcext:value-type="float">
            <text:p>4697835</text:p>
          </table:table-cell>
          <table:table-cell/>
          <table:table-cell office:value-type="float" office:value="4381389" calcext:value-type="float">
            <text:p>4381389</text:p>
          </table:table-cell>
          <table:table-cell/>
          <table:table-cell office:value-type="float" office:value="4231911" calcext:value-type="float">
            <text:p>4231911</text:p>
          </table:table-cell>
          <table:table-cell/>
          <table:table-cell office:value-type="float" office:value="2438815" calcext:value-type="float">
            <text:p>2438815</text:p>
          </table:table-cell>
          <table:table-cell/>
          <table:table-cell office:value-type="float" office:value="4076637" calcext:value-type="float">
            <text:p>4076637</text:p>
          </table:table-cell>
          <table:table-cell table:number-columns-repeated="2"/>
          <table:table-cell office:value-type="float" office:value="3521564" calcext:value-type="float">
            <text:p>3521564</text:p>
          </table:table-cell>
          <table:table-cell table:number-columns-repeated="2"/>
          <table:table-cell office:value-type="float" office:value="4233605" calcext:value-type="float">
            <text:p>4233605</text:p>
          </table:table-cell>
          <table:table-cell/>
          <table:table-cell office:value-type="float" office:value="2496583" calcext:value-type="float">
            <text:p>2496583</text:p>
          </table:table-cell>
          <table:table-cell/>
          <table:table-cell office:value-type="float" office:value="2437171" calcext:value-type="float">
            <text:p>2437171</text:p>
          </table:table-cell>
          <table:table-cell/>
          <table:table-cell office:value-type="float" office:value="4698638" calcext:value-type="float">
            <text:p>4698638</text:p>
          </table:table-cell>
          <table:table-cell/>
          <table:table-cell office:value-type="float" office:value="5071584" calcext:value-type="float">
            <text:p>507158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689065" calcext:value-type="float">
            <text:p>1689065</text:p>
          </table:table-cell>
          <table:table-cell/>
          <table:table-cell office:value-type="float" office:value="2791613" calcext:value-type="float">
            <text:p>2791613</text:p>
          </table:table-cell>
          <table:table-cell/>
          <table:table-cell office:value-type="float" office:value="5001998" calcext:value-type="float">
            <text:p>5001998</text:p>
          </table:table-cell>
          <table:table-cell/>
          <table:table-cell office:value-type="float" office:value="2513844" calcext:value-type="float">
            <text:p>2513844</text:p>
          </table:table-cell>
          <table:table-cell/>
          <table:table-cell office:value-type="float" office:value="4949935" calcext:value-type="float">
            <text:p>4949935</text:p>
          </table:table-cell>
          <table:table-cell/>
          <table:table-cell office:value-type="float" office:value="2747855" calcext:value-type="float">
            <text:p>2747855</text:p>
          </table:table-cell>
          <table:table-cell/>
          <table:table-cell office:value-type="float" office:value="4675779" calcext:value-type="float">
            <text:p>4675779</text:p>
          </table:table-cell>
          <table:table-cell table:number-columns-repeated="2"/>
          <table:table-cell office:value-type="float" office:value="3927185" calcext:value-type="float">
            <text:p>3927185</text:p>
          </table:table-cell>
          <table:table-cell table:number-columns-repeated="2"/>
          <table:table-cell office:value-type="float" office:value="4895106" calcext:value-type="float">
            <text:p>4895106</text:p>
          </table:table-cell>
          <table:table-cell/>
          <table:table-cell office:value-type="float" office:value="2635161" calcext:value-type="float">
            <text:p>2635161</text:p>
          </table:table-cell>
          <table:table-cell/>
          <table:table-cell office:value-type="float" office:value="2524696" calcext:value-type="float">
            <text:p>2524696</text:p>
          </table:table-cell>
          <table:table-cell/>
          <table:table-cell office:value-type="float" office:value="5066163" calcext:value-type="float">
            <text:p>5066163</text:p>
          </table:table-cell>
          <table:table-cell/>
          <table:table-cell office:value-type="float" office:value="5429621" calcext:value-type="float">
            <text:p>542962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710145" calcext:value-type="float">
            <text:p>1710145</text:p>
          </table:table-cell>
          <table:table-cell/>
          <table:table-cell office:value-type="float" office:value="2851146" calcext:value-type="float">
            <text:p>2851146</text:p>
          </table:table-cell>
          <table:table-cell/>
          <table:table-cell office:value-type="float" office:value="5199559" calcext:value-type="float">
            <text:p>5199559</text:p>
          </table:table-cell>
          <table:table-cell/>
          <table:table-cell office:value-type="float" office:value="4785011" calcext:value-type="float">
            <text:p>4785011</text:p>
          </table:table-cell>
          <table:table-cell/>
          <table:table-cell office:value-type="float" office:value="5303082" calcext:value-type="float">
            <text:p>5303082</text:p>
          </table:table-cell>
          <table:table-cell/>
          <table:table-cell office:value-type="float" office:value="2877952" calcext:value-type="float">
            <text:p>2877952</text:p>
          </table:table-cell>
          <table:table-cell/>
          <table:table-cell office:value-type="float" office:value="5045889" calcext:value-type="float">
            <text:p>5045889</text:p>
          </table:table-cell>
          <table:table-cell table:number-columns-repeated="2"/>
          <table:table-cell office:value-type="float" office:value="3988384" calcext:value-type="float">
            <text:p>3988384</text:p>
          </table:table-cell>
          <table:table-cell table:number-columns-repeated="2"/>
          <table:table-cell office:value-type="float" office:value="5126443" calcext:value-type="float">
            <text:p>5126443</text:p>
          </table:table-cell>
          <table:table-cell/>
          <table:table-cell office:value-type="float" office:value="2640882" calcext:value-type="float">
            <text:p>2640882</text:p>
          </table:table-cell>
          <table:table-cell/>
          <table:table-cell office:value-type="float" office:value="2573483" calcext:value-type="float">
            <text:p>2573483</text:p>
          </table:table-cell>
          <table:table-cell/>
          <table:table-cell office:value-type="float" office:value="5274184" calcext:value-type="float">
            <text:p>5274184</text:p>
          </table:table-cell>
          <table:table-cell/>
          <table:table-cell office:value-type="float" office:value="5465029" calcext:value-type="float">
            <text:p>5465029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22814" calcext:value-type="float">
            <text:p>1722814</text:p>
          </table:table-cell>
          <table:table-cell/>
          <table:table-cell office:value-type="float" office:value="1385713" calcext:value-type="float">
            <text:p>1385713</text:p>
          </table:table-cell>
          <table:table-cell/>
          <table:table-cell office:value-type="float" office:value="5359538" calcext:value-type="float">
            <text:p>5359538</text:p>
          </table:table-cell>
          <table:table-cell/>
          <table:table-cell office:value-type="float" office:value="4847284" calcext:value-type="float">
            <text:p>4847284</text:p>
          </table:table-cell>
          <table:table-cell/>
          <table:table-cell office:value-type="float" office:value="5490572" calcext:value-type="float">
            <text:p>5490572</text:p>
          </table:table-cell>
          <table:table-cell/>
          <table:table-cell office:value-type="float" office:value="1120845" calcext:value-type="float">
            <text:p>1120845</text:p>
          </table:table-cell>
          <table:table-cell/>
          <table:table-cell office:value-type="float" office:value="5316827" calcext:value-type="float">
            <text:p>5316827</text:p>
          </table:table-cell>
          <table:table-cell table:number-columns-repeated="2"/>
          <table:table-cell office:value-type="float" office:value="4078693" calcext:value-type="float">
            <text:p>4078693</text:p>
          </table:table-cell>
          <table:table-cell table:number-columns-repeated="2"/>
          <table:table-cell office:value-type="float" office:value="5566176" calcext:value-type="float">
            <text:p>5566176</text:p>
          </table:table-cell>
          <table:table-cell/>
          <table:table-cell office:value-type="float" office:value="2568433" calcext:value-type="float">
            <text:p>2568433</text:p>
          </table:table-cell>
          <table:table-cell/>
          <table:table-cell office:value-type="float" office:value="2592610" calcext:value-type="float">
            <text:p>2592610</text:p>
          </table:table-cell>
          <table:table-cell/>
          <table:table-cell office:value-type="float" office:value="5386846" calcext:value-type="float">
            <text:p>5386846</text:p>
          </table:table-cell>
          <table:table-cell/>
          <table:table-cell office:value-type="float" office:value="5743901" calcext:value-type="float">
            <text:p>574390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738901" calcext:value-type="float">
            <text:p>1738901</text:p>
          </table:table-cell>
          <table:table-cell/>
          <table:table-cell office:value-type="float" office:value="2931730" calcext:value-type="float">
            <text:p>2931730</text:p>
          </table:table-cell>
          <table:table-cell/>
          <table:table-cell office:value-type="float" office:value="5523006" calcext:value-type="float">
            <text:p>5523006</text:p>
          </table:table-cell>
          <table:table-cell/>
          <table:table-cell office:value-type="float" office:value="4910497" calcext:value-type="float">
            <text:p>4910497</text:p>
          </table:table-cell>
          <table:table-cell/>
          <table:table-cell office:value-type="float" office:value="5763894" calcext:value-type="float">
            <text:p>5763894</text:p>
          </table:table-cell>
          <table:table-cell/>
          <table:table-cell office:value-type="float" office:value="2961165" calcext:value-type="float">
            <text:p>2961165</text:p>
          </table:table-cell>
          <table:table-cell/>
          <table:table-cell office:value-type="float" office:value="5392129" calcext:value-type="float">
            <text:p>5392129</text:p>
          </table:table-cell>
          <table:table-cell table:number-columns-repeated="2"/>
          <table:table-cell office:value-type="float" office:value="4149500" calcext:value-type="float">
            <text:p>4149500</text:p>
          </table:table-cell>
          <table:table-cell table:number-columns-repeated="2"/>
          <table:table-cell office:value-type="float" office:value="5738624" calcext:value-type="float">
            <text:p>5738624</text:p>
          </table:table-cell>
          <table:table-cell/>
          <table:table-cell office:value-type="float" office:value="2439897" calcext:value-type="float">
            <text:p>2439897</text:p>
          </table:table-cell>
          <table:table-cell/>
          <table:table-cell office:value-type="float" office:value="2637892" calcext:value-type="float">
            <text:p>2637892</text:p>
          </table:table-cell>
          <table:table-cell/>
          <table:table-cell office:value-type="float" office:value="5585177" calcext:value-type="float">
            <text:p>5585177</text:p>
          </table:table-cell>
          <table:table-cell/>
          <table:table-cell office:value-type="float" office:value="5833619" calcext:value-type="float">
            <text:p>583361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705498" calcext:value-type="float">
            <text:p>1705498</text:p>
          </table:table-cell>
          <table:table-cell/>
          <table:table-cell office:value-type="float" office:value="2861296" calcext:value-type="float">
            <text:p>2861296</text:p>
          </table:table-cell>
          <table:table-cell/>
          <table:table-cell office:value-type="float" office:value="5607966" calcext:value-type="float">
            <text:p>5607966</text:p>
          </table:table-cell>
          <table:table-cell/>
          <table:table-cell office:value-type="float" office:value="5134487" calcext:value-type="float">
            <text:p>5134487</text:p>
          </table:table-cell>
          <table:table-cell/>
          <table:table-cell office:value-type="float" office:value="5705748" calcext:value-type="float">
            <text:p>5705748</text:p>
          </table:table-cell>
          <table:table-cell/>
          <table:table-cell office:value-type="float" office:value="2927297" calcext:value-type="float">
            <text:p>2927297</text:p>
          </table:table-cell>
          <table:table-cell/>
          <table:table-cell office:value-type="float" office:value="5577470" calcext:value-type="float">
            <text:p>5577470</text:p>
          </table:table-cell>
          <table:table-cell table:number-columns-repeated="2"/>
          <table:table-cell office:value-type="float" office:value="4170022" calcext:value-type="float">
            <text:p>4170022</text:p>
          </table:table-cell>
          <table:table-cell table:number-columns-repeated="2"/>
          <table:table-cell office:value-type="float" office:value="7507123" calcext:value-type="float">
            <text:p>7507123</text:p>
          </table:table-cell>
          <table:table-cell/>
          <table:table-cell office:value-type="float" office:value="2202165" calcext:value-type="float">
            <text:p>2202165</text:p>
          </table:table-cell>
          <table:table-cell/>
          <table:table-cell office:value-type="float" office:value="1721455" calcext:value-type="float">
            <text:p>1721455</text:p>
          </table:table-cell>
          <table:table-cell/>
          <table:table-cell office:value-type="float" office:value="5842050" calcext:value-type="float">
            <text:p>5842050</text:p>
          </table:table-cell>
          <table:table-cell/>
          <table:table-cell office:value-type="float" office:value="6108993" calcext:value-type="float">
            <text:p>610899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665466" calcext:value-type="float">
            <text:p>1665466</text:p>
          </table:table-cell>
          <table:table-cell/>
          <table:table-cell office:value-type="float" office:value="2743193" calcext:value-type="float">
            <text:p>2743193</text:p>
          </table:table-cell>
          <table:table-cell/>
          <table:table-cell office:value-type="float" office:value="5684979" calcext:value-type="float">
            <text:p>5684979</text:p>
          </table:table-cell>
          <table:table-cell/>
          <table:table-cell office:value-type="float" office:value="5161870" calcext:value-type="float">
            <text:p>5161870</text:p>
          </table:table-cell>
          <table:table-cell/>
          <table:table-cell office:value-type="float" office:value="5836840" calcext:value-type="float">
            <text:p>5836840</text:p>
          </table:table-cell>
          <table:table-cell/>
          <table:table-cell office:value-type="float" office:value="2873920" calcext:value-type="float">
            <text:p>2873920</text:p>
          </table:table-cell>
          <table:table-cell/>
          <table:table-cell office:value-type="float" office:value="5596548" calcext:value-type="float">
            <text:p>5596548</text:p>
          </table:table-cell>
          <table:table-cell table:number-columns-repeated="2"/>
          <table:table-cell office:value-type="float" office:value="3696403" calcext:value-type="float">
            <text:p>3696403</text:p>
          </table:table-cell>
          <table:table-cell table:number-columns-repeated="2"/>
          <table:table-cell office:value-type="float" office:value="6476003" calcext:value-type="float">
            <text:p>6476003</text:p>
          </table:table-cell>
          <table:table-cell/>
          <table:table-cell office:value-type="float" office:value="1787084" calcext:value-type="float">
            <text:p>1787084</text:p>
          </table:table-cell>
          <table:table-cell/>
          <table:table-cell office:value-type="float" office:value="2558012" calcext:value-type="float">
            <text:p>2558012</text:p>
          </table:table-cell>
          <table:table-cell/>
          <table:table-cell office:value-type="float" office:value="5740782" calcext:value-type="float">
            <text:p>5740782</text:p>
          </table:table-cell>
          <table:table-cell/>
          <table:table-cell office:value-type="float" office:value="5795491" calcext:value-type="float">
            <text:p>579549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643813" calcext:value-type="float">
            <text:p>1643813</text:p>
          </table:table-cell>
          <table:table-cell/>
          <table:table-cell office:value-type="float" office:value="2645610" calcext:value-type="float">
            <text:p>2645610</text:p>
          </table:table-cell>
          <table:table-cell/>
          <table:table-cell office:value-type="float" office:value="4947619" calcext:value-type="float">
            <text:p>4947619</text:p>
          </table:table-cell>
          <table:table-cell/>
          <table:table-cell office:value-type="float" office:value="4639476" calcext:value-type="float">
            <text:p>4639476</text:p>
          </table:table-cell>
          <table:table-cell/>
          <table:table-cell office:value-type="float" office:value="5141594" calcext:value-type="float">
            <text:p>5141594</text:p>
          </table:table-cell>
          <table:table-cell/>
          <table:table-cell office:value-type="float" office:value="2692304" calcext:value-type="float">
            <text:p>2692304</text:p>
          </table:table-cell>
          <table:table-cell/>
          <table:table-cell office:value-type="float" office:value="5160319" calcext:value-type="float">
            <text:p>5160319</text:p>
          </table:table-cell>
          <table:table-cell table:number-columns-repeated="2"/>
          <table:table-cell office:value-type="float" office:value="3074779" calcext:value-type="float">
            <text:p>3074779</text:p>
          </table:table-cell>
          <table:table-cell table:number-columns-repeated="2"/>
          <table:table-cell office:value-type="float" office:value="5012031" calcext:value-type="float">
            <text:p>5012031</text:p>
          </table:table-cell>
          <table:table-cell/>
          <table:table-cell office:value-type="float" office:value="1435681" calcext:value-type="float">
            <text:p>1435681</text:p>
          </table:table-cell>
          <table:table-cell/>
          <table:table-cell office:value-type="float" office:value="2771516" calcext:value-type="float">
            <text:p>2771516</text:p>
          </table:table-cell>
          <table:table-cell/>
          <table:table-cell office:value-type="float" office:value="5159351" calcext:value-type="float">
            <text:p>5159351</text:p>
          </table:table-cell>
          <table:table-cell/>
          <table:table-cell office:value-type="float" office:value="5218710" calcext:value-type="float">
            <text:p>521871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652450" calcext:value-type="float">
            <text:p>1652450</text:p>
          </table:table-cell>
          <table:table-cell/>
          <table:table-cell office:value-type="float" office:value="2646221" calcext:value-type="float">
            <text:p>2646221</text:p>
          </table:table-cell>
          <table:table-cell/>
          <table:table-cell office:value-type="float" office:value="4604812" calcext:value-type="float">
            <text:p>4604812</text:p>
          </table:table-cell>
          <table:table-cell/>
          <table:table-cell office:value-type="float" office:value="4645435" calcext:value-type="float">
            <text:p>4645435</text:p>
          </table:table-cell>
          <table:table-cell/>
          <table:table-cell office:value-type="float" office:value="4947619" calcext:value-type="float">
            <text:p>4947619</text:p>
          </table:table-cell>
          <table:table-cell/>
          <table:table-cell office:value-type="float" office:value="2652196" calcext:value-type="float">
            <text:p>2652196</text:p>
          </table:table-cell>
          <table:table-cell/>
          <table:table-cell office:value-type="float" office:value="4980790" calcext:value-type="float">
            <text:p>4980790</text:p>
          </table:table-cell>
          <table:table-cell table:number-columns-repeated="2"/>
          <table:table-cell office:value-type="float" office:value="2923374" calcext:value-type="float">
            <text:p>2923374</text:p>
          </table:table-cell>
          <table:table-cell table:number-columns-repeated="2"/>
          <table:table-cell office:value-type="float" office:value="4785844" calcext:value-type="float">
            <text:p>4785844</text:p>
          </table:table-cell>
          <table:table-cell/>
          <table:table-cell office:value-type="float" office:value="1066461" calcext:value-type="float">
            <text:p>1066461</text:p>
          </table:table-cell>
          <table:table-cell/>
          <table:table-cell office:value-type="float" office:value="3935619" calcext:value-type="float">
            <text:p>3935619</text:p>
          </table:table-cell>
          <table:table-cell/>
          <table:table-cell office:value-type="float" office:value="5026512" calcext:value-type="float">
            <text:p>5026512</text:p>
          </table:table-cell>
          <table:table-cell/>
          <table:table-cell office:value-type="float" office:value="5014957" calcext:value-type="float">
            <text:p>501495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13871" calcext:value-type="float">
            <text:p>513871</text:p>
          </table:table-cell>
          <table:table-cell table:number-columns-repeated="2"/>
          <table:table-cell office:value-type="float" office:value="590594" calcext:value-type="float">
            <text:p>590594</text:p>
          </table:table-cell>
          <table:table-cell/>
          <table:table-cell office:value-type="float" office:value="4830571" calcext:value-type="float">
            <text:p>4830571</text:p>
          </table:table-cell>
          <table:table-cell/>
          <table:table-cell office:value-type="float" office:value="4452487" calcext:value-type="float">
            <text:p>4452487</text:p>
          </table:table-cell>
          <table:table-cell/>
          <table:table-cell office:value-type="float" office:value="4262743" calcext:value-type="float">
            <text:p>4262743</text:p>
          </table:table-cell>
          <table:table-cell table:number-columns-repeated="2"/>
          <table:table-cell office:value-type="float" office:value="610347" calcext:value-type="float">
            <text:p>610347</text:p>
          </table:table-cell>
          <table:table-cell/>
          <table:table-cell office:value-type="float" office:value="4247855" calcext:value-type="float">
            <text:p>4247855</text:p>
          </table:table-cell>
          <table:table-cell table:number-columns-repeated="2"/>
          <table:table-cell office:value-type="float" office:value="3546866" calcext:value-type="float">
            <text:p>3546866</text:p>
          </table:table-cell>
          <table:table-cell table:number-columns-repeated="2"/>
          <table:table-cell office:value-type="float" office:value="4149926" calcext:value-type="float">
            <text:p>4149926</text:p>
          </table:table-cell>
          <table:table-cell table:number-columns-repeated="2"/>
          <table:table-cell office:value-type="float" office:value="614479" calcext:value-type="float">
            <text:p>614479</text:p>
          </table:table-cell>
          <table:table-cell table:number-columns-repeated="2"/>
          <table:table-cell office:value-type="float" office:value="596524" calcext:value-type="float">
            <text:p>596524</text:p>
          </table:table-cell>
          <table:table-cell/>
          <table:table-cell office:value-type="float" office:value="4860982" calcext:value-type="float">
            <text:p>4860982</text:p>
          </table:table-cell>
          <table:table-cell/>
          <table:table-cell office:value-type="float" office:value="4991354" calcext:value-type="float">
            <text:p>4991354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68963" calcext:value-type="float">
            <text:p>568963</text:p>
          </table:table-cell>
          <table:table-cell table:number-columns-repeated="2"/>
          <table:table-cell office:value-type="float" office:value="620171" calcext:value-type="float">
            <text:p>620171</text:p>
          </table:table-cell>
          <table:table-cell/>
          <table:table-cell office:value-type="float" office:value="5300505" calcext:value-type="float">
            <text:p>5300505</text:p>
          </table:table-cell>
          <table:table-cell/>
          <table:table-cell office:value-type="float" office:value="4702641" calcext:value-type="float">
            <text:p>4702641</text:p>
          </table:table-cell>
          <table:table-cell/>
          <table:table-cell office:value-type="float" office:value="4934191" calcext:value-type="float">
            <text:p>4934191</text:p>
          </table:table-cell>
          <table:table-cell table:number-columns-repeated="2"/>
          <table:table-cell office:value-type="float" office:value="505370" calcext:value-type="float">
            <text:p>505370</text:p>
          </table:table-cell>
          <table:table-cell/>
          <table:table-cell office:value-type="float" office:value="4962249" calcext:value-type="float">
            <text:p>4962249</text:p>
          </table:table-cell>
          <table:table-cell table:number-columns-repeated="2"/>
          <table:table-cell office:value-type="float" office:value="3967075" calcext:value-type="float">
            <text:p>3967075</text:p>
          </table:table-cell>
          <table:table-cell table:number-columns-repeated="2"/>
          <table:table-cell office:value-type="float" office:value="5000889" calcext:value-type="float">
            <text:p>5000889</text:p>
          </table:table-cell>
          <table:table-cell table:number-columns-repeated="2"/>
          <table:table-cell office:value-type="float" office:value="572937" calcext:value-type="float">
            <text:p>572937</text:p>
          </table:table-cell>
          <table:table-cell table:number-columns-repeated="2"/>
          <table:table-cell office:value-type="float" office:value="607466" calcext:value-type="float">
            <text:p>607466</text:p>
          </table:table-cell>
          <table:table-cell/>
          <table:table-cell office:value-type="float" office:value="5278722" calcext:value-type="float">
            <text:p>5278722</text:p>
          </table:table-cell>
          <table:table-cell/>
          <table:table-cell office:value-type="float" office:value="5464030" calcext:value-type="float">
            <text:p>5464030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21832" calcext:value-type="float">
            <text:p>521832</text:p>
          </table:table-cell>
          <table:table-cell table:number-columns-repeated="2"/>
          <table:table-cell office:value-type="float" office:value="623130" calcext:value-type="float">
            <text:p>623130</text:p>
          </table:table-cell>
          <table:table-cell/>
          <table:table-cell office:value-type="float" office:value="5424778" calcext:value-type="float">
            <text:p>5424778</text:p>
          </table:table-cell>
          <table:table-cell/>
          <table:table-cell office:value-type="float" office:value="4878755" calcext:value-type="float">
            <text:p>4878755</text:p>
          </table:table-cell>
          <table:table-cell/>
          <table:table-cell office:value-type="float" office:value="5361294" calcext:value-type="float">
            <text:p>5361294</text:p>
          </table:table-cell>
          <table:table-cell table:number-columns-repeated="2"/>
          <table:table-cell office:value-type="float" office:value="619111" calcext:value-type="float">
            <text:p>619111</text:p>
          </table:table-cell>
          <table:table-cell/>
          <table:table-cell office:value-type="float" office:value="5251292" calcext:value-type="float">
            <text:p>5251292</text:p>
          </table:table-cell>
          <table:table-cell table:number-columns-repeated="2"/>
          <table:table-cell office:value-type="float" office:value="4082740" calcext:value-type="float">
            <text:p>4082740</text:p>
          </table:table-cell>
          <table:table-cell table:number-columns-repeated="2"/>
          <table:table-cell office:value-type="float" office:value="5301834" calcext:value-type="float">
            <text:p>5301834</text:p>
          </table:table-cell>
          <table:table-cell table:number-columns-repeated="2"/>
          <table:table-cell office:value-type="float" office:value="587740" calcext:value-type="float">
            <text:p>587740</text:p>
          </table:table-cell>
          <table:table-cell table:number-columns-repeated="2"/>
          <table:table-cell office:value-type="float" office:value="577699" calcext:value-type="float">
            <text:p>577699</text:p>
          </table:table-cell>
          <table:table-cell/>
          <table:table-cell office:value-type="float" office:value="5491538" calcext:value-type="float">
            <text:p>5491538</text:p>
          </table:table-cell>
          <table:table-cell/>
          <table:table-cell office:value-type="float" office:value="5659440" calcext:value-type="float">
            <text:p>5659440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74035" calcext:value-type="float">
            <text:p>574035</text:p>
          </table:table-cell>
          <table:table-cell table:number-columns-repeated="2"/>
          <table:table-cell office:value-type="float" office:value="565468" calcext:value-type="float">
            <text:p>565468</text:p>
          </table:table-cell>
          <table:table-cell/>
          <table:table-cell office:value-type="float" office:value="5807344" calcext:value-type="float">
            <text:p>5807344</text:p>
          </table:table-cell>
          <table:table-cell/>
          <table:table-cell office:value-type="float" office:value="5035426" calcext:value-type="float">
            <text:p>5035426</text:p>
          </table:table-cell>
          <table:table-cell/>
          <table:table-cell office:value-type="float" office:value="5716166" calcext:value-type="float">
            <text:p>5716166</text:p>
          </table:table-cell>
          <table:table-cell table:number-columns-repeated="2"/>
          <table:table-cell office:value-type="float" office:value="585268" calcext:value-type="float">
            <text:p>585268</text:p>
          </table:table-cell>
          <table:table-cell/>
          <table:table-cell office:value-type="float" office:value="5580846" calcext:value-type="float">
            <text:p>5580846</text:p>
          </table:table-cell>
          <table:table-cell table:number-columns-repeated="2"/>
          <table:table-cell office:value-type="float" office:value="4139490" calcext:value-type="float">
            <text:p>4139490</text:p>
          </table:table-cell>
          <table:table-cell table:number-columns-repeated="2"/>
          <table:table-cell office:value-type="float" office:value="5567056" calcext:value-type="float">
            <text:p>5567056</text:p>
          </table:table-cell>
          <table:table-cell table:number-columns-repeated="2"/>
          <table:table-cell office:value-type="float" office:value="511972" calcext:value-type="float">
            <text:p>511972</text:p>
          </table:table-cell>
          <table:table-cell table:number-columns-repeated="2"/>
          <table:table-cell office:value-type="float" office:value="524279" calcext:value-type="float">
            <text:p>524279</text:p>
          </table:table-cell>
          <table:table-cell/>
          <table:table-cell office:value-type="float" office:value="5706317" calcext:value-type="float">
            <text:p>5706317</text:p>
          </table:table-cell>
          <table:table-cell/>
          <table:table-cell office:value-type="float" office:value="5873985" calcext:value-type="float">
            <text:p>5873985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44228" calcext:value-type="float">
            <text:p>544228</text:p>
          </table:table-cell>
          <table:table-cell table:number-columns-repeated="2"/>
          <table:table-cell office:value-type="float" office:value="463171" calcext:value-type="float">
            <text:p>463171</text:p>
          </table:table-cell>
          <table:table-cell/>
          <table:table-cell office:value-type="float" office:value="5640394" calcext:value-type="float">
            <text:p>5640394</text:p>
          </table:table-cell>
          <table:table-cell/>
          <table:table-cell office:value-type="float" office:value="5022361" calcext:value-type="float">
            <text:p>5022361</text:p>
          </table:table-cell>
          <table:table-cell/>
          <table:table-cell office:value-type="float" office:value="5739200" calcext:value-type="float">
            <text:p>5739200</text:p>
          </table:table-cell>
          <table:table-cell table:number-columns-repeated="2"/>
          <table:table-cell office:value-type="float" office:value="416440" calcext:value-type="float">
            <text:p>416440</text:p>
          </table:table-cell>
          <table:table-cell/>
          <table:table-cell office:value-type="float" office:value="5716166" calcext:value-type="float">
            <text:p>5716166</text:p>
          </table:table-cell>
          <table:table-cell table:number-columns-repeated="2"/>
          <table:table-cell office:value-type="float" office:value="4196685" calcext:value-type="float">
            <text:p>4196685</text:p>
          </table:table-cell>
          <table:table-cell table:number-columns-repeated="2"/>
          <table:table-cell office:value-type="float" office:value="5723069" calcext:value-type="float">
            <text:p>5723069</text:p>
          </table:table-cell>
          <table:table-cell table:number-columns-repeated="2"/>
          <table:table-cell office:value-type="float" office:value="429120" calcext:value-type="float">
            <text:p>429120</text:p>
          </table:table-cell>
          <table:table-cell table:number-columns-repeated="2"/>
          <table:table-cell office:value-type="float" office:value="598060" calcext:value-type="float">
            <text:p>598060</text:p>
          </table:table-cell>
          <table:table-cell/>
          <table:table-cell office:value-type="float" office:value="5959954" calcext:value-type="float">
            <text:p>5959954</text:p>
          </table:table-cell>
          <table:table-cell/>
          <table:table-cell office:value-type="float" office:value="5960471" calcext:value-type="float">
            <text:p>5960471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595305" calcext:value-type="float">
            <text:p>595305</text:p>
          </table:table-cell>
          <table:table-cell table:number-columns-repeated="2"/>
          <table:table-cell office:value-type="float" office:value="598273" calcext:value-type="float">
            <text:p>598273</text:p>
          </table:table-cell>
          <table:table-cell/>
          <table:table-cell office:value-type="float" office:value="5838924" calcext:value-type="float">
            <text:p>5838924</text:p>
          </table:table-cell>
          <table:table-cell/>
          <table:table-cell office:value-type="float" office:value="5241179" calcext:value-type="float">
            <text:p>5241179</text:p>
          </table:table-cell>
          <table:table-cell/>
          <table:table-cell office:value-type="float" office:value="6147357" calcext:value-type="float">
            <text:p>6147357</text:p>
          </table:table-cell>
          <table:table-cell table:number-columns-repeated="2"/>
          <table:table-cell office:value-type="float" office:value="590041" calcext:value-type="float">
            <text:p>590041</text:p>
          </table:table-cell>
          <table:table-cell/>
          <table:table-cell office:value-type="float" office:value="5825930" calcext:value-type="float">
            <text:p>5825930</text:p>
          </table:table-cell>
          <table:table-cell table:number-columns-repeated="2"/>
          <table:table-cell office:value-type="float" office:value="4223510" calcext:value-type="float">
            <text:p>4223510</text:p>
          </table:table-cell>
          <table:table-cell table:number-columns-repeated="2"/>
          <table:table-cell office:value-type="float" office:value="5820132" calcext:value-type="float">
            <text:p>5820132</text:p>
          </table:table-cell>
          <table:table-cell table:number-columns-repeated="2"/>
          <table:table-cell office:value-type="float" office:value="582480" calcext:value-type="float">
            <text:p>582480</text:p>
          </table:table-cell>
          <table:table-cell table:number-columns-repeated="2"/>
          <table:table-cell office:value-type="float" office:value="600646" calcext:value-type="float">
            <text:p>600646</text:p>
          </table:table-cell>
          <table:table-cell/>
          <table:table-cell office:value-type="float" office:value="5971867" calcext:value-type="float">
            <text:p>5971867</text:p>
          </table:table-cell>
          <table:table-cell/>
          <table:table-cell office:value-type="float" office:value="6052472" calcext:value-type="float">
            <text:p>6052472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85652" calcext:value-type="float">
            <text:p>485652</text:p>
          </table:table-cell>
          <table:table-cell table:number-columns-repeated="2"/>
          <table:table-cell office:value-type="float" office:value="580211" calcext:value-type="float">
            <text:p>580211</text:p>
          </table:table-cell>
          <table:table-cell/>
          <table:table-cell office:value-type="float" office:value="5843641" calcext:value-type="float">
            <text:p>5843641</text:p>
          </table:table-cell>
          <table:table-cell/>
          <table:table-cell office:value-type="float" office:value="5090538" calcext:value-type="float">
            <text:p>5090538</text:p>
          </table:table-cell>
          <table:table-cell/>
          <table:table-cell office:value-type="float" office:value="5955564" calcext:value-type="float">
            <text:p>5955564</text:p>
          </table:table-cell>
          <table:table-cell table:number-columns-repeated="2"/>
          <table:table-cell office:value-type="float" office:value="516210" calcext:value-type="float">
            <text:p>516210</text:p>
          </table:table-cell>
          <table:table-cell/>
          <table:table-cell office:value-type="float" office:value="5963833" calcext:value-type="float">
            <text:p>5963833</text:p>
          </table:table-cell>
          <table:table-cell table:number-columns-repeated="2"/>
          <table:table-cell office:value-type="float" office:value="3800761" calcext:value-type="float">
            <text:p>3800761</text:p>
          </table:table-cell>
          <table:table-cell table:number-columns-repeated="2"/>
          <table:table-cell office:value-type="float" office:value="4103953" calcext:value-type="float">
            <text:p>4103953</text:p>
          </table:table-cell>
          <table:table-cell table:number-columns-repeated="2"/>
          <table:table-cell office:value-type="float" office:value="562763" calcext:value-type="float">
            <text:p>562763</text:p>
          </table:table-cell>
          <table:table-cell table:number-columns-repeated="2"/>
          <table:table-cell office:value-type="float" office:value="598342" calcext:value-type="float">
            <text:p>598342</text:p>
          </table:table-cell>
          <table:table-cell/>
          <table:table-cell office:value-type="float" office:value="5971477" calcext:value-type="float">
            <text:p>5971477</text:p>
          </table:table-cell>
          <table:table-cell/>
          <table:table-cell office:value-type="float" office:value="6008679" calcext:value-type="float">
            <text:p>6008679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79523" calcext:value-type="float">
            <text:p>479523</text:p>
          </table:table-cell>
          <table:table-cell table:number-columns-repeated="2"/>
          <table:table-cell office:value-type="float" office:value="498111" calcext:value-type="float">
            <text:p>498111</text:p>
          </table:table-cell>
          <table:table-cell/>
          <table:table-cell office:value-type="float" office:value="5333416" calcext:value-type="float">
            <text:p>5333416</text:p>
          </table:table-cell>
          <table:table-cell/>
          <table:table-cell office:value-type="float" office:value="4690204" calcext:value-type="float">
            <text:p>4690204</text:p>
          </table:table-cell>
          <table:table-cell/>
          <table:table-cell office:value-type="float" office:value="5211567" calcext:value-type="float">
            <text:p>5211567</text:p>
          </table:table-cell>
          <table:table-cell table:number-columns-repeated="2"/>
          <table:table-cell office:value-type="float" office:value="504604" calcext:value-type="float">
            <text:p>504604</text:p>
          </table:table-cell>
          <table:table-cell/>
          <table:table-cell office:value-type="float" office:value="5202492" calcext:value-type="float">
            <text:p>5202492</text:p>
          </table:table-cell>
          <table:table-cell table:number-columns-repeated="2"/>
          <table:table-cell office:value-type="float" office:value="3125679" calcext:value-type="float">
            <text:p>3125679</text:p>
          </table:table-cell>
          <table:table-cell table:number-columns-repeated="2"/>
          <table:table-cell office:value-type="float" office:value="4996616" calcext:value-type="float">
            <text:p>4996616</text:p>
          </table:table-cell>
          <table:table-cell table:number-columns-repeated="2"/>
          <table:table-cell office:value-type="float" office:value="527126" calcext:value-type="float">
            <text:p>527126</text:p>
          </table:table-cell>
          <table:table-cell table:number-columns-repeated="2"/>
          <table:table-cell office:value-type="float" office:value="678525" calcext:value-type="float">
            <text:p>678525</text:p>
          </table:table-cell>
          <table:table-cell/>
          <table:table-cell office:value-type="float" office:value="5289388" calcext:value-type="float">
            <text:p>5289388</text:p>
          </table:table-cell>
          <table:table-cell/>
          <table:table-cell office:value-type="float" office:value="5332485" calcext:value-type="float">
            <text:p>5332485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14766" calcext:value-type="float">
            <text:p>414766</text:p>
          </table:table-cell>
          <table:table-cell table:number-columns-repeated="2"/>
          <table:table-cell office:value-type="float" office:value="435820" calcext:value-type="float">
            <text:p>435820</text:p>
          </table:table-cell>
          <table:table-cell/>
          <table:table-cell office:value-type="float" office:value="4908025" calcext:value-type="float">
            <text:p>4908025</text:p>
          </table:table-cell>
          <table:table-cell/>
          <table:table-cell office:value-type="float" office:value="4556480" calcext:value-type="float">
            <text:p>4556480</text:p>
          </table:table-cell>
          <table:table-cell/>
          <table:table-cell office:value-type="float" office:value="5171660" calcext:value-type="float">
            <text:p>5171660</text:p>
          </table:table-cell>
          <table:table-cell table:number-columns-repeated="2"/>
          <table:table-cell office:value-type="float" office:value="508464" calcext:value-type="float">
            <text:p>508464</text:p>
          </table:table-cell>
          <table:table-cell/>
          <table:table-cell office:value-type="float" office:value="5090915" calcext:value-type="float">
            <text:p>5090915</text:p>
          </table:table-cell>
          <table:table-cell table:number-columns-repeated="2"/>
          <table:table-cell office:value-type="float" office:value="2875538" calcext:value-type="float">
            <text:p>2875538</text:p>
          </table:table-cell>
          <table:table-cell table:number-columns-repeated="2"/>
          <table:table-cell office:value-type="float" office:value="4859521" calcext:value-type="float">
            <text:p>4859521</text:p>
          </table:table-cell>
          <table:table-cell table:number-columns-repeated="2"/>
          <table:table-cell office:value-type="float" office:value="570364" calcext:value-type="float">
            <text:p>570364</text:p>
          </table:table-cell>
          <table:table-cell table:number-columns-repeated="2"/>
          <table:table-cell office:value-type="float" office:value="736632" calcext:value-type="float">
            <text:p>736632</text:p>
          </table:table-cell>
          <table:table-cell/>
          <table:table-cell office:value-type="float" office:value="5060269" calcext:value-type="float">
            <text:p>5060269</text:p>
          </table:table-cell>
          <table:table-cell/>
          <table:table-cell office:value-type="float" office:value="5020343" calcext:value-type="float">
            <text:p>5020343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46176" calcext:value-type="float">
            <text:p>346176</text:p>
          </table:table-cell>
          <table:table-cell table:number-columns-repeated="2"/>
          <table:table-cell office:value-type="float" office:value="376937" calcext:value-type="float">
            <text:p>376937</text:p>
          </table:table-cell>
          <table:table-cell/>
          <table:table-cell office:value-type="float" office:value="4964661" calcext:value-type="float">
            <text:p>4964661</text:p>
          </table:table-cell>
          <table:table-cell/>
          <table:table-cell office:value-type="float" office:value="4386473" calcext:value-type="float">
            <text:p>4386473</text:p>
          </table:table-cell>
          <table:table-cell/>
          <table:table-cell office:value-type="float" office:value="4242473" calcext:value-type="float">
            <text:p>4242473</text:p>
          </table:table-cell>
          <table:table-cell table:number-columns-repeated="2"/>
          <table:table-cell office:value-type="float" office:value="441152" calcext:value-type="float">
            <text:p>441152</text:p>
          </table:table-cell>
          <table:table-cell/>
          <table:table-cell office:value-type="float" office:value="4248144" calcext:value-type="float">
            <text:p>4248144</text:p>
          </table:table-cell>
          <table:table-cell table:number-columns-repeated="2"/>
          <table:table-cell office:value-type="float" office:value="3535320" calcext:value-type="float">
            <text:p>3535320</text:p>
          </table:table-cell>
          <table:table-cell table:number-columns-repeated="2"/>
          <table:table-cell office:value-type="float" office:value="4129316" calcext:value-type="float">
            <text:p>4129316</text:p>
          </table:table-cell>
          <table:table-cell table:number-columns-repeated="2"/>
          <table:table-cell office:value-type="float" office:value="386309" calcext:value-type="float">
            <text:p>386309</text:p>
          </table:table-cell>
          <table:table-cell table:number-columns-repeated="2"/>
          <table:table-cell office:value-type="float" office:value="428335" calcext:value-type="float">
            <text:p>428335</text:p>
          </table:table-cell>
          <table:table-cell/>
          <table:table-cell office:value-type="float" office:value="5079945" calcext:value-type="float">
            <text:p>5079945</text:p>
          </table:table-cell>
          <table:table-cell/>
          <table:table-cell office:value-type="float" office:value="5195305" calcext:value-type="float">
            <text:p>5195305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36575" calcext:value-type="float">
            <text:p>436575</text:p>
          </table:table-cell>
          <table:table-cell table:number-columns-repeated="2"/>
          <table:table-cell office:value-type="float" office:value="458163" calcext:value-type="float">
            <text:p>458163</text:p>
          </table:table-cell>
          <table:table-cell/>
          <table:table-cell office:value-type="float" office:value="5312789" calcext:value-type="float">
            <text:p>5312789</text:p>
          </table:table-cell>
          <table:table-cell/>
          <table:table-cell office:value-type="float" office:value="4799231" calcext:value-type="float">
            <text:p>4799231</text:p>
          </table:table-cell>
          <table:table-cell/>
          <table:table-cell office:value-type="float" office:value="4889986" calcext:value-type="float">
            <text:p>4889986</text:p>
          </table:table-cell>
          <table:table-cell table:number-columns-repeated="2"/>
          <table:table-cell office:value-type="float" office:value="455929" calcext:value-type="float">
            <text:p>455929</text:p>
          </table:table-cell>
          <table:table-cell/>
          <table:table-cell office:value-type="float" office:value="5036386" calcext:value-type="float">
            <text:p>5036386</text:p>
          </table:table-cell>
          <table:table-cell table:number-columns-repeated="2"/>
          <table:table-cell office:value-type="float" office:value="3920671" calcext:value-type="float">
            <text:p>3920671</text:p>
          </table:table-cell>
          <table:table-cell table:number-columns-repeated="2"/>
          <table:table-cell office:value-type="float" office:value="5042206" calcext:value-type="float">
            <text:p>5042206</text:p>
          </table:table-cell>
          <table:table-cell table:number-columns-repeated="2"/>
          <table:table-cell office:value-type="float" office:value="426569" calcext:value-type="float">
            <text:p>426569</text:p>
          </table:table-cell>
          <table:table-cell table:number-columns-repeated="2"/>
          <table:table-cell office:value-type="float" office:value="399035" calcext:value-type="float">
            <text:p>399035</text:p>
          </table:table-cell>
          <table:table-cell/>
          <table:table-cell office:value-type="float" office:value="5433024" calcext:value-type="float">
            <text:p>5433024</text:p>
          </table:table-cell>
          <table:table-cell/>
          <table:table-cell office:value-type="float" office:value="5458811" calcext:value-type="float">
            <text:p>5458811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25631" calcext:value-type="float">
            <text:p>425631</text:p>
          </table:table-cell>
          <table:table-cell table:number-columns-repeated="2"/>
          <table:table-cell office:value-type="float" office:value="429929" calcext:value-type="float">
            <text:p>429929</text:p>
          </table:table-cell>
          <table:table-cell/>
          <table:table-cell office:value-type="float" office:value="5571841" calcext:value-type="float">
            <text:p>5571841</text:p>
          </table:table-cell>
          <table:table-cell/>
          <table:table-cell office:value-type="float" office:value="4894732" calcext:value-type="float">
            <text:p>4894732</text:p>
          </table:table-cell>
          <table:table-cell/>
          <table:table-cell office:value-type="float" office:value="5392575" calcext:value-type="float">
            <text:p>5392575</text:p>
          </table:table-cell>
          <table:table-cell table:number-columns-repeated="2"/>
          <table:table-cell office:value-type="float" office:value="447774" calcext:value-type="float">
            <text:p>447774</text:p>
          </table:table-cell>
          <table:table-cell/>
          <table:table-cell office:value-type="float" office:value="5444754" calcext:value-type="float">
            <text:p>5444754</text:p>
          </table:table-cell>
          <table:table-cell table:number-columns-repeated="2"/>
          <table:table-cell office:value-type="float" office:value="4138549" calcext:value-type="float">
            <text:p>4138549</text:p>
          </table:table-cell>
          <table:table-cell table:number-columns-repeated="2"/>
          <table:table-cell office:value-type="float" office:value="5556972" calcext:value-type="float">
            <text:p>5556972</text:p>
          </table:table-cell>
          <table:table-cell table:number-columns-repeated="2"/>
          <table:table-cell office:value-type="float" office:value="423468" calcext:value-type="float">
            <text:p>423468</text:p>
          </table:table-cell>
          <table:table-cell table:number-columns-repeated="2"/>
          <table:table-cell office:value-type="float" office:value="429357" calcext:value-type="float">
            <text:p>429357</text:p>
          </table:table-cell>
          <table:table-cell/>
          <table:table-cell office:value-type="float" office:value="5572801" calcext:value-type="float">
            <text:p>5572801</text:p>
          </table:table-cell>
          <table:table-cell/>
          <table:table-cell office:value-type="float" office:value="5670169" calcext:value-type="float">
            <text:p>567016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84953" calcext:value-type="float">
            <text:p>384953</text:p>
          </table:table-cell>
          <table:table-cell table:number-columns-repeated="2"/>
          <table:table-cell office:value-type="float" office:value="404147" calcext:value-type="float">
            <text:p>404147</text:p>
          </table:table-cell>
          <table:table-cell/>
          <table:table-cell office:value-type="float" office:value="5691360" calcext:value-type="float">
            <text:p>5691360</text:p>
          </table:table-cell>
          <table:table-cell/>
          <table:table-cell office:value-type="float" office:value="4959778" calcext:value-type="float">
            <text:p>4959778</text:p>
          </table:table-cell>
          <table:table-cell/>
          <table:table-cell office:value-type="float" office:value="5788926" calcext:value-type="float">
            <text:p>5788926</text:p>
          </table:table-cell>
          <table:table-cell table:number-columns-repeated="2"/>
          <table:table-cell office:value-type="float" office:value="425061" calcext:value-type="float">
            <text:p>425061</text:p>
          </table:table-cell>
          <table:table-cell/>
          <table:table-cell office:value-type="float" office:value="5784844" calcext:value-type="float">
            <text:p>5784844</text:p>
          </table:table-cell>
          <table:table-cell table:number-columns-repeated="2"/>
          <table:table-cell office:value-type="float" office:value="4173581" calcext:value-type="float">
            <text:p>4173581</text:p>
          </table:table-cell>
          <table:table-cell table:number-columns-repeated="2"/>
          <table:table-cell office:value-type="float" office:value="5703937" calcext:value-type="float">
            <text:p>5703937</text:p>
          </table:table-cell>
          <table:table-cell table:number-columns-repeated="2"/>
          <table:table-cell office:value-type="float" office:value="417551" calcext:value-type="float">
            <text:p>417551</text:p>
          </table:table-cell>
          <table:table-cell table:number-columns-repeated="2"/>
          <table:table-cell office:value-type="float" office:value="396652" calcext:value-type="float">
            <text:p>396652</text:p>
          </table:table-cell>
          <table:table-cell/>
          <table:table-cell office:value-type="float" office:value="5783019" calcext:value-type="float">
            <text:p>5783019</text:p>
          </table:table-cell>
          <table:table-cell/>
          <table:table-cell office:value-type="float" office:value="5913209" calcext:value-type="float">
            <text:p>591320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54969" calcext:value-type="float">
            <text:p>354969</text:p>
          </table:table-cell>
          <table:table-cell table:number-columns-repeated="2"/>
          <table:table-cell office:value-type="float" office:value="307933" calcext:value-type="float">
            <text:p>307933</text:p>
          </table:table-cell>
          <table:table-cell/>
          <table:table-cell office:value-type="float" office:value="5808866" calcext:value-type="float">
            <text:p>5808866</text:p>
          </table:table-cell>
          <table:table-cell/>
          <table:table-cell office:value-type="float" office:value="5128184" calcext:value-type="float">
            <text:p>5128184</text:p>
          </table:table-cell>
          <table:table-cell/>
          <table:table-cell office:value-type="float" office:value="5836556" calcext:value-type="float">
            <text:p>5836556</text:p>
          </table:table-cell>
          <table:table-cell table:number-columns-repeated="2"/>
          <table:table-cell office:value-type="float" office:value="325110" calcext:value-type="float">
            <text:p>325110</text:p>
          </table:table-cell>
          <table:table-cell/>
          <table:table-cell office:value-type="float" office:value="5823881" calcext:value-type="float">
            <text:p>5823881</text:p>
          </table:table-cell>
          <table:table-cell table:number-columns-repeated="2"/>
          <table:table-cell office:value-type="float" office:value="4192167" calcext:value-type="float">
            <text:p>4192167</text:p>
          </table:table-cell>
          <table:table-cell table:number-columns-repeated="2"/>
          <table:table-cell office:value-type="float" office:value="5832964" calcext:value-type="float">
            <text:p>5832964</text:p>
          </table:table-cell>
          <table:table-cell table:number-columns-repeated="2"/>
          <table:table-cell office:value-type="float" office:value="314275" calcext:value-type="float">
            <text:p>314275</text:p>
          </table:table-cell>
          <table:table-cell table:number-columns-repeated="2"/>
          <table:table-cell office:value-type="float" office:value="366991" calcext:value-type="float">
            <text:p>366991</text:p>
          </table:table-cell>
          <table:table-cell/>
          <table:table-cell office:value-type="float" office:value="6166651" calcext:value-type="float">
            <text:p>6166651</text:p>
          </table:table-cell>
          <table:table-cell/>
          <table:table-cell office:value-type="float" office:value="6176767" calcext:value-type="float">
            <text:p>6176767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33004" calcext:value-type="float">
            <text:p>433004</text:p>
          </table:table-cell>
          <table:table-cell table:number-columns-repeated="2"/>
          <table:table-cell office:value-type="float" office:value="381101" calcext:value-type="float">
            <text:p>381101</text:p>
          </table:table-cell>
          <table:table-cell/>
          <table:table-cell office:value-type="float" office:value="5999290" calcext:value-type="float">
            <text:p>5999290</text:p>
          </table:table-cell>
          <table:table-cell/>
          <table:table-cell office:value-type="float" office:value="5245821" calcext:value-type="float">
            <text:p>5245821</text:p>
          </table:table-cell>
          <table:table-cell/>
          <table:table-cell office:value-type="float" office:value="6057260" calcext:value-type="float">
            <text:p>6057260</text:p>
          </table:table-cell>
          <table:table-cell table:number-columns-repeated="2"/>
          <table:table-cell office:value-type="float" office:value="431268" calcext:value-type="float">
            <text:p>431268</text:p>
          </table:table-cell>
          <table:table-cell/>
          <table:table-cell office:value-type="float" office:value="6026583" calcext:value-type="float">
            <text:p>6026583</text:p>
          </table:table-cell>
          <table:table-cell table:number-columns-repeated="2"/>
          <table:table-cell office:value-type="float" office:value="4276963" calcext:value-type="float">
            <text:p>4276963</text:p>
          </table:table-cell>
          <table:table-cell table:number-columns-repeated="2"/>
          <table:table-cell office:value-type="float" office:value="5907299" calcext:value-type="float">
            <text:p>5907299</text:p>
          </table:table-cell>
          <table:table-cell table:number-columns-repeated="2"/>
          <table:table-cell office:value-type="float" office:value="442317" calcext:value-type="float">
            <text:p>442317</text:p>
          </table:table-cell>
          <table:table-cell table:number-columns-repeated="2"/>
          <table:table-cell office:value-type="float" office:value="454582" calcext:value-type="float">
            <text:p>454582</text:p>
          </table:table-cell>
          <table:table-cell/>
          <table:table-cell office:value-type="float" office:value="5992946" calcext:value-type="float">
            <text:p>5992946</text:p>
          </table:table-cell>
          <table:table-cell/>
          <table:table-cell office:value-type="float" office:value="6062537" calcext:value-type="float">
            <text:p>6062537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43741" calcext:value-type="float">
            <text:p>443741</text:p>
          </table:table-cell>
          <table:table-cell table:number-columns-repeated="2"/>
          <table:table-cell office:value-type="float" office:value="435686" calcext:value-type="float">
            <text:p>435686</text:p>
          </table:table-cell>
          <table:table-cell/>
          <table:table-cell office:value-type="float" office:value="6143222" calcext:value-type="float">
            <text:p>6143222</text:p>
          </table:table-cell>
          <table:table-cell/>
          <table:table-cell office:value-type="float" office:value="5211409" calcext:value-type="float">
            <text:p>5211409</text:p>
          </table:table-cell>
          <table:table-cell/>
          <table:table-cell office:value-type="float" office:value="5931391" calcext:value-type="float">
            <text:p>5931391</text:p>
          </table:table-cell>
          <table:table-cell table:number-columns-repeated="2"/>
          <table:table-cell office:value-type="float" office:value="404044" calcext:value-type="float">
            <text:p>404044</text:p>
          </table:table-cell>
          <table:table-cell/>
          <table:table-cell office:value-type="float" office:value="6086971" calcext:value-type="float">
            <text:p>6086971</text:p>
          </table:table-cell>
          <table:table-cell table:number-columns-repeated="2"/>
          <table:table-cell office:value-type="float" office:value="3766436" calcext:value-type="float">
            <text:p>3766436</text:p>
          </table:table-cell>
          <table:table-cell table:number-columns-repeated="2"/>
          <table:table-cell office:value-type="float" office:value="6034057" calcext:value-type="float">
            <text:p>6034057</text:p>
          </table:table-cell>
          <table:table-cell table:number-columns-repeated="2"/>
          <table:table-cell office:value-type="float" office:value="435770" calcext:value-type="float">
            <text:p>435770</text:p>
          </table:table-cell>
          <table:table-cell table:number-columns-repeated="2"/>
          <table:table-cell office:value-type="float" office:value="454103" calcext:value-type="float">
            <text:p>454103</text:p>
          </table:table-cell>
          <table:table-cell/>
          <table:table-cell office:value-type="float" office:value="5951038" calcext:value-type="float">
            <text:p>5951038</text:p>
          </table:table-cell>
          <table:table-cell/>
          <table:table-cell office:value-type="float" office:value="5986942" calcext:value-type="float">
            <text:p>598694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33164" calcext:value-type="float">
            <text:p>433164</text:p>
          </table:table-cell>
          <table:table-cell table:number-columns-repeated="2"/>
          <table:table-cell office:value-type="float" office:value="448858" calcext:value-type="float">
            <text:p>448858</text:p>
          </table:table-cell>
          <table:table-cell/>
          <table:table-cell office:value-type="float" office:value="5437753" calcext:value-type="float">
            <text:p>5437753</text:p>
          </table:table-cell>
          <table:table-cell/>
          <table:table-cell office:value-type="float" office:value="4666310" calcext:value-type="float">
            <text:p>4666310</text:p>
          </table:table-cell>
          <table:table-cell/>
          <table:table-cell office:value-type="float" office:value="5294982" calcext:value-type="float">
            <text:p>5294982</text:p>
          </table:table-cell>
          <table:table-cell table:number-columns-repeated="2"/>
          <table:table-cell office:value-type="float" office:value="407284" calcext:value-type="float">
            <text:p>407284</text:p>
          </table:table-cell>
          <table:table-cell/>
          <table:table-cell office:value-type="float" office:value="5258667" calcext:value-type="float">
            <text:p>5258667</text:p>
          </table:table-cell>
          <table:table-cell table:number-columns-repeated="2"/>
          <table:table-cell office:value-type="float" office:value="3198992" calcext:value-type="float">
            <text:p>3198992</text:p>
          </table:table-cell>
          <table:table-cell table:number-columns-repeated="2"/>
          <table:table-cell office:value-type="float" office:value="5049616" calcext:value-type="float">
            <text:p>5049616</text:p>
          </table:table-cell>
          <table:table-cell table:number-columns-repeated="2"/>
          <table:table-cell office:value-type="float" office:value="413773" calcext:value-type="float">
            <text:p>413773</text:p>
          </table:table-cell>
          <table:table-cell table:number-columns-repeated="2"/>
          <table:table-cell office:value-type="float" office:value="440987" calcext:value-type="float">
            <text:p>440987</text:p>
          </table:table-cell>
          <table:table-cell/>
          <table:table-cell office:value-type="float" office:value="5280081" calcext:value-type="float">
            <text:p>5280081</text:p>
          </table:table-cell>
          <table:table-cell/>
          <table:table-cell office:value-type="float" office:value="5306328" calcext:value-type="float">
            <text:p>530632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35753" calcext:value-type="float">
            <text:p>435753</text:p>
          </table:table-cell>
          <table:table-cell table:number-columns-repeated="2"/>
          <table:table-cell office:value-type="float" office:value="417751" calcext:value-type="float">
            <text:p>417751</text:p>
          </table:table-cell>
          <table:table-cell/>
          <table:table-cell office:value-type="float" office:value="5100257" calcext:value-type="float">
            <text:p>5100257</text:p>
          </table:table-cell>
          <table:table-cell/>
          <table:table-cell office:value-type="float" office:value="4603055" calcext:value-type="float">
            <text:p>4603055</text:p>
          </table:table-cell>
          <table:table-cell/>
          <table:table-cell office:value-type="float" office:value="5193636" calcext:value-type="float">
            <text:p>5193636</text:p>
          </table:table-cell>
          <table:table-cell table:number-columns-repeated="2"/>
          <table:table-cell office:value-type="float" office:value="402399" calcext:value-type="float">
            <text:p>402399</text:p>
          </table:table-cell>
          <table:table-cell/>
          <table:table-cell office:value-type="float" office:value="5126798" calcext:value-type="float">
            <text:p>5126798</text:p>
          </table:table-cell>
          <table:table-cell table:number-columns-repeated="2"/>
          <table:table-cell office:value-type="float" office:value="2997303" calcext:value-type="float">
            <text:p>2997303</text:p>
          </table:table-cell>
          <table:table-cell table:number-columns-repeated="2"/>
          <table:table-cell office:value-type="float" office:value="4830733" calcext:value-type="float">
            <text:p>4830733</text:p>
          </table:table-cell>
          <table:table-cell table:number-columns-repeated="2"/>
          <table:table-cell office:value-type="float" office:value="409829" calcext:value-type="float">
            <text:p>409829</text:p>
          </table:table-cell>
          <table:table-cell table:number-columns-repeated="2"/>
          <table:table-cell office:value-type="float" office:value="352834" calcext:value-type="float">
            <text:p>352834</text:p>
          </table:table-cell>
          <table:table-cell/>
          <table:table-cell office:value-type="float" office:value="5068517" calcext:value-type="float">
            <text:p>5068517</text:p>
          </table:table-cell>
          <table:table-cell/>
          <table:table-cell office:value-type="float" office:value="5103240" calcext:value-type="float">
            <text:p>5103240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4322" calcext:value-type="float">
            <text:p>284322</text:p>
          </table:table-cell>
          <table:table-cell table:number-columns-repeated="2"/>
          <table:table-cell office:value-type="float" office:value="302143" calcext:value-type="float">
            <text:p>302143</text:p>
          </table:table-cell>
          <table:table-cell/>
          <table:table-cell office:value-type="float" office:value="1413372" calcext:value-type="float">
            <text:p>1413372</text:p>
          </table:table-cell>
          <table:table-cell/>
          <table:table-cell office:value-type="float" office:value="1412132" calcext:value-type="float">
            <text:p>1412132</text:p>
          </table:table-cell>
          <table:table-cell table:number-columns-repeated="2"/>
          <table:table-cell office:value-type="float" office:value="407931" calcext:value-type="float">
            <text:p>407931</text:p>
          </table:table-cell>
          <table:table-cell table:number-columns-repeated="2"/>
          <table:table-cell office:value-type="float" office:value="352904" calcext:value-type="float">
            <text:p>352904</text:p>
          </table:table-cell>
          <table:table-cell table:number-columns-repeated="2"/>
          <table:table-cell office:value-type="float" office:value="474263" calcext:value-type="float">
            <text:p>474263</text:p>
          </table:table-cell>
          <table:table-cell table:number-columns-repeated="2"/>
          <table:table-cell office:value-type="float" office:value="3552325" calcext:value-type="float">
            <text:p>3552325</text:p>
          </table:table-cell>
          <table:table-cell table:number-columns-repeated="3"/>
          <table:table-cell office:value-type="float" office:value="682709" calcext:value-type="float">
            <text:p>682709</text:p>
          </table:table-cell>
          <table:table-cell table:number-columns-repeated="2"/>
          <table:table-cell office:value-type="float" office:value="385738" calcext:value-type="float">
            <text:p>385738</text:p>
          </table:table-cell>
          <table:table-cell table:number-columns-repeated="2"/>
          <table:table-cell office:value-type="float" office:value="347264" calcext:value-type="float">
            <text:p>347264</text:p>
          </table:table-cell>
          <table:table-cell/>
          <table:table-cell office:value-type="float" office:value="1070072" calcext:value-type="float">
            <text:p>1070072</text:p>
          </table:table-cell>
          <table:table-cell/>
          <table:table-cell office:value-type="float" office:value="1089705" calcext:value-type="float">
            <text:p>108970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62938" calcext:value-type="float">
            <text:p>362938</text:p>
          </table:table-cell>
          <table:table-cell table:number-columns-repeated="2"/>
          <table:table-cell office:value-type="float" office:value="380830" calcext:value-type="float">
            <text:p>380830</text:p>
          </table:table-cell>
          <table:table-cell/>
          <table:table-cell office:value-type="float" office:value="1387944" calcext:value-type="float">
            <text:p>1387944</text:p>
          </table:table-cell>
          <table:table-cell/>
          <table:table-cell office:value-type="float" office:value="1454827" calcext:value-type="float">
            <text:p>1454827</text:p>
          </table:table-cell>
          <table:table-cell table:number-columns-repeated="2"/>
          <table:table-cell office:value-type="float" office:value="611076" calcext:value-type="float">
            <text:p>611076</text:p>
          </table:table-cell>
          <table:table-cell table:number-columns-repeated="2"/>
          <table:table-cell office:value-type="float" office:value="345322" calcext:value-type="float">
            <text:p>345322</text:p>
          </table:table-cell>
          <table:table-cell table:number-columns-repeated="2"/>
          <table:table-cell office:value-type="float" office:value="697529" calcext:value-type="float">
            <text:p>697529</text:p>
          </table:table-cell>
          <table:table-cell table:number-columns-repeated="2"/>
          <table:table-cell office:value-type="float" office:value="3806635" calcext:value-type="float">
            <text:p>3806635</text:p>
          </table:table-cell>
          <table:table-cell table:number-columns-repeated="3"/>
          <table:table-cell office:value-type="float" office:value="655726" calcext:value-type="float">
            <text:p>655726</text:p>
          </table:table-cell>
          <table:table-cell table:number-columns-repeated="2"/>
          <table:table-cell office:value-type="float" office:value="357441" calcext:value-type="float">
            <text:p>357441</text:p>
          </table:table-cell>
          <table:table-cell table:number-columns-repeated="2"/>
          <table:table-cell office:value-type="float" office:value="330255" calcext:value-type="float">
            <text:p>330255</text:p>
          </table:table-cell>
          <table:table-cell/>
          <table:table-cell office:value-type="float" office:value="1199798" calcext:value-type="float">
            <text:p>1199798</text:p>
          </table:table-cell>
          <table:table-cell/>
          <table:table-cell office:value-type="float" office:value="1205430" calcext:value-type="float">
            <text:p>1205430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03710" calcext:value-type="float">
            <text:p>303710</text:p>
          </table:table-cell>
          <table:table-cell table:number-columns-repeated="2"/>
          <table:table-cell office:value-type="float" office:value="281512" calcext:value-type="float">
            <text:p>281512</text:p>
          </table:table-cell>
          <table:table-cell/>
          <table:table-cell office:value-type="float" office:value="1368455" calcext:value-type="float">
            <text:p>1368455</text:p>
          </table:table-cell>
          <table:table-cell/>
          <table:table-cell office:value-type="float" office:value="1351410" calcext:value-type="float">
            <text:p>1351410</text:p>
          </table:table-cell>
          <table:table-cell table:number-columns-repeated="2"/>
          <table:table-cell office:value-type="float" office:value="762973" calcext:value-type="float">
            <text:p>762973</text:p>
          </table:table-cell>
          <table:table-cell table:number-columns-repeated="2"/>
          <table:table-cell office:value-type="float" office:value="249452" calcext:value-type="float">
            <text:p>249452</text:p>
          </table:table-cell>
          <table:table-cell table:number-columns-repeated="2"/>
          <table:table-cell office:value-type="float" office:value="869982" calcext:value-type="float">
            <text:p>869982</text:p>
          </table:table-cell>
          <table:table-cell table:number-columns-repeated="2"/>
          <table:table-cell office:value-type="float" office:value="4071830" calcext:value-type="float">
            <text:p>4071830</text:p>
          </table:table-cell>
          <table:table-cell table:number-columns-repeated="2"/>
          <table:table-cell office:value-type="float" office:value="1052064" calcext:value-type="float">
            <text:p>1052064</text:p>
          </table:table-cell>
          <table:table-cell table:number-columns-repeated="2"/>
          <table:table-cell office:value-type="float" office:value="229873" calcext:value-type="float">
            <text:p>229873</text:p>
          </table:table-cell>
          <table:table-cell table:number-columns-repeated="2"/>
          <table:table-cell office:value-type="float" office:value="283628" calcext:value-type="float">
            <text:p>283628</text:p>
          </table:table-cell>
          <table:table-cell table:number-columns-repeated="2"/>
          <table:table-cell office:value-type="float" office:value="710044" calcext:value-type="float">
            <text:p>710044</text:p>
          </table:table-cell>
          <table:table-cell/>
          <table:table-cell office:value-type="float" office:value="1254805" calcext:value-type="float">
            <text:p>1254805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60666" calcext:value-type="float">
            <text:p>360666</text:p>
          </table:table-cell>
          <table:table-cell table:number-columns-repeated="2"/>
          <table:table-cell office:value-type="float" office:value="369753" calcext:value-type="float">
            <text:p>369753</text:p>
          </table:table-cell>
          <table:table-cell/>
          <table:table-cell office:value-type="float" office:value="1377661" calcext:value-type="float">
            <text:p>1377661</text:p>
          </table:table-cell>
          <table:table-cell/>
          <table:table-cell office:value-type="float" office:value="1370395" calcext:value-type="float">
            <text:p>1370395</text:p>
          </table:table-cell>
          <table:table-cell table:number-columns-repeated="2"/>
          <table:table-cell office:value-type="float" office:value="956563" calcext:value-type="float">
            <text:p>956563</text:p>
          </table:table-cell>
          <table:table-cell table:number-columns-repeated="2"/>
          <table:table-cell office:value-type="float" office:value="392546" calcext:value-type="float">
            <text:p>392546</text:p>
          </table:table-cell>
          <table:table-cell/>
          <table:table-cell office:value-type="float" office:value="1022889" calcext:value-type="float">
            <text:p>1022889</text:p>
          </table:table-cell>
          <table:table-cell table:number-columns-repeated="2"/>
          <table:table-cell office:value-type="float" office:value="4206084" calcext:value-type="float">
            <text:p>4206084</text:p>
          </table:table-cell>
          <table:table-cell table:number-columns-repeated="2"/>
          <table:table-cell office:value-type="float" office:value="1249198" calcext:value-type="float">
            <text:p>1249198</text:p>
          </table:table-cell>
          <table:table-cell table:number-columns-repeated="2"/>
          <table:table-cell office:value-type="float" office:value="374870" calcext:value-type="float">
            <text:p>374870</text:p>
          </table:table-cell>
          <table:table-cell table:number-columns-repeated="2"/>
          <table:table-cell office:value-type="float" office:value="375229" calcext:value-type="float">
            <text:p>375229</text:p>
          </table:table-cell>
          <table:table-cell/>
          <table:table-cell office:value-type="float" office:value="1368926" calcext:value-type="float">
            <text:p>1368926</text:p>
          </table:table-cell>
          <table:table-cell/>
          <table:table-cell office:value-type="float" office:value="1362657" calcext:value-type="float">
            <text:p>1362657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6706" calcext:value-type="float">
            <text:p>346706</text:p>
          </table:table-cell>
          <table:table-cell table:number-columns-repeated="2"/>
          <table:table-cell office:value-type="float" office:value="314631" calcext:value-type="float">
            <text:p>314631</text:p>
          </table:table-cell>
          <table:table-cell table:number-columns-repeated="2"/>
          <table:table-cell office:value-type="float" office:value="319728" calcext:value-type="float">
            <text:p>319728</text:p>
          </table:table-cell>
          <table:table-cell table:number-columns-repeated="2"/>
          <table:table-cell office:value-type="float" office:value="987992" calcext:value-type="float">
            <text:p>987992</text:p>
          </table:table-cell>
          <table:table-cell/>
          <table:table-cell office:value-type="float" office:value="1120154" calcext:value-type="float">
            <text:p>1120154</text:p>
          </table:table-cell>
          <table:table-cell table:number-columns-repeated="2"/>
          <table:table-cell office:value-type="float" office:value="376873" calcext:value-type="float">
            <text:p>376873</text:p>
          </table:table-cell>
          <table:table-cell/>
          <table:table-cell office:value-type="float" office:value="1260986" calcext:value-type="float">
            <text:p>1260986</text:p>
          </table:table-cell>
          <table:table-cell table:number-columns-repeated="2"/>
          <table:table-cell office:value-type="float" office:value="4195571" calcext:value-type="float">
            <text:p>4195571</text:p>
          </table:table-cell>
          <table:table-cell table:number-columns-repeated="2"/>
          <table:table-cell office:value-type="float" office:value="1446823" calcext:value-type="float">
            <text:p>1446823</text:p>
          </table:table-cell>
          <table:table-cell table:number-columns-repeated="2"/>
          <table:table-cell office:value-type="float" office:value="393923" calcext:value-type="float">
            <text:p>393923</text:p>
          </table:table-cell>
          <table:table-cell table:number-columns-repeated="2"/>
          <table:table-cell office:value-type="float" office:value="358207" calcext:value-type="float">
            <text:p>358207</text:p>
          </table:table-cell>
          <table:table-cell/>
          <table:table-cell office:value-type="float" office:value="1527441" calcext:value-type="float">
            <text:p>1527441</text:p>
          </table:table-cell>
          <table:table-cell/>
          <table:table-cell office:value-type="float" office:value="1533823" calcext:value-type="float">
            <text:p>1533823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51517" calcext:value-type="float">
            <text:p>351517</text:p>
          </table:table-cell>
          <table:table-cell table:number-columns-repeated="2"/>
          <table:table-cell office:value-type="float" office:value="320982" calcext:value-type="float">
            <text:p>320982</text:p>
          </table:table-cell>
          <table:table-cell/>
          <table:table-cell office:value-type="float" office:value="1383127" calcext:value-type="float">
            <text:p>1383127</text:p>
          </table:table-cell>
          <table:table-cell/>
          <table:table-cell office:value-type="float" office:value="1378681" calcext:value-type="float">
            <text:p>1378681</text:p>
          </table:table-cell>
          <table:table-cell/>
          <table:table-cell office:value-type="float" office:value="1312019" calcext:value-type="float">
            <text:p>1312019</text:p>
          </table:table-cell>
          <table:table-cell table:number-columns-repeated="2"/>
          <table:table-cell office:value-type="float" office:value="286279" calcext:value-type="float">
            <text:p>286279</text:p>
          </table:table-cell>
          <table:table-cell table:number-columns-repeated="2"/>
          <table:table-cell office:value-type="float" office:value="350133" calcext:value-type="float">
            <text:p>350133</text:p>
          </table:table-cell>
          <table:table-cell table:number-columns-repeated="2"/>
          <table:table-cell office:value-type="float" office:value="4363179" calcext:value-type="float">
            <text:p>4363179</text:p>
          </table:table-cell>
          <table:table-cell table:number-columns-repeated="2"/>
          <table:table-cell office:value-type="float" office:value="1425268" calcext:value-type="float">
            <text:p>1425268</text:p>
          </table:table-cell>
          <table:table-cell table:number-columns-repeated="2"/>
          <table:table-cell office:value-type="float" office:value="373632" calcext:value-type="float">
            <text:p>373632</text:p>
          </table:table-cell>
          <table:table-cell table:number-columns-repeated="2"/>
          <table:table-cell office:value-type="float" office:value="357662" calcext:value-type="float">
            <text:p>357662</text:p>
          </table:table-cell>
          <table:table-cell/>
          <table:table-cell office:value-type="float" office:value="1454569" calcext:value-type="float">
            <text:p>1454569</text:p>
          </table:table-cell>
          <table:table-cell/>
          <table:table-cell office:value-type="float" office:value="1407679" calcext:value-type="float">
            <text:p>140767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3225" calcext:value-type="float">
            <text:p>313225</text:p>
          </table:table-cell>
          <table:table-cell table:number-columns-repeated="2"/>
          <table:table-cell office:value-type="float" office:value="305488" calcext:value-type="float">
            <text:p>305488</text:p>
          </table:table-cell>
          <table:table-cell/>
          <table:table-cell office:value-type="float" office:value="1318307" calcext:value-type="float">
            <text:p>1318307</text:p>
          </table:table-cell>
          <table:table-cell/>
          <table:table-cell office:value-type="float" office:value="1406813" calcext:value-type="float">
            <text:p>1406813</text:p>
          </table:table-cell>
          <table:table-cell/>
          <table:table-cell office:value-type="float" office:value="1345660" calcext:value-type="float">
            <text:p>1345660</text:p>
          </table:table-cell>
          <table:table-cell table:number-columns-repeated="2"/>
          <table:table-cell office:value-type="float" office:value="277522" calcext:value-type="float">
            <text:p>277522</text:p>
          </table:table-cell>
          <table:table-cell/>
          <table:table-cell office:value-type="float" office:value="1620434" calcext:value-type="float">
            <text:p>1620434</text:p>
          </table:table-cell>
          <table:table-cell table:number-columns-repeated="2"/>
          <table:table-cell office:value-type="float" office:value="3661379" calcext:value-type="float">
            <text:p>3661379</text:p>
          </table:table-cell>
          <table:table-cell table:number-columns-repeated="2"/>
          <table:table-cell office:value-type="float" office:value="1738782" calcext:value-type="float">
            <text:p>1738782</text:p>
          </table:table-cell>
          <table:table-cell table:number-columns-repeated="2"/>
          <table:table-cell office:value-type="float" office:value="247728" calcext:value-type="float">
            <text:p>247728</text:p>
          </table:table-cell>
          <table:table-cell table:number-columns-repeated="2"/>
          <table:table-cell office:value-type="float" office:value="267342" calcext:value-type="float">
            <text:p>267342</text:p>
          </table:table-cell>
          <table:table-cell/>
          <table:table-cell office:value-type="float" office:value="1560760" calcext:value-type="float">
            <text:p>1560760</text:p>
          </table:table-cell>
          <table:table-cell/>
          <table:table-cell office:value-type="float" office:value="1655724" calcext:value-type="float">
            <text:p>165572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82877" calcext:value-type="float">
            <text:p>382877</text:p>
          </table:table-cell>
          <table:table-cell table:number-columns-repeated="2"/>
          <table:table-cell office:value-type="float" office:value="357649" calcext:value-type="float">
            <text:p>357649</text:p>
          </table:table-cell>
          <table:table-cell/>
          <table:table-cell office:value-type="float" office:value="1423187" calcext:value-type="float">
            <text:p>1423187</text:p>
          </table:table-cell>
          <table:table-cell/>
          <table:table-cell office:value-type="float" office:value="1384003" calcext:value-type="float">
            <text:p>1384003</text:p>
          </table:table-cell>
          <table:table-cell/>
          <table:table-cell office:value-type="float" office:value="1420866" calcext:value-type="float">
            <text:p>1420866</text:p>
          </table:table-cell>
          <table:table-cell table:number-columns-repeated="2"/>
          <table:table-cell office:value-type="float" office:value="360213" calcext:value-type="float">
            <text:p>360213</text:p>
          </table:table-cell>
          <table:table-cell/>
          <table:table-cell office:value-type="float" office:value="1718379" calcext:value-type="float">
            <text:p>1718379</text:p>
          </table:table-cell>
          <table:table-cell table:number-columns-repeated="2"/>
          <table:table-cell office:value-type="float" office:value="3191969" calcext:value-type="float">
            <text:p>3191969</text:p>
          </table:table-cell>
          <table:table-cell table:number-columns-repeated="2"/>
          <table:table-cell office:value-type="float" office:value="1736478" calcext:value-type="float">
            <text:p>1736478</text:p>
          </table:table-cell>
          <table:table-cell table:number-columns-repeated="2"/>
          <table:table-cell office:value-type="float" office:value="337764" calcext:value-type="float">
            <text:p>337764</text:p>
          </table:table-cell>
          <table:table-cell table:number-columns-repeated="2"/>
          <table:table-cell office:value-type="float" office:value="320651" calcext:value-type="float">
            <text:p>320651</text:p>
          </table:table-cell>
          <table:table-cell/>
          <table:table-cell office:value-type="float" office:value="1617714" calcext:value-type="float">
            <text:p>1617714</text:p>
          </table:table-cell>
          <table:table-cell/>
          <table:table-cell office:value-type="float" office:value="1844267" calcext:value-type="float">
            <text:p>1844267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81319" calcext:value-type="float">
            <text:p>281319</text:p>
          </table:table-cell>
          <table:table-cell table:number-columns-repeated="2"/>
          <table:table-cell office:value-type="float" office:value="239298" calcext:value-type="float">
            <text:p>239298</text:p>
          </table:table-cell>
          <table:table-cell table:number-columns-repeated="2"/>
          <table:table-cell office:value-type="float" office:value="469119" calcext:value-type="float">
            <text:p>469119</text:p>
          </table:table-cell>
          <table:table-cell/>
          <table:table-cell office:value-type="float" office:value="1453319" calcext:value-type="float">
            <text:p>1453319</text:p>
          </table:table-cell>
          <table:table-cell/>
          <table:table-cell office:value-type="float" office:value="1621718" calcext:value-type="float">
            <text:p>1621718</text:p>
          </table:table-cell>
          <table:table-cell table:number-columns-repeated="2"/>
          <table:table-cell office:value-type="float" office:value="359783" calcext:value-type="float">
            <text:p>359783</text:p>
          </table:table-cell>
          <table:table-cell/>
          <table:table-cell office:value-type="float" office:value="1721176" calcext:value-type="float">
            <text:p>1721176</text:p>
          </table:table-cell>
          <table:table-cell table:number-columns-repeated="2"/>
          <table:table-cell office:value-type="float" office:value="3079443" calcext:value-type="float">
            <text:p>3079443</text:p>
          </table:table-cell>
          <table:table-cell table:number-columns-repeated="2"/>
          <table:table-cell office:value-type="float" office:value="4930483" calcext:value-type="float">
            <text:p>4930483</text:p>
          </table:table-cell>
          <table:table-cell table:number-columns-repeated="2"/>
          <table:table-cell office:value-type="float" office:value="349934" calcext:value-type="float">
            <text:p>349934</text:p>
          </table:table-cell>
          <table:table-cell table:number-columns-repeated="2"/>
          <table:table-cell office:value-type="float" office:value="320349" calcext:value-type="float">
            <text:p>320349</text:p>
          </table:table-cell>
          <table:table-cell/>
          <table:table-cell office:value-type="float" office:value="1710394" calcext:value-type="float">
            <text:p>1710394</text:p>
          </table:table-cell>
          <table:table-cell/>
          <table:table-cell office:value-type="float" office:value="1880800" calcext:value-type="float">
            <text:p>1880800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6689" calcext:value-type="float">
            <text:p>246689</text:p>
          </table:table-cell>
          <table:table-cell table:number-columns-repeated="2"/>
          <table:table-cell office:value-type="float" office:value="210410" calcext:value-type="float">
            <text:p>210410</text:p>
          </table:table-cell>
          <table:table-cell/>
          <table:table-cell office:value-type="float" office:value="1314561" calcext:value-type="float">
            <text:p>1314561</text:p>
          </table:table-cell>
          <table:table-cell/>
          <table:table-cell office:value-type="float" office:value="1314146" calcext:value-type="float">
            <text:p>1314146</text:p>
          </table:table-cell>
          <table:table-cell table:number-columns-repeated="2"/>
          <table:table-cell office:value-type="float" office:value="328288" calcext:value-type="float">
            <text:p>328288</text:p>
          </table:table-cell>
          <table:table-cell table:number-columns-repeated="2"/>
          <table:table-cell office:value-type="float" office:value="313403" calcext:value-type="float">
            <text:p>313403</text:p>
          </table:table-cell>
          <table:table-cell table:number-columns-repeated="2"/>
          <table:table-cell office:value-type="float" office:value="347061" calcext:value-type="float">
            <text:p>347061</text:p>
          </table:table-cell>
          <table:table-cell table:number-columns-repeated="2"/>
          <table:table-cell office:value-type="float" office:value="3462315" calcext:value-type="float">
            <text:p>3462315</text:p>
          </table:table-cell>
          <table:table-cell table:number-columns-repeated="3"/>
          <table:table-cell office:value-type="float" office:value="498189" calcext:value-type="float">
            <text:p>498189</text:p>
          </table:table-cell>
          <table:table-cell table:number-columns-repeated="2"/>
          <table:table-cell office:value-type="float" office:value="270472" calcext:value-type="float">
            <text:p>270472</text:p>
          </table:table-cell>
          <table:table-cell table:number-columns-repeated="2"/>
          <table:table-cell office:value-type="float" office:value="214454" calcext:value-type="float">
            <text:p>214454</text:p>
          </table:table-cell>
          <table:table-cell/>
          <table:table-cell office:value-type="float" office:value="1283000" calcext:value-type="float">
            <text:p>1283000</text:p>
          </table:table-cell>
          <table:table-cell/>
          <table:table-cell office:value-type="float" office:value="1268749" calcext:value-type="float">
            <text:p>126874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0022" calcext:value-type="float">
            <text:p>190022</text:p>
          </table:table-cell>
          <table:table-cell table:number-columns-repeated="2"/>
          <table:table-cell office:value-type="float" office:value="289589" calcext:value-type="float">
            <text:p>289589</text:p>
          </table:table-cell>
          <table:table-cell/>
          <table:table-cell office:value-type="float" office:value="1458202" calcext:value-type="float">
            <text:p>1458202</text:p>
          </table:table-cell>
          <table:table-cell/>
          <table:table-cell office:value-type="float" office:value="1433597" calcext:value-type="float">
            <text:p>1433597</text:p>
          </table:table-cell>
          <table:table-cell table:number-columns-repeated="2"/>
          <table:table-cell office:value-type="float" office:value="488209" calcext:value-type="float">
            <text:p>488209</text:p>
          </table:table-cell>
          <table:table-cell table:number-columns-repeated="2"/>
          <table:table-cell office:value-type="float" office:value="304365" calcext:value-type="float">
            <text:p>304365</text:p>
          </table:table-cell>
          <table:table-cell table:number-columns-repeated="2"/>
          <table:table-cell office:value-type="float" office:value="519924" calcext:value-type="float">
            <text:p>519924</text:p>
          </table:table-cell>
          <table:table-cell table:number-columns-repeated="2"/>
          <table:table-cell office:value-type="float" office:value="3994485" calcext:value-type="float">
            <text:p>3994485</text:p>
          </table:table-cell>
          <table:table-cell table:number-columns-repeated="3"/>
          <table:table-cell office:value-type="float" office:value="490059" calcext:value-type="float">
            <text:p>490059</text:p>
          </table:table-cell>
          <table:table-cell table:number-columns-repeated="2"/>
          <table:table-cell office:value-type="float" office:value="248418" calcext:value-type="float">
            <text:p>248418</text:p>
          </table:table-cell>
          <table:table-cell table:number-columns-repeated="2"/>
          <table:table-cell office:value-type="float" office:value="199029" calcext:value-type="float">
            <text:p>199029</text:p>
          </table:table-cell>
          <table:table-cell table:number-columns-repeated="2"/>
          <table:table-cell office:value-type="float" office:value="545260" calcext:value-type="float">
            <text:p>545260</text:p>
          </table:table-cell>
          <table:table-cell/>
          <table:table-cell office:value-type="float" office:value="1270804" calcext:value-type="float">
            <text:p>127080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55512" calcext:value-type="float">
            <text:p>355512</text:p>
          </table:table-cell>
          <table:table-cell table:number-columns-repeated="2"/>
          <table:table-cell office:value-type="float" office:value="337384" calcext:value-type="float">
            <text:p>337384</text:p>
          </table:table-cell>
          <table:table-cell/>
          <table:table-cell office:value-type="float" office:value="1404502" calcext:value-type="float">
            <text:p>1404502</text:p>
          </table:table-cell>
          <table:table-cell/>
          <table:table-cell office:value-type="float" office:value="1418743" calcext:value-type="float">
            <text:p>1418743</text:p>
          </table:table-cell>
          <table:table-cell table:number-columns-repeated="2"/>
          <table:table-cell office:value-type="float" office:value="548392" calcext:value-type="float">
            <text:p>548392</text:p>
          </table:table-cell>
          <table:table-cell table:number-columns-repeated="2"/>
          <table:table-cell office:value-type="float" office:value="296356" calcext:value-type="float">
            <text:p>296356</text:p>
          </table:table-cell>
          <table:table-cell table:number-columns-repeated="2"/>
          <table:table-cell office:value-type="float" office:value="564349" calcext:value-type="float">
            <text:p>564349</text:p>
          </table:table-cell>
          <table:table-cell table:number-columns-repeated="2"/>
          <table:table-cell office:value-type="float" office:value="4163225" calcext:value-type="float">
            <text:p>4163225</text:p>
          </table:table-cell>
          <table:table-cell table:number-columns-repeated="3"/>
          <table:table-cell office:value-type="float" office:value="832277" calcext:value-type="float">
            <text:p>832277</text:p>
          </table:table-cell>
          <table:table-cell table:number-columns-repeated="2"/>
          <table:table-cell office:value-type="float" office:value="243535" calcext:value-type="float">
            <text:p>243535</text:p>
          </table:table-cell>
          <table:table-cell table:number-columns-repeated="2"/>
          <table:table-cell office:value-type="float" office:value="190237" calcext:value-type="float">
            <text:p>190237</text:p>
          </table:table-cell>
          <table:table-cell/>
          <table:table-cell office:value-type="float" office:value="1324956" calcext:value-type="float">
            <text:p>1324956</text:p>
          </table:table-cell>
          <table:table-cell/>
          <table:table-cell office:value-type="float" office:value="1349591" calcext:value-type="float">
            <text:p>134959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9123" calcext:value-type="float">
            <text:p>159123</text:p>
          </table:table-cell>
          <table:table-cell table:number-columns-repeated="2"/>
          <table:table-cell office:value-type="float" office:value="197291" calcext:value-type="float">
            <text:p>197291</text:p>
          </table:table-cell>
          <table:table-cell table:number-columns-repeated="2"/>
          <table:table-cell office:value-type="float" office:value="546036" calcext:value-type="float">
            <text:p>546036</text:p>
          </table:table-cell>
          <table:table-cell/>
          <table:table-cell office:value-type="float" office:value="1410662" calcext:value-type="float">
            <text:p>1410662</text:p>
          </table:table-cell>
          <table:table-cell table:number-columns-repeated="2"/>
          <table:table-cell office:value-type="float" office:value="764300" calcext:value-type="float">
            <text:p>764300</text:p>
          </table:table-cell>
          <table:table-cell table:number-columns-repeated="2"/>
          <table:table-cell office:value-type="float" office:value="363434" calcext:value-type="float">
            <text:p>363434</text:p>
          </table:table-cell>
          <table:table-cell table:number-columns-repeated="2"/>
          <table:table-cell office:value-type="float" office:value="708512" calcext:value-type="float">
            <text:p>708512</text:p>
          </table:table-cell>
          <table:table-cell table:number-columns-repeated="2"/>
          <table:table-cell office:value-type="float" office:value="4145418" calcext:value-type="float">
            <text:p>4145418</text:p>
          </table:table-cell>
          <table:table-cell table:number-columns-repeated="3"/>
          <table:table-cell office:value-type="float" office:value="930801" calcext:value-type="float">
            <text:p>930801</text:p>
          </table:table-cell>
          <table:table-cell table:number-columns-repeated="2"/>
          <table:table-cell office:value-type="float" office:value="346727" calcext:value-type="float">
            <text:p>346727</text:p>
          </table:table-cell>
          <table:table-cell table:number-columns-repeated="2"/>
          <table:table-cell office:value-type="float" office:value="291159" calcext:value-type="float">
            <text:p>291159</text:p>
          </table:table-cell>
          <table:table-cell table:number-columns-repeated="2"/>
          <table:table-cell office:value-type="float" office:value="625812" calcext:value-type="float">
            <text:p>625812</text:p>
          </table:table-cell>
          <table:table-cell/>
          <table:table-cell office:value-type="float" office:value="1340502" calcext:value-type="float">
            <text:p>1340502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67932" calcext:value-type="float">
            <text:p>367932</text:p>
          </table:table-cell>
          <table:table-cell table:number-columns-repeated="2"/>
          <table:table-cell office:value-type="float" office:value="352284" calcext:value-type="float">
            <text:p>352284</text:p>
          </table:table-cell>
          <table:table-cell/>
          <table:table-cell office:value-type="float" office:value="1455652" calcext:value-type="float">
            <text:p>1455652</text:p>
          </table:table-cell>
          <table:table-cell/>
          <table:table-cell office:value-type="float" office:value="1397154" calcext:value-type="float">
            <text:p>1397154</text:p>
          </table:table-cell>
          <table:table-cell table:number-columns-repeated="2"/>
          <table:table-cell office:value-type="float" office:value="896533" calcext:value-type="float">
            <text:p>896533</text:p>
          </table:table-cell>
          <table:table-cell table:number-columns-repeated="2"/>
          <table:table-cell office:value-type="float" office:value="321815" calcext:value-type="float">
            <text:p>321815</text:p>
          </table:table-cell>
          <table:table-cell table:number-columns-repeated="2"/>
          <table:table-cell office:value-type="float" office:value="929206" calcext:value-type="float">
            <text:p>929206</text:p>
          </table:table-cell>
          <table:table-cell table:number-columns-repeated="2"/>
          <table:table-cell office:value-type="float" office:value="4342756" calcext:value-type="float">
            <text:p>4342756</text:p>
          </table:table-cell>
          <table:table-cell table:number-columns-repeated="2"/>
          <table:table-cell office:value-type="float" office:value="1006401" calcext:value-type="float">
            <text:p>1006401</text:p>
          </table:table-cell>
          <table:table-cell table:number-columns-repeated="2"/>
          <table:table-cell office:value-type="float" office:value="275590" calcext:value-type="float">
            <text:p>275590</text:p>
          </table:table-cell>
          <table:table-cell table:number-columns-repeated="2"/>
          <table:table-cell office:value-type="float" office:value="220048" calcext:value-type="float">
            <text:p>220048</text:p>
          </table:table-cell>
          <table:table-cell/>
          <table:table-cell office:value-type="float" office:value="1446411" calcext:value-type="float">
            <text:p>1446411</text:p>
          </table:table-cell>
          <table:table-cell/>
          <table:table-cell office:value-type="float" office:value="1467072" calcext:value-type="float">
            <text:p>1467072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13064" calcext:value-type="float">
            <text:p>213064</text:p>
          </table:table-cell>
          <table:table-cell table:number-columns-repeated="2"/>
          <table:table-cell office:value-type="float" office:value="290974" calcext:value-type="float">
            <text:p>290974</text:p>
          </table:table-cell>
          <table:table-cell/>
          <table:table-cell office:value-type="float" office:value="1461943" calcext:value-type="float">
            <text:p>1461943</text:p>
          </table:table-cell>
          <table:table-cell/>
          <table:table-cell office:value-type="float" office:value="1447569" calcext:value-type="float">
            <text:p>1447569</text:p>
          </table:table-cell>
          <table:table-cell/>
          <table:table-cell office:value-type="float" office:value="1040441" calcext:value-type="float">
            <text:p>1040441</text:p>
          </table:table-cell>
          <table:table-cell table:number-columns-repeated="2"/>
          <table:table-cell office:value-type="float" office:value="333622" calcext:value-type="float">
            <text:p>333622</text:p>
          </table:table-cell>
          <table:table-cell/>
          <table:table-cell office:value-type="float" office:value="1068773" calcext:value-type="float">
            <text:p>1068773</text:p>
          </table:table-cell>
          <table:table-cell table:number-columns-repeated="2"/>
          <table:table-cell office:value-type="float" office:value="4263293" calcext:value-type="float">
            <text:p>4263293</text:p>
          </table:table-cell>
          <table:table-cell table:number-columns-repeated="2"/>
          <table:table-cell office:value-type="float" office:value="1168746" calcext:value-type="float">
            <text:p>1168746</text:p>
          </table:table-cell>
          <table:table-cell table:number-columns-repeated="2"/>
          <table:table-cell office:value-type="float" office:value="281843" calcext:value-type="float">
            <text:p>281843</text:p>
          </table:table-cell>
          <table:table-cell table:number-columns-repeated="2"/>
          <table:table-cell office:value-type="float" office:value="235373" calcext:value-type="float">
            <text:p>235373</text:p>
          </table:table-cell>
          <table:table-cell table:number-columns-repeated="2"/>
          <table:table-cell office:value-type="float" office:value="633666" calcext:value-type="float">
            <text:p>633666</text:p>
          </table:table-cell>
          <table:table-cell/>
          <table:table-cell office:value-type="float" office:value="1388404" calcext:value-type="float">
            <text:p>138840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55019" calcext:value-type="float">
            <text:p>355019</text:p>
          </table:table-cell>
          <table:table-cell table:number-columns-repeated="2"/>
          <table:table-cell office:value-type="float" office:value="369761" calcext:value-type="float">
            <text:p>369761</text:p>
          </table:table-cell>
          <table:table-cell/>
          <table:table-cell office:value-type="float" office:value="1473874" calcext:value-type="float">
            <text:p>1473874</text:p>
          </table:table-cell>
          <table:table-cell/>
          <table:table-cell office:value-type="float" office:value="1400914" calcext:value-type="float">
            <text:p>1400914</text:p>
          </table:table-cell>
          <table:table-cell/>
          <table:table-cell office:value-type="float" office:value="1230483" calcext:value-type="float">
            <text:p>1230483</text:p>
          </table:table-cell>
          <table:table-cell table:number-columns-repeated="2"/>
          <table:table-cell office:value-type="float" office:value="345411" calcext:value-type="float">
            <text:p>345411</text:p>
          </table:table-cell>
          <table:table-cell/>
          <table:table-cell office:value-type="float" office:value="1302287" calcext:value-type="float">
            <text:p>1302287</text:p>
          </table:table-cell>
          <table:table-cell table:number-columns-repeated="2"/>
          <table:table-cell office:value-type="float" office:value="3923255" calcext:value-type="float">
            <text:p>3923255</text:p>
          </table:table-cell>
          <table:table-cell table:number-columns-repeated="2"/>
          <table:table-cell office:value-type="float" office:value="1283063" calcext:value-type="float">
            <text:p>1283063</text:p>
          </table:table-cell>
          <table:table-cell table:number-columns-repeated="2"/>
          <table:table-cell office:value-type="float" office:value="307781" calcext:value-type="float">
            <text:p>307781</text:p>
          </table:table-cell>
          <table:table-cell table:number-columns-repeated="2"/>
          <table:table-cell office:value-type="float" office:value="260116" calcext:value-type="float">
            <text:p>260116</text:p>
          </table:table-cell>
          <table:table-cell/>
          <table:table-cell office:value-type="float" office:value="1488250" calcext:value-type="float">
            <text:p>1488250</text:p>
          </table:table-cell>
          <table:table-cell/>
          <table:table-cell office:value-type="float" office:value="1522089" calcext:value-type="float">
            <text:p>152208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11302" calcext:value-type="float">
            <text:p>211302</text:p>
          </table:table-cell>
          <table:table-cell table:number-columns-repeated="2"/>
          <table:table-cell office:value-type="float" office:value="290535" calcext:value-type="float">
            <text:p>290535</text:p>
          </table:table-cell>
          <table:table-cell table:number-columns-repeated="2"/>
          <table:table-cell office:value-type="float" office:value="707878" calcext:value-type="float">
            <text:p>707878</text:p>
          </table:table-cell>
          <table:table-cell/>
          <table:table-cell office:value-type="float" office:value="1462604" calcext:value-type="float">
            <text:p>1462604</text:p>
          </table:table-cell>
          <table:table-cell/>
          <table:table-cell office:value-type="float" office:value="1316819" calcext:value-type="float">
            <text:p>1316819</text:p>
          </table:table-cell>
          <table:table-cell table:number-columns-repeated="2"/>
          <table:table-cell office:value-type="float" office:value="366274" calcext:value-type="float">
            <text:p>366274</text:p>
          </table:table-cell>
          <table:table-cell/>
          <table:table-cell office:value-type="float" office:value="1403223" calcext:value-type="float">
            <text:p>1403223</text:p>
          </table:table-cell>
          <table:table-cell table:number-columns-repeated="2"/>
          <table:table-cell office:value-type="float" office:value="3233235" calcext:value-type="float">
            <text:p>3233235</text:p>
          </table:table-cell>
          <table:table-cell table:number-columns-repeated="2"/>
          <table:table-cell office:value-type="float" office:value="1411489" calcext:value-type="float">
            <text:p>1411489</text:p>
          </table:table-cell>
          <table:table-cell table:number-columns-repeated="2"/>
          <table:table-cell office:value-type="float" office:value="315616" calcext:value-type="float">
            <text:p>315616</text:p>
          </table:table-cell>
          <table:table-cell table:number-columns-repeated="2"/>
          <table:table-cell office:value-type="float" office:value="252861" calcext:value-type="float">
            <text:p>252861</text:p>
          </table:table-cell>
          <table:table-cell table:number-columns-repeated="2"/>
          <table:table-cell office:value-type="float" office:value="382973" calcext:value-type="float">
            <text:p>382973</text:p>
          </table:table-cell>
          <table:table-cell/>
          <table:table-cell office:value-type="float" office:value="1259305" calcext:value-type="float">
            <text:p>1259305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57710" calcext:value-type="float">
            <text:p>357710</text:p>
          </table:table-cell>
          <table:table-cell table:number-columns-repeated="2"/>
          <table:table-cell office:value-type="float" office:value="364367" calcext:value-type="float">
            <text:p>364367</text:p>
          </table:table-cell>
          <table:table-cell/>
          <table:table-cell office:value-type="float" office:value="1461739" calcext:value-type="float">
            <text:p>1461739</text:p>
          </table:table-cell>
          <table:table-cell/>
          <table:table-cell office:value-type="float" office:value="1457813" calcext:value-type="float">
            <text:p>1457813</text:p>
          </table:table-cell>
          <table:table-cell/>
          <table:table-cell office:value-type="float" office:value="1382714" calcext:value-type="float">
            <text:p>1382714</text:p>
          </table:table-cell>
          <table:table-cell table:number-columns-repeated="2"/>
          <table:table-cell office:value-type="float" office:value="331421" calcext:value-type="float">
            <text:p>331421</text:p>
          </table:table-cell>
          <table:table-cell/>
          <table:table-cell office:value-type="float" office:value="1532508" calcext:value-type="float">
            <text:p>1532508</text:p>
          </table:table-cell>
          <table:table-cell table:number-columns-repeated="2"/>
          <table:table-cell office:value-type="float" office:value="3056878" calcext:value-type="float">
            <text:p>3056878</text:p>
          </table:table-cell>
          <table:table-cell table:number-columns-repeated="2"/>
          <table:table-cell office:value-type="float" office:value="1467538" calcext:value-type="float">
            <text:p>1467538</text:p>
          </table:table-cell>
          <table:table-cell table:number-columns-repeated="2"/>
          <table:table-cell office:value-type="float" office:value="281246" calcext:value-type="float">
            <text:p>281246</text:p>
          </table:table-cell>
          <table:table-cell table:number-columns-repeated="2"/>
          <table:table-cell office:value-type="float" office:value="271975" calcext:value-type="float">
            <text:p>271975</text:p>
          </table:table-cell>
          <table:table-cell/>
          <table:table-cell office:value-type="float" office:value="1526810" calcext:value-type="float">
            <text:p>1526810</text:p>
          </table:table-cell>
          <table:table-cell/>
          <table:table-cell office:value-type="float" office:value="1516497" calcext:value-type="float">
            <text:p>1516497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8098" calcext:value-type="float">
            <text:p>288098</text:p>
          </table:table-cell>
          <table:table-cell table:number-columns-repeated="2"/>
          <table:table-cell office:value-type="float" office:value="246526" calcext:value-type="float">
            <text:p>246526</text:p>
          </table:table-cell>
          <table:table-cell/>
          <table:table-cell office:value-type="float" office:value="1406339" calcext:value-type="float">
            <text:p>1406339</text:p>
          </table:table-cell>
          <table:table-cell/>
          <table:table-cell office:value-type="float" office:value="1388776" calcext:value-type="float">
            <text:p>1388776</text:p>
          </table:table-cell>
          <table:table-cell table:number-columns-repeated="2"/>
          <table:table-cell office:value-type="float" office:value="311957" calcext:value-type="float">
            <text:p>311957</text:p>
          </table:table-cell>
          <table:table-cell table:number-columns-repeated="2"/>
          <table:table-cell office:value-type="float" office:value="296808" calcext:value-type="float">
            <text:p>296808</text:p>
          </table:table-cell>
          <table:table-cell table:number-columns-repeated="2"/>
          <table:table-cell office:value-type="float" office:value="262778" calcext:value-type="float">
            <text:p>262778</text:p>
          </table:table-cell>
          <table:table-cell table:number-columns-repeated="2"/>
          <table:table-cell office:value-type="float" office:value="3443679" calcext:value-type="float">
            <text:p>3443679</text:p>
          </table:table-cell>
          <table:table-cell table:number-columns-repeated="3"/>
          <table:table-cell office:value-type="float" office:value="327158" calcext:value-type="float">
            <text:p>327158</text:p>
          </table:table-cell>
          <table:table-cell table:number-columns-repeated="2"/>
          <table:table-cell office:value-type="float" office:value="340190" calcext:value-type="float">
            <text:p>340190</text:p>
          </table:table-cell>
          <table:table-cell table:number-columns-repeated="2"/>
          <table:table-cell office:value-type="float" office:value="260662" calcext:value-type="float">
            <text:p>260662</text:p>
          </table:table-cell>
          <table:table-cell/>
          <table:table-cell office:value-type="float" office:value="1321516" calcext:value-type="float">
            <text:p>1321516</text:p>
          </table:table-cell>
          <table:table-cell/>
          <table:table-cell office:value-type="float" office:value="1313139" calcext:value-type="float">
            <text:p>131313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8160" calcext:value-type="float">
            <text:p>288160</text:p>
          </table:table-cell>
          <table:table-cell table:number-columns-repeated="2"/>
          <table:table-cell office:value-type="float" office:value="247917" calcext:value-type="float">
            <text:p>247917</text:p>
          </table:table-cell>
          <table:table-cell/>
          <table:table-cell office:value-type="float" office:value="1431524" calcext:value-type="float">
            <text:p>1431524</text:p>
          </table:table-cell>
          <table:table-cell/>
          <table:table-cell office:value-type="float" office:value="1418334" calcext:value-type="float">
            <text:p>1418334</text:p>
          </table:table-cell>
          <table:table-cell table:number-columns-repeated="2"/>
          <table:table-cell office:value-type="float" office:value="466813" calcext:value-type="float">
            <text:p>466813</text:p>
          </table:table-cell>
          <table:table-cell table:number-columns-repeated="2"/>
          <table:table-cell office:value-type="float" office:value="347874" calcext:value-type="float">
            <text:p>347874</text:p>
          </table:table-cell>
          <table:table-cell table:number-columns-repeated="2"/>
          <table:table-cell office:value-type="float" office:value="479245" calcext:value-type="float">
            <text:p>479245</text:p>
          </table:table-cell>
          <table:table-cell table:number-columns-repeated="2"/>
          <table:table-cell office:value-type="float" office:value="3870471" calcext:value-type="float">
            <text:p>3870471</text:p>
          </table:table-cell>
          <table:table-cell table:number-columns-repeated="3"/>
          <table:table-cell office:value-type="float" office:value="469191" calcext:value-type="float">
            <text:p>469191</text:p>
          </table:table-cell>
          <table:table-cell table:number-columns-repeated="2"/>
          <table:table-cell office:value-type="float" office:value="280735" calcext:value-type="float">
            <text:p>280735</text:p>
          </table:table-cell>
          <table:table-cell table:number-columns-repeated="2"/>
          <table:table-cell office:value-type="float" office:value="258901" calcext:value-type="float">
            <text:p>258901</text:p>
          </table:table-cell>
          <table:table-cell/>
          <table:table-cell office:value-type="float" office:value="1329433" calcext:value-type="float">
            <text:p>1329433</text:p>
          </table:table-cell>
          <table:table-cell/>
          <table:table-cell office:value-type="float" office:value="1345439" calcext:value-type="float">
            <text:p>1345439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36645" calcext:value-type="float">
            <text:p>336645</text:p>
          </table:table-cell>
          <table:table-cell table:number-columns-repeated="2"/>
          <table:table-cell office:value-type="float" office:value="262548" calcext:value-type="float">
            <text:p>262548</text:p>
          </table:table-cell>
          <table:table-cell/>
          <table:table-cell office:value-type="float" office:value="1118188" calcext:value-type="float">
            <text:p>1118188</text:p>
          </table:table-cell>
          <table:table-cell/>
          <table:table-cell office:value-type="float" office:value="1396195" calcext:value-type="float">
            <text:p>1396195</text:p>
          </table:table-cell>
          <table:table-cell table:number-columns-repeated="2"/>
          <table:table-cell office:value-type="float" office:value="490829" calcext:value-type="float">
            <text:p>490829</text:p>
          </table:table-cell>
          <table:table-cell table:number-columns-repeated="2"/>
          <table:table-cell office:value-type="float" office:value="342683" calcext:value-type="float">
            <text:p>342683</text:p>
          </table:table-cell>
          <table:table-cell table:number-columns-repeated="2"/>
          <table:table-cell office:value-type="float" office:value="525767" calcext:value-type="float">
            <text:p>525767</text:p>
          </table:table-cell>
          <table:table-cell table:number-columns-repeated="2"/>
          <table:table-cell office:value-type="float" office:value="4003542" calcext:value-type="float">
            <text:p>4003542</text:p>
          </table:table-cell>
          <table:table-cell table:number-columns-repeated="3"/>
          <table:table-cell office:value-type="float" office:value="811820" calcext:value-type="float">
            <text:p>811820</text:p>
          </table:table-cell>
          <table:table-cell table:number-columns-repeated="2"/>
          <table:table-cell office:value-type="float" office:value="286314" calcext:value-type="float">
            <text:p>286314</text:p>
          </table:table-cell>
          <table:table-cell table:number-columns-repeated="2"/>
          <table:table-cell office:value-type="float" office:value="307156" calcext:value-type="float">
            <text:p>307156</text:p>
          </table:table-cell>
          <table:table-cell/>
          <table:table-cell office:value-type="float" office:value="1351853" calcext:value-type="float">
            <text:p>1351853</text:p>
          </table:table-cell>
          <table:table-cell/>
          <table:table-cell office:value-type="float" office:value="1357116" calcext:value-type="float">
            <text:p>1357116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07662" calcext:value-type="float">
            <text:p>307662</text:p>
          </table:table-cell>
          <table:table-cell table:number-columns-repeated="2"/>
          <table:table-cell office:value-type="float" office:value="244616" calcext:value-type="float">
            <text:p>244616</text:p>
          </table:table-cell>
          <table:table-cell/>
          <table:table-cell office:value-type="float" office:value="1225954" calcext:value-type="float">
            <text:p>1225954</text:p>
          </table:table-cell>
          <table:table-cell/>
          <table:table-cell office:value-type="float" office:value="1336400" calcext:value-type="float">
            <text:p>1336400</text:p>
          </table:table-cell>
          <table:table-cell table:number-columns-repeated="2"/>
          <table:table-cell office:value-type="float" office:value="686600" calcext:value-type="float">
            <text:p>686600</text:p>
          </table:table-cell>
          <table:table-cell table:number-columns-repeated="2"/>
          <table:table-cell office:value-type="float" office:value="336315" calcext:value-type="float">
            <text:p>336315</text:p>
          </table:table-cell>
          <table:table-cell table:number-columns-repeated="2"/>
          <table:table-cell office:value-type="float" office:value="652763" calcext:value-type="float">
            <text:p>652763</text:p>
          </table:table-cell>
          <table:table-cell table:number-columns-repeated="2"/>
          <table:table-cell office:value-type="float" office:value="4194504" calcext:value-type="float">
            <text:p>4194504</text:p>
          </table:table-cell>
          <table:table-cell table:number-columns-repeated="3"/>
          <table:table-cell office:value-type="float" office:value="859762" calcext:value-type="float">
            <text:p>859762</text:p>
          </table:table-cell>
          <table:table-cell table:number-columns-repeated="2"/>
          <table:table-cell office:value-type="float" office:value="265905" calcext:value-type="float">
            <text:p>265905</text:p>
          </table:table-cell>
          <table:table-cell table:number-columns-repeated="2"/>
          <table:table-cell office:value-type="float" office:value="271733" calcext:value-type="float">
            <text:p>271733</text:p>
          </table:table-cell>
          <table:table-cell/>
          <table:table-cell office:value-type="float" office:value="1390621" calcext:value-type="float">
            <text:p>1390621</text:p>
          </table:table-cell>
          <table:table-cell/>
          <table:table-cell office:value-type="float" office:value="1401206" calcext:value-type="float">
            <text:p>1401206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2387" calcext:value-type="float">
            <text:p>342387</text:p>
          </table:table-cell>
          <table:table-cell table:number-columns-repeated="2"/>
          <table:table-cell office:value-type="float" office:value="283830" calcext:value-type="float">
            <text:p>283830</text:p>
          </table:table-cell>
          <table:table-cell/>
          <table:table-cell office:value-type="float" office:value="1425732" calcext:value-type="float">
            <text:p>1425732</text:p>
          </table:table-cell>
          <table:table-cell/>
          <table:table-cell office:value-type="float" office:value="1440721" calcext:value-type="float">
            <text:p>1440721</text:p>
          </table:table-cell>
          <table:table-cell table:number-columns-repeated="2"/>
          <table:table-cell office:value-type="float" office:value="844518" calcext:value-type="float">
            <text:p>844518</text:p>
          </table:table-cell>
          <table:table-cell table:number-columns-repeated="2"/>
          <table:table-cell office:value-type="float" office:value="297317" calcext:value-type="float">
            <text:p>297317</text:p>
          </table:table-cell>
          <table:table-cell table:number-columns-repeated="2"/>
          <table:table-cell office:value-type="float" office:value="836991" calcext:value-type="float">
            <text:p>836991</text:p>
          </table:table-cell>
          <table:table-cell table:number-columns-repeated="2"/>
          <table:table-cell office:value-type="float" office:value="4293483" calcext:value-type="float">
            <text:p>4293483</text:p>
          </table:table-cell>
          <table:table-cell table:number-columns-repeated="3"/>
          <table:table-cell office:value-type="float" office:value="985875" calcext:value-type="float">
            <text:p>985875</text:p>
          </table:table-cell>
          <table:table-cell table:number-columns-repeated="2"/>
          <table:table-cell office:value-type="float" office:value="224307" calcext:value-type="float">
            <text:p>224307</text:p>
          </table:table-cell>
          <table:table-cell table:number-columns-repeated="2"/>
          <table:table-cell office:value-type="float" office:value="259757" calcext:value-type="float">
            <text:p>259757</text:p>
          </table:table-cell>
          <table:table-cell/>
          <table:table-cell office:value-type="float" office:value="1422447" calcext:value-type="float">
            <text:p>1422447</text:p>
          </table:table-cell>
          <table:table-cell/>
          <table:table-cell office:value-type="float" office:value="1435158" calcext:value-type="float">
            <text:p>143515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6744" calcext:value-type="float">
            <text:p>286744</text:p>
          </table:table-cell>
          <table:table-cell table:number-columns-repeated="2"/>
          <table:table-cell office:value-type="float" office:value="224383" calcext:value-type="float">
            <text:p>224383</text:p>
          </table:table-cell>
          <table:table-cell table:number-columns-repeated="2"/>
          <table:table-cell office:value-type="float" office:value="927008" calcext:value-type="float">
            <text:p>927008</text:p>
          </table:table-cell>
          <table:table-cell/>
          <table:table-cell office:value-type="float" office:value="1397546" calcext:value-type="float">
            <text:p>1397546</text:p>
          </table:table-cell>
          <table:table-cell table:number-columns-repeated="2"/>
          <table:table-cell office:value-type="float" office:value="983588" calcext:value-type="float">
            <text:p>983588</text:p>
          </table:table-cell>
          <table:table-cell table:number-columns-repeated="2"/>
          <table:table-cell office:value-type="float" office:value="295623" calcext:value-type="float">
            <text:p>295623</text:p>
          </table:table-cell>
          <table:table-cell table:number-columns-repeated="2"/>
          <table:table-cell office:value-type="float" office:value="989666" calcext:value-type="float">
            <text:p>989666</text:p>
          </table:table-cell>
          <table:table-cell table:number-columns-repeated="2"/>
          <table:table-cell office:value-type="float" office:value="4305985" calcext:value-type="float">
            <text:p>4305985</text:p>
          </table:table-cell>
          <table:table-cell table:number-columns-repeated="2"/>
          <table:table-cell office:value-type="float" office:value="1070516" calcext:value-type="float">
            <text:p>1070516</text:p>
          </table:table-cell>
          <table:table-cell table:number-columns-repeated="2"/>
          <table:table-cell office:value-type="float" office:value="222637" calcext:value-type="float">
            <text:p>222637</text:p>
          </table:table-cell>
          <table:table-cell table:number-columns-repeated="2"/>
          <table:table-cell office:value-type="float" office:value="243482" calcext:value-type="float">
            <text:p>243482</text:p>
          </table:table-cell>
          <table:table-cell/>
          <table:table-cell office:value-type="float" office:value="1448341" calcext:value-type="float">
            <text:p>1448341</text:p>
          </table:table-cell>
          <table:table-cell/>
          <table:table-cell office:value-type="float" office:value="1445637" calcext:value-type="float">
            <text:p>144563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81147" calcext:value-type="float">
            <text:p>281147</text:p>
          </table:table-cell>
          <table:table-cell table:number-columns-repeated="2"/>
          <table:table-cell office:value-type="float" office:value="218405" calcext:value-type="float">
            <text:p>218405</text:p>
          </table:table-cell>
          <table:table-cell table:number-columns-repeated="2"/>
          <table:table-cell office:value-type="float" office:value="880270" calcext:value-type="float">
            <text:p>880270</text:p>
          </table:table-cell>
          <table:table-cell/>
          <table:table-cell office:value-type="float" office:value="1411379" calcext:value-type="float">
            <text:p>1411379</text:p>
          </table:table-cell>
          <table:table-cell/>
          <table:table-cell office:value-type="float" office:value="1122877" calcext:value-type="float">
            <text:p>1122877</text:p>
          </table:table-cell>
          <table:table-cell table:number-columns-repeated="2"/>
          <table:table-cell office:value-type="float" office:value="304190" calcext:value-type="float">
            <text:p>304190</text:p>
          </table:table-cell>
          <table:table-cell/>
          <table:table-cell office:value-type="float" office:value="1141205" calcext:value-type="float">
            <text:p>1141205</text:p>
          </table:table-cell>
          <table:table-cell table:number-columns-repeated="2"/>
          <table:table-cell office:value-type="float" office:value="3851149" calcext:value-type="float">
            <text:p>3851149</text:p>
          </table:table-cell>
          <table:table-cell table:number-columns-repeated="2"/>
          <table:table-cell office:value-type="float" office:value="1203156" calcext:value-type="float">
            <text:p>1203156</text:p>
          </table:table-cell>
          <table:table-cell table:number-columns-repeated="2"/>
          <table:table-cell office:value-type="float" office:value="237345" calcext:value-type="float">
            <text:p>237345</text:p>
          </table:table-cell>
          <table:table-cell table:number-columns-repeated="2"/>
          <table:table-cell office:value-type="float" office:value="291453" calcext:value-type="float">
            <text:p>291453</text:p>
          </table:table-cell>
          <table:table-cell/>
          <table:table-cell office:value-type="float" office:value="1432332" calcext:value-type="float">
            <text:p>1432332</text:p>
          </table:table-cell>
          <table:table-cell/>
          <table:table-cell office:value-type="float" office:value="1430306" calcext:value-type="float">
            <text:p>1430306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8332" calcext:value-type="float">
            <text:p>278332</text:p>
          </table:table-cell>
          <table:table-cell table:number-columns-repeated="2"/>
          <table:table-cell office:value-type="float" office:value="209669" calcext:value-type="float">
            <text:p>209669</text:p>
          </table:table-cell>
          <table:table-cell/>
          <table:table-cell office:value-type="float" office:value="1379144" calcext:value-type="float">
            <text:p>1379144</text:p>
          </table:table-cell>
          <table:table-cell/>
          <table:table-cell office:value-type="float" office:value="1413609" calcext:value-type="float">
            <text:p>1413609</text:p>
          </table:table-cell>
          <table:table-cell/>
          <table:table-cell office:value-type="float" office:value="1273521" calcext:value-type="float">
            <text:p>1273521</text:p>
          </table:table-cell>
          <table:table-cell table:number-columns-repeated="2"/>
          <table:table-cell office:value-type="float" office:value="230240" calcext:value-type="float">
            <text:p>230240</text:p>
          </table:table-cell>
          <table:table-cell table:number-columns-repeated="2"/>
          <table:table-cell office:value-type="float" office:value="812903" calcext:value-type="float">
            <text:p>812903</text:p>
          </table:table-cell>
          <table:table-cell table:number-columns-repeated="2"/>
          <table:table-cell office:value-type="float" office:value="3259099" calcext:value-type="float">
            <text:p>3259099</text:p>
          </table:table-cell>
          <table:table-cell table:number-columns-repeated="2"/>
          <table:table-cell office:value-type="float" office:value="1320066" calcext:value-type="float">
            <text:p>1320066</text:p>
          </table:table-cell>
          <table:table-cell table:number-columns-repeated="2"/>
          <table:table-cell office:value-type="float" office:value="286591" calcext:value-type="float">
            <text:p>286591</text:p>
          </table:table-cell>
          <table:table-cell table:number-columns-repeated="2"/>
          <table:table-cell office:value-type="float" office:value="256053" calcext:value-type="float">
            <text:p>256053</text:p>
          </table:table-cell>
          <table:table-cell/>
          <table:table-cell office:value-type="float" office:value="1435359" calcext:value-type="float">
            <text:p>1435359</text:p>
          </table:table-cell>
          <table:table-cell/>
          <table:table-cell office:value-type="float" office:value="1436633" calcext:value-type="float">
            <text:p>1436633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44492" calcext:value-type="float">
            <text:p>344492</text:p>
          </table:table-cell>
          <table:table-cell table:number-columns-repeated="2"/>
          <table:table-cell office:value-type="float" office:value="231021" calcext:value-type="float">
            <text:p>231021</text:p>
          </table:table-cell>
          <table:table-cell/>
          <table:table-cell office:value-type="float" office:value="1421267" calcext:value-type="float">
            <text:p>1421267</text:p>
          </table:table-cell>
          <table:table-cell/>
          <table:table-cell office:value-type="float" office:value="1409713" calcext:value-type="float">
            <text:p>1409713</text:p>
          </table:table-cell>
          <table:table-cell/>
          <table:table-cell office:value-type="float" office:value="1354123" calcext:value-type="float">
            <text:p>1354123</text:p>
          </table:table-cell>
          <table:table-cell table:number-columns-repeated="2"/>
          <table:table-cell office:value-type="float" office:value="270386" calcext:value-type="float">
            <text:p>270386</text:p>
          </table:table-cell>
          <table:table-cell/>
          <table:table-cell office:value-type="float" office:value="1356851" calcext:value-type="float">
            <text:p>1356851</text:p>
          </table:table-cell>
          <table:table-cell table:number-columns-repeated="2"/>
          <table:table-cell office:value-type="float" office:value="3091438" calcext:value-type="float">
            <text:p>3091438</text:p>
          </table:table-cell>
          <table:table-cell table:number-columns-repeated="2"/>
          <table:table-cell office:value-type="float" office:value="1380568" calcext:value-type="float">
            <text:p>1380568</text:p>
          </table:table-cell>
          <table:table-cell table:number-columns-repeated="2"/>
          <table:table-cell office:value-type="float" office:value="205743" calcext:value-type="float">
            <text:p>205743</text:p>
          </table:table-cell>
          <table:table-cell table:number-columns-repeated="2"/>
          <table:table-cell office:value-type="float" office:value="322268" calcext:value-type="float">
            <text:p>322268</text:p>
          </table:table-cell>
          <table:table-cell/>
          <table:table-cell office:value-type="float" office:value="1352786" calcext:value-type="float">
            <text:p>1352786</text:p>
          </table:table-cell>
          <table:table-cell/>
          <table:table-cell office:value-type="float" office:value="1325370" calcext:value-type="float">
            <text:p>1325370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35737" calcext:value-type="float">
            <text:p>235737</text:p>
          </table:table-cell>
          <table:table-cell table:number-columns-repeated="2"/>
          <table:table-cell office:value-type="float" office:value="192126" calcext:value-type="float">
            <text:p>192126</text:p>
          </table:table-cell>
          <table:table-cell table:number-columns-repeated="2"/>
          <table:table-cell office:value-type="float" office:value="882103" calcext:value-type="float">
            <text:p>882103</text:p>
          </table:table-cell>
          <table:table-cell/>
          <table:table-cell office:value-type="float" office:value="1316455" calcext:value-type="float">
            <text:p>1316455</text:p>
          </table:table-cell>
          <table:table-cell table:number-columns-repeated="2"/>
          <table:table-cell office:value-type="float" office:value="304666" calcext:value-type="float">
            <text:p>304666</text:p>
          </table:table-cell>
          <table:table-cell table:number-columns-repeated="2"/>
          <table:table-cell office:value-type="float" office:value="218420" calcext:value-type="float">
            <text:p>218420</text:p>
          </table:table-cell>
          <table:table-cell table:number-columns-repeated="2"/>
          <table:table-cell office:value-type="float" office:value="294228" calcext:value-type="float">
            <text:p>294228</text:p>
          </table:table-cell>
          <table:table-cell table:number-columns-repeated="2"/>
          <table:table-cell office:value-type="float" office:value="3468986" calcext:value-type="float">
            <text:p>3468986</text:p>
          </table:table-cell>
          <table:table-cell table:number-columns-repeated="3"/>
          <table:table-cell office:value-type="float" office:value="304834" calcext:value-type="float">
            <text:p>304834</text:p>
          </table:table-cell>
          <table:table-cell table:number-columns-repeated="2"/>
          <table:table-cell office:value-type="float" office:value="245566" calcext:value-type="float">
            <text:p>245566</text:p>
          </table:table-cell>
          <table:table-cell table:number-columns-repeated="2"/>
          <table:table-cell office:value-type="float" office:value="264882" calcext:value-type="float">
            <text:p>264882</text:p>
          </table:table-cell>
          <table:table-cell/>
          <table:table-cell office:value-type="float" office:value="1348097" calcext:value-type="float">
            <text:p>1348097</text:p>
          </table:table-cell>
          <table:table-cell/>
          <table:table-cell office:value-type="float" office:value="1354186" calcext:value-type="float">
            <text:p>135418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9395" calcext:value-type="float">
            <text:p>239395</text:p>
          </table:table-cell>
          <table:table-cell table:number-columns-repeated="2"/>
          <table:table-cell office:value-type="float" office:value="234843" calcext:value-type="float">
            <text:p>234843</text:p>
          </table:table-cell>
          <table:table-cell/>
          <table:table-cell office:value-type="float" office:value="1202489" calcext:value-type="float">
            <text:p>1202489</text:p>
          </table:table-cell>
          <table:table-cell/>
          <table:table-cell office:value-type="float" office:value="1373582" calcext:value-type="float">
            <text:p>1373582</text:p>
          </table:table-cell>
          <table:table-cell table:number-columns-repeated="2"/>
          <table:table-cell office:value-type="float" office:value="441400" calcext:value-type="float">
            <text:p>441400</text:p>
          </table:table-cell>
          <table:table-cell table:number-columns-repeated="2"/>
          <table:table-cell office:value-type="float" office:value="250734" calcext:value-type="float">
            <text:p>250734</text:p>
          </table:table-cell>
          <table:table-cell table:number-columns-repeated="2"/>
          <table:table-cell office:value-type="float" office:value="401734" calcext:value-type="float">
            <text:p>401734</text:p>
          </table:table-cell>
          <table:table-cell table:number-columns-repeated="2"/>
          <table:table-cell office:value-type="float" office:value="3808772" calcext:value-type="float">
            <text:p>3808772</text:p>
          </table:table-cell>
          <table:table-cell table:number-columns-repeated="3"/>
          <table:table-cell office:value-type="float" office:value="436442" calcext:value-type="float">
            <text:p>436442</text:p>
          </table:table-cell>
          <table:table-cell table:number-columns-repeated="2"/>
          <table:table-cell office:value-type="float" office:value="276358" calcext:value-type="float">
            <text:p>276358</text:p>
          </table:table-cell>
          <table:table-cell table:number-columns-repeated="2"/>
          <table:table-cell office:value-type="float" office:value="293211" calcext:value-type="float">
            <text:p>293211</text:p>
          </table:table-cell>
          <table:table-cell/>
          <table:table-cell office:value-type="float" office:value="1372524" calcext:value-type="float">
            <text:p>1372524</text:p>
          </table:table-cell>
          <table:table-cell/>
          <table:table-cell office:value-type="float" office:value="1384333" calcext:value-type="float">
            <text:p>1384333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93383" calcext:value-type="float">
            <text:p>293383</text:p>
          </table:table-cell>
          <table:table-cell table:number-columns-repeated="2"/>
          <table:table-cell office:value-type="float" office:value="248898" calcext:value-type="float">
            <text:p>248898</text:p>
          </table:table-cell>
          <table:table-cell/>
          <table:table-cell office:value-type="float" office:value="1003273" calcext:value-type="float">
            <text:p>1003273</text:p>
          </table:table-cell>
          <table:table-cell/>
          <table:table-cell office:value-type="float" office:value="1397159" calcext:value-type="float">
            <text:p>1397159</text:p>
          </table:table-cell>
          <table:table-cell table:number-columns-repeated="2"/>
          <table:table-cell office:value-type="float" office:value="479386" calcext:value-type="float">
            <text:p>479386</text:p>
          </table:table-cell>
          <table:table-cell table:number-columns-repeated="2"/>
          <table:table-cell office:value-type="float" office:value="266322" calcext:value-type="float">
            <text:p>266322</text:p>
          </table:table-cell>
          <table:table-cell table:number-columns-repeated="2"/>
          <table:table-cell office:value-type="float" office:value="518630" calcext:value-type="float">
            <text:p>518630</text:p>
          </table:table-cell>
          <table:table-cell table:number-columns-repeated="2"/>
          <table:table-cell office:value-type="float" office:value="4017985" calcext:value-type="float">
            <text:p>4017985</text:p>
          </table:table-cell>
          <table:table-cell table:number-columns-repeated="3"/>
          <table:table-cell office:value-type="float" office:value="804860" calcext:value-type="float">
            <text:p>804860</text:p>
          </table:table-cell>
          <table:table-cell table:number-columns-repeated="2"/>
          <table:table-cell office:value-type="float" office:value="259331" calcext:value-type="float">
            <text:p>259331</text:p>
          </table:table-cell>
          <table:table-cell table:number-columns-repeated="2"/>
          <table:table-cell office:value-type="float" office:value="272610" calcext:value-type="float">
            <text:p>272610</text:p>
          </table:table-cell>
          <table:table-cell/>
          <table:table-cell office:value-type="float" office:value="1353112" calcext:value-type="float">
            <text:p>1353112</text:p>
          </table:table-cell>
          <table:table-cell/>
          <table:table-cell office:value-type="float" office:value="1350712" calcext:value-type="float">
            <text:p>1350712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9992" calcext:value-type="float">
            <text:p>259992</text:p>
          </table:table-cell>
          <table:table-cell table:number-columns-repeated="2"/>
          <table:table-cell office:value-type="float" office:value="233942" calcext:value-type="float">
            <text:p>233942</text:p>
          </table:table-cell>
          <table:table-cell table:number-columns-repeated="2"/>
          <table:table-cell office:value-type="float" office:value="958882" calcext:value-type="float">
            <text:p>958882</text:p>
          </table:table-cell>
          <table:table-cell/>
          <table:table-cell office:value-type="float" office:value="1406466" calcext:value-type="float">
            <text:p>1406466</text:p>
          </table:table-cell>
          <table:table-cell table:number-columns-repeated="2"/>
          <table:table-cell office:value-type="float" office:value="647446" calcext:value-type="float">
            <text:p>647446</text:p>
          </table:table-cell>
          <table:table-cell table:number-columns-repeated="2"/>
          <table:table-cell office:value-type="float" office:value="269587" calcext:value-type="float">
            <text:p>269587</text:p>
          </table:table-cell>
          <table:table-cell table:number-columns-repeated="2"/>
          <table:table-cell office:value-type="float" office:value="648884" calcext:value-type="float">
            <text:p>648884</text:p>
          </table:table-cell>
          <table:table-cell table:number-columns-repeated="2"/>
          <table:table-cell office:value-type="float" office:value="4004690" calcext:value-type="float">
            <text:p>4004690</text:p>
          </table:table-cell>
          <table:table-cell table:number-columns-repeated="3"/>
          <table:table-cell office:value-type="float" office:value="874333" calcext:value-type="float">
            <text:p>874333</text:p>
          </table:table-cell>
          <table:table-cell table:number-columns-repeated="2"/>
          <table:table-cell office:value-type="float" office:value="266381" calcext:value-type="float">
            <text:p>266381</text:p>
          </table:table-cell>
          <table:table-cell table:number-columns-repeated="2"/>
          <table:table-cell office:value-type="float" office:value="270526" calcext:value-type="float">
            <text:p>270526</text:p>
          </table:table-cell>
          <table:table-cell/>
          <table:table-cell office:value-type="float" office:value="1390515" calcext:value-type="float">
            <text:p>1390515</text:p>
          </table:table-cell>
          <table:table-cell/>
          <table:table-cell office:value-type="float" office:value="1374778" calcext:value-type="float">
            <text:p>1374778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04492" calcext:value-type="float">
            <text:p>304492</text:p>
          </table:table-cell>
          <table:table-cell table:number-columns-repeated="2"/>
          <table:table-cell office:value-type="float" office:value="250502" calcext:value-type="float">
            <text:p>250502</text:p>
          </table:table-cell>
          <table:table-cell/>
          <table:table-cell office:value-type="float" office:value="1357938" calcext:value-type="float">
            <text:p>1357938</text:p>
          </table:table-cell>
          <table:table-cell/>
          <table:table-cell office:value-type="float" office:value="1422339" calcext:value-type="float">
            <text:p>1422339</text:p>
          </table:table-cell>
          <table:table-cell table:number-columns-repeated="2"/>
          <table:table-cell office:value-type="float" office:value="813770" calcext:value-type="float">
            <text:p>813770</text:p>
          </table:table-cell>
          <table:table-cell table:number-columns-repeated="2"/>
          <table:table-cell office:value-type="float" office:value="271551" calcext:value-type="float">
            <text:p>271551</text:p>
          </table:table-cell>
          <table:table-cell table:number-columns-repeated="2"/>
          <table:table-cell office:value-type="float" office:value="810535" calcext:value-type="float">
            <text:p>810535</text:p>
          </table:table-cell>
          <table:table-cell table:number-columns-repeated="2"/>
          <table:table-cell office:value-type="float" office:value="4277344" calcext:value-type="float">
            <text:p>4277344</text:p>
          </table:table-cell>
          <table:table-cell table:number-columns-repeated="3"/>
          <table:table-cell office:value-type="float" office:value="950376" calcext:value-type="float">
            <text:p>950376</text:p>
          </table:table-cell>
          <table:table-cell table:number-columns-repeated="2"/>
          <table:table-cell office:value-type="float" office:value="281294" calcext:value-type="float">
            <text:p>281294</text:p>
          </table:table-cell>
          <table:table-cell table:number-columns-repeated="2"/>
          <table:table-cell office:value-type="float" office:value="300027" calcext:value-type="float">
            <text:p>300027</text:p>
          </table:table-cell>
          <table:table-cell/>
          <table:table-cell office:value-type="float" office:value="1408909" calcext:value-type="float">
            <text:p>1408909</text:p>
          </table:table-cell>
          <table:table-cell/>
          <table:table-cell office:value-type="float" office:value="1413948" calcext:value-type="float">
            <text:p>141394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6828" calcext:value-type="float">
            <text:p>276828</text:p>
          </table:table-cell>
          <table:table-cell table:number-columns-repeated="2"/>
          <table:table-cell office:value-type="float" office:value="256141" calcext:value-type="float">
            <text:p>256141</text:p>
          </table:table-cell>
          <table:table-cell table:number-columns-repeated="2"/>
          <table:table-cell office:value-type="float" office:value="938971" calcext:value-type="float">
            <text:p>938971</text:p>
          </table:table-cell>
          <table:table-cell/>
          <table:table-cell office:value-type="float" office:value="1429089" calcext:value-type="float">
            <text:p>1429089</text:p>
          </table:table-cell>
          <table:table-cell table:number-columns-repeated="2"/>
          <table:table-cell office:value-type="float" office:value="963121" calcext:value-type="float">
            <text:p>963121</text:p>
          </table:table-cell>
          <table:table-cell table:number-columns-repeated="2"/>
          <table:table-cell office:value-type="float" office:value="275764" calcext:value-type="float">
            <text:p>275764</text:p>
          </table:table-cell>
          <table:table-cell table:number-columns-repeated="2"/>
          <table:table-cell office:value-type="float" office:value="960305" calcext:value-type="float">
            <text:p>960305</text:p>
          </table:table-cell>
          <table:table-cell table:number-columns-repeated="2"/>
          <table:table-cell office:value-type="float" office:value="4165752" calcext:value-type="float">
            <text:p>4165752</text:p>
          </table:table-cell>
          <table:table-cell table:number-columns-repeated="2"/>
          <table:table-cell office:value-type="float" office:value="1065228" calcext:value-type="float">
            <text:p>1065228</text:p>
          </table:table-cell>
          <table:table-cell table:number-columns-repeated="2"/>
          <table:table-cell office:value-type="float" office:value="305773" calcext:value-type="float">
            <text:p>305773</text:p>
          </table:table-cell>
          <table:table-cell table:number-columns-repeated="2"/>
          <table:table-cell office:value-type="float" office:value="306972" calcext:value-type="float">
            <text:p>306972</text:p>
          </table:table-cell>
          <table:table-cell/>
          <table:table-cell office:value-type="float" office:value="1423646" calcext:value-type="float">
            <text:p>1423646</text:p>
          </table:table-cell>
          <table:table-cell/>
          <table:table-cell office:value-type="float" office:value="1416664" calcext:value-type="float">
            <text:p>1416664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5442" calcext:value-type="float">
            <text:p>305442</text:p>
          </table:table-cell>
          <table:table-cell table:number-columns-repeated="2"/>
          <table:table-cell office:value-type="float" office:value="256069" calcext:value-type="float">
            <text:p>256069</text:p>
          </table:table-cell>
          <table:table-cell/>
          <table:table-cell office:value-type="float" office:value="1397022" calcext:value-type="float">
            <text:p>1397022</text:p>
          </table:table-cell>
          <table:table-cell/>
          <table:table-cell office:value-type="float" office:value="1430636" calcext:value-type="float">
            <text:p>1430636</text:p>
          </table:table-cell>
          <table:table-cell/>
          <table:table-cell office:value-type="float" office:value="1115086" calcext:value-type="float">
            <text:p>1115086</text:p>
          </table:table-cell>
          <table:table-cell table:number-columns-repeated="2"/>
          <table:table-cell office:value-type="float" office:value="278610" calcext:value-type="float">
            <text:p>278610</text:p>
          </table:table-cell>
          <table:table-cell/>
          <table:table-cell office:value-type="float" office:value="1107416" calcext:value-type="float">
            <text:p>1107416</text:p>
          </table:table-cell>
          <table:table-cell table:number-columns-repeated="2"/>
          <table:table-cell office:value-type="float" office:value="3824754" calcext:value-type="float">
            <text:p>3824754</text:p>
          </table:table-cell>
          <table:table-cell table:number-columns-repeated="2"/>
          <table:table-cell office:value-type="float" office:value="1174961" calcext:value-type="float">
            <text:p>1174961</text:p>
          </table:table-cell>
          <table:table-cell table:number-columns-repeated="2"/>
          <table:table-cell office:value-type="float" office:value="310207" calcext:value-type="float">
            <text:p>310207</text:p>
          </table:table-cell>
          <table:table-cell table:number-columns-repeated="2"/>
          <table:table-cell office:value-type="float" office:value="307707" calcext:value-type="float">
            <text:p>307707</text:p>
          </table:table-cell>
          <table:table-cell/>
          <table:table-cell office:value-type="float" office:value="1414799" calcext:value-type="float">
            <text:p>1414799</text:p>
          </table:table-cell>
          <table:table-cell/>
          <table:table-cell office:value-type="float" office:value="1418302" calcext:value-type="float">
            <text:p>1418302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8283" calcext:value-type="float">
            <text:p>278283</text:p>
          </table:table-cell>
          <table:table-cell table:number-columns-repeated="2"/>
          <table:table-cell office:value-type="float" office:value="276044" calcext:value-type="float">
            <text:p>276044</text:p>
          </table:table-cell>
          <table:table-cell/>
          <table:table-cell office:value-type="float" office:value="1418579" calcext:value-type="float">
            <text:p>1418579</text:p>
          </table:table-cell>
          <table:table-cell/>
          <table:table-cell office:value-type="float" office:value="1414104" calcext:value-type="float">
            <text:p>1414104</text:p>
          </table:table-cell>
          <table:table-cell/>
          <table:table-cell office:value-type="float" office:value="1229697" calcext:value-type="float">
            <text:p>1229697</text:p>
          </table:table-cell>
          <table:table-cell table:number-columns-repeated="2"/>
          <table:table-cell office:value-type="float" office:value="263221" calcext:value-type="float">
            <text:p>263221</text:p>
          </table:table-cell>
          <table:table-cell/>
          <table:table-cell office:value-type="float" office:value="1189061" calcext:value-type="float">
            <text:p>1189061</text:p>
          </table:table-cell>
          <table:table-cell table:number-columns-repeated="2"/>
          <table:table-cell office:value-type="float" office:value="3284601" calcext:value-type="float">
            <text:p>3284601</text:p>
          </table:table-cell>
          <table:table-cell table:number-columns-repeated="2"/>
          <table:table-cell office:value-type="float" office:value="1228735" calcext:value-type="float">
            <text:p>1228735</text:p>
          </table:table-cell>
          <table:table-cell table:number-columns-repeated="2"/>
          <table:table-cell office:value-type="float" office:value="296875" calcext:value-type="float">
            <text:p>296875</text:p>
          </table:table-cell>
          <table:table-cell table:number-columns-repeated="2"/>
          <table:table-cell office:value-type="float" office:value="299538" calcext:value-type="float">
            <text:p>299538</text:p>
          </table:table-cell>
          <table:table-cell/>
          <table:table-cell office:value-type="float" office:value="1408723" calcext:value-type="float">
            <text:p>1408723</text:p>
          </table:table-cell>
          <table:table-cell/>
          <table:table-cell office:value-type="float" office:value="1411112" calcext:value-type="float">
            <text:p>1411112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70053" calcext:value-type="float">
            <text:p>270053</text:p>
          </table:table-cell>
          <table:table-cell table:number-columns-repeated="2"/>
          <table:table-cell office:value-type="float" office:value="268320" calcext:value-type="float">
            <text:p>268320</text:p>
          </table:table-cell>
          <table:table-cell table:number-columns-repeated="2"/>
          <table:table-cell office:value-type="float" office:value="809211" calcext:value-type="float">
            <text:p>809211</text:p>
          </table:table-cell>
          <table:table-cell/>
          <table:table-cell office:value-type="float" office:value="1434842" calcext:value-type="float">
            <text:p>1434842</text:p>
          </table:table-cell>
          <table:table-cell/>
          <table:table-cell office:value-type="float" office:value="1348898" calcext:value-type="float">
            <text:p>1348898</text:p>
          </table:table-cell>
          <table:table-cell table:number-columns-repeated="2"/>
          <table:table-cell office:value-type="float" office:value="284221" calcext:value-type="float">
            <text:p>284221</text:p>
          </table:table-cell>
          <table:table-cell/>
          <table:table-cell office:value-type="float" office:value="1244471" calcext:value-type="float">
            <text:p>1244471</text:p>
          </table:table-cell>
          <table:table-cell table:number-columns-repeated="2"/>
          <table:table-cell office:value-type="float" office:value="2927870" calcext:value-type="float">
            <text:p>2927870</text:p>
          </table:table-cell>
          <table:table-cell table:number-columns-repeated="2"/>
          <table:table-cell office:value-type="float" office:value="1354241" calcext:value-type="float">
            <text:p>1354241</text:p>
          </table:table-cell>
          <table:table-cell table:number-columns-repeated="2"/>
          <table:table-cell office:value-type="float" office:value="285381" calcext:value-type="float">
            <text:p>285381</text:p>
          </table:table-cell>
          <table:table-cell table:number-columns-repeated="2"/>
          <table:table-cell office:value-type="float" office:value="302086" calcext:value-type="float">
            <text:p>302086</text:p>
          </table:table-cell>
          <table:table-cell/>
          <table:table-cell office:value-type="float" office:value="1436996" calcext:value-type="float">
            <text:p>1436996</text:p>
          </table:table-cell>
          <table:table-cell/>
          <table:table-cell office:value-type="float" office:value="1433472" calcext:value-type="float">
            <text:p>1433472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9451" calcext:value-type="float">
            <text:p>249451</text:p>
          </table:table-cell>
          <table:table-cell table:number-columns-repeated="2"/>
          <table:table-cell office:value-type="float" office:value="220103" calcext:value-type="float">
            <text:p>220103</text:p>
          </table:table-cell>
          <table:table-cell table:number-columns-repeated="2"/>
          <table:table-cell office:value-type="float" office:value="945291" calcext:value-type="float">
            <text:p>945291</text:p>
          </table:table-cell>
          <table:table-cell/>
          <table:table-cell office:value-type="float" office:value="1380210" calcext:value-type="float">
            <text:p>1380210</text:p>
          </table:table-cell>
          <table:table-cell table:number-columns-repeated="2"/>
          <table:table-cell office:value-type="float" office:value="304324" calcext:value-type="float">
            <text:p>304324</text:p>
          </table:table-cell>
          <table:table-cell table:number-columns-repeated="2"/>
          <table:table-cell office:value-type="float" office:value="249949" calcext:value-type="float">
            <text:p>249949</text:p>
          </table:table-cell>
          <table:table-cell table:number-columns-repeated="2"/>
          <table:table-cell office:value-type="float" office:value="293225" calcext:value-type="float">
            <text:p>293225</text:p>
          </table:table-cell>
          <table:table-cell table:number-columns-repeated="2"/>
          <table:table-cell office:value-type="float" office:value="3453232" calcext:value-type="float">
            <text:p>3453232</text:p>
          </table:table-cell>
          <table:table-cell table:number-columns-repeated="3"/>
          <table:table-cell office:value-type="float" office:value="303315" calcext:value-type="float">
            <text:p>303315</text:p>
          </table:table-cell>
          <table:table-cell table:number-columns-repeated="2"/>
          <table:table-cell office:value-type="float" office:value="253998" calcext:value-type="float">
            <text:p>253998</text:p>
          </table:table-cell>
          <table:table-cell table:number-columns-repeated="2"/>
          <table:table-cell office:value-type="float" office:value="292027" calcext:value-type="float">
            <text:p>292027</text:p>
          </table:table-cell>
          <table:table-cell/>
          <table:table-cell office:value-type="float" office:value="1364308" calcext:value-type="float">
            <text:p>1364308</text:p>
          </table:table-cell>
          <table:table-cell/>
          <table:table-cell office:value-type="float" office:value="1366866" calcext:value-type="float">
            <text:p>136686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8568" calcext:value-type="float">
            <text:p>288568</text:p>
          </table:table-cell>
          <table:table-cell table:number-columns-repeated="2"/>
          <table:table-cell office:value-type="float" office:value="240851" calcext:value-type="float">
            <text:p>240851</text:p>
          </table:table-cell>
          <table:table-cell/>
          <table:table-cell office:value-type="float" office:value="1414592" calcext:value-type="float">
            <text:p>1414592</text:p>
          </table:table-cell>
          <table:table-cell/>
          <table:table-cell office:value-type="float" office:value="1411026" calcext:value-type="float">
            <text:p>1411026</text:p>
          </table:table-cell>
          <table:table-cell table:number-columns-repeated="2"/>
          <table:table-cell office:value-type="float" office:value="454825" calcext:value-type="float">
            <text:p>454825</text:p>
          </table:table-cell>
          <table:table-cell table:number-columns-repeated="2"/>
          <table:table-cell office:value-type="float" office:value="229636" calcext:value-type="float">
            <text:p>229636</text:p>
          </table:table-cell>
          <table:table-cell table:number-columns-repeated="2"/>
          <table:table-cell office:value-type="float" office:value="419823" calcext:value-type="float">
            <text:p>419823</text:p>
          </table:table-cell>
          <table:table-cell table:number-columns-repeated="2"/>
          <table:table-cell office:value-type="float" office:value="3925399" calcext:value-type="float">
            <text:p>3925399</text:p>
          </table:table-cell>
          <table:table-cell table:number-columns-repeated="3"/>
          <table:table-cell office:value-type="float" office:value="450534" calcext:value-type="float">
            <text:p>450534</text:p>
          </table:table-cell>
          <table:table-cell table:number-columns-repeated="2"/>
          <table:table-cell office:value-type="float" office:value="248410" calcext:value-type="float">
            <text:p>248410</text:p>
          </table:table-cell>
          <table:table-cell table:number-columns-repeated="2"/>
          <table:table-cell office:value-type="float" office:value="288439" calcext:value-type="float">
            <text:p>288439</text:p>
          </table:table-cell>
          <table:table-cell/>
          <table:table-cell office:value-type="float" office:value="1202350" calcext:value-type="float">
            <text:p>1202350</text:p>
          </table:table-cell>
          <table:table-cell/>
          <table:table-cell office:value-type="float" office:value="1397360" calcext:value-type="float">
            <text:p>1397360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1684" calcext:value-type="float">
            <text:p>271684</text:p>
          </table:table-cell>
          <table:table-cell table:number-columns-repeated="2"/>
          <table:table-cell office:value-type="float" office:value="216076" calcext:value-type="float">
            <text:p>216076</text:p>
          </table:table-cell>
          <table:table-cell/>
          <table:table-cell office:value-type="float" office:value="1366542" calcext:value-type="float">
            <text:p>1366542</text:p>
          </table:table-cell>
          <table:table-cell/>
          <table:table-cell office:value-type="float" office:value="1367815" calcext:value-type="float">
            <text:p>1367815</text:p>
          </table:table-cell>
          <table:table-cell table:number-columns-repeated="2"/>
          <table:table-cell office:value-type="float" office:value="472566" calcext:value-type="float">
            <text:p>472566</text:p>
          </table:table-cell>
          <table:table-cell table:number-columns-repeated="2"/>
          <table:table-cell office:value-type="float" office:value="231522" calcext:value-type="float">
            <text:p>231522</text:p>
          </table:table-cell>
          <table:table-cell table:number-columns-repeated="2"/>
          <table:table-cell office:value-type="float" office:value="518332" calcext:value-type="float">
            <text:p>518332</text:p>
          </table:table-cell>
          <table:table-cell table:number-columns-repeated="2"/>
          <table:table-cell office:value-type="float" office:value="3971239" calcext:value-type="float">
            <text:p>3971239</text:p>
          </table:table-cell>
          <table:table-cell table:number-columns-repeated="3"/>
          <table:table-cell office:value-type="float" office:value="453909" calcext:value-type="float">
            <text:p>453909</text:p>
          </table:table-cell>
          <table:table-cell table:number-columns-repeated="2"/>
          <table:table-cell office:value-type="float" office:value="257702" calcext:value-type="float">
            <text:p>257702</text:p>
          </table:table-cell>
          <table:table-cell table:number-columns-repeated="2"/>
          <table:table-cell office:value-type="float" office:value="300016" calcext:value-type="float">
            <text:p>300016</text:p>
          </table:table-cell>
          <table:table-cell/>
          <table:table-cell office:value-type="float" office:value="1147834" calcext:value-type="float">
            <text:p>1147834</text:p>
          </table:table-cell>
          <table:table-cell/>
          <table:table-cell office:value-type="float" office:value="1371915" calcext:value-type="float">
            <text:p>1371915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67561" calcext:value-type="float">
            <text:p>267561</text:p>
          </table:table-cell>
          <table:table-cell table:number-columns-repeated="2"/>
          <table:table-cell office:value-type="float" office:value="214688" calcext:value-type="float">
            <text:p>214688</text:p>
          </table:table-cell>
          <table:table-cell table:number-columns-repeated="2"/>
          <table:table-cell office:value-type="float" office:value="732770" calcext:value-type="float">
            <text:p>732770</text:p>
          </table:table-cell>
          <table:table-cell/>
          <table:table-cell office:value-type="float" office:value="1412426" calcext:value-type="float">
            <text:p>1412426</text:p>
          </table:table-cell>
          <table:table-cell table:number-columns-repeated="2"/>
          <table:table-cell office:value-type="float" office:value="645954" calcext:value-type="float">
            <text:p>645954</text:p>
          </table:table-cell>
          <table:table-cell table:number-columns-repeated="2"/>
          <table:table-cell office:value-type="float" office:value="259843" calcext:value-type="float">
            <text:p>259843</text:p>
          </table:table-cell>
          <table:table-cell table:number-columns-repeated="2"/>
          <table:table-cell office:value-type="float" office:value="649424" calcext:value-type="float">
            <text:p>649424</text:p>
          </table:table-cell>
          <table:table-cell table:number-columns-repeated="2"/>
          <table:table-cell office:value-type="float" office:value="4115904" calcext:value-type="float">
            <text:p>4115904</text:p>
          </table:table-cell>
          <table:table-cell table:number-columns-repeated="3"/>
          <table:table-cell office:value-type="float" office:value="634631" calcext:value-type="float">
            <text:p>634631</text:p>
          </table:table-cell>
          <table:table-cell table:number-columns-repeated="2"/>
          <table:table-cell office:value-type="float" office:value="250575" calcext:value-type="float">
            <text:p>250575</text:p>
          </table:table-cell>
          <table:table-cell table:number-columns-repeated="2"/>
          <table:table-cell office:value-type="float" office:value="262347" calcext:value-type="float">
            <text:p>262347</text:p>
          </table:table-cell>
          <table:table-cell/>
          <table:table-cell office:value-type="float" office:value="1395149" calcext:value-type="float">
            <text:p>1395149</text:p>
          </table:table-cell>
          <table:table-cell/>
          <table:table-cell office:value-type="float" office:value="1400389" calcext:value-type="float">
            <text:p>140038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8078" calcext:value-type="float">
            <text:p>248078</text:p>
          </table:table-cell>
          <table:table-cell table:number-columns-repeated="2"/>
          <table:table-cell office:value-type="float" office:value="201823" calcext:value-type="float">
            <text:p>201823</text:p>
          </table:table-cell>
          <table:table-cell/>
          <table:table-cell office:value-type="float" office:value="1418722" calcext:value-type="float">
            <text:p>1418722</text:p>
          </table:table-cell>
          <table:table-cell/>
          <table:table-cell office:value-type="float" office:value="1414098" calcext:value-type="float">
            <text:p>1414098</text:p>
          </table:table-cell>
          <table:table-cell table:number-columns-repeated="2"/>
          <table:table-cell office:value-type="float" office:value="810583" calcext:value-type="float">
            <text:p>810583</text:p>
          </table:table-cell>
          <table:table-cell table:number-columns-repeated="2"/>
          <table:table-cell office:value-type="float" office:value="205102" calcext:value-type="float">
            <text:p>205102</text:p>
          </table:table-cell>
          <table:table-cell table:number-columns-repeated="2"/>
          <table:table-cell office:value-type="float" office:value="713667" calcext:value-type="float">
            <text:p>713667</text:p>
          </table:table-cell>
          <table:table-cell table:number-columns-repeated="2"/>
          <table:table-cell office:value-type="float" office:value="4165147" calcext:value-type="float">
            <text:p>4165147</text:p>
          </table:table-cell>
          <table:table-cell table:number-columns-repeated="3"/>
          <table:table-cell office:value-type="float" office:value="791390" calcext:value-type="float">
            <text:p>791390</text:p>
          </table:table-cell>
          <table:table-cell table:number-columns-repeated="2"/>
          <table:table-cell office:value-type="float" office:value="260667" calcext:value-type="float">
            <text:p>260667</text:p>
          </table:table-cell>
          <table:table-cell table:number-columns-repeated="2"/>
          <table:table-cell office:value-type="float" office:value="290875" calcext:value-type="float">
            <text:p>290875</text:p>
          </table:table-cell>
          <table:table-cell/>
          <table:table-cell office:value-type="float" office:value="1119433" calcext:value-type="float">
            <text:p>1119433</text:p>
          </table:table-cell>
          <table:table-cell/>
          <table:table-cell office:value-type="float" office:value="1397618" calcext:value-type="float">
            <text:p>1397618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64201" calcext:value-type="float">
            <text:p>264201</text:p>
          </table:table-cell>
          <table:table-cell table:number-columns-repeated="2"/>
          <table:table-cell office:value-type="float" office:value="185071" calcext:value-type="float">
            <text:p>185071</text:p>
          </table:table-cell>
          <table:table-cell/>
          <table:table-cell office:value-type="float" office:value="1221722" calcext:value-type="float">
            <text:p>1221722</text:p>
          </table:table-cell>
          <table:table-cell/>
          <table:table-cell office:value-type="float" office:value="1412553" calcext:value-type="float">
            <text:p>1412553</text:p>
          </table:table-cell>
          <table:table-cell table:number-columns-repeated="2"/>
          <table:table-cell office:value-type="float" office:value="953222" calcext:value-type="float">
            <text:p>953222</text:p>
          </table:table-cell>
          <table:table-cell table:number-columns-repeated="2"/>
          <table:table-cell office:value-type="float" office:value="236530" calcext:value-type="float">
            <text:p>236530</text:p>
          </table:table-cell>
          <table:table-cell table:number-columns-repeated="2"/>
          <table:table-cell office:value-type="float" office:value="961207" calcext:value-type="float">
            <text:p>961207</text:p>
          </table:table-cell>
          <table:table-cell table:number-columns-repeated="2"/>
          <table:table-cell office:value-type="float" office:value="4216092" calcext:value-type="float">
            <text:p>4216092</text:p>
          </table:table-cell>
          <table:table-cell table:number-columns-repeated="3"/>
          <table:table-cell office:value-type="float" office:value="948734" calcext:value-type="float">
            <text:p>948734</text:p>
          </table:table-cell>
          <table:table-cell table:number-columns-repeated="2"/>
          <table:table-cell office:value-type="float" office:value="234076" calcext:value-type="float">
            <text:p>234076</text:p>
          </table:table-cell>
          <table:table-cell table:number-columns-repeated="2"/>
          <table:table-cell office:value-type="float" office:value="281571" calcext:value-type="float">
            <text:p>281571</text:p>
          </table:table-cell>
          <table:table-cell table:number-columns-repeated="2"/>
          <table:table-cell office:value-type="float" office:value="818643" calcext:value-type="float">
            <text:p>818643</text:p>
          </table:table-cell>
          <table:table-cell/>
          <table:table-cell office:value-type="float" office:value="1420420" calcext:value-type="float">
            <text:p>1420420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63996" calcext:value-type="float">
            <text:p>263996</text:p>
          </table:table-cell>
          <table:table-cell table:number-columns-repeated="2"/>
          <table:table-cell office:value-type="float" office:value="219627" calcext:value-type="float">
            <text:p>219627</text:p>
          </table:table-cell>
          <table:table-cell/>
          <table:table-cell office:value-type="float" office:value="1377728" calcext:value-type="float">
            <text:p>1377728</text:p>
          </table:table-cell>
          <table:table-cell/>
          <table:table-cell office:value-type="float" office:value="1403509" calcext:value-type="float">
            <text:p>1403509</text:p>
          </table:table-cell>
          <table:table-cell/>
          <table:table-cell office:value-type="float" office:value="1096025" calcext:value-type="float">
            <text:p>1096025</text:p>
          </table:table-cell>
          <table:table-cell table:number-columns-repeated="2"/>
          <table:table-cell office:value-type="float" office:value="211081" calcext:value-type="float">
            <text:p>211081</text:p>
          </table:table-cell>
          <table:table-cell table:number-columns-repeated="2"/>
          <table:table-cell office:value-type="float" office:value="941641" calcext:value-type="float">
            <text:p>941641</text:p>
          </table:table-cell>
          <table:table-cell table:number-columns-repeated="2"/>
          <table:table-cell office:value-type="float" office:value="3838944" calcext:value-type="float">
            <text:p>3838944</text:p>
          </table:table-cell>
          <table:table-cell table:number-columns-repeated="2"/>
          <table:table-cell office:value-type="float" office:value="1094138" calcext:value-type="float">
            <text:p>1094138</text:p>
          </table:table-cell>
          <table:table-cell table:number-columns-repeated="2"/>
          <table:table-cell office:value-type="float" office:value="234037" calcext:value-type="float">
            <text:p>234037</text:p>
          </table:table-cell>
          <table:table-cell table:number-columns-repeated="2"/>
          <table:table-cell office:value-type="float" office:value="247957" calcext:value-type="float">
            <text:p>247957</text:p>
          </table:table-cell>
          <table:table-cell/>
          <table:table-cell office:value-type="float" office:value="1383073" calcext:value-type="float">
            <text:p>1383073</text:p>
          </table:table-cell>
          <table:table-cell/>
          <table:table-cell office:value-type="float" office:value="1391454" calcext:value-type="float">
            <text:p>1391454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39267" calcext:value-type="float">
            <text:p>239267</text:p>
          </table:table-cell>
          <table:table-cell table:number-columns-repeated="2"/>
          <table:table-cell office:value-type="float" office:value="194946" calcext:value-type="float">
            <text:p>194946</text:p>
          </table:table-cell>
          <table:table-cell/>
          <table:table-cell office:value-type="float" office:value="1407741" calcext:value-type="float">
            <text:p>1407741</text:p>
          </table:table-cell>
          <table:table-cell/>
          <table:table-cell office:value-type="float" office:value="1405425" calcext:value-type="float">
            <text:p>1405425</text:p>
          </table:table-cell>
          <table:table-cell/>
          <table:table-cell office:value-type="float" office:value="1224606" calcext:value-type="float">
            <text:p>1224606</text:p>
          </table:table-cell>
          <table:table-cell table:number-columns-repeated="2"/>
          <table:table-cell office:value-type="float" office:value="188471" calcext:value-type="float">
            <text:p>188471</text:p>
          </table:table-cell>
          <table:table-cell table:number-columns-repeated="2"/>
          <table:table-cell office:value-type="float" office:value="776816" calcext:value-type="float">
            <text:p>776816</text:p>
          </table:table-cell>
          <table:table-cell table:number-columns-repeated="2"/>
          <table:table-cell office:value-type="float" office:value="3009903" calcext:value-type="float">
            <text:p>3009903</text:p>
          </table:table-cell>
          <table:table-cell table:number-columns-repeated="2"/>
          <table:table-cell office:value-type="float" office:value="1220803" calcext:value-type="float">
            <text:p>1220803</text:p>
          </table:table-cell>
          <table:table-cell table:number-columns-repeated="2"/>
          <table:table-cell office:value-type="float" office:value="248415" calcext:value-type="float">
            <text:p>248415</text:p>
          </table:table-cell>
          <table:table-cell table:number-columns-repeated="2"/>
          <table:table-cell office:value-type="float" office:value="278081" calcext:value-type="float">
            <text:p>278081</text:p>
          </table:table-cell>
          <table:table-cell/>
          <table:table-cell office:value-type="float" office:value="1236007" calcext:value-type="float">
            <text:p>1236007</text:p>
          </table:table-cell>
          <table:table-cell/>
          <table:table-cell office:value-type="float" office:value="1402035" calcext:value-type="float">
            <text:p>1402035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7942" calcext:value-type="float">
            <text:p>267942</text:p>
          </table:table-cell>
          <table:table-cell table:number-columns-repeated="2"/>
          <table:table-cell office:value-type="float" office:value="223718" calcext:value-type="float">
            <text:p>223718</text:p>
          </table:table-cell>
          <table:table-cell/>
          <table:table-cell office:value-type="float" office:value="1375742" calcext:value-type="float">
            <text:p>1375742</text:p>
          </table:table-cell>
          <table:table-cell/>
          <table:table-cell office:value-type="float" office:value="1378746" calcext:value-type="float">
            <text:p>1378746</text:p>
          </table:table-cell>
          <table:table-cell/>
          <table:table-cell office:value-type="float" office:value="1288155" calcext:value-type="float">
            <text:p>1288155</text:p>
          </table:table-cell>
          <table:table-cell table:number-columns-repeated="2"/>
          <table:table-cell office:value-type="float" office:value="211101" calcext:value-type="float">
            <text:p>211101</text:p>
          </table:table-cell>
          <table:table-cell/>
          <table:table-cell office:value-type="float" office:value="1300832" calcext:value-type="float">
            <text:p>1300832</text:p>
          </table:table-cell>
          <table:table-cell table:number-columns-repeated="2"/>
          <table:table-cell office:value-type="float" office:value="2873891" calcext:value-type="float">
            <text:p>2873891</text:p>
          </table:table-cell>
          <table:table-cell table:number-columns-repeated="2"/>
          <table:table-cell office:value-type="float" office:value="1296309" calcext:value-type="float">
            <text:p>1296309</text:p>
          </table:table-cell>
          <table:table-cell table:number-columns-repeated="2"/>
          <table:table-cell office:value-type="float" office:value="223728" calcext:value-type="float">
            <text:p>223728</text:p>
          </table:table-cell>
          <table:table-cell table:number-columns-repeated="2"/>
          <table:table-cell office:value-type="float" office:value="259348" calcext:value-type="float">
            <text:p>259348</text:p>
          </table:table-cell>
          <table:table-cell/>
          <table:table-cell office:value-type="float" office:value="1334301" calcext:value-type="float">
            <text:p>1334301</text:p>
          </table:table-cell>
          <table:table-cell/>
          <table:table-cell office:value-type="float" office:value="1381474" calcext:value-type="float">
            <text:p>1381474</text:p>
          </table:table-cell>
          <table:table-cell table:number-columns-repeated="3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4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64</text:p>
          </table:table-cell>
          <table:table-cell office:value-type="float" office:value="645579" calcext:value-type="float">
            <text:p>645579</text:p>
          </table:table-cell>
          <table:table-cell office:value-type="float" office:value="852702" calcext:value-type="float">
            <text:p>852702</text:p>
          </table:table-cell>
          <table:table-cell office:value-type="float" office:value="1033216" calcext:value-type="float">
            <text:p>1033216</text:p>
          </table:table-cell>
          <table:table-cell office:value-type="float" office:value="889431" calcext:value-type="float">
            <text:p>889431</text:p>
          </table:table-cell>
          <table:table-cell office:value-type="float" office:value="1255511" calcext:value-type="float">
            <text:p>1255511</text:p>
          </table:table-cell>
          <table:table-cell table:number-columns-repeated="71"/>
        </table:table-row>
        <table:table-row table:style-name="ro1">
          <table:table-cell table:number-columns-repeated="3"/>
          <table:table-cell table:style-name="ce2" office:value-type="string" calcext:value-type="string">
            <text:p>128</text:p>
          </table:table-cell>
          <table:table-cell office:value-type="float" office:value="703810" calcext:value-type="float">
            <text:p>703810</text:p>
          </table:table-cell>
          <table:table-cell office:value-type="float" office:value="955616" calcext:value-type="float">
            <text:p>955616</text:p>
          </table:table-cell>
          <table:table-cell office:value-type="float" office:value="1162547" calcext:value-type="float">
            <text:p>1162547</text:p>
          </table:table-cell>
          <table:table-cell office:value-type="float" office:value="1319723" calcext:value-type="float">
            <text:p>1319723</text:p>
          </table:table-cell>
          <table:table-cell table:number-columns-repeated="2" office:value-type="float" office:value="1377278" calcext:value-type="float">
            <text:p>1377278</text:p>
          </table:table-cell>
          <table:table-cell table:number-columns-repeated="70"/>
        </table:table-row>
        <table:table-row table:style-name="ro1">
          <table:table-cell table:number-columns-repeated="3"/>
          <table:table-cell table:style-name="ce2" office:value-type="string" calcext:value-type="string">
            <text:p>256</text:p>
          </table:table-cell>
          <table:table-cell office:value-type="float" office:value="725106" calcext:value-type="float">
            <text:p>725106</text:p>
          </table:table-cell>
          <table:table-cell office:value-type="float" office:value="977189" calcext:value-type="float">
            <text:p>977189</text:p>
          </table:table-cell>
          <table:table-cell office:value-type="float" office:value="1213534" calcext:value-type="float">
            <text:p>1213534</text:p>
          </table:table-cell>
          <table:table-cell office:value-type="float" office:value="1384034" calcext:value-type="float">
            <text:p>1384034</text:p>
          </table:table-cell>
          <table:table-cell office:value-type="float" office:value="1506359" calcext:value-type="float">
            <text:p>1506359</text:p>
          </table:table-cell>
          <table:table-cell office:value-type="float" office:value="1532153" calcext:value-type="float">
            <text:p>1532153</text:p>
          </table:table-cell>
          <table:table-cell office:value-type="float" office:value="1619994" calcext:value-type="float">
            <text:p>1619994</text:p>
          </table:table-cell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>
            <text:p>512</text:p>
          </table:table-cell>
          <table:table-cell office:value-type="float" office:value="730484" calcext:value-type="float">
            <text:p>730484</text:p>
          </table:table-cell>
          <table:table-cell office:value-type="float" office:value="967855" calcext:value-type="float">
            <text:p>967855</text:p>
          </table:table-cell>
          <table:table-cell office:value-type="float" office:value="1254513" calcext:value-type="float">
            <text:p>1254513</text:p>
          </table:table-cell>
          <table:table-cell office:value-type="float" office:value="1455126" calcext:value-type="float">
            <text:p>1455126</text:p>
          </table:table-cell>
          <table:table-cell office:value-type="float" office:value="1579257" calcext:value-type="float">
            <text:p>1579257</text:p>
          </table:table-cell>
          <table:table-cell office:value-type="float" office:value="1599251" calcext:value-type="float">
            <text:p>1599251</text:p>
          </table:table-cell>
          <table:table-cell office:value-type="float" office:value="1624659" calcext:value-type="float">
            <text:p>1624659</text:p>
          </table:table-cell>
          <table:table-cell office:value-type="float" office:value="1718254" calcext:value-type="float">
            <text:p>1718254</text:p>
          </table:table-cell>
          <table:table-cell table:number-columns-repeated="68"/>
        </table:table-row>
        <table:table-row table:style-name="ro1">
          <table:table-cell table:number-columns-repeated="3"/>
          <table:table-cell table:style-name="ce2" office:value-type="string" calcext:value-type="string">
            <text:p>1024</text:p>
          </table:table-cell>
          <table:table-cell office:value-type="float" office:value="743098" calcext:value-type="float">
            <text:p>743098</text:p>
          </table:table-cell>
          <table:table-cell office:value-type="float" office:value="1024854" calcext:value-type="float">
            <text:p>1024854</text:p>
          </table:table-cell>
          <table:table-cell office:value-type="float" office:value="1321200" calcext:value-type="float">
            <text:p>1321200</text:p>
          </table:table-cell>
          <table:table-cell office:value-type="float" office:value="1444266" calcext:value-type="float">
            <text:p>1444266</text:p>
          </table:table-cell>
          <table:table-cell office:value-type="float" office:value="1633188" calcext:value-type="float">
            <text:p>1633188</text:p>
          </table:table-cell>
          <table:table-cell office:value-type="float" office:value="1622698" calcext:value-type="float">
            <text:p>1622698</text:p>
          </table:table-cell>
          <table:table-cell office:value-type="float" office:value="1667426" calcext:value-type="float">
            <text:p>1667426</text:p>
          </table:table-cell>
          <table:table-cell office:value-type="float" office:value="1735476" calcext:value-type="float">
            <text:p>1735476</text:p>
          </table:table-cell>
          <table:table-cell office:value-type="float" office:value="1743932" calcext:value-type="float">
            <text:p>1743932</text:p>
          </table:table-cell>
          <table:table-cell table:number-columns-repeated="67"/>
        </table:table-row>
        <table:table-row table:style-name="ro1">
          <table:table-cell table:number-columns-repeated="3"/>
          <table:table-cell table:style-name="ce2" office:value-type="string" calcext:value-type="string">
            <text:p>2048</text:p>
          </table:table-cell>
          <table:table-cell office:value-type="float" office:value="753714" calcext:value-type="float">
            <text:p>753714</text:p>
          </table:table-cell>
          <table:table-cell office:value-type="float" office:value="1050267" calcext:value-type="float">
            <text:p>1050267</text:p>
          </table:table-cell>
          <table:table-cell office:value-type="float" office:value="1331606" calcext:value-type="float">
            <text:p>1331606</text:p>
          </table:table-cell>
          <table:table-cell office:value-type="float" office:value="1570714" calcext:value-type="float">
            <text:p>1570714</text:p>
          </table:table-cell>
          <table:table-cell office:value-type="float" office:value="1689998" calcext:value-type="float">
            <text:p>1689998</text:p>
          </table:table-cell>
          <table:table-cell office:value-type="float" office:value="1716680" calcext:value-type="float">
            <text:p>1716680</text:p>
          </table:table-cell>
          <table:table-cell office:value-type="float" office:value="1770096" calcext:value-type="float">
            <text:p>1770096</text:p>
          </table:table-cell>
          <table:table-cell office:value-type="float" office:value="1791508" calcext:value-type="float">
            <text:p>1791508</text:p>
          </table:table-cell>
          <table:table-cell office:value-type="float" office:value="1793378" calcext:value-type="float">
            <text:p>1793378</text:p>
          </table:table-cell>
          <table:table-cell office:value-type="float" office:value="1841434" calcext:value-type="float">
            <text:p>1841434</text:p>
          </table:table-cell>
          <table:table-cell table:number-columns-repeated="66"/>
        </table:table-row>
        <table:table-row table:style-name="ro1">
          <table:table-cell table:number-columns-repeated="3"/>
          <table:table-cell table:style-name="ce2" office:value-type="string" calcext:value-type="string">
            <text:p>4096</text:p>
          </table:table-cell>
          <table:table-cell office:value-type="float" office:value="763047" calcext:value-type="float">
            <text:p>763047</text:p>
          </table:table-cell>
          <table:table-cell office:value-type="float" office:value="1043049" calcext:value-type="float">
            <text:p>1043049</text:p>
          </table:table-cell>
          <table:table-cell office:value-type="float" office:value="1342512" calcext:value-type="float">
            <text:p>1342512</text:p>
          </table:table-cell>
          <table:table-cell office:value-type="float" office:value="1549158" calcext:value-type="float">
            <text:p>1549158</text:p>
          </table:table-cell>
          <table:table-cell office:value-type="float" office:value="1716646" calcext:value-type="float">
            <text:p>1716646</text:p>
          </table:table-cell>
          <table:table-cell office:value-type="float" office:value="1783289" calcext:value-type="float">
            <text:p>1783289</text:p>
          </table:table-cell>
          <table:table-cell office:value-type="float" office:value="1789419" calcext:value-type="float">
            <text:p>1789419</text:p>
          </table:table-cell>
          <table:table-cell office:value-type="float" office:value="1841791" calcext:value-type="float">
            <text:p>1841791</text:p>
          </table:table-cell>
          <table:table-cell office:value-type="float" office:value="1850918" calcext:value-type="float">
            <text:p>1850918</text:p>
          </table:table-cell>
          <table:table-cell office:value-type="float" office:value="1785514" calcext:value-type="float">
            <text:p>1785514</text:p>
          </table:table-cell>
          <table:table-cell office:value-type="float" office:value="1800484" calcext:value-type="float">
            <text:p>1800484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2" office:value-type="string" calcext:value-type="string">
            <text:p>8192</text:p>
          </table:table-cell>
          <table:table-cell office:value-type="float" office:value="755162" calcext:value-type="float">
            <text:p>755162</text:p>
          </table:table-cell>
          <table:table-cell office:value-type="float" office:value="1048230" calcext:value-type="float">
            <text:p>1048230</text:p>
          </table:table-cell>
          <table:table-cell office:value-type="float" office:value="1340773" calcext:value-type="float">
            <text:p>1340773</text:p>
          </table:table-cell>
          <table:table-cell office:value-type="float" office:value="1530104" calcext:value-type="float">
            <text:p>1530104</text:p>
          </table:table-cell>
          <table:table-cell office:value-type="float" office:value="1693949" calcext:value-type="float">
            <text:p>1693949</text:p>
          </table:table-cell>
          <table:table-cell office:value-type="float" office:value="1754139" calcext:value-type="float">
            <text:p>1754139</text:p>
          </table:table-cell>
          <table:table-cell office:value-type="float" office:value="1780868" calcext:value-type="float">
            <text:p>1780868</text:p>
          </table:table-cell>
          <table:table-cell office:value-type="float" office:value="1851697" calcext:value-type="float">
            <text:p>1851697</text:p>
          </table:table-cell>
          <table:table-cell office:value-type="float" office:value="1807569" calcext:value-type="float">
            <text:p>1807569</text:p>
          </table:table-cell>
          <table:table-cell office:value-type="float" office:value="1807189" calcext:value-type="float">
            <text:p>1807189</text:p>
          </table:table-cell>
          <table:table-cell office:value-type="float" office:value="1767403" calcext:value-type="float">
            <text:p>1767403</text:p>
          </table:table-cell>
          <table:table-cell office:value-type="float" office:value="1708861" calcext:value-type="float">
            <text:p>1708861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2" office:value-type="string" calcext:value-type="string">
            <text:p>16384</text:p>
          </table:table-cell>
          <table:table-cell office:value-type="float" office:value="755235" calcext:value-type="float">
            <text:p>755235</text:p>
          </table:table-cell>
          <table:table-cell office:value-type="float" office:value="1033300" calcext:value-type="float">
            <text:p>1033300</text:p>
          </table:table-cell>
          <table:table-cell office:value-type="float" office:value="1319047" calcext:value-type="float">
            <text:p>1319047</text:p>
          </table:table-cell>
          <table:table-cell office:value-type="float" office:value="1533512" calcext:value-type="float">
            <text:p>1533512</text:p>
          </table:table-cell>
          <table:table-cell office:value-type="float" office:value="1682824" calcext:value-type="float">
            <text:p>1682824</text:p>
          </table:table-cell>
          <table:table-cell office:value-type="float" office:value="1736137" calcext:value-type="float">
            <text:p>1736137</text:p>
          </table:table-cell>
          <table:table-cell office:value-type="float" office:value="1770308" calcext:value-type="float">
            <text:p>1770308</text:p>
          </table:table-cell>
          <table:table-cell office:value-type="float" office:value="1791351" calcext:value-type="float">
            <text:p>1791351</text:p>
          </table:table-cell>
          <table:table-cell office:value-type="float" office:value="1794485" calcext:value-type="float">
            <text:p>1794485</text:p>
          </table:table-cell>
          <table:table-cell office:value-type="float" office:value="1785301" calcext:value-type="float">
            <text:p>1785301</text:p>
          </table:table-cell>
          <table:table-cell office:value-type="float" office:value="1672014" calcext:value-type="float">
            <text:p>1672014</text:p>
          </table:table-cell>
          <table:table-cell office:value-type="float" office:value="1722257" calcext:value-type="float">
            <text:p>1722257</text:p>
          </table:table-cell>
          <table:table-cell office:value-type="float" office:value="1680766" calcext:value-type="float">
            <text:p>1680766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1874" calcext:value-type="float">
            <text:p>1601874</text:p>
          </table:table-cell>
          <table:table-cell office:value-type="float" office:value="1689065" calcext:value-type="float">
            <text:p>1689065</text:p>
          </table:table-cell>
          <table:table-cell office:value-type="float" office:value="1710145" calcext:value-type="float">
            <text:p>1710145</text:p>
          </table:table-cell>
          <table:table-cell office:value-type="float" office:value="1722814" calcext:value-type="float">
            <text:p>1722814</text:p>
          </table:table-cell>
          <table:table-cell office:value-type="float" office:value="1738901" calcext:value-type="float">
            <text:p>1738901</text:p>
          </table:table-cell>
          <table:table-cell office:value-type="float" office:value="1705498" calcext:value-type="float">
            <text:p>1705498</text:p>
          </table:table-cell>
          <table:table-cell office:value-type="float" office:value="1665466" calcext:value-type="float">
            <text:p>1665466</text:p>
          </table:table-cell>
          <table:table-cell office:value-type="float" office:value="1643813" calcext:value-type="float">
            <text:p>1643813</text:p>
          </table:table-cell>
          <table:table-cell office:value-type="float" office:value="1652450" calcext:value-type="float">
            <text:p>1652450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3871" calcext:value-type="float">
            <text:p>513871</text:p>
          </table:table-cell>
          <table:table-cell office:value-type="float" office:value="568963" calcext:value-type="float">
            <text:p>568963</text:p>
          </table:table-cell>
          <table:table-cell office:value-type="float" office:value="521832" calcext:value-type="float">
            <text:p>521832</text:p>
          </table:table-cell>
          <table:table-cell office:value-type="float" office:value="574035" calcext:value-type="float">
            <text:p>574035</text:p>
          </table:table-cell>
          <table:table-cell office:value-type="float" office:value="544228" calcext:value-type="float">
            <text:p>544228</text:p>
          </table:table-cell>
          <table:table-cell office:value-type="float" office:value="595305" calcext:value-type="float">
            <text:p>595305</text:p>
          </table:table-cell>
          <table:table-cell office:value-type="float" office:value="485652" calcext:value-type="float">
            <text:p>485652</text:p>
          </table:table-cell>
          <table:table-cell office:value-type="float" office:value="479523" calcext:value-type="float">
            <text:p>479523</text:p>
          </table:table-cell>
          <table:table-cell office:value-type="float" office:value="414766" calcext:value-type="float">
            <text:p>414766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176" calcext:value-type="float">
            <text:p>346176</text:p>
          </table:table-cell>
          <table:table-cell office:value-type="float" office:value="436575" calcext:value-type="float">
            <text:p>436575</text:p>
          </table:table-cell>
          <table:table-cell office:value-type="float" office:value="425631" calcext:value-type="float">
            <text:p>425631</text:p>
          </table:table-cell>
          <table:table-cell office:value-type="float" office:value="384953" calcext:value-type="float">
            <text:p>384953</text:p>
          </table:table-cell>
          <table:table-cell office:value-type="float" office:value="354969" calcext:value-type="float">
            <text:p>354969</text:p>
          </table:table-cell>
          <table:table-cell office:value-type="float" office:value="433004" calcext:value-type="float">
            <text:p>433004</text:p>
          </table:table-cell>
          <table:table-cell office:value-type="float" office:value="443741" calcext:value-type="float">
            <text:p>443741</text:p>
          </table:table-cell>
          <table:table-cell office:value-type="float" office:value="433164" calcext:value-type="float">
            <text:p>433164</text:p>
          </table:table-cell>
          <table:table-cell office:value-type="float" office:value="435753" calcext:value-type="float">
            <text:p>435753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322" calcext:value-type="float">
            <text:p>284322</text:p>
          </table:table-cell>
          <table:table-cell office:value-type="float" office:value="362938" calcext:value-type="float">
            <text:p>362938</text:p>
          </table:table-cell>
          <table:table-cell office:value-type="float" office:value="303710" calcext:value-type="float">
            <text:p>303710</text:p>
          </table:table-cell>
          <table:table-cell office:value-type="float" office:value="360666" calcext:value-type="float">
            <text:p>360666</text:p>
          </table:table-cell>
          <table:table-cell office:value-type="float" office:value="346706" calcext:value-type="float">
            <text:p>346706</text:p>
          </table:table-cell>
          <table:table-cell office:value-type="float" office:value="351517" calcext:value-type="float">
            <text:p>351517</text:p>
          </table:table-cell>
          <table:table-cell office:value-type="float" office:value="313225" calcext:value-type="float">
            <text:p>313225</text:p>
          </table:table-cell>
          <table:table-cell office:value-type="float" office:value="382877" calcext:value-type="float">
            <text:p>382877</text:p>
          </table:table-cell>
          <table:table-cell office:value-type="float" office:value="281319" calcext:value-type="float">
            <text:p>281319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689" calcext:value-type="float">
            <text:p>246689</text:p>
          </table:table-cell>
          <table:table-cell office:value-type="float" office:value="190022" calcext:value-type="float">
            <text:p>190022</text:p>
          </table:table-cell>
          <table:table-cell office:value-type="float" office:value="355512" calcext:value-type="float">
            <text:p>355512</text:p>
          </table:table-cell>
          <table:table-cell office:value-type="float" office:value="159123" calcext:value-type="float">
            <text:p>159123</text:p>
          </table:table-cell>
          <table:table-cell office:value-type="float" office:value="367932" calcext:value-type="float">
            <text:p>367932</text:p>
          </table:table-cell>
          <table:table-cell office:value-type="float" office:value="213064" calcext:value-type="float">
            <text:p>213064</text:p>
          </table:table-cell>
          <table:table-cell office:value-type="float" office:value="355019" calcext:value-type="float">
            <text:p>355019</text:p>
          </table:table-cell>
          <table:table-cell office:value-type="float" office:value="211302" calcext:value-type="float">
            <text:p>211302</text:p>
          </table:table-cell>
          <table:table-cell office:value-type="float" office:value="357710" calcext:value-type="float">
            <text:p>357710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098" calcext:value-type="float">
            <text:p>288098</text:p>
          </table:table-cell>
          <table:table-cell office:value-type="float" office:value="288160" calcext:value-type="float">
            <text:p>288160</text:p>
          </table:table-cell>
          <table:table-cell office:value-type="float" office:value="336645" calcext:value-type="float">
            <text:p>336645</text:p>
          </table:table-cell>
          <table:table-cell office:value-type="float" office:value="307662" calcext:value-type="float">
            <text:p>307662</text:p>
          </table:table-cell>
          <table:table-cell office:value-type="float" office:value="342387" calcext:value-type="float">
            <text:p>342387</text:p>
          </table:table-cell>
          <table:table-cell office:value-type="float" office:value="286744" calcext:value-type="float">
            <text:p>286744</text:p>
          </table:table-cell>
          <table:table-cell office:value-type="float" office:value="281147" calcext:value-type="float">
            <text:p>281147</text:p>
          </table:table-cell>
          <table:table-cell office:value-type="float" office:value="278332" calcext:value-type="float">
            <text:p>278332</text:p>
          </table:table-cell>
          <table:table-cell office:value-type="float" office:value="344492" calcext:value-type="float">
            <text:p>344492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737" calcext:value-type="float">
            <text:p>235737</text:p>
          </table:table-cell>
          <table:table-cell office:value-type="float" office:value="239395" calcext:value-type="float">
            <text:p>239395</text:p>
          </table:table-cell>
          <table:table-cell office:value-type="float" office:value="293383" calcext:value-type="float">
            <text:p>293383</text:p>
          </table:table-cell>
          <table:table-cell office:value-type="float" office:value="259992" calcext:value-type="float">
            <text:p>259992</text:p>
          </table:table-cell>
          <table:table-cell office:value-type="float" office:value="304492" calcext:value-type="float">
            <text:p>304492</text:p>
          </table:table-cell>
          <table:table-cell office:value-type="float" office:value="276828" calcext:value-type="float">
            <text:p>276828</text:p>
          </table:table-cell>
          <table:table-cell office:value-type="float" office:value="305442" calcext:value-type="float">
            <text:p>305442</text:p>
          </table:table-cell>
          <table:table-cell office:value-type="float" office:value="278283" calcext:value-type="float">
            <text:p>278283</text:p>
          </table:table-cell>
          <table:table-cell office:value-type="float" office:value="270053" calcext:value-type="float">
            <text:p>270053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451" calcext:value-type="float">
            <text:p>249451</text:p>
          </table:table-cell>
          <table:table-cell office:value-type="float" office:value="288568" calcext:value-type="float">
            <text:p>288568</text:p>
          </table:table-cell>
          <table:table-cell office:value-type="float" office:value="271684" calcext:value-type="float">
            <text:p>271684</text:p>
          </table:table-cell>
          <table:table-cell office:value-type="float" office:value="267561" calcext:value-type="float">
            <text:p>267561</text:p>
          </table:table-cell>
          <table:table-cell office:value-type="float" office:value="248078" calcext:value-type="float">
            <text:p>248078</text:p>
          </table:table-cell>
          <table:table-cell office:value-type="float" office:value="264201" calcext:value-type="float">
            <text:p>264201</text:p>
          </table:table-cell>
          <table:table-cell office:value-type="float" office:value="263996" calcext:value-type="float">
            <text:p>263996</text:p>
          </table:table-cell>
          <table:table-cell office:value-type="float" office:value="239267" calcext:value-type="float">
            <text:p>239267</text:p>
          </table:table-cell>
          <table:table-cell office:value-type="float" office:value="267942" calcext:value-type="float">
            <text:p>267942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4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64</text:p>
          </table:table-cell>
          <table:table-cell office:value-type="float" office:value="939223" calcext:value-type="float">
            <text:p>939223</text:p>
          </table:table-cell>
          <table:table-cell office:value-type="float" office:value="1357066" calcext:value-type="float">
            <text:p>1357066</text:p>
          </table:table-cell>
          <table:table-cell office:value-type="float" office:value="1828508" calcext:value-type="float">
            <text:p>1828508</text:p>
          </table:table-cell>
          <table:table-cell table:number-columns-repeated="2" office:value-type="float" office:value="2467108" calcext:value-type="float">
            <text:p>2467108</text:p>
          </table:table-cell>
          <table:table-cell table:number-columns-repeated="71"/>
        </table:table-row>
        <table:table-row table:style-name="ro1">
          <table:table-cell table:number-columns-repeated="3"/>
          <table:table-cell table:style-name="ce2" office:value-type="string" calcext:value-type="string">
            <text:p>128</text:p>
          </table:table-cell>
          <table:table-cell office:value-type="float" office:value="1048974" calcext:value-type="float">
            <text:p>1048974</text:p>
          </table:table-cell>
          <table:table-cell office:value-type="float" office:value="1561553" calcext:value-type="float">
            <text:p>1561553</text:p>
          </table:table-cell>
          <table:table-cell office:value-type="float" office:value="2035099" calcext:value-type="float">
            <text:p>2035099</text:p>
          </table:table-cell>
          <table:table-cell office:value-type="float" office:value="2511022" calcext:value-type="float">
            <text:p>2511022</text:p>
          </table:table-cell>
          <table:table-cell office:value-type="float" office:value="2673584" calcext:value-type="float">
            <text:p>2673584</text:p>
          </table:table-cell>
          <table:table-cell office:value-type="float" office:value="3053774" calcext:value-type="float">
            <text:p>3053774</text:p>
          </table:table-cell>
          <table:table-cell table:number-columns-repeated="70"/>
        </table:table-row>
        <table:table-row table:style-name="ro1">
          <table:table-cell table:number-columns-repeated="3"/>
          <table:table-cell table:style-name="ce2" office:value-type="string" calcext:value-type="string">
            <text:p>256</text:p>
          </table:table-cell>
          <table:table-cell office:value-type="float" office:value="1048775" calcext:value-type="float">
            <text:p>1048775</text:p>
          </table:table-cell>
          <table:table-cell office:value-type="float" office:value="1487577" calcext:value-type="float">
            <text:p>1487577</text:p>
          </table:table-cell>
          <table:table-cell office:value-type="float" office:value="2097948" calcext:value-type="float">
            <text:p>2097948</text:p>
          </table:table-cell>
          <table:table-cell office:value-type="float" office:value="2582316" calcext:value-type="float">
            <text:p>2582316</text:p>
          </table:table-cell>
          <table:table-cell office:value-type="float" office:value="2665657" calcext:value-type="float">
            <text:p>2665657</text:p>
          </table:table-cell>
          <table:table-cell office:value-type="float" office:value="3052087" calcext:value-type="float">
            <text:p>3052087</text:p>
          </table:table-cell>
          <table:table-cell office:value-type="float" office:value="3123106" calcext:value-type="float">
            <text:p>3123106</text:p>
          </table:table-cell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>
            <text:p>512</text:p>
          </table:table-cell>
          <table:table-cell office:value-type="float" office:value="1040545" calcext:value-type="float">
            <text:p>1040545</text:p>
          </table:table-cell>
          <table:table-cell office:value-type="float" office:value="1590957" calcext:value-type="float">
            <text:p>1590957</text:p>
          </table:table-cell>
          <table:table-cell office:value-type="float" office:value="1945526" calcext:value-type="float">
            <text:p>1945526</text:p>
          </table:table-cell>
          <table:table-cell office:value-type="float" office:value="2609952" calcext:value-type="float">
            <text:p>2609952</text:p>
          </table:table-cell>
          <table:table-cell office:value-type="float" office:value="2979282" calcext:value-type="float">
            <text:p>2979282</text:p>
          </table:table-cell>
          <table:table-cell office:value-type="float" office:value="3099691" calcext:value-type="float">
            <text:p>3099691</text:p>
          </table:table-cell>
          <table:table-cell office:value-type="float" office:value="3201349" calcext:value-type="float">
            <text:p>3201349</text:p>
          </table:table-cell>
          <table:table-cell office:value-type="float" office:value="3239989" calcext:value-type="float">
            <text:p>3239989</text:p>
          </table:table-cell>
          <table:table-cell table:number-columns-repeated="68"/>
        </table:table-row>
        <table:table-row table:style-name="ro1">
          <table:table-cell table:number-columns-repeated="3"/>
          <table:table-cell table:style-name="ce2" office:value-type="string" calcext:value-type="string">
            <text:p>1024</text:p>
          </table:table-cell>
          <table:table-cell office:value-type="float" office:value="1044037" calcext:value-type="float">
            <text:p>1044037</text:p>
          </table:table-cell>
          <table:table-cell office:value-type="float" office:value="1594978" calcext:value-type="float">
            <text:p>1594978</text:p>
          </table:table-cell>
          <table:table-cell office:value-type="float" office:value="2089189" calcext:value-type="float">
            <text:p>2089189</text:p>
          </table:table-cell>
          <table:table-cell office:value-type="float" office:value="2604895" calcext:value-type="float">
            <text:p>2604895</text:p>
          </table:table-cell>
          <table:table-cell office:value-type="float" office:value="2952261" calcext:value-type="float">
            <text:p>2952261</text:p>
          </table:table-cell>
          <table:table-cell office:value-type="float" office:value="2968586" calcext:value-type="float">
            <text:p>2968586</text:p>
          </table:table-cell>
          <table:table-cell office:value-type="float" office:value="3229770" calcext:value-type="float">
            <text:p>3229770</text:p>
          </table:table-cell>
          <table:table-cell office:value-type="float" office:value="3012308" calcext:value-type="float">
            <text:p>3012308</text:p>
          </table:table-cell>
          <table:table-cell office:value-type="float" office:value="3160839" calcext:value-type="float">
            <text:p>3160839</text:p>
          </table:table-cell>
          <table:table-cell table:number-columns-repeated="67"/>
        </table:table-row>
        <table:table-row table:style-name="ro1">
          <table:table-cell table:number-columns-repeated="3"/>
          <table:table-cell table:style-name="ce2" office:value-type="string" calcext:value-type="string">
            <text:p>2048</text:p>
          </table:table-cell>
          <table:table-cell office:value-type="float" office:value="1059595" calcext:value-type="float">
            <text:p>1059595</text:p>
          </table:table-cell>
          <table:table-cell office:value-type="float" office:value="1587551" calcext:value-type="float">
            <text:p>1587551</text:p>
          </table:table-cell>
          <table:table-cell office:value-type="float" office:value="2107025" calcext:value-type="float">
            <text:p>2107025</text:p>
          </table:table-cell>
          <table:table-cell office:value-type="float" office:value="2639965" calcext:value-type="float">
            <text:p>2639965</text:p>
          </table:table-cell>
          <table:table-cell office:value-type="float" office:value="3034448" calcext:value-type="float">
            <text:p>3034448</text:p>
          </table:table-cell>
          <table:table-cell office:value-type="float" office:value="3154809" calcext:value-type="float">
            <text:p>3154809</text:p>
          </table:table-cell>
          <table:table-cell office:value-type="float" office:value="3256469" calcext:value-type="float">
            <text:p>3256469</text:p>
          </table:table-cell>
          <table:table-cell office:value-type="float" office:value="2662880" calcext:value-type="float">
            <text:p>2662880</text:p>
          </table:table-cell>
          <table:table-cell office:value-type="float" office:value="3150182" calcext:value-type="float">
            <text:p>3150182</text:p>
          </table:table-cell>
          <table:table-cell office:value-type="float" office:value="3319389" calcext:value-type="float">
            <text:p>3319389</text:p>
          </table:table-cell>
          <table:table-cell table:number-columns-repeated="66"/>
        </table:table-row>
        <table:table-row table:style-name="ro1">
          <table:table-cell table:number-columns-repeated="3"/>
          <table:table-cell table:style-name="ce2" office:value-type="string" calcext:value-type="string">
            <text:p>4096</text:p>
          </table:table-cell>
          <table:table-cell office:value-type="float" office:value="1015370" calcext:value-type="float">
            <text:p>1015370</text:p>
          </table:table-cell>
          <table:table-cell office:value-type="float" office:value="1519965" calcext:value-type="float">
            <text:p>1519965</text:p>
          </table:table-cell>
          <table:table-cell office:value-type="float" office:value="1970212" calcext:value-type="float">
            <text:p>1970212</text:p>
          </table:table-cell>
          <table:table-cell office:value-type="float" office:value="2329851" calcext:value-type="float">
            <text:p>2329851</text:p>
          </table:table-cell>
          <table:table-cell office:value-type="float" office:value="2605455" calcext:value-type="float">
            <text:p>2605455</text:p>
          </table:table-cell>
          <table:table-cell office:value-type="float" office:value="2752828" calcext:value-type="float">
            <text:p>2752828</text:p>
          </table:table-cell>
          <table:table-cell office:value-type="float" office:value="3014114" calcext:value-type="float">
            <text:p>3014114</text:p>
          </table:table-cell>
          <table:table-cell office:value-type="float" office:value="3297602" calcext:value-type="float">
            <text:p>3297602</text:p>
          </table:table-cell>
          <table:table-cell office:value-type="float" office:value="3131124" calcext:value-type="float">
            <text:p>3131124</text:p>
          </table:table-cell>
          <table:table-cell office:value-type="float" office:value="2689058" calcext:value-type="float">
            <text:p>2689058</text:p>
          </table:table-cell>
          <table:table-cell office:value-type="float" office:value="3138560" calcext:value-type="float">
            <text:p>3138560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2" office:value-type="string" calcext:value-type="string">
            <text:p>8192</text:p>
          </table:table-cell>
          <table:table-cell office:value-type="float" office:value="1013716" calcext:value-type="float">
            <text:p>1013716</text:p>
          </table:table-cell>
          <table:table-cell office:value-type="float" office:value="1501487" calcext:value-type="float">
            <text:p>1501487</text:p>
          </table:table-cell>
          <table:table-cell office:value-type="float" office:value="2045976" calcext:value-type="float">
            <text:p>2045976</text:p>
          </table:table-cell>
          <table:table-cell office:value-type="float" office:value="2414461" calcext:value-type="float">
            <text:p>2414461</text:p>
          </table:table-cell>
          <table:table-cell office:value-type="float" office:value="2693654" calcext:value-type="float">
            <text:p>2693654</text:p>
          </table:table-cell>
          <table:table-cell office:value-type="float" office:value="2858355" calcext:value-type="float">
            <text:p>2858355</text:p>
          </table:table-cell>
          <table:table-cell office:value-type="float" office:value="2904014" calcext:value-type="float">
            <text:p>2904014</text:p>
          </table:table-cell>
          <table:table-cell office:value-type="float" office:value="2925775" calcext:value-type="float">
            <text:p>2925775</text:p>
          </table:table-cell>
          <table:table-cell office:value-type="float" office:value="2867420" calcext:value-type="float">
            <text:p>2867420</text:p>
          </table:table-cell>
          <table:table-cell office:value-type="float" office:value="2847459" calcext:value-type="float">
            <text:p>2847459</text:p>
          </table:table-cell>
          <table:table-cell office:value-type="float" office:value="2770543" calcext:value-type="float">
            <text:p>2770543</text:p>
          </table:table-cell>
          <table:table-cell office:value-type="float" office:value="2745307" calcext:value-type="float">
            <text:p>2745307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2" office:value-type="string" calcext:value-type="string">
            <text:p>16384</text:p>
          </table:table-cell>
          <table:table-cell office:value-type="float" office:value="1014043" calcext:value-type="float">
            <text:p>1014043</text:p>
          </table:table-cell>
          <table:table-cell office:value-type="float" office:value="1490667" calcext:value-type="float">
            <text:p>1490667</text:p>
          </table:table-cell>
          <table:table-cell office:value-type="float" office:value="1978005" calcext:value-type="float">
            <text:p>1978005</text:p>
          </table:table-cell>
          <table:table-cell office:value-type="float" office:value="2405149" calcext:value-type="float">
            <text:p>2405149</text:p>
          </table:table-cell>
          <table:table-cell office:value-type="float" office:value="2728825" calcext:value-type="float">
            <text:p>2728825</text:p>
          </table:table-cell>
          <table:table-cell office:value-type="float" office:value="2875315" calcext:value-type="float">
            <text:p>2875315</text:p>
          </table:table-cell>
          <table:table-cell office:value-type="float" office:value="2954684" calcext:value-type="float">
            <text:p>2954684</text:p>
          </table:table-cell>
          <table:table-cell office:value-type="float" office:value="2970907" calcext:value-type="float">
            <text:p>2970907</text:p>
          </table:table-cell>
          <table:table-cell office:value-type="float" office:value="2987698" calcext:value-type="float">
            <text:p>2987698</text:p>
          </table:table-cell>
          <table:table-cell office:value-type="float" office:value="2987568" calcext:value-type="float">
            <text:p>2987568</text:p>
          </table:table-cell>
          <table:table-cell office:value-type="float" office:value="2811209" calcext:value-type="float">
            <text:p>2811209</text:p>
          </table:table-cell>
          <table:table-cell office:value-type="float" office:value="2784103" calcext:value-type="float">
            <text:p>2784103</text:p>
          </table:table-cell>
          <table:table-cell office:value-type="float" office:value="2886062" calcext:value-type="float">
            <text:p>2886062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8955" calcext:value-type="float">
            <text:p>2638955</text:p>
          </table:table-cell>
          <table:table-cell office:value-type="float" office:value="2791613" calcext:value-type="float">
            <text:p>2791613</text:p>
          </table:table-cell>
          <table:table-cell office:value-type="float" office:value="2851146" calcext:value-type="float">
            <text:p>2851146</text:p>
          </table:table-cell>
          <table:table-cell office:value-type="float" office:value="1385713" calcext:value-type="float">
            <text:p>1385713</text:p>
          </table:table-cell>
          <table:table-cell office:value-type="float" office:value="2931730" calcext:value-type="float">
            <text:p>2931730</text:p>
          </table:table-cell>
          <table:table-cell office:value-type="float" office:value="2861296" calcext:value-type="float">
            <text:p>2861296</text:p>
          </table:table-cell>
          <table:table-cell office:value-type="float" office:value="2743193" calcext:value-type="float">
            <text:p>2743193</text:p>
          </table:table-cell>
          <table:table-cell office:value-type="float" office:value="2645610" calcext:value-type="float">
            <text:p>2645610</text:p>
          </table:table-cell>
          <table:table-cell office:value-type="float" office:value="2646221" calcext:value-type="float">
            <text:p>2646221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594" calcext:value-type="float">
            <text:p>590594</text:p>
          </table:table-cell>
          <table:table-cell office:value-type="float" office:value="620171" calcext:value-type="float">
            <text:p>620171</text:p>
          </table:table-cell>
          <table:table-cell office:value-type="float" office:value="623130" calcext:value-type="float">
            <text:p>623130</text:p>
          </table:table-cell>
          <table:table-cell office:value-type="float" office:value="565468" calcext:value-type="float">
            <text:p>565468</text:p>
          </table:table-cell>
          <table:table-cell office:value-type="float" office:value="463171" calcext:value-type="float">
            <text:p>463171</text:p>
          </table:table-cell>
          <table:table-cell office:value-type="float" office:value="598273" calcext:value-type="float">
            <text:p>598273</text:p>
          </table:table-cell>
          <table:table-cell office:value-type="float" office:value="580211" calcext:value-type="float">
            <text:p>580211</text:p>
          </table:table-cell>
          <table:table-cell office:value-type="float" office:value="498111" calcext:value-type="float">
            <text:p>498111</text:p>
          </table:table-cell>
          <table:table-cell office:value-type="float" office:value="435820" calcext:value-type="float">
            <text:p>435820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937" calcext:value-type="float">
            <text:p>376937</text:p>
          </table:table-cell>
          <table:table-cell office:value-type="float" office:value="458163" calcext:value-type="float">
            <text:p>458163</text:p>
          </table:table-cell>
          <table:table-cell office:value-type="float" office:value="429929" calcext:value-type="float">
            <text:p>429929</text:p>
          </table:table-cell>
          <table:table-cell office:value-type="float" office:value="404147" calcext:value-type="float">
            <text:p>404147</text:p>
          </table:table-cell>
          <table:table-cell office:value-type="float" office:value="307933" calcext:value-type="float">
            <text:p>307933</text:p>
          </table:table-cell>
          <table:table-cell office:value-type="float" office:value="381101" calcext:value-type="float">
            <text:p>381101</text:p>
          </table:table-cell>
          <table:table-cell office:value-type="float" office:value="435686" calcext:value-type="float">
            <text:p>435686</text:p>
          </table:table-cell>
          <table:table-cell office:value-type="float" office:value="448858" calcext:value-type="float">
            <text:p>448858</text:p>
          </table:table-cell>
          <table:table-cell office:value-type="float" office:value="417751" calcext:value-type="float">
            <text:p>417751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143" calcext:value-type="float">
            <text:p>302143</text:p>
          </table:table-cell>
          <table:table-cell office:value-type="float" office:value="380830" calcext:value-type="float">
            <text:p>380830</text:p>
          </table:table-cell>
          <table:table-cell office:value-type="float" office:value="281512" calcext:value-type="float">
            <text:p>281512</text:p>
          </table:table-cell>
          <table:table-cell office:value-type="float" office:value="369753" calcext:value-type="float">
            <text:p>369753</text:p>
          </table:table-cell>
          <table:table-cell office:value-type="float" office:value="314631" calcext:value-type="float">
            <text:p>314631</text:p>
          </table:table-cell>
          <table:table-cell office:value-type="float" office:value="320982" calcext:value-type="float">
            <text:p>320982</text:p>
          </table:table-cell>
          <table:table-cell office:value-type="float" office:value="305488" calcext:value-type="float">
            <text:p>305488</text:p>
          </table:table-cell>
          <table:table-cell office:value-type="float" office:value="357649" calcext:value-type="float">
            <text:p>357649</text:p>
          </table:table-cell>
          <table:table-cell office:value-type="float" office:value="239298" calcext:value-type="float">
            <text:p>239298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410" calcext:value-type="float">
            <text:p>210410</text:p>
          </table:table-cell>
          <table:table-cell office:value-type="float" office:value="289589" calcext:value-type="float">
            <text:p>289589</text:p>
          </table:table-cell>
          <table:table-cell office:value-type="float" office:value="337384" calcext:value-type="float">
            <text:p>337384</text:p>
          </table:table-cell>
          <table:table-cell office:value-type="float" office:value="197291" calcext:value-type="float">
            <text:p>197291</text:p>
          </table:table-cell>
          <table:table-cell office:value-type="float" office:value="352284" calcext:value-type="float">
            <text:p>352284</text:p>
          </table:table-cell>
          <table:table-cell office:value-type="float" office:value="290974" calcext:value-type="float">
            <text:p>290974</text:p>
          </table:table-cell>
          <table:table-cell office:value-type="float" office:value="369761" calcext:value-type="float">
            <text:p>369761</text:p>
          </table:table-cell>
          <table:table-cell office:value-type="float" office:value="290535" calcext:value-type="float">
            <text:p>290535</text:p>
          </table:table-cell>
          <table:table-cell office:value-type="float" office:value="364367" calcext:value-type="float">
            <text:p>364367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526" calcext:value-type="float">
            <text:p>246526</text:p>
          </table:table-cell>
          <table:table-cell office:value-type="float" office:value="247917" calcext:value-type="float">
            <text:p>247917</text:p>
          </table:table-cell>
          <table:table-cell office:value-type="float" office:value="262548" calcext:value-type="float">
            <text:p>262548</text:p>
          </table:table-cell>
          <table:table-cell office:value-type="float" office:value="244616" calcext:value-type="float">
            <text:p>244616</text:p>
          </table:table-cell>
          <table:table-cell office:value-type="float" office:value="283830" calcext:value-type="float">
            <text:p>283830</text:p>
          </table:table-cell>
          <table:table-cell office:value-type="float" office:value="224383" calcext:value-type="float">
            <text:p>224383</text:p>
          </table:table-cell>
          <table:table-cell office:value-type="float" office:value="218405" calcext:value-type="float">
            <text:p>218405</text:p>
          </table:table-cell>
          <table:table-cell office:value-type="float" office:value="209669" calcext:value-type="float">
            <text:p>209669</text:p>
          </table:table-cell>
          <table:table-cell office:value-type="float" office:value="231021" calcext:value-type="float">
            <text:p>231021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126" calcext:value-type="float">
            <text:p>192126</text:p>
          </table:table-cell>
          <table:table-cell office:value-type="float" office:value="234843" calcext:value-type="float">
            <text:p>234843</text:p>
          </table:table-cell>
          <table:table-cell office:value-type="float" office:value="248898" calcext:value-type="float">
            <text:p>248898</text:p>
          </table:table-cell>
          <table:table-cell office:value-type="float" office:value="233942" calcext:value-type="float">
            <text:p>233942</text:p>
          </table:table-cell>
          <table:table-cell office:value-type="float" office:value="250502" calcext:value-type="float">
            <text:p>250502</text:p>
          </table:table-cell>
          <table:table-cell office:value-type="float" office:value="256141" calcext:value-type="float">
            <text:p>256141</text:p>
          </table:table-cell>
          <table:table-cell office:value-type="float" office:value="256069" calcext:value-type="float">
            <text:p>256069</text:p>
          </table:table-cell>
          <table:table-cell office:value-type="float" office:value="276044" calcext:value-type="float">
            <text:p>276044</text:p>
          </table:table-cell>
          <table:table-cell office:value-type="float" office:value="268320" calcext:value-type="float">
            <text:p>268320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103" calcext:value-type="float">
            <text:p>220103</text:p>
          </table:table-cell>
          <table:table-cell office:value-type="float" office:value="240851" calcext:value-type="float">
            <text:p>240851</text:p>
          </table:table-cell>
          <table:table-cell office:value-type="float" office:value="216076" calcext:value-type="float">
            <text:p>216076</text:p>
          </table:table-cell>
          <table:table-cell office:value-type="float" office:value="214688" calcext:value-type="float">
            <text:p>214688</text:p>
          </table:table-cell>
          <table:table-cell office:value-type="float" office:value="201823" calcext:value-type="float">
            <text:p>201823</text:p>
          </table:table-cell>
          <table:table-cell office:value-type="float" office:value="185071" calcext:value-type="float">
            <text:p>185071</text:p>
          </table:table-cell>
          <table:table-cell office:value-type="float" office:value="219627" calcext:value-type="float">
            <text:p>219627</text:p>
          </table:table-cell>
          <table:table-cell office:value-type="float" office:value="194946" calcext:value-type="float">
            <text:p>194946</text:p>
          </table:table-cell>
          <table:table-cell office:value-type="float" office:value="223718" calcext:value-type="float">
            <text:p>223718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4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64</text:p>
          </table:table-cell>
          <table:table-cell office:value-type="float" office:value="1392258" calcext:value-type="float">
            <text:p>1392258</text:p>
          </table:table-cell>
          <table:table-cell office:value-type="float" office:value="2444640" calcext:value-type="float">
            <text:p>2444640</text:p>
          </table:table-cell>
          <table:table-cell office:value-type="float" office:value="3791156" calcext:value-type="float">
            <text:p>3791156</text:p>
          </table:table-cell>
          <table:table-cell office:value-type="float" office:value="5283570" calcext:value-type="float">
            <text:p>5283570</text:p>
          </table:table-cell>
          <table:table-cell office:value-type="float" office:value="6421025" calcext:value-type="float">
            <text:p>6421025</text:p>
          </table:table-cell>
          <table:table-cell table:number-columns-repeated="71"/>
        </table:table-row>
        <table:table-row table:style-name="ro1">
          <table:table-cell table:number-columns-repeated="3"/>
          <table:table-cell table:style-name="ce2" office:value-type="string" calcext:value-type="string">
            <text:p>128</text:p>
          </table:table-cell>
          <table:table-cell office:value-type="float" office:value="1319723" calcext:value-type="float">
            <text:p>1319723</text:p>
          </table:table-cell>
          <table:table-cell office:value-type="float" office:value="2464907" calcext:value-type="float">
            <text:p>2464907</text:p>
          </table:table-cell>
          <table:table-cell office:value-type="float" office:value="3759450" calcext:value-type="float">
            <text:p>3759450</text:p>
          </table:table-cell>
          <table:table-cell office:value-type="float" office:value="5122535" calcext:value-type="float">
            <text:p>5122535</text:p>
          </table:table-cell>
          <table:table-cell office:value-type="float" office:value="6406138" calcext:value-type="float">
            <text:p>6406138</text:p>
          </table:table-cell>
          <table:table-cell office:value-type="float" office:value="6727225" calcext:value-type="float">
            <text:p>6727225</text:p>
          </table:table-cell>
          <table:table-cell table:number-columns-repeated="70"/>
        </table:table-row>
        <table:table-row table:style-name="ro1">
          <table:table-cell table:number-columns-repeated="3"/>
          <table:table-cell table:style-name="ce2" office:value-type="string" calcext:value-type="string">
            <text:p>256</text:p>
          </table:table-cell>
          <table:table-cell office:value-type="float" office:value="1398455" calcext:value-type="float">
            <text:p>1398455</text:p>
          </table:table-cell>
          <table:table-cell office:value-type="float" office:value="2486631" calcext:value-type="float">
            <text:p>2486631</text:p>
          </table:table-cell>
          <table:table-cell office:value-type="float" office:value="3705040" calcext:value-type="float">
            <text:p>3705040</text:p>
          </table:table-cell>
          <table:table-cell office:value-type="float" office:value="5455847" calcext:value-type="float">
            <text:p>5455847</text:p>
          </table:table-cell>
          <table:table-cell office:value-type="float" office:value="6595234" calcext:value-type="float">
            <text:p>6595234</text:p>
          </table:table-cell>
          <table:table-cell office:value-type="float" office:value="7120034" calcext:value-type="float">
            <text:p>7120034</text:p>
          </table:table-cell>
          <table:table-cell office:value-type="float" office:value="6891544" calcext:value-type="float">
            <text:p>6891544</text:p>
          </table:table-cell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>
            <text:p>512</text:p>
          </table:table-cell>
          <table:table-cell office:value-type="float" office:value="1406520" calcext:value-type="float">
            <text:p>1406520</text:p>
          </table:table-cell>
          <table:table-cell office:value-type="float" office:value="2402629" calcext:value-type="float">
            <text:p>2402629</text:p>
          </table:table-cell>
          <table:table-cell office:value-type="float" office:value="3556580" calcext:value-type="float">
            <text:p>3556580</text:p>
          </table:table-cell>
          <table:table-cell office:value-type="float" office:value="5398323" calcext:value-type="float">
            <text:p>5398323</text:p>
          </table:table-cell>
          <table:table-cell office:value-type="float" office:value="6571132" calcext:value-type="float">
            <text:p>6571132</text:p>
          </table:table-cell>
          <table:table-cell office:value-type="float" office:value="7211022" calcext:value-type="float">
            <text:p>7211022</text:p>
          </table:table-cell>
          <table:table-cell office:value-type="float" office:value="5453155" calcext:value-type="float">
            <text:p>5453155</text:p>
          </table:table-cell>
          <table:table-cell office:value-type="float" office:value="6652558" calcext:value-type="float">
            <text:p>6652558</text:p>
          </table:table-cell>
          <table:table-cell table:number-columns-repeated="68"/>
        </table:table-row>
        <table:table-row table:style-name="ro1">
          <table:table-cell table:number-columns-repeated="3"/>
          <table:table-cell table:style-name="ce2" office:value-type="string" calcext:value-type="string">
            <text:p>1024</text:p>
          </table:table-cell>
          <table:table-cell office:value-type="float" office:value="1393200" calcext:value-type="float">
            <text:p>1393200</text:p>
          </table:table-cell>
          <table:table-cell office:value-type="float" office:value="2454539" calcext:value-type="float">
            <text:p>2454539</text:p>
          </table:table-cell>
          <table:table-cell office:value-type="float" office:value="3671521" calcext:value-type="float">
            <text:p>3671521</text:p>
          </table:table-cell>
          <table:table-cell office:value-type="float" office:value="4876180" calcext:value-type="float">
            <text:p>4876180</text:p>
          </table:table-cell>
          <table:table-cell office:value-type="float" office:value="4526709" calcext:value-type="float">
            <text:p>4526709</text:p>
          </table:table-cell>
          <table:table-cell office:value-type="float" office:value="7160597" calcext:value-type="float">
            <text:p>7160597</text:p>
          </table:table-cell>
          <table:table-cell office:value-type="float" office:value="4570058" calcext:value-type="float">
            <text:p>4570058</text:p>
          </table:table-cell>
          <table:table-cell office:value-type="float" office:value="7220790" calcext:value-type="float">
            <text:p>7220790</text:p>
          </table:table-cell>
          <table:table-cell office:value-type="float" office:value="6830356" calcext:value-type="float">
            <text:p>6830356</text:p>
          </table:table-cell>
          <table:table-cell table:number-columns-repeated="67"/>
        </table:table-row>
        <table:table-row table:style-name="ro1">
          <table:table-cell table:number-columns-repeated="3"/>
          <table:table-cell table:style-name="ce2" office:value-type="string" calcext:value-type="string">
            <text:p>2048</text:p>
          </table:table-cell>
          <table:table-cell office:value-type="float" office:value="1234397" calcext:value-type="float">
            <text:p>1234397</text:p>
          </table:table-cell>
          <table:table-cell office:value-type="float" office:value="2013672" calcext:value-type="float">
            <text:p>2013672</text:p>
          </table:table-cell>
          <table:table-cell office:value-type="float" office:value="2794560" calcext:value-type="float">
            <text:p>2794560</text:p>
          </table:table-cell>
          <table:table-cell office:value-type="float" office:value="3630870" calcext:value-type="float">
            <text:p>3630870</text:p>
          </table:table-cell>
          <table:table-cell office:value-type="float" office:value="6583305" calcext:value-type="float">
            <text:p>6583305</text:p>
          </table:table-cell>
          <table:table-cell office:value-type="float" office:value="4572018" calcext:value-type="float">
            <text:p>4572018</text:p>
          </table:table-cell>
          <table:table-cell office:value-type="float" office:value="4783331" calcext:value-type="float">
            <text:p>4783331</text:p>
          </table:table-cell>
          <table:table-cell office:value-type="float" office:value="4741090" calcext:value-type="float">
            <text:p>4741090</text:p>
          </table:table-cell>
          <table:table-cell office:value-type="float" office:value="4562305" calcext:value-type="float">
            <text:p>4562305</text:p>
          </table:table-cell>
          <table:table-cell office:value-type="float" office:value="4138120" calcext:value-type="float">
            <text:p>4138120</text:p>
          </table:table-cell>
          <table:table-cell table:number-columns-repeated="66"/>
        </table:table-row>
        <table:table-row table:style-name="ro1">
          <table:table-cell table:number-columns-repeated="3"/>
          <table:table-cell table:style-name="ce2" office:value-type="string" calcext:value-type="string">
            <text:p>4096</text:p>
          </table:table-cell>
          <table:table-cell office:value-type="float" office:value="1225574" calcext:value-type="float">
            <text:p>1225574</text:p>
          </table:table-cell>
          <table:table-cell office:value-type="float" office:value="2024541" calcext:value-type="float">
            <text:p>2024541</text:p>
          </table:table-cell>
          <table:table-cell office:value-type="float" office:value="2874423" calcext:value-type="float">
            <text:p>2874423</text:p>
          </table:table-cell>
          <table:table-cell office:value-type="float" office:value="3765198" calcext:value-type="float">
            <text:p>3765198</text:p>
          </table:table-cell>
          <table:table-cell office:value-type="float" office:value="4112175" calcext:value-type="float">
            <text:p>4112175</text:p>
          </table:table-cell>
          <table:table-cell office:value-type="float" office:value="4676314" calcext:value-type="float">
            <text:p>4676314</text:p>
          </table:table-cell>
          <table:table-cell office:value-type="float" office:value="4882301" calcext:value-type="float">
            <text:p>4882301</text:p>
          </table:table-cell>
          <table:table-cell office:value-type="float" office:value="4824714" calcext:value-type="float">
            <text:p>4824714</text:p>
          </table:table-cell>
          <table:table-cell office:value-type="float" office:value="4982841" calcext:value-type="float">
            <text:p>4982841</text:p>
          </table:table-cell>
          <table:table-cell office:value-type="float" office:value="4633432" calcext:value-type="float">
            <text:p>4633432</text:p>
          </table:table-cell>
          <table:table-cell office:value-type="float" office:value="4756587" calcext:value-type="float">
            <text:p>4756587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2" office:value-type="string" calcext:value-type="string">
            <text:p>8192</text:p>
          </table:table-cell>
          <table:table-cell office:value-type="float" office:value="1238956" calcext:value-type="float">
            <text:p>1238956</text:p>
          </table:table-cell>
          <table:table-cell office:value-type="float" office:value="2045976" calcext:value-type="float">
            <text:p>2045976</text:p>
          </table:table-cell>
          <table:table-cell office:value-type="float" office:value="2881366" calcext:value-type="float">
            <text:p>2881366</text:p>
          </table:table-cell>
          <table:table-cell office:value-type="float" office:value="3771731" calcext:value-type="float">
            <text:p>3771731</text:p>
          </table:table-cell>
          <table:table-cell office:value-type="float" office:value="4411425" calcext:value-type="float">
            <text:p>4411425</text:p>
          </table:table-cell>
          <table:table-cell office:value-type="float" office:value="4727012" calcext:value-type="float">
            <text:p>4727012</text:p>
          </table:table-cell>
          <table:table-cell office:value-type="float" office:value="4986316" calcext:value-type="float">
            <text:p>4986316</text:p>
          </table:table-cell>
          <table:table-cell office:value-type="float" office:value="4932629" calcext:value-type="float">
            <text:p>4932629</text:p>
          </table:table-cell>
          <table:table-cell office:value-type="float" office:value="4908670" calcext:value-type="float">
            <text:p>4908670</text:p>
          </table:table-cell>
          <table:table-cell office:value-type="float" office:value="5234728" calcext:value-type="float">
            <text:p>5234728</text:p>
          </table:table-cell>
          <table:table-cell office:value-type="float" office:value="5123879" calcext:value-type="float">
            <text:p>5123879</text:p>
          </table:table-cell>
          <table:table-cell office:value-type="float" office:value="4576535" calcext:value-type="float">
            <text:p>4576535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2" office:value-type="string" calcext:value-type="string">
            <text:p>16384</text:p>
          </table:table-cell>
          <table:table-cell office:value-type="float" office:value="1230874" calcext:value-type="float">
            <text:p>1230874</text:p>
          </table:table-cell>
          <table:table-cell office:value-type="float" office:value="2040618" calcext:value-type="float">
            <text:p>2040618</text:p>
          </table:table-cell>
          <table:table-cell office:value-type="float" office:value="2927870" calcext:value-type="float">
            <text:p>2927870</text:p>
          </table:table-cell>
          <table:table-cell office:value-type="float" office:value="3814611" calcext:value-type="float">
            <text:p>3814611</text:p>
          </table:table-cell>
          <table:table-cell office:value-type="float" office:value="4476312" calcext:value-type="float">
            <text:p>4476312</text:p>
          </table:table-cell>
          <table:table-cell office:value-type="float" office:value="4818765" calcext:value-type="float">
            <text:p>4818765</text:p>
          </table:table-cell>
          <table:table-cell office:value-type="float" office:value="5055205" calcext:value-type="float">
            <text:p>5055205</text:p>
          </table:table-cell>
          <table:table-cell office:value-type="float" office:value="5443210" calcext:value-type="float">
            <text:p>5443210</text:p>
          </table:table-cell>
          <table:table-cell office:value-type="float" office:value="5157259" calcext:value-type="float">
            <text:p>5157259</text:p>
          </table:table-cell>
          <table:table-cell office:value-type="float" office:value="5175124" calcext:value-type="float">
            <text:p>5175124</text:p>
          </table:table-cell>
          <table:table-cell office:value-type="float" office:value="5288633" calcext:value-type="float">
            <text:p>5288633</text:p>
          </table:table-cell>
          <table:table-cell office:value-type="float" office:value="4786543" calcext:value-type="float">
            <text:p>4786543</text:p>
          </table:table-cell>
          <table:table-cell office:value-type="float" office:value="4386590" calcext:value-type="float">
            <text:p>4386590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97835" calcext:value-type="float">
            <text:p>4697835</text:p>
          </table:table-cell>
          <table:table-cell office:value-type="float" office:value="5001998" calcext:value-type="float">
            <text:p>5001998</text:p>
          </table:table-cell>
          <table:table-cell office:value-type="float" office:value="5199559" calcext:value-type="float">
            <text:p>5199559</text:p>
          </table:table-cell>
          <table:table-cell office:value-type="float" office:value="5359538" calcext:value-type="float">
            <text:p>5359538</text:p>
          </table:table-cell>
          <table:table-cell office:value-type="float" office:value="5523006" calcext:value-type="float">
            <text:p>5523006</text:p>
          </table:table-cell>
          <table:table-cell office:value-type="float" office:value="5607966" calcext:value-type="float">
            <text:p>5607966</text:p>
          </table:table-cell>
          <table:table-cell office:value-type="float" office:value="5684979" calcext:value-type="float">
            <text:p>5684979</text:p>
          </table:table-cell>
          <table:table-cell office:value-type="float" office:value="4947619" calcext:value-type="float">
            <text:p>4947619</text:p>
          </table:table-cell>
          <table:table-cell office:value-type="float" office:value="4604812" calcext:value-type="float">
            <text:p>4604812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0571" calcext:value-type="float">
            <text:p>4830571</text:p>
          </table:table-cell>
          <table:table-cell office:value-type="float" office:value="5300505" calcext:value-type="float">
            <text:p>5300505</text:p>
          </table:table-cell>
          <table:table-cell office:value-type="float" office:value="5424778" calcext:value-type="float">
            <text:p>5424778</text:p>
          </table:table-cell>
          <table:table-cell office:value-type="float" office:value="5807344" calcext:value-type="float">
            <text:p>5807344</text:p>
          </table:table-cell>
          <table:table-cell office:value-type="float" office:value="5640394" calcext:value-type="float">
            <text:p>5640394</text:p>
          </table:table-cell>
          <table:table-cell office:value-type="float" office:value="5838924" calcext:value-type="float">
            <text:p>5838924</text:p>
          </table:table-cell>
          <table:table-cell office:value-type="float" office:value="5843641" calcext:value-type="float">
            <text:p>5843641</text:p>
          </table:table-cell>
          <table:table-cell office:value-type="float" office:value="5333416" calcext:value-type="float">
            <text:p>5333416</text:p>
          </table:table-cell>
          <table:table-cell office:value-type="float" office:value="4908025" calcext:value-type="float">
            <text:p>4908025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4661" calcext:value-type="float">
            <text:p>4964661</text:p>
          </table:table-cell>
          <table:table-cell office:value-type="float" office:value="5312789" calcext:value-type="float">
            <text:p>5312789</text:p>
          </table:table-cell>
          <table:table-cell office:value-type="float" office:value="5571841" calcext:value-type="float">
            <text:p>5571841</text:p>
          </table:table-cell>
          <table:table-cell office:value-type="float" office:value="5691360" calcext:value-type="float">
            <text:p>5691360</text:p>
          </table:table-cell>
          <table:table-cell office:value-type="float" office:value="5808866" calcext:value-type="float">
            <text:p>5808866</text:p>
          </table:table-cell>
          <table:table-cell office:value-type="float" office:value="5999290" calcext:value-type="float">
            <text:p>5999290</text:p>
          </table:table-cell>
          <table:table-cell office:value-type="float" office:value="6143222" calcext:value-type="float">
            <text:p>6143222</text:p>
          </table:table-cell>
          <table:table-cell office:value-type="float" office:value="5437753" calcext:value-type="float">
            <text:p>5437753</text:p>
          </table:table-cell>
          <table:table-cell office:value-type="float" office:value="5100257" calcext:value-type="float">
            <text:p>5100257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3372" calcext:value-type="float">
            <text:p>1413372</text:p>
          </table:table-cell>
          <table:table-cell office:value-type="float" office:value="1387944" calcext:value-type="float">
            <text:p>1387944</text:p>
          </table:table-cell>
          <table:table-cell office:value-type="float" office:value="1368455" calcext:value-type="float">
            <text:p>1368455</text:p>
          </table:table-cell>
          <table:table-cell office:value-type="float" office:value="1377661" calcext:value-type="float">
            <text:p>1377661</text:p>
          </table:table-cell>
          <table:table-cell office:value-type="float" office:value="319728" calcext:value-type="float">
            <text:p>319728</text:p>
          </table:table-cell>
          <table:table-cell office:value-type="float" office:value="1383127" calcext:value-type="float">
            <text:p>1383127</text:p>
          </table:table-cell>
          <table:table-cell office:value-type="float" office:value="1318307" calcext:value-type="float">
            <text:p>1318307</text:p>
          </table:table-cell>
          <table:table-cell office:value-type="float" office:value="1423187" calcext:value-type="float">
            <text:p>1423187</text:p>
          </table:table-cell>
          <table:table-cell office:value-type="float" office:value="469119" calcext:value-type="float">
            <text:p>469119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4561" calcext:value-type="float">
            <text:p>1314561</text:p>
          </table:table-cell>
          <table:table-cell office:value-type="float" office:value="1458202" calcext:value-type="float">
            <text:p>1458202</text:p>
          </table:table-cell>
          <table:table-cell office:value-type="float" office:value="1404502" calcext:value-type="float">
            <text:p>1404502</text:p>
          </table:table-cell>
          <table:table-cell office:value-type="float" office:value="546036" calcext:value-type="float">
            <text:p>546036</text:p>
          </table:table-cell>
          <table:table-cell office:value-type="float" office:value="1455652" calcext:value-type="float">
            <text:p>1455652</text:p>
          </table:table-cell>
          <table:table-cell office:value-type="float" office:value="1461943" calcext:value-type="float">
            <text:p>1461943</text:p>
          </table:table-cell>
          <table:table-cell office:value-type="float" office:value="1473874" calcext:value-type="float">
            <text:p>1473874</text:p>
          </table:table-cell>
          <table:table-cell office:value-type="float" office:value="707878" calcext:value-type="float">
            <text:p>707878</text:p>
          </table:table-cell>
          <table:table-cell office:value-type="float" office:value="1461739" calcext:value-type="float">
            <text:p>1461739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6339" calcext:value-type="float">
            <text:p>1406339</text:p>
          </table:table-cell>
          <table:table-cell office:value-type="float" office:value="1431524" calcext:value-type="float">
            <text:p>1431524</text:p>
          </table:table-cell>
          <table:table-cell office:value-type="float" office:value="1118188" calcext:value-type="float">
            <text:p>1118188</text:p>
          </table:table-cell>
          <table:table-cell office:value-type="float" office:value="1225954" calcext:value-type="float">
            <text:p>1225954</text:p>
          </table:table-cell>
          <table:table-cell office:value-type="float" office:value="1425732" calcext:value-type="float">
            <text:p>1425732</text:p>
          </table:table-cell>
          <table:table-cell office:value-type="float" office:value="927008" calcext:value-type="float">
            <text:p>927008</text:p>
          </table:table-cell>
          <table:table-cell office:value-type="float" office:value="880270" calcext:value-type="float">
            <text:p>880270</text:p>
          </table:table-cell>
          <table:table-cell office:value-type="float" office:value="1379144" calcext:value-type="float">
            <text:p>1379144</text:p>
          </table:table-cell>
          <table:table-cell office:value-type="float" office:value="1421267" calcext:value-type="float">
            <text:p>1421267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2103" calcext:value-type="float">
            <text:p>882103</text:p>
          </table:table-cell>
          <table:table-cell office:value-type="float" office:value="1202489" calcext:value-type="float">
            <text:p>1202489</text:p>
          </table:table-cell>
          <table:table-cell office:value-type="float" office:value="1003273" calcext:value-type="float">
            <text:p>1003273</text:p>
          </table:table-cell>
          <table:table-cell office:value-type="float" office:value="958882" calcext:value-type="float">
            <text:p>958882</text:p>
          </table:table-cell>
          <table:table-cell office:value-type="float" office:value="1357938" calcext:value-type="float">
            <text:p>1357938</text:p>
          </table:table-cell>
          <table:table-cell office:value-type="float" office:value="938971" calcext:value-type="float">
            <text:p>938971</text:p>
          </table:table-cell>
          <table:table-cell office:value-type="float" office:value="1397022" calcext:value-type="float">
            <text:p>1397022</text:p>
          </table:table-cell>
          <table:table-cell office:value-type="float" office:value="1418579" calcext:value-type="float">
            <text:p>1418579</text:p>
          </table:table-cell>
          <table:table-cell office:value-type="float" office:value="809211" calcext:value-type="float">
            <text:p>809211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291" calcext:value-type="float">
            <text:p>945291</text:p>
          </table:table-cell>
          <table:table-cell office:value-type="float" office:value="1414592" calcext:value-type="float">
            <text:p>1414592</text:p>
          </table:table-cell>
          <table:table-cell office:value-type="float" office:value="1366542" calcext:value-type="float">
            <text:p>1366542</text:p>
          </table:table-cell>
          <table:table-cell office:value-type="float" office:value="732770" calcext:value-type="float">
            <text:p>732770</text:p>
          </table:table-cell>
          <table:table-cell office:value-type="float" office:value="1418722" calcext:value-type="float">
            <text:p>1418722</text:p>
          </table:table-cell>
          <table:table-cell office:value-type="float" office:value="1221722" calcext:value-type="float">
            <text:p>1221722</text:p>
          </table:table-cell>
          <table:table-cell office:value-type="float" office:value="1377728" calcext:value-type="float">
            <text:p>1377728</text:p>
          </table:table-cell>
          <table:table-cell office:value-type="float" office:value="1407741" calcext:value-type="float">
            <text:p>1407741</text:p>
          </table:table-cell>
          <table:table-cell office:value-type="float" office:value="1375742" calcext:value-type="float">
            <text:p>1375742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357066" calcext:value-type="float">
            <text:p>1357066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4988978" calcext:value-type="float">
            <text:p>4988978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59835" calcext:value-type="float">
            <text:p>1359835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4934216" calcext:value-type="float">
            <text:p>4934216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9129573" calcext:value-type="float">
            <text:p>912957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54356" calcext:value-type="float">
            <text:p>1354356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4652146" calcext:value-type="float">
            <text:p>4652146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7073132" calcext:value-type="float">
            <text:p>7073132</text:p>
          </table:table-cell>
          <table:table-cell/>
          <table:table-cell office:value-type="float" office:value="8271916" calcext:value-type="float">
            <text:p>827191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47393" calcext:value-type="float">
            <text:p>1347393</text:p>
          </table:table-cell>
          <table:table-cell/>
          <table:table-cell office:value-type="float" office:value="2287463" calcext:value-type="float">
            <text:p>2287463</text:p>
          </table:table-cell>
          <table:table-cell/>
          <table:table-cell office:value-type="float" office:value="3304808" calcext:value-type="float">
            <text:p>3304808</text:p>
          </table:table-cell>
          <table:table-cell/>
          <table:table-cell office:value-type="float" office:value="4610256" calcext:value-type="float">
            <text:p>4610256</text:p>
          </table:table-cell>
          <table:table-cell/>
          <table:table-cell office:value-type="float" office:value="5684095" calcext:value-type="float">
            <text:p>5684095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6414119" calcext:value-type="float">
            <text:p>6414119</text:p>
          </table:table-cell>
          <table:table-cell/>
          <table:table-cell office:value-type="float" office:value="8528336" calcext:value-type="float">
            <text:p>852833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23236" calcext:value-type="float">
            <text:p>1323236</text:p>
          </table:table-cell>
          <table:table-cell/>
          <table:table-cell office:value-type="float" office:value="2275110" calcext:value-type="float">
            <text:p>2275110</text:p>
          </table:table-cell>
          <table:table-cell/>
          <table:table-cell office:value-type="float" office:value="3083680" calcext:value-type="float">
            <text:p>3083680</text:p>
          </table:table-cell>
          <table:table-cell/>
          <table:table-cell office:value-type="float" office:value="4531485" calcext:value-type="float">
            <text:p>4531485</text:p>
          </table:table-cell>
          <table:table-cell/>
          <table:table-cell office:value-type="float" office:value="4249053" calcext:value-type="float">
            <text:p>4249053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5451810" calcext:value-type="float">
            <text:p>5451810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8610501" calcext:value-type="float">
            <text:p>861050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06095" calcext:value-type="float">
            <text:p>1306095</text:p>
          </table:table-cell>
          <table:table-cell/>
          <table:table-cell office:value-type="float" office:value="2083011" calcext:value-type="float">
            <text:p>2083011</text:p>
          </table:table-cell>
          <table:table-cell/>
          <table:table-cell office:value-type="float" office:value="2673655" calcext:value-type="float">
            <text:p>2673655</text:p>
          </table:table-cell>
          <table:table-cell/>
          <table:table-cell office:value-type="float" office:value="3649381" calcext:value-type="float">
            <text:p>3649381</text:p>
          </table:table-cell>
          <table:table-cell/>
          <table:table-cell office:value-type="float" office:value="5596757" calcext:value-type="float">
            <text:p>5596757</text:p>
          </table:table-cell>
          <table:table-cell/>
          <table:table-cell office:value-type="float" office:value="4462754" calcext:value-type="float">
            <text:p>4462754</text:p>
          </table:table-cell>
          <table:table-cell/>
          <table:table-cell office:value-type="float" office:value="4376355" calcext:value-type="float">
            <text:p>4376355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7189398" calcext:value-type="float">
            <text:p>7189398</text:p>
          </table:table-cell>
          <table:table-cell/>
          <table:table-cell office:value-type="float" office:value="8784909" calcext:value-type="float">
            <text:p>878490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77142" calcext:value-type="float">
            <text:p>1277142</text:p>
          </table:table-cell>
          <table:table-cell/>
          <table:table-cell office:value-type="float" office:value="2154808" calcext:value-type="float">
            <text:p>2154808</text:p>
          </table:table-cell>
          <table:table-cell/>
          <table:table-cell office:value-type="float" office:value="3095580" calcext:value-type="float">
            <text:p>3095580</text:p>
          </table:table-cell>
          <table:table-cell/>
          <table:table-cell office:value-type="float" office:value="3512686" calcext:value-type="float">
            <text:p>3512686</text:p>
          </table:table-cell>
          <table:table-cell/>
          <table:table-cell office:value-type="float" office:value="4576653" calcext:value-type="float">
            <text:p>4576653</text:p>
          </table:table-cell>
          <table:table-cell/>
          <table:table-cell office:value-type="float" office:value="4249491" calcext:value-type="float">
            <text:p>4249491</text:p>
          </table:table-cell>
          <table:table-cell/>
          <table:table-cell office:value-type="float" office:value="4428023" calcext:value-type="float">
            <text:p>4428023</text:p>
          </table:table-cell>
          <table:table-cell/>
          <table:table-cell office:value-type="float" office:value="5139356" calcext:value-type="float">
            <text:p>5139356</text:p>
          </table:table-cell>
          <table:table-cell/>
          <table:table-cell office:value-type="float" office:value="6160296" calcext:value-type="float">
            <text:p>6160296</text:p>
          </table:table-cell>
          <table:table-cell/>
          <table:table-cell office:value-type="float" office:value="7418527" calcext:value-type="float">
            <text:p>7418527</text:p>
          </table:table-cell>
          <table:table-cell/>
          <table:table-cell office:value-type="float" office:value="6804432" calcext:value-type="float">
            <text:p>680443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33175" calcext:value-type="float">
            <text:p>1233175</text:p>
          </table:table-cell>
          <table:table-cell/>
          <table:table-cell office:value-type="float" office:value="1994666" calcext:value-type="float">
            <text:p>1994666</text:p>
          </table:table-cell>
          <table:table-cell/>
          <table:table-cell office:value-type="float" office:value="2822895" calcext:value-type="float">
            <text:p>2822895</text:p>
          </table:table-cell>
          <table:table-cell/>
          <table:table-cell office:value-type="float" office:value="3718262" calcext:value-type="float">
            <text:p>3718262</text:p>
          </table:table-cell>
          <table:table-cell/>
          <table:table-cell office:value-type="float" office:value="4218089" calcext:value-type="float">
            <text:p>4218089</text:p>
          </table:table-cell>
          <table:table-cell/>
          <table:table-cell office:value-type="float" office:value="4774304" calcext:value-type="float">
            <text:p>4774304</text:p>
          </table:table-cell>
          <table:table-cell/>
          <table:table-cell office:value-type="float" office:value="5028642" calcext:value-type="float">
            <text:p>5028642</text:p>
          </table:table-cell>
          <table:table-cell/>
          <table:table-cell office:value-type="float" office:value="5214865" calcext:value-type="float">
            <text:p>5214865</text:p>
          </table:table-cell>
          <table:table-cell/>
          <table:table-cell office:value-type="float" office:value="5479317" calcext:value-type="float">
            <text:p>5479317</text:p>
          </table:table-cell>
          <table:table-cell/>
          <table:table-cell office:value-type="float" office:value="5724900" calcext:value-type="float">
            <text:p>5724900</text:p>
          </table:table-cell>
          <table:table-cell/>
          <table:table-cell office:value-type="float" office:value="5534924" calcext:value-type="float">
            <text:p>5534924</text:p>
          </table:table-cell>
          <table:table-cell/>
          <table:table-cell office:value-type="float" office:value="5208541" calcext:value-type="float">
            <text:p>520854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24142" calcext:value-type="float">
            <text:p>1224142</text:p>
          </table:table-cell>
          <table:table-cell/>
          <table:table-cell office:value-type="float" office:value="1993671" calcext:value-type="float">
            <text:p>1993671</text:p>
          </table:table-cell>
          <table:table-cell/>
          <table:table-cell office:value-type="float" office:value="2774996" calcext:value-type="float">
            <text:p>2774996</text:p>
          </table:table-cell>
          <table:table-cell/>
          <table:table-cell office:value-type="float" office:value="3680978" calcext:value-type="float">
            <text:p>3680978</text:p>
          </table:table-cell>
          <table:table-cell/>
          <table:table-cell office:value-type="float" office:value="4176509" calcext:value-type="float">
            <text:p>4176509</text:p>
          </table:table-cell>
          <table:table-cell/>
          <table:table-cell office:value-type="float" office:value="4841511" calcext:value-type="float">
            <text:p>4841511</text:p>
          </table:table-cell>
          <table:table-cell/>
          <table:table-cell office:value-type="float" office:value="4837421" calcext:value-type="float">
            <text:p>4837421</text:p>
          </table:table-cell>
          <table:table-cell/>
          <table:table-cell office:value-type="float" office:value="5018289" calcext:value-type="float">
            <text:p>5018289</text:p>
          </table:table-cell>
          <table:table-cell/>
          <table:table-cell office:value-type="float" office:value="5077241" calcext:value-type="float">
            <text:p>5077241</text:p>
          </table:table-cell>
          <table:table-cell/>
          <table:table-cell office:value-type="float" office:value="5266745" calcext:value-type="float">
            <text:p>5266745</text:p>
          </table:table-cell>
          <table:table-cell/>
          <table:table-cell office:value-type="float" office:value="5188017" calcext:value-type="float">
            <text:p>5188017</text:p>
          </table:table-cell>
          <table:table-cell/>
          <table:table-cell office:value-type="float" office:value="4845950" calcext:value-type="float">
            <text:p>4845950</text:p>
          </table:table-cell>
          <table:table-cell/>
          <table:table-cell office:value-type="float" office:value="5061534" calcext:value-type="float">
            <text:p>50615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81389" calcext:value-type="float">
            <text:p>4381389</text:p>
          </table:table-cell>
          <table:table-cell/>
          <table:table-cell office:value-type="float" office:value="2513844" calcext:value-type="float">
            <text:p>2513844</text:p>
          </table:table-cell>
          <table:table-cell/>
          <table:table-cell office:value-type="float" office:value="4785011" calcext:value-type="float">
            <text:p>4785011</text:p>
          </table:table-cell>
          <table:table-cell/>
          <table:table-cell office:value-type="float" office:value="4847284" calcext:value-type="float">
            <text:p>4847284</text:p>
          </table:table-cell>
          <table:table-cell/>
          <table:table-cell office:value-type="float" office:value="4910497" calcext:value-type="float">
            <text:p>4910497</text:p>
          </table:table-cell>
          <table:table-cell/>
          <table:table-cell office:value-type="float" office:value="5134487" calcext:value-type="float">
            <text:p>5134487</text:p>
          </table:table-cell>
          <table:table-cell/>
          <table:table-cell office:value-type="float" office:value="5161870" calcext:value-type="float">
            <text:p>5161870</text:p>
          </table:table-cell>
          <table:table-cell/>
          <table:table-cell office:value-type="float" office:value="4639476" calcext:value-type="float">
            <text:p>4639476</text:p>
          </table:table-cell>
          <table:table-cell/>
          <table:table-cell office:value-type="float" office:value="4645435" calcext:value-type="float">
            <text:p>46454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52487" calcext:value-type="float">
            <text:p>4452487</text:p>
          </table:table-cell>
          <table:table-cell/>
          <table:table-cell office:value-type="float" office:value="4702641" calcext:value-type="float">
            <text:p>4702641</text:p>
          </table:table-cell>
          <table:table-cell/>
          <table:table-cell office:value-type="float" office:value="4878755" calcext:value-type="float">
            <text:p>4878755</text:p>
          </table:table-cell>
          <table:table-cell/>
          <table:table-cell office:value-type="float" office:value="5035426" calcext:value-type="float">
            <text:p>5035426</text:p>
          </table:table-cell>
          <table:table-cell/>
          <table:table-cell office:value-type="float" office:value="5022361" calcext:value-type="float">
            <text:p>5022361</text:p>
          </table:table-cell>
          <table:table-cell/>
          <table:table-cell office:value-type="float" office:value="5241179" calcext:value-type="float">
            <text:p>5241179</text:p>
          </table:table-cell>
          <table:table-cell/>
          <table:table-cell office:value-type="float" office:value="5090538" calcext:value-type="float">
            <text:p>5090538</text:p>
          </table:table-cell>
          <table:table-cell/>
          <table:table-cell office:value-type="float" office:value="4690204" calcext:value-type="float">
            <text:p>4690204</text:p>
          </table:table-cell>
          <table:table-cell/>
          <table:table-cell office:value-type="float" office:value="4556480" calcext:value-type="float">
            <text:p>45564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86473" calcext:value-type="float">
            <text:p>4386473</text:p>
          </table:table-cell>
          <table:table-cell/>
          <table:table-cell office:value-type="float" office:value="4799231" calcext:value-type="float">
            <text:p>4799231</text:p>
          </table:table-cell>
          <table:table-cell/>
          <table:table-cell office:value-type="float" office:value="4894732" calcext:value-type="float">
            <text:p>4894732</text:p>
          </table:table-cell>
          <table:table-cell/>
          <table:table-cell office:value-type="float" office:value="4959778" calcext:value-type="float">
            <text:p>4959778</text:p>
          </table:table-cell>
          <table:table-cell/>
          <table:table-cell office:value-type="float" office:value="5128184" calcext:value-type="float">
            <text:p>5128184</text:p>
          </table:table-cell>
          <table:table-cell/>
          <table:table-cell office:value-type="float" office:value="5245821" calcext:value-type="float">
            <text:p>5245821</text:p>
          </table:table-cell>
          <table:table-cell/>
          <table:table-cell office:value-type="float" office:value="5211409" calcext:value-type="float">
            <text:p>5211409</text:p>
          </table:table-cell>
          <table:table-cell/>
          <table:table-cell office:value-type="float" office:value="4666310" calcext:value-type="float">
            <text:p>4666310</text:p>
          </table:table-cell>
          <table:table-cell/>
          <table:table-cell office:value-type="float" office:value="4603055" calcext:value-type="float">
            <text:p>46030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12132" calcext:value-type="float">
            <text:p>1412132</text:p>
          </table:table-cell>
          <table:table-cell/>
          <table:table-cell office:value-type="float" office:value="1454827" calcext:value-type="float">
            <text:p>1454827</text:p>
          </table:table-cell>
          <table:table-cell/>
          <table:table-cell office:value-type="float" office:value="1351410" calcext:value-type="float">
            <text:p>1351410</text:p>
          </table:table-cell>
          <table:table-cell/>
          <table:table-cell office:value-type="float" office:value="1370395" calcext:value-type="float">
            <text:p>1370395</text:p>
          </table:table-cell>
          <table:table-cell/>
          <table:table-cell office:value-type="float" office:value="987992" calcext:value-type="float">
            <text:p>987992</text:p>
          </table:table-cell>
          <table:table-cell/>
          <table:table-cell office:value-type="float" office:value="1378681" calcext:value-type="float">
            <text:p>1378681</text:p>
          </table:table-cell>
          <table:table-cell/>
          <table:table-cell office:value-type="float" office:value="1406813" calcext:value-type="float">
            <text:p>1406813</text:p>
          </table:table-cell>
          <table:table-cell/>
          <table:table-cell office:value-type="float" office:value="1384003" calcext:value-type="float">
            <text:p>1384003</text:p>
          </table:table-cell>
          <table:table-cell/>
          <table:table-cell office:value-type="float" office:value="1453319" calcext:value-type="float">
            <text:p>14533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4146" calcext:value-type="float">
            <text:p>1314146</text:p>
          </table:table-cell>
          <table:table-cell/>
          <table:table-cell office:value-type="float" office:value="1433597" calcext:value-type="float">
            <text:p>1433597</text:p>
          </table:table-cell>
          <table:table-cell/>
          <table:table-cell office:value-type="float" office:value="1418743" calcext:value-type="float">
            <text:p>1418743</text:p>
          </table:table-cell>
          <table:table-cell/>
          <table:table-cell office:value-type="float" office:value="1410662" calcext:value-type="float">
            <text:p>1410662</text:p>
          </table:table-cell>
          <table:table-cell/>
          <table:table-cell office:value-type="float" office:value="1397154" calcext:value-type="float">
            <text:p>1397154</text:p>
          </table:table-cell>
          <table:table-cell/>
          <table:table-cell office:value-type="float" office:value="1447569" calcext:value-type="float">
            <text:p>1447569</text:p>
          </table:table-cell>
          <table:table-cell/>
          <table:table-cell office:value-type="float" office:value="1400914" calcext:value-type="float">
            <text:p>1400914</text:p>
          </table:table-cell>
          <table:table-cell/>
          <table:table-cell office:value-type="float" office:value="1462604" calcext:value-type="float">
            <text:p>1462604</text:p>
          </table:table-cell>
          <table:table-cell/>
          <table:table-cell office:value-type="float" office:value="1457813" calcext:value-type="float">
            <text:p>14578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8776" calcext:value-type="float">
            <text:p>1388776</text:p>
          </table:table-cell>
          <table:table-cell/>
          <table:table-cell office:value-type="float" office:value="1418334" calcext:value-type="float">
            <text:p>1418334</text:p>
          </table:table-cell>
          <table:table-cell/>
          <table:table-cell office:value-type="float" office:value="1396195" calcext:value-type="float">
            <text:p>1396195</text:p>
          </table:table-cell>
          <table:table-cell/>
          <table:table-cell office:value-type="float" office:value="1336400" calcext:value-type="float">
            <text:p>1336400</text:p>
          </table:table-cell>
          <table:table-cell/>
          <table:table-cell office:value-type="float" office:value="1440721" calcext:value-type="float">
            <text:p>1440721</text:p>
          </table:table-cell>
          <table:table-cell/>
          <table:table-cell office:value-type="float" office:value="1397546" calcext:value-type="float">
            <text:p>1397546</text:p>
          </table:table-cell>
          <table:table-cell/>
          <table:table-cell office:value-type="float" office:value="1411379" calcext:value-type="float">
            <text:p>1411379</text:p>
          </table:table-cell>
          <table:table-cell/>
          <table:table-cell office:value-type="float" office:value="1413609" calcext:value-type="float">
            <text:p>1413609</text:p>
          </table:table-cell>
          <table:table-cell/>
          <table:table-cell office:value-type="float" office:value="1409713" calcext:value-type="float">
            <text:p>14097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6455" calcext:value-type="float">
            <text:p>1316455</text:p>
          </table:table-cell>
          <table:table-cell/>
          <table:table-cell office:value-type="float" office:value="1373582" calcext:value-type="float">
            <text:p>1373582</text:p>
          </table:table-cell>
          <table:table-cell/>
          <table:table-cell office:value-type="float" office:value="1397159" calcext:value-type="float">
            <text:p>1397159</text:p>
          </table:table-cell>
          <table:table-cell/>
          <table:table-cell office:value-type="float" office:value="1406466" calcext:value-type="float">
            <text:p>1406466</text:p>
          </table:table-cell>
          <table:table-cell/>
          <table:table-cell office:value-type="float" office:value="1422339" calcext:value-type="float">
            <text:p>1422339</text:p>
          </table:table-cell>
          <table:table-cell/>
          <table:table-cell office:value-type="float" office:value="1429089" calcext:value-type="float">
            <text:p>1429089</text:p>
          </table:table-cell>
          <table:table-cell/>
          <table:table-cell office:value-type="float" office:value="1430636" calcext:value-type="float">
            <text:p>1430636</text:p>
          </table:table-cell>
          <table:table-cell/>
          <table:table-cell office:value-type="float" office:value="1414104" calcext:value-type="float">
            <text:p>1414104</text:p>
          </table:table-cell>
          <table:table-cell/>
          <table:table-cell office:value-type="float" office:value="1434842" calcext:value-type="float">
            <text:p>14348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0210" calcext:value-type="float">
            <text:p>1380210</text:p>
          </table:table-cell>
          <table:table-cell/>
          <table:table-cell office:value-type="float" office:value="1411026" calcext:value-type="float">
            <text:p>1411026</text:p>
          </table:table-cell>
          <table:table-cell/>
          <table:table-cell office:value-type="float" office:value="1367815" calcext:value-type="float">
            <text:p>1367815</text:p>
          </table:table-cell>
          <table:table-cell/>
          <table:table-cell office:value-type="float" office:value="1412426" calcext:value-type="float">
            <text:p>1412426</text:p>
          </table:table-cell>
          <table:table-cell/>
          <table:table-cell office:value-type="float" office:value="1414098" calcext:value-type="float">
            <text:p>1414098</text:p>
          </table:table-cell>
          <table:table-cell/>
          <table:table-cell office:value-type="float" office:value="1412553" calcext:value-type="float">
            <text:p>1412553</text:p>
          </table:table-cell>
          <table:table-cell/>
          <table:table-cell office:value-type="float" office:value="1403509" calcext:value-type="float">
            <text:p>1403509</text:p>
          </table:table-cell>
          <table:table-cell/>
          <table:table-cell office:value-type="float" office:value="1405425" calcext:value-type="float">
            <text:p>1405425</text:p>
          </table:table-cell>
          <table:table-cell/>
          <table:table-cell office:value-type="float" office:value="1378746" calcext:value-type="float">
            <text:p>137874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78512" calcext:value-type="float">
            <text:p>778512</text:p>
          </table:table-cell>
          <table:table-cell/>
          <table:table-cell office:value-type="float" office:value="1460430" calcext:value-type="float">
            <text:p>1460430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09997" calcext:value-type="float">
            <text:p>809997</text:p>
          </table:table-cell>
          <table:table-cell/>
          <table:table-cell office:value-type="float" office:value="1492113" calcext:value-type="float">
            <text:p>1492113</text:p>
          </table:table-cell>
          <table:table-cell/>
          <table:table-cell office:value-type="float" office:value="2409592" calcext:value-type="float">
            <text:p>2409592</text:p>
          </table:table-cell>
          <table:table-cell/>
          <table:table-cell office:value-type="float" office:value="3982553" calcext:value-type="float">
            <text:p>3982553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02614" calcext:value-type="float">
            <text:p>802614</text:p>
          </table:table-cell>
          <table:table-cell/>
          <table:table-cell office:value-type="float" office:value="1489641" calcext:value-type="float">
            <text:p>1489641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5455847" calcext:value-type="float">
            <text:p>5455847</text:p>
          </table:table-cell>
          <table:table-cell/>
          <table:table-cell office:value-type="float" office:value="6719046" calcext:value-type="float">
            <text:p>6719046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08904" calcext:value-type="float">
            <text:p>808904</text:p>
          </table:table-cell>
          <table:table-cell/>
          <table:table-cell office:value-type="float" office:value="1501940" calcext:value-type="float">
            <text:p>1501940</text:p>
          </table:table-cell>
          <table:table-cell/>
          <table:table-cell office:value-type="float" office:value="2438090" calcext:value-type="float">
            <text:p>2438090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5439343" calcext:value-type="float">
            <text:p>5439343</text:p>
          </table:table-cell>
          <table:table-cell/>
          <table:table-cell office:value-type="float" office:value="6632013" calcext:value-type="float">
            <text:p>6632013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8109658" calcext:value-type="float">
            <text:p>810965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86507" calcext:value-type="float">
            <text:p>786507</text:p>
          </table:table-cell>
          <table:table-cell/>
          <table:table-cell office:value-type="float" office:value="1468964" calcext:value-type="float">
            <text:p>1468964</text:p>
          </table:table-cell>
          <table:table-cell/>
          <table:table-cell office:value-type="float" office:value="2409105" calcext:value-type="float">
            <text:p>2409105</text:p>
          </table:table-cell>
          <table:table-cell/>
          <table:table-cell office:value-type="float" office:value="3891053" calcext:value-type="float">
            <text:p>3891053</text:p>
          </table:table-cell>
          <table:table-cell/>
          <table:table-cell office:value-type="float" office:value="4474829" calcext:value-type="float">
            <text:p>4474829</text:p>
          </table:table-cell>
          <table:table-cell/>
          <table:table-cell office:value-type="float" office:value="6519323" calcext:value-type="float">
            <text:p>6519323</text:p>
          </table:table-cell>
          <table:table-cell/>
          <table:table-cell office:value-type="float" office:value="6519323" calcext:value-type="float">
            <text:p>6519323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8457895" calcext:value-type="float">
            <text:p>845789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91057" calcext:value-type="float">
            <text:p>791057</text:p>
          </table:table-cell>
          <table:table-cell/>
          <table:table-cell office:value-type="float" office:value="1452522" calcext:value-type="float">
            <text:p>1452522</text:p>
          </table:table-cell>
          <table:table-cell/>
          <table:table-cell office:value-type="float" office:value="2137434" calcext:value-type="float">
            <text:p>2137434</text:p>
          </table:table-cell>
          <table:table-cell/>
          <table:table-cell office:value-type="float" office:value="3136379" calcext:value-type="float">
            <text:p>3136379</text:p>
          </table:table-cell>
          <table:table-cell/>
          <table:table-cell office:value-type="float" office:value="5430461" calcext:value-type="float">
            <text:p>5430461</text:p>
          </table:table-cell>
          <table:table-cell/>
          <table:table-cell office:value-type="float" office:value="4818211" calcext:value-type="float">
            <text:p>4818211</text:p>
          </table:table-cell>
          <table:table-cell/>
          <table:table-cell office:value-type="float" office:value="5107566" calcext:value-type="float">
            <text:p>5107566</text:p>
          </table:table-cell>
          <table:table-cell/>
          <table:table-cell office:value-type="float" office:value="5626082" calcext:value-type="float">
            <text:p>5626082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8722466" calcext:value-type="float">
            <text:p>872246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93021" calcext:value-type="float">
            <text:p>793021</text:p>
          </table:table-cell>
          <table:table-cell/>
          <table:table-cell office:value-type="float" office:value="1437669" calcext:value-type="float">
            <text:p>1437669</text:p>
          </table:table-cell>
          <table:table-cell/>
          <table:table-cell office:value-type="float" office:value="2459958" calcext:value-type="float">
            <text:p>2459958</text:p>
          </table:table-cell>
          <table:table-cell/>
          <table:table-cell office:value-type="float" office:value="3491981" calcext:value-type="float">
            <text:p>3491981</text:p>
          </table:table-cell>
          <table:table-cell/>
          <table:table-cell office:value-type="float" office:value="5250883" calcext:value-type="float">
            <text:p>5250883</text:p>
          </table:table-cell>
          <table:table-cell/>
          <table:table-cell office:value-type="float" office:value="5192166" calcext:value-type="float">
            <text:p>5192166</text:p>
          </table:table-cell>
          <table:table-cell/>
          <table:table-cell office:value-type="float" office:value="5367357" calcext:value-type="float">
            <text:p>5367357</text:p>
          </table:table-cell>
          <table:table-cell/>
          <table:table-cell office:value-type="float" office:value="7784948" calcext:value-type="float">
            <text:p>7784948</text:p>
          </table:table-cell>
          <table:table-cell/>
          <table:table-cell office:value-type="float" office:value="7925004" calcext:value-type="float">
            <text:p>7925004</text:p>
          </table:table-cell>
          <table:table-cell/>
          <table:table-cell office:value-type="float" office:value="8017464" calcext:value-type="float">
            <text:p>8017464</text:p>
          </table:table-cell>
          <table:table-cell/>
          <table:table-cell office:value-type="float" office:value="6894546" calcext:value-type="float">
            <text:p>689454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61910" calcext:value-type="float">
            <text:p>761910</text:p>
          </table:table-cell>
          <table:table-cell/>
          <table:table-cell office:value-type="float" office:value="1365117" calcext:value-type="float">
            <text:p>1365117</text:p>
          </table:table-cell>
          <table:table-cell/>
          <table:table-cell office:value-type="float" office:value="2235825" calcext:value-type="float">
            <text:p>2235825</text:p>
          </table:table-cell>
          <table:table-cell/>
          <table:table-cell office:value-type="float" office:value="3414868" calcext:value-type="float">
            <text:p>3414868</text:p>
          </table:table-cell>
          <table:table-cell/>
          <table:table-cell office:value-type="float" office:value="4610309" calcext:value-type="float">
            <text:p>4610309</text:p>
          </table:table-cell>
          <table:table-cell/>
          <table:table-cell office:value-type="float" office:value="5364680" calcext:value-type="float">
            <text:p>5364680</text:p>
          </table:table-cell>
          <table:table-cell/>
          <table:table-cell office:value-type="float" office:value="5897851" calcext:value-type="float">
            <text:p>5897851</text:p>
          </table:table-cell>
          <table:table-cell/>
          <table:table-cell office:value-type="float" office:value="6450345" calcext:value-type="float">
            <text:p>6450345</text:p>
          </table:table-cell>
          <table:table-cell/>
          <table:table-cell office:value-type="float" office:value="6564962" calcext:value-type="float">
            <text:p>6564962</text:p>
          </table:table-cell>
          <table:table-cell/>
          <table:table-cell office:value-type="float" office:value="6404656" calcext:value-type="float">
            <text:p>6404656</text:p>
          </table:table-cell>
          <table:table-cell/>
          <table:table-cell office:value-type="float" office:value="5838720" calcext:value-type="float">
            <text:p>5838720</text:p>
          </table:table-cell>
          <table:table-cell/>
          <table:table-cell office:value-type="float" office:value="5201445" calcext:value-type="float">
            <text:p>520144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45437" calcext:value-type="float">
            <text:p>745437</text:p>
          </table:table-cell>
          <table:table-cell/>
          <table:table-cell office:value-type="float" office:value="1323748" calcext:value-type="float">
            <text:p>1323748</text:p>
          </table:table-cell>
          <table:table-cell/>
          <table:table-cell office:value-type="float" office:value="2107260" calcext:value-type="float">
            <text:p>2107260</text:p>
          </table:table-cell>
          <table:table-cell/>
          <table:table-cell office:value-type="float" office:value="3138620" calcext:value-type="float">
            <text:p>3138620</text:p>
          </table:table-cell>
          <table:table-cell/>
          <table:table-cell office:value-type="float" office:value="4028623" calcext:value-type="float">
            <text:p>4028623</text:p>
          </table:table-cell>
          <table:table-cell/>
          <table:table-cell office:value-type="float" office:value="4966067" calcext:value-type="float">
            <text:p>4966067</text:p>
          </table:table-cell>
          <table:table-cell/>
          <table:table-cell office:value-type="float" office:value="5414475" calcext:value-type="float">
            <text:p>5414475</text:p>
          </table:table-cell>
          <table:table-cell/>
          <table:table-cell office:value-type="float" office:value="5663472" calcext:value-type="float">
            <text:p>5663472</text:p>
          </table:table-cell>
          <table:table-cell/>
          <table:table-cell office:value-type="float" office:value="5826249" calcext:value-type="float">
            <text:p>5826249</text:p>
          </table:table-cell>
          <table:table-cell/>
          <table:table-cell office:value-type="float" office:value="5910434" calcext:value-type="float">
            <text:p>5910434</text:p>
          </table:table-cell>
          <table:table-cell/>
          <table:table-cell office:value-type="float" office:value="5822300" calcext:value-type="float">
            <text:p>5822300</text:p>
          </table:table-cell>
          <table:table-cell/>
          <table:table-cell office:value-type="float" office:value="5212811" calcext:value-type="float">
            <text:p>5212811</text:p>
          </table:table-cell>
          <table:table-cell/>
          <table:table-cell office:value-type="float" office:value="5069376" calcext:value-type="float">
            <text:p>50693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31911" calcext:value-type="float">
            <text:p>4231911</text:p>
          </table:table-cell>
          <table:table-cell/>
          <table:table-cell office:value-type="float" office:value="4949935" calcext:value-type="float">
            <text:p>4949935</text:p>
          </table:table-cell>
          <table:table-cell/>
          <table:table-cell office:value-type="float" office:value="5303082" calcext:value-type="float">
            <text:p>5303082</text:p>
          </table:table-cell>
          <table:table-cell/>
          <table:table-cell office:value-type="float" office:value="5490572" calcext:value-type="float">
            <text:p>5490572</text:p>
          </table:table-cell>
          <table:table-cell/>
          <table:table-cell office:value-type="float" office:value="5763894" calcext:value-type="float">
            <text:p>5763894</text:p>
          </table:table-cell>
          <table:table-cell/>
          <table:table-cell office:value-type="float" office:value="5705748" calcext:value-type="float">
            <text:p>5705748</text:p>
          </table:table-cell>
          <table:table-cell/>
          <table:table-cell office:value-type="float" office:value="5836840" calcext:value-type="float">
            <text:p>5836840</text:p>
          </table:table-cell>
          <table:table-cell/>
          <table:table-cell office:value-type="float" office:value="5141594" calcext:value-type="float">
            <text:p>5141594</text:p>
          </table:table-cell>
          <table:table-cell/>
          <table:table-cell office:value-type="float" office:value="4947619" calcext:value-type="float">
            <text:p>49476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62743" calcext:value-type="float">
            <text:p>4262743</text:p>
          </table:table-cell>
          <table:table-cell/>
          <table:table-cell office:value-type="float" office:value="4934191" calcext:value-type="float">
            <text:p>4934191</text:p>
          </table:table-cell>
          <table:table-cell/>
          <table:table-cell office:value-type="float" office:value="5361294" calcext:value-type="float">
            <text:p>5361294</text:p>
          </table:table-cell>
          <table:table-cell/>
          <table:table-cell office:value-type="float" office:value="5716166" calcext:value-type="float">
            <text:p>5716166</text:p>
          </table:table-cell>
          <table:table-cell/>
          <table:table-cell office:value-type="float" office:value="5739200" calcext:value-type="float">
            <text:p>5739200</text:p>
          </table:table-cell>
          <table:table-cell/>
          <table:table-cell office:value-type="float" office:value="6147357" calcext:value-type="float">
            <text:p>6147357</text:p>
          </table:table-cell>
          <table:table-cell/>
          <table:table-cell office:value-type="float" office:value="5955564" calcext:value-type="float">
            <text:p>5955564</text:p>
          </table:table-cell>
          <table:table-cell/>
          <table:table-cell office:value-type="float" office:value="5211567" calcext:value-type="float">
            <text:p>5211567</text:p>
          </table:table-cell>
          <table:table-cell/>
          <table:table-cell office:value-type="float" office:value="5171660" calcext:value-type="float">
            <text:p>51716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42473" calcext:value-type="float">
            <text:p>4242473</text:p>
          </table:table-cell>
          <table:table-cell/>
          <table:table-cell office:value-type="float" office:value="4889986" calcext:value-type="float">
            <text:p>4889986</text:p>
          </table:table-cell>
          <table:table-cell/>
          <table:table-cell office:value-type="float" office:value="5392575" calcext:value-type="float">
            <text:p>5392575</text:p>
          </table:table-cell>
          <table:table-cell/>
          <table:table-cell office:value-type="float" office:value="5788926" calcext:value-type="float">
            <text:p>5788926</text:p>
          </table:table-cell>
          <table:table-cell/>
          <table:table-cell office:value-type="float" office:value="5836556" calcext:value-type="float">
            <text:p>5836556</text:p>
          </table:table-cell>
          <table:table-cell/>
          <table:table-cell office:value-type="float" office:value="6057260" calcext:value-type="float">
            <text:p>6057260</text:p>
          </table:table-cell>
          <table:table-cell/>
          <table:table-cell office:value-type="float" office:value="5931391" calcext:value-type="float">
            <text:p>5931391</text:p>
          </table:table-cell>
          <table:table-cell/>
          <table:table-cell office:value-type="float" office:value="5294982" calcext:value-type="float">
            <text:p>5294982</text:p>
          </table:table-cell>
          <table:table-cell/>
          <table:table-cell office:value-type="float" office:value="5193636" calcext:value-type="float">
            <text:p>51936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7931" calcext:value-type="float">
            <text:p>407931</text:p>
          </table:table-cell>
          <table:table-cell/>
          <table:table-cell office:value-type="float" office:value="611076" calcext:value-type="float">
            <text:p>611076</text:p>
          </table:table-cell>
          <table:table-cell/>
          <table:table-cell office:value-type="float" office:value="762973" calcext:value-type="float">
            <text:p>762973</text:p>
          </table:table-cell>
          <table:table-cell/>
          <table:table-cell office:value-type="float" office:value="956563" calcext:value-type="float">
            <text:p>956563</text:p>
          </table:table-cell>
          <table:table-cell/>
          <table:table-cell office:value-type="float" office:value="1120154" calcext:value-type="float">
            <text:p>1120154</text:p>
          </table:table-cell>
          <table:table-cell/>
          <table:table-cell office:value-type="float" office:value="1312019" calcext:value-type="float">
            <text:p>1312019</text:p>
          </table:table-cell>
          <table:table-cell/>
          <table:table-cell office:value-type="float" office:value="1345660" calcext:value-type="float">
            <text:p>1345660</text:p>
          </table:table-cell>
          <table:table-cell/>
          <table:table-cell office:value-type="float" office:value="1420866" calcext:value-type="float">
            <text:p>1420866</text:p>
          </table:table-cell>
          <table:table-cell/>
          <table:table-cell office:value-type="float" office:value="1621718" calcext:value-type="float">
            <text:p>16217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288" calcext:value-type="float">
            <text:p>328288</text:p>
          </table:table-cell>
          <table:table-cell/>
          <table:table-cell office:value-type="float" office:value="488209" calcext:value-type="float">
            <text:p>488209</text:p>
          </table:table-cell>
          <table:table-cell/>
          <table:table-cell office:value-type="float" office:value="548392" calcext:value-type="float">
            <text:p>548392</text:p>
          </table:table-cell>
          <table:table-cell/>
          <table:table-cell office:value-type="float" office:value="764300" calcext:value-type="float">
            <text:p>764300</text:p>
          </table:table-cell>
          <table:table-cell/>
          <table:table-cell office:value-type="float" office:value="896533" calcext:value-type="float">
            <text:p>896533</text:p>
          </table:table-cell>
          <table:table-cell/>
          <table:table-cell office:value-type="float" office:value="1040441" calcext:value-type="float">
            <text:p>1040441</text:p>
          </table:table-cell>
          <table:table-cell/>
          <table:table-cell office:value-type="float" office:value="1230483" calcext:value-type="float">
            <text:p>1230483</text:p>
          </table:table-cell>
          <table:table-cell/>
          <table:table-cell office:value-type="float" office:value="1316819" calcext:value-type="float">
            <text:p>1316819</text:p>
          </table:table-cell>
          <table:table-cell/>
          <table:table-cell office:value-type="float" office:value="1382714" calcext:value-type="float">
            <text:p>13827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957" calcext:value-type="float">
            <text:p>311957</text:p>
          </table:table-cell>
          <table:table-cell/>
          <table:table-cell office:value-type="float" office:value="466813" calcext:value-type="float">
            <text:p>466813</text:p>
          </table:table-cell>
          <table:table-cell/>
          <table:table-cell office:value-type="float" office:value="490829" calcext:value-type="float">
            <text:p>490829</text:p>
          </table:table-cell>
          <table:table-cell/>
          <table:table-cell office:value-type="float" office:value="686600" calcext:value-type="float">
            <text:p>686600</text:p>
          </table:table-cell>
          <table:table-cell/>
          <table:table-cell office:value-type="float" office:value="844518" calcext:value-type="float">
            <text:p>844518</text:p>
          </table:table-cell>
          <table:table-cell/>
          <table:table-cell office:value-type="float" office:value="983588" calcext:value-type="float">
            <text:p>983588</text:p>
          </table:table-cell>
          <table:table-cell/>
          <table:table-cell office:value-type="float" office:value="1122877" calcext:value-type="float">
            <text:p>1122877</text:p>
          </table:table-cell>
          <table:table-cell/>
          <table:table-cell office:value-type="float" office:value="1273521" calcext:value-type="float">
            <text:p>1273521</text:p>
          </table:table-cell>
          <table:table-cell/>
          <table:table-cell office:value-type="float" office:value="1354123" calcext:value-type="float">
            <text:p>13541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4666" calcext:value-type="float">
            <text:p>304666</text:p>
          </table:table-cell>
          <table:table-cell/>
          <table:table-cell office:value-type="float" office:value="441400" calcext:value-type="float">
            <text:p>441400</text:p>
          </table:table-cell>
          <table:table-cell/>
          <table:table-cell office:value-type="float" office:value="479386" calcext:value-type="float">
            <text:p>479386</text:p>
          </table:table-cell>
          <table:table-cell/>
          <table:table-cell office:value-type="float" office:value="647446" calcext:value-type="float">
            <text:p>647446</text:p>
          </table:table-cell>
          <table:table-cell/>
          <table:table-cell office:value-type="float" office:value="813770" calcext:value-type="float">
            <text:p>813770</text:p>
          </table:table-cell>
          <table:table-cell/>
          <table:table-cell office:value-type="float" office:value="963121" calcext:value-type="float">
            <text:p>963121</text:p>
          </table:table-cell>
          <table:table-cell/>
          <table:table-cell office:value-type="float" office:value="1115086" calcext:value-type="float">
            <text:p>1115086</text:p>
          </table:table-cell>
          <table:table-cell/>
          <table:table-cell office:value-type="float" office:value="1229697" calcext:value-type="float">
            <text:p>1229697</text:p>
          </table:table-cell>
          <table:table-cell/>
          <table:table-cell office:value-type="float" office:value="1348898" calcext:value-type="float">
            <text:p>13488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4324" calcext:value-type="float">
            <text:p>304324</text:p>
          </table:table-cell>
          <table:table-cell/>
          <table:table-cell office:value-type="float" office:value="454825" calcext:value-type="float">
            <text:p>454825</text:p>
          </table:table-cell>
          <table:table-cell/>
          <table:table-cell office:value-type="float" office:value="472566" calcext:value-type="float">
            <text:p>472566</text:p>
          </table:table-cell>
          <table:table-cell/>
          <table:table-cell office:value-type="float" office:value="645954" calcext:value-type="float">
            <text:p>645954</text:p>
          </table:table-cell>
          <table:table-cell/>
          <table:table-cell office:value-type="float" office:value="810583" calcext:value-type="float">
            <text:p>810583</text:p>
          </table:table-cell>
          <table:table-cell/>
          <table:table-cell office:value-type="float" office:value="953222" calcext:value-type="float">
            <text:p>953222</text:p>
          </table:table-cell>
          <table:table-cell/>
          <table:table-cell office:value-type="float" office:value="1096025" calcext:value-type="float">
            <text:p>1096025</text:p>
          </table:table-cell>
          <table:table-cell/>
          <table:table-cell office:value-type="float" office:value="1224606" calcext:value-type="float">
            <text:p>1224606</text:p>
          </table:table-cell>
          <table:table-cell/>
          <table:table-cell office:value-type="float" office:value="1288155" calcext:value-type="float">
            <text:p>128815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39427" calcext:value-type="float">
            <text:p>639427</text:p>
          </table:table-cell>
          <table:table-cell/>
          <table:table-cell office:value-type="float" office:value="1066042" calcext:value-type="float">
            <text:p>1066042</text:p>
          </table:table-cell>
          <table:table-cell/>
          <table:table-cell office:value-type="float" office:value="1484662" calcext:value-type="float">
            <text:p>1484662</text:p>
          </table:table-cell>
          <table:table-cell/>
          <table:table-cell office:value-type="float" office:value="2006158" calcext:value-type="float">
            <text:p>2006158</text:p>
          </table:table-cell>
          <table:table-cell/>
          <table:table-cell office:value-type="float" office:value="2133730" calcext:value-type="float">
            <text:p>213373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62962" calcext:value-type="float">
            <text:p>662962</text:p>
          </table:table-cell>
          <table:table-cell/>
          <table:table-cell office:value-type="float" office:value="1040839" calcext:value-type="float">
            <text:p>1040839</text:p>
          </table:table-cell>
          <table:table-cell/>
          <table:table-cell office:value-type="float" office:value="1436229" calcext:value-type="float">
            <text:p>1436229</text:p>
          </table:table-cell>
          <table:table-cell/>
          <table:table-cell office:value-type="float" office:value="1802755" calcext:value-type="float">
            <text:p>1802755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2660335" calcext:value-type="float">
            <text:p>26603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66586" calcext:value-type="float">
            <text:p>666586</text:p>
          </table:table-cell>
          <table:table-cell/>
          <table:table-cell office:value-type="float" office:value="1070737" calcext:value-type="float">
            <text:p>1070737</text:p>
          </table:table-cell>
          <table:table-cell/>
          <table:table-cell office:value-type="float" office:value="1570244" calcext:value-type="float">
            <text:p>1570244</text:p>
          </table:table-cell>
          <table:table-cell/>
          <table:table-cell office:value-type="float" office:value="2065659" calcext:value-type="float">
            <text:p>2065659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2692393" calcext:value-type="float">
            <text:p>2692393</text:p>
          </table:table-cell>
          <table:table-cell/>
          <table:table-cell office:value-type="float" office:value="2849590" calcext:value-type="float">
            <text:p>284959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60600" calcext:value-type="float">
            <text:p>660600</text:p>
          </table:table-cell>
          <table:table-cell/>
          <table:table-cell office:value-type="float" office:value="1077618" calcext:value-type="float">
            <text:p>1077618</text:p>
          </table:table-cell>
          <table:table-cell/>
          <table:table-cell office:value-type="float" office:value="1565443" calcext:value-type="float">
            <text:p>1565443</text:p>
          </table:table-cell>
          <table:table-cell/>
          <table:table-cell office:value-type="float" office:value="2032051" calcext:value-type="float">
            <text:p>2032051</text:p>
          </table:table-cell>
          <table:table-cell/>
          <table:table-cell office:value-type="float" office:value="2438090" calcext:value-type="float">
            <text:p>2438090</text:p>
          </table:table-cell>
          <table:table-cell/>
          <table:table-cell office:value-type="float" office:value="2681653" calcext:value-type="float">
            <text:p>2681653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2815243" calcext:value-type="float">
            <text:p>28152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57345" calcext:value-type="float">
            <text:p>657345</text:p>
          </table:table-cell>
          <table:table-cell/>
          <table:table-cell office:value-type="float" office:value="1069782" calcext:value-type="float">
            <text:p>1069782</text:p>
          </table:table-cell>
          <table:table-cell/>
          <table:table-cell office:value-type="float" office:value="1521524" calcext:value-type="float">
            <text:p>1521524</text:p>
          </table:table-cell>
          <table:table-cell/>
          <table:table-cell office:value-type="float" office:value="2043465" calcext:value-type="float">
            <text:p>2043465</text:p>
          </table:table-cell>
          <table:table-cell/>
          <table:table-cell office:value-type="float" office:value="2746483" calcext:value-type="float">
            <text:p>2746483</text:p>
          </table:table-cell>
          <table:table-cell/>
          <table:table-cell office:value-type="float" office:value="2606476" calcext:value-type="float">
            <text:p>2606476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2859868" calcext:value-type="float">
            <text:p>2859868</text:p>
          </table:table-cell>
          <table:table-cell/>
          <table:table-cell office:value-type="float" office:value="2916180" calcext:value-type="float">
            <text:p>291618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87700" calcext:value-type="float">
            <text:p>687700</text:p>
          </table:table-cell>
          <table:table-cell/>
          <table:table-cell office:value-type="float" office:value="1144133" calcext:value-type="float">
            <text:p>1144133</text:p>
          </table:table-cell>
          <table:table-cell/>
          <table:table-cell office:value-type="float" office:value="1674514" calcext:value-type="float">
            <text:p>1674514</text:p>
          </table:table-cell>
          <table:table-cell/>
          <table:table-cell office:value-type="float" office:value="2195338" calcext:value-type="float">
            <text:p>2195338</text:p>
          </table:table-cell>
          <table:table-cell/>
          <table:table-cell office:value-type="float" office:value="2458618" calcext:value-type="float">
            <text:p>2458618</text:p>
          </table:table-cell>
          <table:table-cell/>
          <table:table-cell office:value-type="float" office:value="2888532" calcext:value-type="float">
            <text:p>2888532</text:p>
          </table:table-cell>
          <table:table-cell/>
          <table:table-cell office:value-type="float" office:value="3112514" calcext:value-type="float">
            <text:p>3112514</text:p>
          </table:table-cell>
          <table:table-cell/>
          <table:table-cell office:value-type="float" office:value="3436240" calcext:value-type="float">
            <text:p>3436240</text:p>
          </table:table-cell>
          <table:table-cell/>
          <table:table-cell office:value-type="float" office:value="3618634" calcext:value-type="float">
            <text:p>3618634</text:p>
          </table:table-cell>
          <table:table-cell/>
          <table:table-cell office:value-type="float" office:value="3630870" calcext:value-type="float">
            <text:p>363087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78702" calcext:value-type="float">
            <text:p>678702</text:p>
          </table:table-cell>
          <table:table-cell/>
          <table:table-cell office:value-type="float" office:value="1139036" calcext:value-type="float">
            <text:p>1139036</text:p>
          </table:table-cell>
          <table:table-cell/>
          <table:table-cell office:value-type="float" office:value="1760087" calcext:value-type="float">
            <text:p>1760087</text:p>
          </table:table-cell>
          <table:table-cell/>
          <table:table-cell office:value-type="float" office:value="2351214" calcext:value-type="float">
            <text:p>2351214</text:p>
          </table:table-cell>
          <table:table-cell/>
          <table:table-cell office:value-type="float" office:value="2972395" calcext:value-type="float">
            <text:p>2972395</text:p>
          </table:table-cell>
          <table:table-cell/>
          <table:table-cell office:value-type="float" office:value="3368069" calcext:value-type="float">
            <text:p>3368069</text:p>
          </table:table-cell>
          <table:table-cell/>
          <table:table-cell office:value-type="float" office:value="3387995" calcext:value-type="float">
            <text:p>3387995</text:p>
          </table:table-cell>
          <table:table-cell/>
          <table:table-cell office:value-type="float" office:value="3593509" calcext:value-type="float">
            <text:p>3593509</text:p>
          </table:table-cell>
          <table:table-cell/>
          <table:table-cell office:value-type="float" office:value="3650781" calcext:value-type="float">
            <text:p>3650781</text:p>
          </table:table-cell>
          <table:table-cell/>
          <table:table-cell office:value-type="float" office:value="3653887" calcext:value-type="float">
            <text:p>3653887</text:p>
          </table:table-cell>
          <table:table-cell/>
          <table:table-cell office:value-type="float" office:value="3416292" calcext:value-type="float">
            <text:p>341629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62141" calcext:value-type="float">
            <text:p>662141</text:p>
          </table:table-cell>
          <table:table-cell/>
          <table:table-cell office:value-type="float" office:value="1109136" calcext:value-type="float">
            <text:p>1109136</text:p>
          </table:table-cell>
          <table:table-cell/>
          <table:table-cell office:value-type="float" office:value="1673896" calcext:value-type="float">
            <text:p>1673896</text:p>
          </table:table-cell>
          <table:table-cell/>
          <table:table-cell office:value-type="float" office:value="2288238" calcext:value-type="float">
            <text:p>2288238</text:p>
          </table:table-cell>
          <table:table-cell/>
          <table:table-cell office:value-type="float" office:value="2815263" calcext:value-type="float">
            <text:p>2815263</text:p>
          </table:table-cell>
          <table:table-cell/>
          <table:table-cell office:value-type="float" office:value="2941555" calcext:value-type="float">
            <text:p>2941555</text:p>
          </table:table-cell>
          <table:table-cell/>
          <table:table-cell office:value-type="float" office:value="3235439" calcext:value-type="float">
            <text:p>3235439</text:p>
          </table:table-cell>
          <table:table-cell/>
          <table:table-cell office:value-type="float" office:value="3372633" calcext:value-type="float">
            <text:p>3372633</text:p>
          </table:table-cell>
          <table:table-cell/>
          <table:table-cell office:value-type="float" office:value="3353214" calcext:value-type="float">
            <text:p>3353214</text:p>
          </table:table-cell>
          <table:table-cell/>
          <table:table-cell office:value-type="float" office:value="3345053" calcext:value-type="float">
            <text:p>3345053</text:p>
          </table:table-cell>
          <table:table-cell/>
          <table:table-cell office:value-type="float" office:value="3139938" calcext:value-type="float">
            <text:p>3139938</text:p>
          </table:table-cell>
          <table:table-cell/>
          <table:table-cell office:value-type="float" office:value="2868138" calcext:value-type="float">
            <text:p>286813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49978" calcext:value-type="float">
            <text:p>649978</text:p>
          </table:table-cell>
          <table:table-cell/>
          <table:table-cell office:value-type="float" office:value="1078040" calcext:value-type="float">
            <text:p>1078040</text:p>
          </table:table-cell>
          <table:table-cell/>
          <table:table-cell office:value-type="float" office:value="1590220" calcext:value-type="float">
            <text:p>1590220</text:p>
          </table:table-cell>
          <table:table-cell/>
          <table:table-cell office:value-type="float" office:value="2106227" calcext:value-type="float">
            <text:p>2106227</text:p>
          </table:table-cell>
          <table:table-cell/>
          <table:table-cell office:value-type="float" office:value="2579385" calcext:value-type="float">
            <text:p>2579385</text:p>
          </table:table-cell>
          <table:table-cell/>
          <table:table-cell office:value-type="float" office:value="2953668" calcext:value-type="float">
            <text:p>2953668</text:p>
          </table:table-cell>
          <table:table-cell/>
          <table:table-cell office:value-type="float" office:value="3072798" calcext:value-type="float">
            <text:p>3072798</text:p>
          </table:table-cell>
          <table:table-cell/>
          <table:table-cell office:value-type="float" office:value="3147100" calcext:value-type="float">
            <text:p>3147100</text:p>
          </table:table-cell>
          <table:table-cell/>
          <table:table-cell office:value-type="float" office:value="3181338" calcext:value-type="float">
            <text:p>3181338</text:p>
          </table:table-cell>
          <table:table-cell/>
          <table:table-cell office:value-type="float" office:value="3161143" calcext:value-type="float">
            <text:p>3161143</text:p>
          </table:table-cell>
          <table:table-cell/>
          <table:table-cell office:value-type="float" office:value="3056806" calcext:value-type="float">
            <text:p>3056806</text:p>
          </table:table-cell>
          <table:table-cell/>
          <table:table-cell office:value-type="float" office:value="2886062" calcext:value-type="float">
            <text:p>2886062</text:p>
          </table:table-cell>
          <table:table-cell/>
          <table:table-cell office:value-type="float" office:value="2809370" calcext:value-type="float">
            <text:p>28093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8815" calcext:value-type="float">
            <text:p>2438815</text:p>
          </table:table-cell>
          <table:table-cell/>
          <table:table-cell office:value-type="float" office:value="2747855" calcext:value-type="float">
            <text:p>2747855</text:p>
          </table:table-cell>
          <table:table-cell/>
          <table:table-cell office:value-type="float" office:value="2877952" calcext:value-type="float">
            <text:p>2877952</text:p>
          </table:table-cell>
          <table:table-cell/>
          <table:table-cell office:value-type="float" office:value="1120845" calcext:value-type="float">
            <text:p>1120845</text:p>
          </table:table-cell>
          <table:table-cell/>
          <table:table-cell office:value-type="float" office:value="2961165" calcext:value-type="float">
            <text:p>2961165</text:p>
          </table:table-cell>
          <table:table-cell/>
          <table:table-cell office:value-type="float" office:value="2927297" calcext:value-type="float">
            <text:p>2927297</text:p>
          </table:table-cell>
          <table:table-cell/>
          <table:table-cell office:value-type="float" office:value="2873920" calcext:value-type="float">
            <text:p>2873920</text:p>
          </table:table-cell>
          <table:table-cell/>
          <table:table-cell office:value-type="float" office:value="2692304" calcext:value-type="float">
            <text:p>2692304</text:p>
          </table:table-cell>
          <table:table-cell/>
          <table:table-cell office:value-type="float" office:value="2652196" calcext:value-type="float">
            <text:p>26521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0347" calcext:value-type="float">
            <text:p>610347</text:p>
          </table:table-cell>
          <table:table-cell/>
          <table:table-cell office:value-type="float" office:value="505370" calcext:value-type="float">
            <text:p>505370</text:p>
          </table:table-cell>
          <table:table-cell/>
          <table:table-cell office:value-type="float" office:value="619111" calcext:value-type="float">
            <text:p>619111</text:p>
          </table:table-cell>
          <table:table-cell/>
          <table:table-cell office:value-type="float" office:value="585268" calcext:value-type="float">
            <text:p>585268</text:p>
          </table:table-cell>
          <table:table-cell/>
          <table:table-cell office:value-type="float" office:value="416440" calcext:value-type="float">
            <text:p>416440</text:p>
          </table:table-cell>
          <table:table-cell/>
          <table:table-cell office:value-type="float" office:value="590041" calcext:value-type="float">
            <text:p>590041</text:p>
          </table:table-cell>
          <table:table-cell/>
          <table:table-cell office:value-type="float" office:value="516210" calcext:value-type="float">
            <text:p>516210</text:p>
          </table:table-cell>
          <table:table-cell/>
          <table:table-cell office:value-type="float" office:value="504604" calcext:value-type="float">
            <text:p>504604</text:p>
          </table:table-cell>
          <table:table-cell/>
          <table:table-cell office:value-type="float" office:value="508464" calcext:value-type="float">
            <text:p>5084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1152" calcext:value-type="float">
            <text:p>441152</text:p>
          </table:table-cell>
          <table:table-cell/>
          <table:table-cell office:value-type="float" office:value="455929" calcext:value-type="float">
            <text:p>455929</text:p>
          </table:table-cell>
          <table:table-cell/>
          <table:table-cell office:value-type="float" office:value="447774" calcext:value-type="float">
            <text:p>447774</text:p>
          </table:table-cell>
          <table:table-cell/>
          <table:table-cell office:value-type="float" office:value="425061" calcext:value-type="float">
            <text:p>425061</text:p>
          </table:table-cell>
          <table:table-cell/>
          <table:table-cell office:value-type="float" office:value="325110" calcext:value-type="float">
            <text:p>325110</text:p>
          </table:table-cell>
          <table:table-cell/>
          <table:table-cell office:value-type="float" office:value="431268" calcext:value-type="float">
            <text:p>431268</text:p>
          </table:table-cell>
          <table:table-cell/>
          <table:table-cell office:value-type="float" office:value="404044" calcext:value-type="float">
            <text:p>404044</text:p>
          </table:table-cell>
          <table:table-cell/>
          <table:table-cell office:value-type="float" office:value="407284" calcext:value-type="float">
            <text:p>407284</text:p>
          </table:table-cell>
          <table:table-cell/>
          <table:table-cell office:value-type="float" office:value="402399" calcext:value-type="float">
            <text:p>4023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2904" calcext:value-type="float">
            <text:p>352904</text:p>
          </table:table-cell>
          <table:table-cell/>
          <table:table-cell office:value-type="float" office:value="345322" calcext:value-type="float">
            <text:p>345322</text:p>
          </table:table-cell>
          <table:table-cell/>
          <table:table-cell office:value-type="float" office:value="249452" calcext:value-type="float">
            <text:p>249452</text:p>
          </table:table-cell>
          <table:table-cell/>
          <table:table-cell office:value-type="float" office:value="392546" calcext:value-type="float">
            <text:p>392546</text:p>
          </table:table-cell>
          <table:table-cell/>
          <table:table-cell office:value-type="float" office:value="376873" calcext:value-type="float">
            <text:p>376873</text:p>
          </table:table-cell>
          <table:table-cell/>
          <table:table-cell office:value-type="float" office:value="286279" calcext:value-type="float">
            <text:p>286279</text:p>
          </table:table-cell>
          <table:table-cell/>
          <table:table-cell office:value-type="float" office:value="277522" calcext:value-type="float">
            <text:p>277522</text:p>
          </table:table-cell>
          <table:table-cell/>
          <table:table-cell office:value-type="float" office:value="360213" calcext:value-type="float">
            <text:p>360213</text:p>
          </table:table-cell>
          <table:table-cell/>
          <table:table-cell office:value-type="float" office:value="359783" calcext:value-type="float">
            <text:p>3597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3403" calcext:value-type="float">
            <text:p>313403</text:p>
          </table:table-cell>
          <table:table-cell/>
          <table:table-cell office:value-type="float" office:value="304365" calcext:value-type="float">
            <text:p>304365</text:p>
          </table:table-cell>
          <table:table-cell/>
          <table:table-cell office:value-type="float" office:value="296356" calcext:value-type="float">
            <text:p>296356</text:p>
          </table:table-cell>
          <table:table-cell/>
          <table:table-cell office:value-type="float" office:value="363434" calcext:value-type="float">
            <text:p>363434</text:p>
          </table:table-cell>
          <table:table-cell/>
          <table:table-cell office:value-type="float" office:value="321815" calcext:value-type="float">
            <text:p>321815</text:p>
          </table:table-cell>
          <table:table-cell/>
          <table:table-cell office:value-type="float" office:value="333622" calcext:value-type="float">
            <text:p>333622</text:p>
          </table:table-cell>
          <table:table-cell/>
          <table:table-cell office:value-type="float" office:value="345411" calcext:value-type="float">
            <text:p>345411</text:p>
          </table:table-cell>
          <table:table-cell/>
          <table:table-cell office:value-type="float" office:value="366274" calcext:value-type="float">
            <text:p>366274</text:p>
          </table:table-cell>
          <table:table-cell/>
          <table:table-cell office:value-type="float" office:value="331421" calcext:value-type="float">
            <text:p>3314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808" calcext:value-type="float">
            <text:p>296808</text:p>
          </table:table-cell>
          <table:table-cell/>
          <table:table-cell office:value-type="float" office:value="347874" calcext:value-type="float">
            <text:p>347874</text:p>
          </table:table-cell>
          <table:table-cell/>
          <table:table-cell office:value-type="float" office:value="342683" calcext:value-type="float">
            <text:p>342683</text:p>
          </table:table-cell>
          <table:table-cell/>
          <table:table-cell office:value-type="float" office:value="336315" calcext:value-type="float">
            <text:p>336315</text:p>
          </table:table-cell>
          <table:table-cell/>
          <table:table-cell office:value-type="float" office:value="297317" calcext:value-type="float">
            <text:p>297317</text:p>
          </table:table-cell>
          <table:table-cell/>
          <table:table-cell office:value-type="float" office:value="295623" calcext:value-type="float">
            <text:p>295623</text:p>
          </table:table-cell>
          <table:table-cell/>
          <table:table-cell office:value-type="float" office:value="304190" calcext:value-type="float">
            <text:p>304190</text:p>
          </table:table-cell>
          <table:table-cell/>
          <table:table-cell office:value-type="float" office:value="230240" calcext:value-type="float">
            <text:p>230240</text:p>
          </table:table-cell>
          <table:table-cell/>
          <table:table-cell office:value-type="float" office:value="270386" calcext:value-type="float">
            <text:p>2703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420" calcext:value-type="float">
            <text:p>218420</text:p>
          </table:table-cell>
          <table:table-cell/>
          <table:table-cell office:value-type="float" office:value="250734" calcext:value-type="float">
            <text:p>250734</text:p>
          </table:table-cell>
          <table:table-cell/>
          <table:table-cell office:value-type="float" office:value="266322" calcext:value-type="float">
            <text:p>266322</text:p>
          </table:table-cell>
          <table:table-cell/>
          <table:table-cell office:value-type="float" office:value="269587" calcext:value-type="float">
            <text:p>269587</text:p>
          </table:table-cell>
          <table:table-cell/>
          <table:table-cell office:value-type="float" office:value="271551" calcext:value-type="float">
            <text:p>271551</text:p>
          </table:table-cell>
          <table:table-cell/>
          <table:table-cell office:value-type="float" office:value="275764" calcext:value-type="float">
            <text:p>275764</text:p>
          </table:table-cell>
          <table:table-cell/>
          <table:table-cell office:value-type="float" office:value="278610" calcext:value-type="float">
            <text:p>278610</text:p>
          </table:table-cell>
          <table:table-cell/>
          <table:table-cell office:value-type="float" office:value="263221" calcext:value-type="float">
            <text:p>263221</text:p>
          </table:table-cell>
          <table:table-cell/>
          <table:table-cell office:value-type="float" office:value="284221" calcext:value-type="float">
            <text:p>2842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949" calcext:value-type="float">
            <text:p>249949</text:p>
          </table:table-cell>
          <table:table-cell/>
          <table:table-cell office:value-type="float" office:value="229636" calcext:value-type="float">
            <text:p>229636</text:p>
          </table:table-cell>
          <table:table-cell/>
          <table:table-cell office:value-type="float" office:value="231522" calcext:value-type="float">
            <text:p>231522</text:p>
          </table:table-cell>
          <table:table-cell/>
          <table:table-cell office:value-type="float" office:value="259843" calcext:value-type="float">
            <text:p>259843</text:p>
          </table:table-cell>
          <table:table-cell/>
          <table:table-cell office:value-type="float" office:value="205102" calcext:value-type="float">
            <text:p>205102</text:p>
          </table:table-cell>
          <table:table-cell/>
          <table:table-cell office:value-type="float" office:value="236530" calcext:value-type="float">
            <text:p>236530</text:p>
          </table:table-cell>
          <table:table-cell/>
          <table:table-cell office:value-type="float" office:value="211081" calcext:value-type="float">
            <text:p>211081</text:p>
          </table:table-cell>
          <table:table-cell/>
          <table:table-cell office:value-type="float" office:value="188471" calcext:value-type="float">
            <text:p>188471</text:p>
          </table:table-cell>
          <table:table-cell/>
          <table:table-cell office:value-type="float" office:value="211101" calcext:value-type="float">
            <text:p>21110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35831" calcext:value-type="float">
            <text:p>735831</text:p>
          </table:table-cell>
          <table:table-cell/>
          <table:table-cell office:value-type="float" office:value="1279447" calcext:value-type="float">
            <text:p>1279447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3588436" calcext:value-type="float">
            <text:p>35884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70474" calcext:value-type="float">
            <text:p>770474</text:p>
          </table:table-cell>
          <table:table-cell/>
          <table:table-cell office:value-type="float" office:value="1363288" calcext:value-type="float">
            <text:p>1363288</text:p>
          </table:table-cell>
          <table:table-cell/>
          <table:table-cell office:value-type="float" office:value="2132084" calcext:value-type="float">
            <text:p>2132084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5122535" calcext:value-type="float">
            <text:p>51225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80445" calcext:value-type="float">
            <text:p>780445</text:p>
          </table:table-cell>
          <table:table-cell/>
          <table:table-cell office:value-type="float" office:value="1430119" calcext:value-type="float">
            <text:p>1430119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4734192" calcext:value-type="float">
            <text:p>4734192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5971678" calcext:value-type="float">
            <text:p>597167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88992" calcext:value-type="float">
            <text:p>788992</text:p>
          </table:table-cell>
          <table:table-cell/>
          <table:table-cell office:value-type="float" office:value="1450212" calcext:value-type="float">
            <text:p>1450212</text:p>
          </table:table-cell>
          <table:table-cell/>
          <table:table-cell office:value-type="float" office:value="2357784" calcext:value-type="float">
            <text:p>2357784</text:p>
          </table:table-cell>
          <table:table-cell/>
          <table:table-cell office:value-type="float" office:value="3653390" calcext:value-type="float">
            <text:p>3653390</text:p>
          </table:table-cell>
          <table:table-cell/>
          <table:table-cell office:value-type="float" office:value="4973263" calcext:value-type="float">
            <text:p>4973263</text:p>
          </table:table-cell>
          <table:table-cell/>
          <table:table-cell office:value-type="float" office:value="5822804" calcext:value-type="float">
            <text:p>5822804</text:p>
          </table:table-cell>
          <table:table-cell/>
          <table:table-cell office:value-type="float" office:value="6632013" calcext:value-type="float">
            <text:p>6632013</text:p>
          </table:table-cell>
          <table:table-cell/>
          <table:table-cell office:value-type="float" office:value="6931711" calcext:value-type="float">
            <text:p>693171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36725" calcext:value-type="float">
            <text:p>736725</text:p>
          </table:table-cell>
          <table:table-cell/>
          <table:table-cell office:value-type="float" office:value="1446211" calcext:value-type="float">
            <text:p>1446211</text:p>
          </table:table-cell>
          <table:table-cell/>
          <table:table-cell office:value-type="float" office:value="2387677" calcext:value-type="float">
            <text:p>2387677</text:p>
          </table:table-cell>
          <table:table-cell/>
          <table:table-cell office:value-type="float" office:value="3735385" calcext:value-type="float">
            <text:p>3735385</text:p>
          </table:table-cell>
          <table:table-cell/>
          <table:table-cell office:value-type="float" office:value="3712781" calcext:value-type="float">
            <text:p>3712781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6830356" calcext:value-type="float">
            <text:p>6830356</text:p>
          </table:table-cell>
          <table:table-cell/>
          <table:table-cell office:value-type="float" office:value="4029784" calcext:value-type="float">
            <text:p>4029784</text:p>
          </table:table-cell>
          <table:table-cell/>
          <table:table-cell office:value-type="float" office:value="7699755" calcext:value-type="float">
            <text:p>76997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42315" calcext:value-type="float">
            <text:p>742315</text:p>
          </table:table-cell>
          <table:table-cell/>
          <table:table-cell office:value-type="float" office:value="1438174" calcext:value-type="float">
            <text:p>1438174</text:p>
          </table:table-cell>
          <table:table-cell/>
          <table:table-cell office:value-type="float" office:value="2001939" calcext:value-type="float">
            <text:p>2001939</text:p>
          </table:table-cell>
          <table:table-cell/>
          <table:table-cell office:value-type="float" office:value="2972495" calcext:value-type="float">
            <text:p>2972495</text:p>
          </table:table-cell>
          <table:table-cell/>
          <table:table-cell office:value-type="float" office:value="5336007" calcext:value-type="float">
            <text:p>5336007</text:p>
          </table:table-cell>
          <table:table-cell/>
          <table:table-cell office:value-type="float" office:value="6024617" calcext:value-type="float">
            <text:p>6024617</text:p>
          </table:table-cell>
          <table:table-cell/>
          <table:table-cell office:value-type="float" office:value="4472047" calcext:value-type="float">
            <text:p>4472047</text:p>
          </table:table-cell>
          <table:table-cell/>
          <table:table-cell office:value-type="float" office:value="7726111" calcext:value-type="float">
            <text:p>7726111</text:p>
          </table:table-cell>
          <table:table-cell/>
          <table:table-cell office:value-type="float" office:value="7903836" calcext:value-type="float">
            <text:p>7903836</text:p>
          </table:table-cell>
          <table:table-cell/>
          <table:table-cell office:value-type="float" office:value="4186524" calcext:value-type="float">
            <text:p>418652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38417" calcext:value-type="float">
            <text:p>738417</text:p>
          </table:table-cell>
          <table:table-cell/>
          <table:table-cell office:value-type="float" office:value="1278472" calcext:value-type="float">
            <text:p>1278472</text:p>
          </table:table-cell>
          <table:table-cell/>
          <table:table-cell office:value-type="float" office:value="2029564" calcext:value-type="float">
            <text:p>2029564</text:p>
          </table:table-cell>
          <table:table-cell/>
          <table:table-cell office:value-type="float" office:value="2952980" calcext:value-type="float">
            <text:p>2952980</text:p>
          </table:table-cell>
          <table:table-cell/>
          <table:table-cell office:value-type="float" office:value="3781775" calcext:value-type="float">
            <text:p>3781775</text:p>
          </table:table-cell>
          <table:table-cell/>
          <table:table-cell office:value-type="float" office:value="4315676" calcext:value-type="float">
            <text:p>4315676</text:p>
          </table:table-cell>
          <table:table-cell/>
          <table:table-cell office:value-type="float" office:value="4718699" calcext:value-type="float">
            <text:p>4718699</text:p>
          </table:table-cell>
          <table:table-cell/>
          <table:table-cell office:value-type="float" office:value="7502762" calcext:value-type="float">
            <text:p>7502762</text:p>
          </table:table-cell>
          <table:table-cell/>
          <table:table-cell office:value-type="float" office:value="7670249" calcext:value-type="float">
            <text:p>7670249</text:p>
          </table:table-cell>
          <table:table-cell/>
          <table:table-cell office:value-type="float" office:value="4476482" calcext:value-type="float">
            <text:p>4476482</text:p>
          </table:table-cell>
          <table:table-cell/>
          <table:table-cell office:value-type="float" office:value="4496399" calcext:value-type="float">
            <text:p>449639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30579" calcext:value-type="float">
            <text:p>730579</text:p>
          </table:table-cell>
          <table:table-cell/>
          <table:table-cell office:value-type="float" office:value="1313656" calcext:value-type="float">
            <text:p>1313656</text:p>
          </table:table-cell>
          <table:table-cell/>
          <table:table-cell office:value-type="float" office:value="2036276" calcext:value-type="float">
            <text:p>2036276</text:p>
          </table:table-cell>
          <table:table-cell/>
          <table:table-cell office:value-type="float" office:value="2977755" calcext:value-type="float">
            <text:p>2977755</text:p>
          </table:table-cell>
          <table:table-cell/>
          <table:table-cell office:value-type="float" office:value="3817406" calcext:value-type="float">
            <text:p>3817406</text:p>
          </table:table-cell>
          <table:table-cell/>
          <table:table-cell office:value-type="float" office:value="4295608" calcext:value-type="float">
            <text:p>4295608</text:p>
          </table:table-cell>
          <table:table-cell/>
          <table:table-cell office:value-type="float" office:value="4713395" calcext:value-type="float">
            <text:p>4713395</text:p>
          </table:table-cell>
          <table:table-cell/>
          <table:table-cell office:value-type="float" office:value="4841578" calcext:value-type="float">
            <text:p>4841578</text:p>
          </table:table-cell>
          <table:table-cell/>
          <table:table-cell office:value-type="float" office:value="5322300" calcext:value-type="float">
            <text:p>5322300</text:p>
          </table:table-cell>
          <table:table-cell/>
          <table:table-cell office:value-type="float" office:value="4654652" calcext:value-type="float">
            <text:p>4654652</text:p>
          </table:table-cell>
          <table:table-cell/>
          <table:table-cell office:value-type="float" office:value="4770989" calcext:value-type="float">
            <text:p>4770989</text:p>
          </table:table-cell>
          <table:table-cell/>
          <table:table-cell office:value-type="float" office:value="4743326" calcext:value-type="float">
            <text:p>474332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40481" calcext:value-type="float">
            <text:p>740481</text:p>
          </table:table-cell>
          <table:table-cell/>
          <table:table-cell office:value-type="float" office:value="1296011" calcext:value-type="float">
            <text:p>1296011</text:p>
          </table:table-cell>
          <table:table-cell/>
          <table:table-cell office:value-type="float" office:value="2062668" calcext:value-type="float">
            <text:p>2062668</text:p>
          </table:table-cell>
          <table:table-cell/>
          <table:table-cell office:value-type="float" office:value="3029584" calcext:value-type="float">
            <text:p>3029584</text:p>
          </table:table-cell>
          <table:table-cell/>
          <table:table-cell office:value-type="float" office:value="2729800" calcext:value-type="float">
            <text:p>2729800</text:p>
          </table:table-cell>
          <table:table-cell/>
          <table:table-cell office:value-type="float" office:value="4455994" calcext:value-type="float">
            <text:p>4455994</text:p>
          </table:table-cell>
          <table:table-cell/>
          <table:table-cell office:value-type="float" office:value="4967862" calcext:value-type="float">
            <text:p>4967862</text:p>
          </table:table-cell>
          <table:table-cell/>
          <table:table-cell office:value-type="float" office:value="5050375" calcext:value-type="float">
            <text:p>5050375</text:p>
          </table:table-cell>
          <table:table-cell/>
          <table:table-cell office:value-type="float" office:value="5136059" calcext:value-type="float">
            <text:p>5136059</text:p>
          </table:table-cell>
          <table:table-cell/>
          <table:table-cell office:value-type="float" office:value="5111989" calcext:value-type="float">
            <text:p>5111989</text:p>
          </table:table-cell>
          <table:table-cell/>
          <table:table-cell office:value-type="float" office:value="5137595" calcext:value-type="float">
            <text:p>5137595</text:p>
          </table:table-cell>
          <table:table-cell/>
          <table:table-cell office:value-type="float" office:value="4945339" calcext:value-type="float">
            <text:p>4945339</text:p>
          </table:table-cell>
          <table:table-cell/>
          <table:table-cell office:value-type="float" office:value="4970737" calcext:value-type="float">
            <text:p>49707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76637" calcext:value-type="float">
            <text:p>4076637</text:p>
          </table:table-cell>
          <table:table-cell/>
          <table:table-cell office:value-type="float" office:value="4675779" calcext:value-type="float">
            <text:p>4675779</text:p>
          </table:table-cell>
          <table:table-cell/>
          <table:table-cell office:value-type="float" office:value="5045889" calcext:value-type="float">
            <text:p>5045889</text:p>
          </table:table-cell>
          <table:table-cell/>
          <table:table-cell office:value-type="float" office:value="5316827" calcext:value-type="float">
            <text:p>5316827</text:p>
          </table:table-cell>
          <table:table-cell/>
          <table:table-cell office:value-type="float" office:value="5392129" calcext:value-type="float">
            <text:p>5392129</text:p>
          </table:table-cell>
          <table:table-cell/>
          <table:table-cell office:value-type="float" office:value="5577470" calcext:value-type="float">
            <text:p>5577470</text:p>
          </table:table-cell>
          <table:table-cell/>
          <table:table-cell office:value-type="float" office:value="5596548" calcext:value-type="float">
            <text:p>5596548</text:p>
          </table:table-cell>
          <table:table-cell/>
          <table:table-cell office:value-type="float" office:value="5160319" calcext:value-type="float">
            <text:p>5160319</text:p>
          </table:table-cell>
          <table:table-cell/>
          <table:table-cell office:value-type="float" office:value="4980790" calcext:value-type="float">
            <text:p>49807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47855" calcext:value-type="float">
            <text:p>4247855</text:p>
          </table:table-cell>
          <table:table-cell/>
          <table:table-cell office:value-type="float" office:value="4962249" calcext:value-type="float">
            <text:p>4962249</text:p>
          </table:table-cell>
          <table:table-cell/>
          <table:table-cell office:value-type="float" office:value="5251292" calcext:value-type="float">
            <text:p>5251292</text:p>
          </table:table-cell>
          <table:table-cell/>
          <table:table-cell office:value-type="float" office:value="5580846" calcext:value-type="float">
            <text:p>5580846</text:p>
          </table:table-cell>
          <table:table-cell/>
          <table:table-cell office:value-type="float" office:value="5716166" calcext:value-type="float">
            <text:p>5716166</text:p>
          </table:table-cell>
          <table:table-cell/>
          <table:table-cell office:value-type="float" office:value="5825930" calcext:value-type="float">
            <text:p>5825930</text:p>
          </table:table-cell>
          <table:table-cell/>
          <table:table-cell office:value-type="float" office:value="5963833" calcext:value-type="float">
            <text:p>5963833</text:p>
          </table:table-cell>
          <table:table-cell/>
          <table:table-cell office:value-type="float" office:value="5202492" calcext:value-type="float">
            <text:p>5202492</text:p>
          </table:table-cell>
          <table:table-cell/>
          <table:table-cell office:value-type="float" office:value="5090915" calcext:value-type="float">
            <text:p>50909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48144" calcext:value-type="float">
            <text:p>4248144</text:p>
          </table:table-cell>
          <table:table-cell/>
          <table:table-cell office:value-type="float" office:value="5036386" calcext:value-type="float">
            <text:p>5036386</text:p>
          </table:table-cell>
          <table:table-cell/>
          <table:table-cell office:value-type="float" office:value="5444754" calcext:value-type="float">
            <text:p>5444754</text:p>
          </table:table-cell>
          <table:table-cell/>
          <table:table-cell office:value-type="float" office:value="5784844" calcext:value-type="float">
            <text:p>5784844</text:p>
          </table:table-cell>
          <table:table-cell/>
          <table:table-cell office:value-type="float" office:value="5823881" calcext:value-type="float">
            <text:p>5823881</text:p>
          </table:table-cell>
          <table:table-cell/>
          <table:table-cell office:value-type="float" office:value="6026583" calcext:value-type="float">
            <text:p>6026583</text:p>
          </table:table-cell>
          <table:table-cell/>
          <table:table-cell office:value-type="float" office:value="6086971" calcext:value-type="float">
            <text:p>6086971</text:p>
          </table:table-cell>
          <table:table-cell/>
          <table:table-cell office:value-type="float" office:value="5258667" calcext:value-type="float">
            <text:p>5258667</text:p>
          </table:table-cell>
          <table:table-cell/>
          <table:table-cell office:value-type="float" office:value="5126798" calcext:value-type="float">
            <text:p>51267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4263" calcext:value-type="float">
            <text:p>474263</text:p>
          </table:table-cell>
          <table:table-cell/>
          <table:table-cell office:value-type="float" office:value="697529" calcext:value-type="float">
            <text:p>697529</text:p>
          </table:table-cell>
          <table:table-cell/>
          <table:table-cell office:value-type="float" office:value="869982" calcext:value-type="float">
            <text:p>869982</text:p>
          </table:table-cell>
          <table:table-cell/>
          <table:table-cell office:value-type="float" office:value="1022889" calcext:value-type="float">
            <text:p>1022889</text:p>
          </table:table-cell>
          <table:table-cell/>
          <table:table-cell office:value-type="float" office:value="1260986" calcext:value-type="float">
            <text:p>1260986</text:p>
          </table:table-cell>
          <table:table-cell/>
          <table:table-cell office:value-type="float" office:value="350133" calcext:value-type="float">
            <text:p>350133</text:p>
          </table:table-cell>
          <table:table-cell/>
          <table:table-cell office:value-type="float" office:value="1620434" calcext:value-type="float">
            <text:p>1620434</text:p>
          </table:table-cell>
          <table:table-cell/>
          <table:table-cell office:value-type="float" office:value="1718379" calcext:value-type="float">
            <text:p>1718379</text:p>
          </table:table-cell>
          <table:table-cell/>
          <table:table-cell office:value-type="float" office:value="1721176" calcext:value-type="float">
            <text:p>17211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7061" calcext:value-type="float">
            <text:p>347061</text:p>
          </table:table-cell>
          <table:table-cell/>
          <table:table-cell office:value-type="float" office:value="519924" calcext:value-type="float">
            <text:p>519924</text:p>
          </table:table-cell>
          <table:table-cell/>
          <table:table-cell office:value-type="float" office:value="564349" calcext:value-type="float">
            <text:p>564349</text:p>
          </table:table-cell>
          <table:table-cell/>
          <table:table-cell office:value-type="float" office:value="708512" calcext:value-type="float">
            <text:p>708512</text:p>
          </table:table-cell>
          <table:table-cell/>
          <table:table-cell office:value-type="float" office:value="929206" calcext:value-type="float">
            <text:p>929206</text:p>
          </table:table-cell>
          <table:table-cell/>
          <table:table-cell office:value-type="float" office:value="1068773" calcext:value-type="float">
            <text:p>1068773</text:p>
          </table:table-cell>
          <table:table-cell/>
          <table:table-cell office:value-type="float" office:value="1302287" calcext:value-type="float">
            <text:p>1302287</text:p>
          </table:table-cell>
          <table:table-cell/>
          <table:table-cell office:value-type="float" office:value="1403223" calcext:value-type="float">
            <text:p>1403223</text:p>
          </table:table-cell>
          <table:table-cell/>
          <table:table-cell office:value-type="float" office:value="1532508" calcext:value-type="float">
            <text:p>15325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778" calcext:value-type="float">
            <text:p>262778</text:p>
          </table:table-cell>
          <table:table-cell/>
          <table:table-cell office:value-type="float" office:value="479245" calcext:value-type="float">
            <text:p>479245</text:p>
          </table:table-cell>
          <table:table-cell/>
          <table:table-cell office:value-type="float" office:value="525767" calcext:value-type="float">
            <text:p>525767</text:p>
          </table:table-cell>
          <table:table-cell/>
          <table:table-cell office:value-type="float" office:value="652763" calcext:value-type="float">
            <text:p>652763</text:p>
          </table:table-cell>
          <table:table-cell/>
          <table:table-cell office:value-type="float" office:value="836991" calcext:value-type="float">
            <text:p>836991</text:p>
          </table:table-cell>
          <table:table-cell/>
          <table:table-cell office:value-type="float" office:value="989666" calcext:value-type="float">
            <text:p>989666</text:p>
          </table:table-cell>
          <table:table-cell/>
          <table:table-cell office:value-type="float" office:value="1141205" calcext:value-type="float">
            <text:p>1141205</text:p>
          </table:table-cell>
          <table:table-cell/>
          <table:table-cell office:value-type="float" office:value="812903" calcext:value-type="float">
            <text:p>812903</text:p>
          </table:table-cell>
          <table:table-cell/>
          <table:table-cell office:value-type="float" office:value="1356851" calcext:value-type="float">
            <text:p>13568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4228" calcext:value-type="float">
            <text:p>294228</text:p>
          </table:table-cell>
          <table:table-cell/>
          <table:table-cell office:value-type="float" office:value="401734" calcext:value-type="float">
            <text:p>401734</text:p>
          </table:table-cell>
          <table:table-cell/>
          <table:table-cell office:value-type="float" office:value="518630" calcext:value-type="float">
            <text:p>518630</text:p>
          </table:table-cell>
          <table:table-cell/>
          <table:table-cell office:value-type="float" office:value="648884" calcext:value-type="float">
            <text:p>648884</text:p>
          </table:table-cell>
          <table:table-cell/>
          <table:table-cell office:value-type="float" office:value="810535" calcext:value-type="float">
            <text:p>810535</text:p>
          </table:table-cell>
          <table:table-cell/>
          <table:table-cell office:value-type="float" office:value="960305" calcext:value-type="float">
            <text:p>960305</text:p>
          </table:table-cell>
          <table:table-cell/>
          <table:table-cell office:value-type="float" office:value="1107416" calcext:value-type="float">
            <text:p>1107416</text:p>
          </table:table-cell>
          <table:table-cell/>
          <table:table-cell office:value-type="float" office:value="1189061" calcext:value-type="float">
            <text:p>1189061</text:p>
          </table:table-cell>
          <table:table-cell/>
          <table:table-cell office:value-type="float" office:value="1244471" calcext:value-type="float">
            <text:p>12444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3225" calcext:value-type="float">
            <text:p>293225</text:p>
          </table:table-cell>
          <table:table-cell/>
          <table:table-cell office:value-type="float" office:value="419823" calcext:value-type="float">
            <text:p>419823</text:p>
          </table:table-cell>
          <table:table-cell/>
          <table:table-cell office:value-type="float" office:value="518332" calcext:value-type="float">
            <text:p>518332</text:p>
          </table:table-cell>
          <table:table-cell/>
          <table:table-cell office:value-type="float" office:value="649424" calcext:value-type="float">
            <text:p>649424</text:p>
          </table:table-cell>
          <table:table-cell/>
          <table:table-cell office:value-type="float" office:value="713667" calcext:value-type="float">
            <text:p>713667</text:p>
          </table:table-cell>
          <table:table-cell/>
          <table:table-cell office:value-type="float" office:value="961207" calcext:value-type="float">
            <text:p>961207</text:p>
          </table:table-cell>
          <table:table-cell/>
          <table:table-cell office:value-type="float" office:value="941641" calcext:value-type="float">
            <text:p>941641</text:p>
          </table:table-cell>
          <table:table-cell/>
          <table:table-cell office:value-type="float" office:value="776816" calcext:value-type="float">
            <text:p>776816</text:p>
          </table:table-cell>
          <table:table-cell/>
          <table:table-cell office:value-type="float" office:value="1300832" calcext:value-type="float">
            <text:p>130083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88639" calcext:value-type="float">
            <text:p>688639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1734015" calcext:value-type="float">
            <text:p>1734015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2278628" calcext:value-type="float">
            <text:p>227862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88467" calcext:value-type="float">
            <text:p>688467</text:p>
          </table:table-cell>
          <table:table-cell/>
          <table:table-cell office:value-type="float" office:value="1196221" calcext:value-type="float">
            <text:p>1196221</text:p>
          </table:table-cell>
          <table:table-cell/>
          <table:table-cell office:value-type="float" office:value="1778862" calcext:value-type="float">
            <text:p>1778862</text:p>
          </table:table-cell>
          <table:table-cell/>
          <table:table-cell office:value-type="float" office:value="2420455" calcext:value-type="float">
            <text:p>2420455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2558895" calcext:value-type="float">
            <text:p>255889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97322" calcext:value-type="float">
            <text:p>697322</text:p>
          </table:table-cell>
          <table:table-cell/>
          <table:table-cell office:value-type="float" office:value="1224606" calcext:value-type="float">
            <text:p>1224606</text:p>
          </table:table-cell>
          <table:table-cell/>
          <table:table-cell office:value-type="float" office:value="1868008" calcext:value-type="float">
            <text:p>1868008</text:p>
          </table:table-cell>
          <table:table-cell/>
          <table:table-cell office:value-type="float" office:value="2639446" calcext:value-type="float">
            <text:p>2639446</text:p>
          </table:table-cell>
          <table:table-cell/>
          <table:table-cell office:value-type="float" office:value="3078337" calcext:value-type="float">
            <text:p>3078337</text:p>
          </table:table-cell>
          <table:table-cell/>
          <table:table-cell office:value-type="float" office:value="3087188" calcext:value-type="float">
            <text:p>3087188</text:p>
          </table:table-cell>
          <table:table-cell/>
          <table:table-cell office:value-type="float" office:value="2812272" calcext:value-type="float">
            <text:p>281227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78122" calcext:value-type="float">
            <text:p>678122</text:p>
          </table:table-cell>
          <table:table-cell/>
          <table:table-cell office:value-type="float" office:value="1224470" calcext:value-type="float">
            <text:p>1224470</text:p>
          </table:table-cell>
          <table:table-cell/>
          <table:table-cell office:value-type="float" office:value="1759070" calcext:value-type="float">
            <text:p>1759070</text:p>
          </table:table-cell>
          <table:table-cell/>
          <table:table-cell office:value-type="float" office:value="2613128" calcext:value-type="float">
            <text:p>2613128</text:p>
          </table:table-cell>
          <table:table-cell/>
          <table:table-cell office:value-type="float" office:value="3182373" calcext:value-type="float">
            <text:p>3182373</text:p>
          </table:table-cell>
          <table:table-cell/>
          <table:table-cell office:value-type="float" office:value="3279573" calcext:value-type="float">
            <text:p>3279573</text:p>
          </table:table-cell>
          <table:table-cell/>
          <table:table-cell office:value-type="float" office:value="3299730" calcext:value-type="float">
            <text:p>3299730</text:p>
          </table:table-cell>
          <table:table-cell/>
          <table:table-cell office:value-type="float" office:value="2796910" calcext:value-type="float">
            <text:p>279691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83497" calcext:value-type="float">
            <text:p>683497</text:p>
          </table:table-cell>
          <table:table-cell/>
          <table:table-cell office:value-type="float" office:value="1219189" calcext:value-type="float">
            <text:p>1219189</text:p>
          </table:table-cell>
          <table:table-cell/>
          <table:table-cell office:value-type="float" office:value="1786736" calcext:value-type="float">
            <text:p>1786736</text:p>
          </table:table-cell>
          <table:table-cell/>
          <table:table-cell office:value-type="float" office:value="2672984" calcext:value-type="float">
            <text:p>2672984</text:p>
          </table:table-cell>
          <table:table-cell/>
          <table:table-cell office:value-type="float" office:value="3324778" calcext:value-type="float">
            <text:p>3324778</text:p>
          </table:table-cell>
          <table:table-cell/>
          <table:table-cell office:value-type="float" office:value="3567824" calcext:value-type="float">
            <text:p>3567824</text:p>
          </table:table-cell>
          <table:table-cell/>
          <table:table-cell office:value-type="float" office:value="3544270" calcext:value-type="float">
            <text:p>3544270</text:p>
          </table:table-cell>
          <table:table-cell/>
          <table:table-cell office:value-type="float" office:value="3220084" calcext:value-type="float">
            <text:p>3220084</text:p>
          </table:table-cell>
          <table:table-cell/>
          <table:table-cell office:value-type="float" office:value="2960401" calcext:value-type="float">
            <text:p>296040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96115" calcext:value-type="float">
            <text:p>696115</text:p>
          </table:table-cell>
          <table:table-cell/>
          <table:table-cell office:value-type="float" office:value="1200414" calcext:value-type="float">
            <text:p>1200414</text:p>
          </table:table-cell>
          <table:table-cell/>
          <table:table-cell office:value-type="float" office:value="1844994" calcext:value-type="float">
            <text:p>1844994</text:p>
          </table:table-cell>
          <table:table-cell/>
          <table:table-cell office:value-type="float" office:value="2702252" calcext:value-type="float">
            <text:p>2702252</text:p>
          </table:table-cell>
          <table:table-cell/>
          <table:table-cell office:value-type="float" office:value="3407614" calcext:value-type="float">
            <text:p>3407614</text:p>
          </table:table-cell>
          <table:table-cell/>
          <table:table-cell office:value-type="float" office:value="3786104" calcext:value-type="float">
            <text:p>3786104</text:p>
          </table:table-cell>
          <table:table-cell/>
          <table:table-cell office:value-type="float" office:value="3779440" calcext:value-type="float">
            <text:p>3779440</text:p>
          </table:table-cell>
          <table:table-cell/>
          <table:table-cell office:value-type="float" office:value="3736694" calcext:value-type="float">
            <text:p>3736694</text:p>
          </table:table-cell>
          <table:table-cell/>
          <table:table-cell office:value-type="float" office:value="3407614" calcext:value-type="float">
            <text:p>3407614</text:p>
          </table:table-cell>
          <table:table-cell/>
          <table:table-cell office:value-type="float" office:value="2855880" calcext:value-type="float">
            <text:p>285588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02802" calcext:value-type="float">
            <text:p>702802</text:p>
          </table:table-cell>
          <table:table-cell/>
          <table:table-cell office:value-type="float" office:value="1225574" calcext:value-type="float">
            <text:p>1225574</text:p>
          </table:table-cell>
          <table:table-cell/>
          <table:table-cell office:value-type="float" office:value="1903416" calcext:value-type="float">
            <text:p>1903416</text:p>
          </table:table-cell>
          <table:table-cell/>
          <table:table-cell office:value-type="float" office:value="2732251" calcext:value-type="float">
            <text:p>2732251</text:p>
          </table:table-cell>
          <table:table-cell/>
          <table:table-cell office:value-type="float" office:value="3459633" calcext:value-type="float">
            <text:p>3459633</text:p>
          </table:table-cell>
          <table:table-cell/>
          <table:table-cell office:value-type="float" office:value="3872125" calcext:value-type="float">
            <text:p>3872125</text:p>
          </table:table-cell>
          <table:table-cell/>
          <table:table-cell office:value-type="float" office:value="4000150" calcext:value-type="float">
            <text:p>4000150</text:p>
          </table:table-cell>
          <table:table-cell/>
          <table:table-cell office:value-type="float" office:value="3915366" calcext:value-type="float">
            <text:p>3915366</text:p>
          </table:table-cell>
          <table:table-cell/>
          <table:table-cell office:value-type="float" office:value="3871253" calcext:value-type="float">
            <text:p>3871253</text:p>
          </table:table-cell>
          <table:table-cell/>
          <table:table-cell office:value-type="float" office:value="3973321" calcext:value-type="float">
            <text:p>3973321</text:p>
          </table:table-cell>
          <table:table-cell/>
          <table:table-cell office:value-type="float" office:value="3390670" calcext:value-type="float">
            <text:p>339067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6044" calcext:value-type="float">
            <text:p>686044</text:p>
          </table:table-cell>
          <table:table-cell/>
          <table:table-cell office:value-type="float" office:value="1220169" calcext:value-type="float">
            <text:p>1220169</text:p>
          </table:table-cell>
          <table:table-cell/>
          <table:table-cell office:value-type="float" office:value="1898453" calcext:value-type="float">
            <text:p>1898453</text:p>
          </table:table-cell>
          <table:table-cell/>
          <table:table-cell office:value-type="float" office:value="2721605" calcext:value-type="float">
            <text:p>2721605</text:p>
          </table:table-cell>
          <table:table-cell/>
          <table:table-cell office:value-type="float" office:value="3400336" calcext:value-type="float">
            <text:p>3400336</text:p>
          </table:table-cell>
          <table:table-cell/>
          <table:table-cell office:value-type="float" office:value="3934558" calcext:value-type="float">
            <text:p>3934558</text:p>
          </table:table-cell>
          <table:table-cell/>
          <table:table-cell office:value-type="float" office:value="3957671" calcext:value-type="float">
            <text:p>3957671</text:p>
          </table:table-cell>
          <table:table-cell/>
          <table:table-cell office:value-type="float" office:value="4097857" calcext:value-type="float">
            <text:p>4097857</text:p>
          </table:table-cell>
          <table:table-cell/>
          <table:table-cell office:value-type="float" office:value="4127392" calcext:value-type="float">
            <text:p>4127392</text:p>
          </table:table-cell>
          <table:table-cell/>
          <table:table-cell office:value-type="float" office:value="4043365" calcext:value-type="float">
            <text:p>4043365</text:p>
          </table:table-cell>
          <table:table-cell/>
          <table:table-cell office:value-type="float" office:value="3453654" calcext:value-type="float">
            <text:p>3453654</text:p>
          </table:table-cell>
          <table:table-cell/>
          <table:table-cell office:value-type="float" office:value="2912383" calcext:value-type="float">
            <text:p>291238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05721" calcext:value-type="float">
            <text:p>705721</text:p>
          </table:table-cell>
          <table:table-cell/>
          <table:table-cell office:value-type="float" office:value="1218499" calcext:value-type="float">
            <text:p>1218499</text:p>
          </table:table-cell>
          <table:table-cell/>
          <table:table-cell office:value-type="float" office:value="1921212" calcext:value-type="float">
            <text:p>1921212</text:p>
          </table:table-cell>
          <table:table-cell/>
          <table:table-cell office:value-type="float" office:value="2752213" calcext:value-type="float">
            <text:p>2752213</text:p>
          </table:table-cell>
          <table:table-cell/>
          <table:table-cell office:value-type="float" office:value="3518156" calcext:value-type="float">
            <text:p>3518156</text:p>
          </table:table-cell>
          <table:table-cell/>
          <table:table-cell office:value-type="float" office:value="3929790" calcext:value-type="float">
            <text:p>3929790</text:p>
          </table:table-cell>
          <table:table-cell/>
          <table:table-cell office:value-type="float" office:value="4077628" calcext:value-type="float">
            <text:p>4077628</text:p>
          </table:table-cell>
          <table:table-cell/>
          <table:table-cell office:value-type="float" office:value="4125857" calcext:value-type="float">
            <text:p>4125857</text:p>
          </table:table-cell>
          <table:table-cell/>
          <table:table-cell office:value-type="float" office:value="4199993" calcext:value-type="float">
            <text:p>4199993</text:p>
          </table:table-cell>
          <table:table-cell/>
          <table:table-cell office:value-type="float" office:value="4151028" calcext:value-type="float">
            <text:p>4151028</text:p>
          </table:table-cell>
          <table:table-cell/>
          <table:table-cell office:value-type="float" office:value="3581974" calcext:value-type="float">
            <text:p>3581974</text:p>
          </table:table-cell>
          <table:table-cell/>
          <table:table-cell office:value-type="float" office:value="3040172" calcext:value-type="float">
            <text:p>3040172</text:p>
          </table:table-cell>
          <table:table-cell/>
          <table:table-cell office:value-type="float" office:value="2844018" calcext:value-type="float">
            <text:p>28440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21564" calcext:value-type="float">
            <text:p>3521564</text:p>
          </table:table-cell>
          <table:table-cell/>
          <table:table-cell office:value-type="float" office:value="3927185" calcext:value-type="float">
            <text:p>3927185</text:p>
          </table:table-cell>
          <table:table-cell/>
          <table:table-cell office:value-type="float" office:value="3988384" calcext:value-type="float">
            <text:p>3988384</text:p>
          </table:table-cell>
          <table:table-cell/>
          <table:table-cell office:value-type="float" office:value="4078693" calcext:value-type="float">
            <text:p>4078693</text:p>
          </table:table-cell>
          <table:table-cell/>
          <table:table-cell office:value-type="float" office:value="4149500" calcext:value-type="float">
            <text:p>4149500</text:p>
          </table:table-cell>
          <table:table-cell/>
          <table:table-cell office:value-type="float" office:value="4170022" calcext:value-type="float">
            <text:p>4170022</text:p>
          </table:table-cell>
          <table:table-cell/>
          <table:table-cell office:value-type="float" office:value="3696403" calcext:value-type="float">
            <text:p>3696403</text:p>
          </table:table-cell>
          <table:table-cell/>
          <table:table-cell office:value-type="float" office:value="3074779" calcext:value-type="float">
            <text:p>3074779</text:p>
          </table:table-cell>
          <table:table-cell/>
          <table:table-cell office:value-type="float" office:value="2923374" calcext:value-type="float">
            <text:p>29233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46866" calcext:value-type="float">
            <text:p>3546866</text:p>
          </table:table-cell>
          <table:table-cell/>
          <table:table-cell office:value-type="float" office:value="3967075" calcext:value-type="float">
            <text:p>3967075</text:p>
          </table:table-cell>
          <table:table-cell/>
          <table:table-cell office:value-type="float" office:value="4082740" calcext:value-type="float">
            <text:p>4082740</text:p>
          </table:table-cell>
          <table:table-cell/>
          <table:table-cell office:value-type="float" office:value="4139490" calcext:value-type="float">
            <text:p>4139490</text:p>
          </table:table-cell>
          <table:table-cell/>
          <table:table-cell office:value-type="float" office:value="4196685" calcext:value-type="float">
            <text:p>4196685</text:p>
          </table:table-cell>
          <table:table-cell/>
          <table:table-cell office:value-type="float" office:value="4223510" calcext:value-type="float">
            <text:p>4223510</text:p>
          </table:table-cell>
          <table:table-cell/>
          <table:table-cell office:value-type="float" office:value="3800761" calcext:value-type="float">
            <text:p>3800761</text:p>
          </table:table-cell>
          <table:table-cell/>
          <table:table-cell office:value-type="float" office:value="3125679" calcext:value-type="float">
            <text:p>3125679</text:p>
          </table:table-cell>
          <table:table-cell/>
          <table:table-cell office:value-type="float" office:value="2875538" calcext:value-type="float">
            <text:p>28755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35320" calcext:value-type="float">
            <text:p>3535320</text:p>
          </table:table-cell>
          <table:table-cell/>
          <table:table-cell office:value-type="float" office:value="3920671" calcext:value-type="float">
            <text:p>3920671</text:p>
          </table:table-cell>
          <table:table-cell/>
          <table:table-cell office:value-type="float" office:value="4138549" calcext:value-type="float">
            <text:p>4138549</text:p>
          </table:table-cell>
          <table:table-cell/>
          <table:table-cell office:value-type="float" office:value="4173581" calcext:value-type="float">
            <text:p>4173581</text:p>
          </table:table-cell>
          <table:table-cell/>
          <table:table-cell office:value-type="float" office:value="4192167" calcext:value-type="float">
            <text:p>4192167</text:p>
          </table:table-cell>
          <table:table-cell/>
          <table:table-cell office:value-type="float" office:value="4276963" calcext:value-type="float">
            <text:p>4276963</text:p>
          </table:table-cell>
          <table:table-cell/>
          <table:table-cell office:value-type="float" office:value="3766436" calcext:value-type="float">
            <text:p>3766436</text:p>
          </table:table-cell>
          <table:table-cell/>
          <table:table-cell office:value-type="float" office:value="3198992" calcext:value-type="float">
            <text:p>3198992</text:p>
          </table:table-cell>
          <table:table-cell/>
          <table:table-cell office:value-type="float" office:value="2997303" calcext:value-type="float">
            <text:p>29973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52325" calcext:value-type="float">
            <text:p>3552325</text:p>
          </table:table-cell>
          <table:table-cell/>
          <table:table-cell office:value-type="float" office:value="3806635" calcext:value-type="float">
            <text:p>3806635</text:p>
          </table:table-cell>
          <table:table-cell/>
          <table:table-cell office:value-type="float" office:value="4071830" calcext:value-type="float">
            <text:p>4071830</text:p>
          </table:table-cell>
          <table:table-cell/>
          <table:table-cell office:value-type="float" office:value="4206084" calcext:value-type="float">
            <text:p>4206084</text:p>
          </table:table-cell>
          <table:table-cell/>
          <table:table-cell office:value-type="float" office:value="4195571" calcext:value-type="float">
            <text:p>4195571</text:p>
          </table:table-cell>
          <table:table-cell/>
          <table:table-cell office:value-type="float" office:value="4363179" calcext:value-type="float">
            <text:p>4363179</text:p>
          </table:table-cell>
          <table:table-cell/>
          <table:table-cell office:value-type="float" office:value="3661379" calcext:value-type="float">
            <text:p>3661379</text:p>
          </table:table-cell>
          <table:table-cell/>
          <table:table-cell office:value-type="float" office:value="3191969" calcext:value-type="float">
            <text:p>3191969</text:p>
          </table:table-cell>
          <table:table-cell/>
          <table:table-cell office:value-type="float" office:value="3079443" calcext:value-type="float">
            <text:p>30794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62315" calcext:value-type="float">
            <text:p>3462315</text:p>
          </table:table-cell>
          <table:table-cell/>
          <table:table-cell office:value-type="float" office:value="3994485" calcext:value-type="float">
            <text:p>3994485</text:p>
          </table:table-cell>
          <table:table-cell/>
          <table:table-cell office:value-type="float" office:value="4163225" calcext:value-type="float">
            <text:p>4163225</text:p>
          </table:table-cell>
          <table:table-cell/>
          <table:table-cell office:value-type="float" office:value="4145418" calcext:value-type="float">
            <text:p>4145418</text:p>
          </table:table-cell>
          <table:table-cell/>
          <table:table-cell office:value-type="float" office:value="4342756" calcext:value-type="float">
            <text:p>4342756</text:p>
          </table:table-cell>
          <table:table-cell/>
          <table:table-cell office:value-type="float" office:value="4263293" calcext:value-type="float">
            <text:p>4263293</text:p>
          </table:table-cell>
          <table:table-cell/>
          <table:table-cell office:value-type="float" office:value="3923255" calcext:value-type="float">
            <text:p>3923255</text:p>
          </table:table-cell>
          <table:table-cell/>
          <table:table-cell office:value-type="float" office:value="3233235" calcext:value-type="float">
            <text:p>3233235</text:p>
          </table:table-cell>
          <table:table-cell/>
          <table:table-cell office:value-type="float" office:value="3056878" calcext:value-type="float">
            <text:p>30568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43679" calcext:value-type="float">
            <text:p>3443679</text:p>
          </table:table-cell>
          <table:table-cell/>
          <table:table-cell office:value-type="float" office:value="3870471" calcext:value-type="float">
            <text:p>3870471</text:p>
          </table:table-cell>
          <table:table-cell/>
          <table:table-cell office:value-type="float" office:value="4003542" calcext:value-type="float">
            <text:p>4003542</text:p>
          </table:table-cell>
          <table:table-cell/>
          <table:table-cell office:value-type="float" office:value="4194504" calcext:value-type="float">
            <text:p>4194504</text:p>
          </table:table-cell>
          <table:table-cell/>
          <table:table-cell office:value-type="float" office:value="4293483" calcext:value-type="float">
            <text:p>4293483</text:p>
          </table:table-cell>
          <table:table-cell/>
          <table:table-cell office:value-type="float" office:value="4305985" calcext:value-type="float">
            <text:p>4305985</text:p>
          </table:table-cell>
          <table:table-cell/>
          <table:table-cell office:value-type="float" office:value="3851149" calcext:value-type="float">
            <text:p>3851149</text:p>
          </table:table-cell>
          <table:table-cell/>
          <table:table-cell office:value-type="float" office:value="3259099" calcext:value-type="float">
            <text:p>3259099</text:p>
          </table:table-cell>
          <table:table-cell/>
          <table:table-cell office:value-type="float" office:value="3091438" calcext:value-type="float">
            <text:p>30914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68986" calcext:value-type="float">
            <text:p>3468986</text:p>
          </table:table-cell>
          <table:table-cell/>
          <table:table-cell office:value-type="float" office:value="3808772" calcext:value-type="float">
            <text:p>3808772</text:p>
          </table:table-cell>
          <table:table-cell/>
          <table:table-cell office:value-type="float" office:value="4017985" calcext:value-type="float">
            <text:p>4017985</text:p>
          </table:table-cell>
          <table:table-cell/>
          <table:table-cell office:value-type="float" office:value="4004690" calcext:value-type="float">
            <text:p>4004690</text:p>
          </table:table-cell>
          <table:table-cell/>
          <table:table-cell office:value-type="float" office:value="4277344" calcext:value-type="float">
            <text:p>4277344</text:p>
          </table:table-cell>
          <table:table-cell/>
          <table:table-cell office:value-type="float" office:value="4165752" calcext:value-type="float">
            <text:p>4165752</text:p>
          </table:table-cell>
          <table:table-cell/>
          <table:table-cell office:value-type="float" office:value="3824754" calcext:value-type="float">
            <text:p>3824754</text:p>
          </table:table-cell>
          <table:table-cell/>
          <table:table-cell office:value-type="float" office:value="3284601" calcext:value-type="float">
            <text:p>3284601</text:p>
          </table:table-cell>
          <table:table-cell/>
          <table:table-cell office:value-type="float" office:value="2927870" calcext:value-type="float">
            <text:p>29278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53232" calcext:value-type="float">
            <text:p>3453232</text:p>
          </table:table-cell>
          <table:table-cell/>
          <table:table-cell office:value-type="float" office:value="3925399" calcext:value-type="float">
            <text:p>3925399</text:p>
          </table:table-cell>
          <table:table-cell/>
          <table:table-cell office:value-type="float" office:value="3971239" calcext:value-type="float">
            <text:p>3971239</text:p>
          </table:table-cell>
          <table:table-cell/>
          <table:table-cell office:value-type="float" office:value="4115904" calcext:value-type="float">
            <text:p>4115904</text:p>
          </table:table-cell>
          <table:table-cell/>
          <table:table-cell office:value-type="float" office:value="4165147" calcext:value-type="float">
            <text:p>4165147</text:p>
          </table:table-cell>
          <table:table-cell/>
          <table:table-cell office:value-type="float" office:value="4216092" calcext:value-type="float">
            <text:p>4216092</text:p>
          </table:table-cell>
          <table:table-cell/>
          <table:table-cell office:value-type="float" office:value="3838944" calcext:value-type="float">
            <text:p>3838944</text:p>
          </table:table-cell>
          <table:table-cell/>
          <table:table-cell office:value-type="float" office:value="3009903" calcext:value-type="float">
            <text:p>3009903</text:p>
          </table:table-cell>
          <table:table-cell/>
          <table:table-cell office:value-type="float" office:value="2873891" calcext:value-type="float">
            <text:p>287389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01764" calcext:value-type="float">
            <text:p>801764</text:p>
          </table:table-cell>
          <table:table-cell/>
          <table:table-cell office:value-type="float" office:value="1526887" calcext:value-type="float">
            <text:p>1526887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90905" calcext:value-type="float">
            <text:p>790905</text:p>
          </table:table-cell>
          <table:table-cell/>
          <table:table-cell office:value-type="float" office:value="1508887" calcext:value-type="float">
            <text:p>1508887</text:p>
          </table:table-cell>
          <table:table-cell/>
          <table:table-cell office:value-type="float" office:value="2558895" calcext:value-type="float">
            <text:p>2558895</text:p>
          </table:table-cell>
          <table:table-cell/>
          <table:table-cell office:value-type="float" office:value="3982553" calcext:value-type="float">
            <text:p>3982553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97250" calcext:value-type="float">
            <text:p>797250</text:p>
          </table:table-cell>
          <table:table-cell/>
          <table:table-cell office:value-type="float" office:value="1487577" calcext:value-type="float">
            <text:p>1487577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5810112" calcext:value-type="float">
            <text:p>5810112</text:p>
          </table:table-cell>
          <table:table-cell/>
          <table:table-cell office:value-type="float" office:value="6936061" calcext:value-type="float">
            <text:p>6936061</text:p>
          </table:table-cell>
          <table:table-cell/>
          <table:table-cell office:value-type="float" office:value="7518900" calcext:value-type="float">
            <text:p>75189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93951" calcext:value-type="float">
            <text:p>793951</text:p>
          </table:table-cell>
          <table:table-cell/>
          <table:table-cell office:value-type="float" office:value="1497750" calcext:value-type="float">
            <text:p>1497750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4163357" calcext:value-type="float">
            <text:p>4163357</text:p>
          </table:table-cell>
          <table:table-cell/>
          <table:table-cell office:value-type="float" office:value="5886650" calcext:value-type="float">
            <text:p>5886650</text:p>
          </table:table-cell>
          <table:table-cell/>
          <table:table-cell office:value-type="float" office:value="6652558" calcext:value-type="float">
            <text:p>6652558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7871843" calcext:value-type="float">
            <text:p>78718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86363" calcext:value-type="float">
            <text:p>786363</text:p>
          </table:table-cell>
          <table:table-cell/>
          <table:table-cell office:value-type="float" office:value="1446211" calcext:value-type="float">
            <text:p>1446211</text:p>
          </table:table-cell>
          <table:table-cell/>
          <table:table-cell office:value-type="float" office:value="2432298" calcext:value-type="float">
            <text:p>2432298</text:p>
          </table:table-cell>
          <table:table-cell/>
          <table:table-cell office:value-type="float" office:value="3849207" calcext:value-type="float">
            <text:p>3849207</text:p>
          </table:table-cell>
          <table:table-cell/>
          <table:table-cell office:value-type="float" office:value="5991815" calcext:value-type="float">
            <text:p>5991815</text:p>
          </table:table-cell>
          <table:table-cell/>
          <table:table-cell office:value-type="float" office:value="7269678" calcext:value-type="float">
            <text:p>7269678</text:p>
          </table:table-cell>
          <table:table-cell/>
          <table:table-cell office:value-type="float" office:value="7420395" calcext:value-type="float">
            <text:p>7420395</text:p>
          </table:table-cell>
          <table:table-cell/>
          <table:table-cell office:value-type="float" office:value="7257394" calcext:value-type="float">
            <text:p>7257394</text:p>
          </table:table-cell>
          <table:table-cell/>
          <table:table-cell office:value-type="float" office:value="8122014" calcext:value-type="float">
            <text:p>812201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92516" calcext:value-type="float">
            <text:p>792516</text:p>
          </table:table-cell>
          <table:table-cell/>
          <table:table-cell office:value-type="float" office:value="1450560" calcext:value-type="float">
            <text:p>1450560</text:p>
          </table:table-cell>
          <table:table-cell/>
          <table:table-cell office:value-type="float" office:value="2273187" calcext:value-type="float">
            <text:p>2273187</text:p>
          </table:table-cell>
          <table:table-cell/>
          <table:table-cell office:value-type="float" office:value="3525079" calcext:value-type="float">
            <text:p>3525079</text:p>
          </table:table-cell>
          <table:table-cell/>
          <table:table-cell office:value-type="float" office:value="5475461" calcext:value-type="float">
            <text:p>5475461</text:p>
          </table:table-cell>
          <table:table-cell/>
          <table:table-cell office:value-type="float" office:value="7262337" calcext:value-type="float">
            <text:p>7262337</text:p>
          </table:table-cell>
          <table:table-cell/>
          <table:table-cell office:value-type="float" office:value="7556202" calcext:value-type="float">
            <text:p>7556202</text:p>
          </table:table-cell>
          <table:table-cell/>
          <table:table-cell office:value-type="float" office:value="7999524" calcext:value-type="float">
            <text:p>7999524</text:p>
          </table:table-cell>
          <table:table-cell/>
          <table:table-cell office:value-type="float" office:value="8325147" calcext:value-type="float">
            <text:p>8325147</text:p>
          </table:table-cell>
          <table:table-cell/>
          <table:table-cell office:value-type="float" office:value="7940367" calcext:value-type="float">
            <text:p>794036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85875" calcext:value-type="float">
            <text:p>785875</text:p>
          </table:table-cell>
          <table:table-cell/>
          <table:table-cell office:value-type="float" office:value="1444316" calcext:value-type="float">
            <text:p>1444316</text:p>
          </table:table-cell>
          <table:table-cell/>
          <table:table-cell office:value-type="float" office:value="2379876" calcext:value-type="float">
            <text:p>2379876</text:p>
          </table:table-cell>
          <table:table-cell/>
          <table:table-cell office:value-type="float" office:value="3842678" calcext:value-type="float">
            <text:p>3842678</text:p>
          </table:table-cell>
          <table:table-cell/>
          <table:table-cell office:value-type="float" office:value="5375755" calcext:value-type="float">
            <text:p>5375755</text:p>
          </table:table-cell>
          <table:table-cell/>
          <table:table-cell office:value-type="float" office:value="6605595" calcext:value-type="float">
            <text:p>6605595</text:p>
          </table:table-cell>
          <table:table-cell/>
          <table:table-cell office:value-type="float" office:value="7728911" calcext:value-type="float">
            <text:p>7728911</text:p>
          </table:table-cell>
          <table:table-cell/>
          <table:table-cell office:value-type="float" office:value="7921350" calcext:value-type="float">
            <text:p>7921350</text:p>
          </table:table-cell>
          <table:table-cell/>
          <table:table-cell office:value-type="float" office:value="8077780" calcext:value-type="float">
            <text:p>8077780</text:p>
          </table:table-cell>
          <table:table-cell/>
          <table:table-cell office:value-type="float" office:value="8224733" calcext:value-type="float">
            <text:p>8224733</text:p>
          </table:table-cell>
          <table:table-cell/>
          <table:table-cell office:value-type="float" office:value="4628439" calcext:value-type="float">
            <text:p>462843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58797" calcext:value-type="float">
            <text:p>758797</text:p>
          </table:table-cell>
          <table:table-cell/>
          <table:table-cell office:value-type="float" office:value="1315567" calcext:value-type="float">
            <text:p>1315567</text:p>
          </table:table-cell>
          <table:table-cell/>
          <table:table-cell office:value-type="float" office:value="2229732" calcext:value-type="float">
            <text:p>2229732</text:p>
          </table:table-cell>
          <table:table-cell/>
          <table:table-cell office:value-type="float" office:value="3477070" calcext:value-type="float">
            <text:p>3477070</text:p>
          </table:table-cell>
          <table:table-cell/>
          <table:table-cell office:value-type="float" office:value="4594281" calcext:value-type="float">
            <text:p>4594281</text:p>
          </table:table-cell>
          <table:table-cell/>
          <table:table-cell office:value-type="float" office:value="5497729" calcext:value-type="float">
            <text:p>5497729</text:p>
          </table:table-cell>
          <table:table-cell/>
          <table:table-cell office:value-type="float" office:value="6082655" calcext:value-type="float">
            <text:p>6082655</text:p>
          </table:table-cell>
          <table:table-cell/>
          <table:table-cell office:value-type="float" office:value="7585256" calcext:value-type="float">
            <text:p>7585256</text:p>
          </table:table-cell>
          <table:table-cell/>
          <table:table-cell office:value-type="float" office:value="8368573" calcext:value-type="float">
            <text:p>8368573</text:p>
          </table:table-cell>
          <table:table-cell/>
          <table:table-cell office:value-type="float" office:value="5120061" calcext:value-type="float">
            <text:p>5120061</text:p>
          </table:table-cell>
          <table:table-cell/>
          <table:table-cell office:value-type="float" office:value="5072442" calcext:value-type="float">
            <text:p>5072442</text:p>
          </table:table-cell>
          <table:table-cell/>
          <table:table-cell office:value-type="float" office:value="4759753" calcext:value-type="float">
            <text:p>47597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50353" calcext:value-type="float">
            <text:p>750353</text:p>
          </table:table-cell>
          <table:table-cell/>
          <table:table-cell office:value-type="float" office:value="1335608" calcext:value-type="float">
            <text:p>1335608</text:p>
          </table:table-cell>
          <table:table-cell/>
          <table:table-cell office:value-type="float" office:value="2100497" calcext:value-type="float">
            <text:p>2100497</text:p>
          </table:table-cell>
          <table:table-cell/>
          <table:table-cell office:value-type="float" office:value="3063620" calcext:value-type="float">
            <text:p>3063620</text:p>
          </table:table-cell>
          <table:table-cell/>
          <table:table-cell office:value-type="float" office:value="3927095" calcext:value-type="float">
            <text:p>3927095</text:p>
          </table:table-cell>
          <table:table-cell/>
          <table:table-cell office:value-type="float" office:value="4954252" calcext:value-type="float">
            <text:p>4954252</text:p>
          </table:table-cell>
          <table:table-cell/>
          <table:table-cell office:value-type="float" office:value="5430306" calcext:value-type="float">
            <text:p>5430306</text:p>
          </table:table-cell>
          <table:table-cell/>
          <table:table-cell office:value-type="float" office:value="5927257" calcext:value-type="float">
            <text:p>5927257</text:p>
          </table:table-cell>
          <table:table-cell/>
          <table:table-cell office:value-type="float" office:value="7304517" calcext:value-type="float">
            <text:p>7304517</text:p>
          </table:table-cell>
          <table:table-cell/>
          <table:table-cell office:value-type="float" office:value="8818322" calcext:value-type="float">
            <text:p>8818322</text:p>
          </table:table-cell>
          <table:table-cell/>
          <table:table-cell office:value-type="float" office:value="5948808" calcext:value-type="float">
            <text:p>5948808</text:p>
          </table:table-cell>
          <table:table-cell/>
          <table:table-cell office:value-type="float" office:value="4824516" calcext:value-type="float">
            <text:p>4824516</text:p>
          </table:table-cell>
          <table:table-cell/>
          <table:table-cell office:value-type="float" office:value="5030411" calcext:value-type="float">
            <text:p>50304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33605" calcext:value-type="float">
            <text:p>4233605</text:p>
          </table:table-cell>
          <table:table-cell/>
          <table:table-cell office:value-type="float" office:value="4895106" calcext:value-type="float">
            <text:p>4895106</text:p>
          </table:table-cell>
          <table:table-cell/>
          <table:table-cell office:value-type="float" office:value="5126443" calcext:value-type="float">
            <text:p>5126443</text:p>
          </table:table-cell>
          <table:table-cell/>
          <table:table-cell office:value-type="float" office:value="5566176" calcext:value-type="float">
            <text:p>5566176</text:p>
          </table:table-cell>
          <table:table-cell/>
          <table:table-cell office:value-type="float" office:value="5738624" calcext:value-type="float">
            <text:p>5738624</text:p>
          </table:table-cell>
          <table:table-cell/>
          <table:table-cell office:value-type="float" office:value="7507123" calcext:value-type="float">
            <text:p>7507123</text:p>
          </table:table-cell>
          <table:table-cell/>
          <table:table-cell office:value-type="float" office:value="6476003" calcext:value-type="float">
            <text:p>6476003</text:p>
          </table:table-cell>
          <table:table-cell/>
          <table:table-cell office:value-type="float" office:value="5012031" calcext:value-type="float">
            <text:p>5012031</text:p>
          </table:table-cell>
          <table:table-cell/>
          <table:table-cell office:value-type="float" office:value="4785844" calcext:value-type="float">
            <text:p>47858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49926" calcext:value-type="float">
            <text:p>4149926</text:p>
          </table:table-cell>
          <table:table-cell/>
          <table:table-cell office:value-type="float" office:value="5000889" calcext:value-type="float">
            <text:p>5000889</text:p>
          </table:table-cell>
          <table:table-cell/>
          <table:table-cell office:value-type="float" office:value="5301834" calcext:value-type="float">
            <text:p>5301834</text:p>
          </table:table-cell>
          <table:table-cell/>
          <table:table-cell office:value-type="float" office:value="5567056" calcext:value-type="float">
            <text:p>5567056</text:p>
          </table:table-cell>
          <table:table-cell/>
          <table:table-cell office:value-type="float" office:value="5723069" calcext:value-type="float">
            <text:p>5723069</text:p>
          </table:table-cell>
          <table:table-cell/>
          <table:table-cell office:value-type="float" office:value="5820132" calcext:value-type="float">
            <text:p>5820132</text:p>
          </table:table-cell>
          <table:table-cell/>
          <table:table-cell office:value-type="float" office:value="4103953" calcext:value-type="float">
            <text:p>4103953</text:p>
          </table:table-cell>
          <table:table-cell/>
          <table:table-cell office:value-type="float" office:value="4996616" calcext:value-type="float">
            <text:p>4996616</text:p>
          </table:table-cell>
          <table:table-cell/>
          <table:table-cell office:value-type="float" office:value="4859521" calcext:value-type="float">
            <text:p>48595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29316" calcext:value-type="float">
            <text:p>4129316</text:p>
          </table:table-cell>
          <table:table-cell/>
          <table:table-cell office:value-type="float" office:value="5042206" calcext:value-type="float">
            <text:p>5042206</text:p>
          </table:table-cell>
          <table:table-cell/>
          <table:table-cell office:value-type="float" office:value="5556972" calcext:value-type="float">
            <text:p>5556972</text:p>
          </table:table-cell>
          <table:table-cell/>
          <table:table-cell office:value-type="float" office:value="5703937" calcext:value-type="float">
            <text:p>5703937</text:p>
          </table:table-cell>
          <table:table-cell/>
          <table:table-cell office:value-type="float" office:value="5832964" calcext:value-type="float">
            <text:p>5832964</text:p>
          </table:table-cell>
          <table:table-cell/>
          <table:table-cell office:value-type="float" office:value="5907299" calcext:value-type="float">
            <text:p>5907299</text:p>
          </table:table-cell>
          <table:table-cell/>
          <table:table-cell office:value-type="float" office:value="6034057" calcext:value-type="float">
            <text:p>6034057</text:p>
          </table:table-cell>
          <table:table-cell/>
          <table:table-cell office:value-type="float" office:value="5049616" calcext:value-type="float">
            <text:p>5049616</text:p>
          </table:table-cell>
          <table:table-cell/>
          <table:table-cell office:value-type="float" office:value="4830733" calcext:value-type="float">
            <text:p>48307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2709" calcext:value-type="float">
            <text:p>682709</text:p>
          </table:table-cell>
          <table:table-cell/>
          <table:table-cell office:value-type="float" office:value="655726" calcext:value-type="float">
            <text:p>655726</text:p>
          </table:table-cell>
          <table:table-cell/>
          <table:table-cell office:value-type="float" office:value="1052064" calcext:value-type="float">
            <text:p>1052064</text:p>
          </table:table-cell>
          <table:table-cell/>
          <table:table-cell office:value-type="float" office:value="1249198" calcext:value-type="float">
            <text:p>1249198</text:p>
          </table:table-cell>
          <table:table-cell/>
          <table:table-cell office:value-type="float" office:value="1446823" calcext:value-type="float">
            <text:p>1446823</text:p>
          </table:table-cell>
          <table:table-cell/>
          <table:table-cell office:value-type="float" office:value="1425268" calcext:value-type="float">
            <text:p>1425268</text:p>
          </table:table-cell>
          <table:table-cell/>
          <table:table-cell office:value-type="float" office:value="1738782" calcext:value-type="float">
            <text:p>1738782</text:p>
          </table:table-cell>
          <table:table-cell/>
          <table:table-cell office:value-type="float" office:value="1736478" calcext:value-type="float">
            <text:p>1736478</text:p>
          </table:table-cell>
          <table:table-cell/>
          <table:table-cell office:value-type="float" office:value="4930483" calcext:value-type="float">
            <text:p>49304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8189" calcext:value-type="float">
            <text:p>498189</text:p>
          </table:table-cell>
          <table:table-cell/>
          <table:table-cell office:value-type="float" office:value="490059" calcext:value-type="float">
            <text:p>490059</text:p>
          </table:table-cell>
          <table:table-cell/>
          <table:table-cell office:value-type="float" office:value="832277" calcext:value-type="float">
            <text:p>832277</text:p>
          </table:table-cell>
          <table:table-cell/>
          <table:table-cell office:value-type="float" office:value="930801" calcext:value-type="float">
            <text:p>930801</text:p>
          </table:table-cell>
          <table:table-cell/>
          <table:table-cell office:value-type="float" office:value="1006401" calcext:value-type="float">
            <text:p>1006401</text:p>
          </table:table-cell>
          <table:table-cell/>
          <table:table-cell office:value-type="float" office:value="1168746" calcext:value-type="float">
            <text:p>1168746</text:p>
          </table:table-cell>
          <table:table-cell/>
          <table:table-cell office:value-type="float" office:value="1283063" calcext:value-type="float">
            <text:p>1283063</text:p>
          </table:table-cell>
          <table:table-cell/>
          <table:table-cell office:value-type="float" office:value="1411489" calcext:value-type="float">
            <text:p>1411489</text:p>
          </table:table-cell>
          <table:table-cell/>
          <table:table-cell office:value-type="float" office:value="1467538" calcext:value-type="float">
            <text:p>14675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158" calcext:value-type="float">
            <text:p>327158</text:p>
          </table:table-cell>
          <table:table-cell/>
          <table:table-cell office:value-type="float" office:value="469191" calcext:value-type="float">
            <text:p>469191</text:p>
          </table:table-cell>
          <table:table-cell/>
          <table:table-cell office:value-type="float" office:value="811820" calcext:value-type="float">
            <text:p>811820</text:p>
          </table:table-cell>
          <table:table-cell/>
          <table:table-cell office:value-type="float" office:value="859762" calcext:value-type="float">
            <text:p>859762</text:p>
          </table:table-cell>
          <table:table-cell/>
          <table:table-cell office:value-type="float" office:value="985875" calcext:value-type="float">
            <text:p>985875</text:p>
          </table:table-cell>
          <table:table-cell/>
          <table:table-cell office:value-type="float" office:value="1070516" calcext:value-type="float">
            <text:p>1070516</text:p>
          </table:table-cell>
          <table:table-cell/>
          <table:table-cell office:value-type="float" office:value="1203156" calcext:value-type="float">
            <text:p>1203156</text:p>
          </table:table-cell>
          <table:table-cell/>
          <table:table-cell office:value-type="float" office:value="1320066" calcext:value-type="float">
            <text:p>1320066</text:p>
          </table:table-cell>
          <table:table-cell/>
          <table:table-cell office:value-type="float" office:value="1380568" calcext:value-type="float">
            <text:p>13805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4834" calcext:value-type="float">
            <text:p>304834</text:p>
          </table:table-cell>
          <table:table-cell/>
          <table:table-cell office:value-type="float" office:value="436442" calcext:value-type="float">
            <text:p>436442</text:p>
          </table:table-cell>
          <table:table-cell/>
          <table:table-cell office:value-type="float" office:value="804860" calcext:value-type="float">
            <text:p>804860</text:p>
          </table:table-cell>
          <table:table-cell/>
          <table:table-cell office:value-type="float" office:value="874333" calcext:value-type="float">
            <text:p>874333</text:p>
          </table:table-cell>
          <table:table-cell/>
          <table:table-cell office:value-type="float" office:value="950376" calcext:value-type="float">
            <text:p>950376</text:p>
          </table:table-cell>
          <table:table-cell/>
          <table:table-cell office:value-type="float" office:value="1065228" calcext:value-type="float">
            <text:p>1065228</text:p>
          </table:table-cell>
          <table:table-cell/>
          <table:table-cell office:value-type="float" office:value="1174961" calcext:value-type="float">
            <text:p>1174961</text:p>
          </table:table-cell>
          <table:table-cell/>
          <table:table-cell office:value-type="float" office:value="1228735" calcext:value-type="float">
            <text:p>1228735</text:p>
          </table:table-cell>
          <table:table-cell/>
          <table:table-cell office:value-type="float" office:value="1354241" calcext:value-type="float">
            <text:p>13542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3315" calcext:value-type="float">
            <text:p>303315</text:p>
          </table:table-cell>
          <table:table-cell/>
          <table:table-cell office:value-type="float" office:value="450534" calcext:value-type="float">
            <text:p>450534</text:p>
          </table:table-cell>
          <table:table-cell/>
          <table:table-cell office:value-type="float" office:value="453909" calcext:value-type="float">
            <text:p>453909</text:p>
          </table:table-cell>
          <table:table-cell/>
          <table:table-cell office:value-type="float" office:value="634631" calcext:value-type="float">
            <text:p>634631</text:p>
          </table:table-cell>
          <table:table-cell/>
          <table:table-cell office:value-type="float" office:value="791390" calcext:value-type="float">
            <text:p>791390</text:p>
          </table:table-cell>
          <table:table-cell/>
          <table:table-cell office:value-type="float" office:value="948734" calcext:value-type="float">
            <text:p>948734</text:p>
          </table:table-cell>
          <table:table-cell/>
          <table:table-cell office:value-type="float" office:value="1094138" calcext:value-type="float">
            <text:p>1094138</text:p>
          </table:table-cell>
          <table:table-cell/>
          <table:table-cell office:value-type="float" office:value="1220803" calcext:value-type="float">
            <text:p>1220803</text:p>
          </table:table-cell>
          <table:table-cell/>
          <table:table-cell office:value-type="float" office:value="1296309" calcext:value-type="float">
            <text:p>129630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83980" calcext:value-type="float">
            <text:p>983980</text:p>
          </table:table-cell>
          <table:table-cell/>
          <table:table-cell office:value-type="float" office:value="1526887" calcext:value-type="float">
            <text:p>1526887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2561267" calcext:value-type="float">
            <text:p>256126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92724" calcext:value-type="float">
            <text:p>992724</text:p>
          </table:table-cell>
          <table:table-cell/>
          <table:table-cell office:value-type="float" office:value="1487977" calcext:value-type="float">
            <text:p>1487977</text:p>
          </table:table-cell>
          <table:table-cell/>
          <table:table-cell office:value-type="float" office:value="2058509" calcext:value-type="float">
            <text:p>2058509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1732927" calcext:value-type="float">
            <text:p>1732927</text:p>
          </table:table-cell>
          <table:table-cell/>
          <table:table-cell office:value-type="float" office:value="2784517" calcext:value-type="float">
            <text:p>278451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80760" calcext:value-type="float">
            <text:p>980760</text:p>
          </table:table-cell>
          <table:table-cell/>
          <table:table-cell office:value-type="float" office:value="1455317" calcext:value-type="float">
            <text:p>1455317</text:p>
          </table:table-cell>
          <table:table-cell/>
          <table:table-cell office:value-type="float" office:value="1842366" calcext:value-type="float">
            <text:p>1842366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1778290" calcext:value-type="float">
            <text:p>1778290</text:p>
          </table:table-cell>
          <table:table-cell/>
          <table:table-cell office:value-type="float" office:value="2943325" calcext:value-type="float">
            <text:p>29433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84720" calcext:value-type="float">
            <text:p>984720</text:p>
          </table:table-cell>
          <table:table-cell/>
          <table:table-cell office:value-type="float" office:value="1426135" calcext:value-type="float">
            <text:p>1426135</text:p>
          </table:table-cell>
          <table:table-cell/>
          <table:table-cell office:value-type="float" office:value="1910902" calcext:value-type="float">
            <text:p>1910902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2750343" calcext:value-type="float">
            <text:p>2750343</text:p>
          </table:table-cell>
          <table:table-cell/>
          <table:table-cell office:value-type="float" office:value="3140488" calcext:value-type="float">
            <text:p>3140488</text:p>
          </table:table-cell>
          <table:table-cell/>
          <table:table-cell office:value-type="float" office:value="1711407" calcext:value-type="float">
            <text:p>1711407</text:p>
          </table:table-cell>
          <table:table-cell/>
          <table:table-cell office:value-type="float" office:value="2922519" calcext:value-type="float">
            <text:p>292251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030263" calcext:value-type="float">
            <text:p>1030263</text:p>
          </table:table-cell>
          <table:table-cell/>
          <table:table-cell office:value-type="float" office:value="1402756" calcext:value-type="float">
            <text:p>1402756</text:p>
          </table:table-cell>
          <table:table-cell/>
          <table:table-cell office:value-type="float" office:value="1865912" calcext:value-type="float">
            <text:p>1865912</text:p>
          </table:table-cell>
          <table:table-cell/>
          <table:table-cell office:value-type="float" office:value="2290886" calcext:value-type="float">
            <text:p>2290886</text:p>
          </table:table-cell>
          <table:table-cell/>
          <table:table-cell office:value-type="float" office:value="2966535" calcext:value-type="float">
            <text:p>2966535</text:p>
          </table:table-cell>
          <table:table-cell/>
          <table:table-cell office:value-type="float" office:value="2822283" calcext:value-type="float">
            <text:p>2822283</text:p>
          </table:table-cell>
          <table:table-cell/>
          <table:table-cell office:value-type="float" office:value="3335105" calcext:value-type="float">
            <text:p>3335105</text:p>
          </table:table-cell>
          <table:table-cell/>
          <table:table-cell office:value-type="float" office:value="1084640" calcext:value-type="float">
            <text:p>1084640</text:p>
          </table:table-cell>
          <table:table-cell/>
          <table:table-cell office:value-type="float" office:value="2968586" calcext:value-type="float">
            <text:p>296858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023000" calcext:value-type="float">
            <text:p>1023000</text:p>
          </table:table-cell>
          <table:table-cell/>
          <table:table-cell office:value-type="float" office:value="1405695" calcext:value-type="float">
            <text:p>1405695</text:p>
          </table:table-cell>
          <table:table-cell/>
          <table:table-cell office:value-type="float" office:value="2135309" calcext:value-type="float">
            <text:p>2135309</text:p>
          </table:table-cell>
          <table:table-cell/>
          <table:table-cell office:value-type="float" office:value="2608697" calcext:value-type="float">
            <text:p>2608697</text:p>
          </table:table-cell>
          <table:table-cell/>
          <table:table-cell office:value-type="float" office:value="2510351" calcext:value-type="float">
            <text:p>2510351</text:p>
          </table:table-cell>
          <table:table-cell/>
          <table:table-cell office:value-type="float" office:value="2794560" calcext:value-type="float">
            <text:p>2794560</text:p>
          </table:table-cell>
          <table:table-cell/>
          <table:table-cell office:value-type="float" office:value="3070239" calcext:value-type="float">
            <text:p>3070239</text:p>
          </table:table-cell>
          <table:table-cell/>
          <table:table-cell office:value-type="float" office:value="1539744" calcext:value-type="float">
            <text:p>1539744</text:p>
          </table:table-cell>
          <table:table-cell/>
          <table:table-cell office:value-type="float" office:value="1089428" calcext:value-type="float">
            <text:p>1089428</text:p>
          </table:table-cell>
          <table:table-cell/>
          <table:table-cell office:value-type="float" office:value="3016334" calcext:value-type="float">
            <text:p>301633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20678" calcext:value-type="float">
            <text:p>1020678</text:p>
          </table:table-cell>
          <table:table-cell/>
          <table:table-cell office:value-type="float" office:value="1580222" calcext:value-type="float">
            <text:p>1580222</text:p>
          </table:table-cell>
          <table:table-cell/>
          <table:table-cell office:value-type="float" office:value="2141112" calcext:value-type="float">
            <text:p>2141112</text:p>
          </table:table-cell>
          <table:table-cell/>
          <table:table-cell office:value-type="float" office:value="2686114" calcext:value-type="float">
            <text:p>2686114</text:p>
          </table:table-cell>
          <table:table-cell/>
          <table:table-cell office:value-type="float" office:value="3022599" calcext:value-type="float">
            <text:p>3022599</text:p>
          </table:table-cell>
          <table:table-cell/>
          <table:table-cell office:value-type="float" office:value="3136268" calcext:value-type="float">
            <text:p>3136268</text:p>
          </table:table-cell>
          <table:table-cell/>
          <table:table-cell office:value-type="float" office:value="3242827" calcext:value-type="float">
            <text:p>3242827</text:p>
          </table:table-cell>
          <table:table-cell/>
          <table:table-cell office:value-type="float" office:value="1931232" calcext:value-type="float">
            <text:p>1931232</text:p>
          </table:table-cell>
          <table:table-cell/>
          <table:table-cell office:value-type="float" office:value="1547484" calcext:value-type="float">
            <text:p>1547484</text:p>
          </table:table-cell>
          <table:table-cell/>
          <table:table-cell office:value-type="float" office:value="1091977" calcext:value-type="float">
            <text:p>1091977</text:p>
          </table:table-cell>
          <table:table-cell/>
          <table:table-cell office:value-type="float" office:value="3227596" calcext:value-type="float">
            <text:p>322759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000842" calcext:value-type="float">
            <text:p>1000842</text:p>
          </table:table-cell>
          <table:table-cell/>
          <table:table-cell office:value-type="float" office:value="1493265" calcext:value-type="float">
            <text:p>1493265</text:p>
          </table:table-cell>
          <table:table-cell/>
          <table:table-cell office:value-type="float" office:value="2037846" calcext:value-type="float">
            <text:p>2037846</text:p>
          </table:table-cell>
          <table:table-cell/>
          <table:table-cell office:value-type="float" office:value="2500562" calcext:value-type="float">
            <text:p>2500562</text:p>
          </table:table-cell>
          <table:table-cell/>
          <table:table-cell office:value-type="float" office:value="2835709" calcext:value-type="float">
            <text:p>2835709</text:p>
          </table:table-cell>
          <table:table-cell/>
          <table:table-cell office:value-type="float" office:value="2933018" calcext:value-type="float">
            <text:p>2933018</text:p>
          </table:table-cell>
          <table:table-cell/>
          <table:table-cell office:value-type="float" office:value="3044239" calcext:value-type="float">
            <text:p>3044239</text:p>
          </table:table-cell>
          <table:table-cell/>
          <table:table-cell office:value-type="float" office:value="2406513" calcext:value-type="float">
            <text:p>2406513</text:p>
          </table:table-cell>
          <table:table-cell/>
          <table:table-cell office:value-type="float" office:value="2035794" calcext:value-type="float">
            <text:p>2035794</text:p>
          </table:table-cell>
          <table:table-cell/>
          <table:table-cell office:value-type="float" office:value="1589712" calcext:value-type="float">
            <text:p>1589712</text:p>
          </table:table-cell>
          <table:table-cell/>
          <table:table-cell office:value-type="float" office:value="1106600" calcext:value-type="float">
            <text:p>1106600</text:p>
          </table:table-cell>
          <table:table-cell/>
          <table:table-cell office:value-type="float" office:value="2920304" calcext:value-type="float">
            <text:p>292030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86798" calcext:value-type="float">
            <text:p>986798</text:p>
          </table:table-cell>
          <table:table-cell/>
          <table:table-cell office:value-type="float" office:value="1458832" calcext:value-type="float">
            <text:p>1458832</text:p>
          </table:table-cell>
          <table:table-cell/>
          <table:table-cell office:value-type="float" office:value="1924117" calcext:value-type="float">
            <text:p>1924117</text:p>
          </table:table-cell>
          <table:table-cell/>
          <table:table-cell office:value-type="float" office:value="2337571" calcext:value-type="float">
            <text:p>2337571</text:p>
          </table:table-cell>
          <table:table-cell/>
          <table:table-cell office:value-type="float" office:value="2591153" calcext:value-type="float">
            <text:p>2591153</text:p>
          </table:table-cell>
          <table:table-cell/>
          <table:table-cell office:value-type="float" office:value="2803525" calcext:value-type="float">
            <text:p>2803525</text:p>
          </table:table-cell>
          <table:table-cell/>
          <table:table-cell office:value-type="float" office:value="2844960" calcext:value-type="float">
            <text:p>2844960</text:p>
          </table:table-cell>
          <table:table-cell/>
          <table:table-cell office:value-type="float" office:value="2591935" calcext:value-type="float">
            <text:p>2591935</text:p>
          </table:table-cell>
          <table:table-cell/>
          <table:table-cell office:value-type="float" office:value="2324603" calcext:value-type="float">
            <text:p>2324603</text:p>
          </table:table-cell>
          <table:table-cell/>
          <table:table-cell office:value-type="float" office:value="1923255" calcext:value-type="float">
            <text:p>1923255</text:p>
          </table:table-cell>
          <table:table-cell/>
          <table:table-cell office:value-type="float" office:value="1526800" calcext:value-type="float">
            <text:p>1526800</text:p>
          </table:table-cell>
          <table:table-cell/>
          <table:table-cell office:value-type="float" office:value="1078818" calcext:value-type="float">
            <text:p>1078818</text:p>
          </table:table-cell>
          <table:table-cell/>
          <table:table-cell office:value-type="float" office:value="2855838" calcext:value-type="float">
            <text:p>28558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6583" calcext:value-type="float">
            <text:p>2496583</text:p>
          </table:table-cell>
          <table:table-cell/>
          <table:table-cell office:value-type="float" office:value="2635161" calcext:value-type="float">
            <text:p>2635161</text:p>
          </table:table-cell>
          <table:table-cell/>
          <table:table-cell office:value-type="float" office:value="2640882" calcext:value-type="float">
            <text:p>2640882</text:p>
          </table:table-cell>
          <table:table-cell/>
          <table:table-cell office:value-type="float" office:value="2568433" calcext:value-type="float">
            <text:p>2568433</text:p>
          </table:table-cell>
          <table:table-cell/>
          <table:table-cell office:value-type="float" office:value="2439897" calcext:value-type="float">
            <text:p>2439897</text:p>
          </table:table-cell>
          <table:table-cell/>
          <table:table-cell office:value-type="float" office:value="2202165" calcext:value-type="float">
            <text:p>2202165</text:p>
          </table:table-cell>
          <table:table-cell/>
          <table:table-cell office:value-type="float" office:value="1787084" calcext:value-type="float">
            <text:p>1787084</text:p>
          </table:table-cell>
          <table:table-cell/>
          <table:table-cell office:value-type="float" office:value="1435681" calcext:value-type="float">
            <text:p>1435681</text:p>
          </table:table-cell>
          <table:table-cell/>
          <table:table-cell office:value-type="float" office:value="1066461" calcext:value-type="float">
            <text:p>10664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4479" calcext:value-type="float">
            <text:p>614479</text:p>
          </table:table-cell>
          <table:table-cell/>
          <table:table-cell office:value-type="float" office:value="572937" calcext:value-type="float">
            <text:p>572937</text:p>
          </table:table-cell>
          <table:table-cell/>
          <table:table-cell office:value-type="float" office:value="587740" calcext:value-type="float">
            <text:p>587740</text:p>
          </table:table-cell>
          <table:table-cell/>
          <table:table-cell office:value-type="float" office:value="511972" calcext:value-type="float">
            <text:p>511972</text:p>
          </table:table-cell>
          <table:table-cell/>
          <table:table-cell office:value-type="float" office:value="429120" calcext:value-type="float">
            <text:p>429120</text:p>
          </table:table-cell>
          <table:table-cell/>
          <table:table-cell office:value-type="float" office:value="582480" calcext:value-type="float">
            <text:p>582480</text:p>
          </table:table-cell>
          <table:table-cell/>
          <table:table-cell office:value-type="float" office:value="562763" calcext:value-type="float">
            <text:p>562763</text:p>
          </table:table-cell>
          <table:table-cell/>
          <table:table-cell office:value-type="float" office:value="527126" calcext:value-type="float">
            <text:p>527126</text:p>
          </table:table-cell>
          <table:table-cell/>
          <table:table-cell office:value-type="float" office:value="570364" calcext:value-type="float">
            <text:p>5703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6309" calcext:value-type="float">
            <text:p>386309</text:p>
          </table:table-cell>
          <table:table-cell/>
          <table:table-cell office:value-type="float" office:value="426569" calcext:value-type="float">
            <text:p>426569</text:p>
          </table:table-cell>
          <table:table-cell/>
          <table:table-cell office:value-type="float" office:value="423468" calcext:value-type="float">
            <text:p>423468</text:p>
          </table:table-cell>
          <table:table-cell/>
          <table:table-cell office:value-type="float" office:value="417551" calcext:value-type="float">
            <text:p>417551</text:p>
          </table:table-cell>
          <table:table-cell/>
          <table:table-cell office:value-type="float" office:value="314275" calcext:value-type="float">
            <text:p>314275</text:p>
          </table:table-cell>
          <table:table-cell/>
          <table:table-cell office:value-type="float" office:value="442317" calcext:value-type="float">
            <text:p>442317</text:p>
          </table:table-cell>
          <table:table-cell/>
          <table:table-cell office:value-type="float" office:value="435770" calcext:value-type="float">
            <text:p>435770</text:p>
          </table:table-cell>
          <table:table-cell/>
          <table:table-cell office:value-type="float" office:value="413773" calcext:value-type="float">
            <text:p>413773</text:p>
          </table:table-cell>
          <table:table-cell/>
          <table:table-cell office:value-type="float" office:value="409829" calcext:value-type="float">
            <text:p>4098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5738" calcext:value-type="float">
            <text:p>385738</text:p>
          </table:table-cell>
          <table:table-cell/>
          <table:table-cell office:value-type="float" office:value="357441" calcext:value-type="float">
            <text:p>357441</text:p>
          </table:table-cell>
          <table:table-cell/>
          <table:table-cell office:value-type="float" office:value="229873" calcext:value-type="float">
            <text:p>229873</text:p>
          </table:table-cell>
          <table:table-cell/>
          <table:table-cell office:value-type="float" office:value="374870" calcext:value-type="float">
            <text:p>374870</text:p>
          </table:table-cell>
          <table:table-cell/>
          <table:table-cell office:value-type="float" office:value="393923" calcext:value-type="float">
            <text:p>393923</text:p>
          </table:table-cell>
          <table:table-cell/>
          <table:table-cell office:value-type="float" office:value="373632" calcext:value-type="float">
            <text:p>373632</text:p>
          </table:table-cell>
          <table:table-cell/>
          <table:table-cell office:value-type="float" office:value="247728" calcext:value-type="float">
            <text:p>247728</text:p>
          </table:table-cell>
          <table:table-cell/>
          <table:table-cell office:value-type="float" office:value="337764" calcext:value-type="float">
            <text:p>337764</text:p>
          </table:table-cell>
          <table:table-cell/>
          <table:table-cell office:value-type="float" office:value="349934" calcext:value-type="float">
            <text:p>3499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0472" calcext:value-type="float">
            <text:p>270472</text:p>
          </table:table-cell>
          <table:table-cell/>
          <table:table-cell office:value-type="float" office:value="248418" calcext:value-type="float">
            <text:p>248418</text:p>
          </table:table-cell>
          <table:table-cell/>
          <table:table-cell office:value-type="float" office:value="243535" calcext:value-type="float">
            <text:p>243535</text:p>
          </table:table-cell>
          <table:table-cell/>
          <table:table-cell office:value-type="float" office:value="346727" calcext:value-type="float">
            <text:p>346727</text:p>
          </table:table-cell>
          <table:table-cell/>
          <table:table-cell office:value-type="float" office:value="275590" calcext:value-type="float">
            <text:p>275590</text:p>
          </table:table-cell>
          <table:table-cell/>
          <table:table-cell office:value-type="float" office:value="281843" calcext:value-type="float">
            <text:p>281843</text:p>
          </table:table-cell>
          <table:table-cell/>
          <table:table-cell office:value-type="float" office:value="307781" calcext:value-type="float">
            <text:p>307781</text:p>
          </table:table-cell>
          <table:table-cell/>
          <table:table-cell office:value-type="float" office:value="315616" calcext:value-type="float">
            <text:p>315616</text:p>
          </table:table-cell>
          <table:table-cell/>
          <table:table-cell office:value-type="float" office:value="281246" calcext:value-type="float">
            <text:p>2812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0190" calcext:value-type="float">
            <text:p>340190</text:p>
          </table:table-cell>
          <table:table-cell/>
          <table:table-cell office:value-type="float" office:value="280735" calcext:value-type="float">
            <text:p>280735</text:p>
          </table:table-cell>
          <table:table-cell/>
          <table:table-cell office:value-type="float" office:value="286314" calcext:value-type="float">
            <text:p>286314</text:p>
          </table:table-cell>
          <table:table-cell/>
          <table:table-cell office:value-type="float" office:value="265905" calcext:value-type="float">
            <text:p>265905</text:p>
          </table:table-cell>
          <table:table-cell/>
          <table:table-cell office:value-type="float" office:value="224307" calcext:value-type="float">
            <text:p>224307</text:p>
          </table:table-cell>
          <table:table-cell/>
          <table:table-cell office:value-type="float" office:value="222637" calcext:value-type="float">
            <text:p>222637</text:p>
          </table:table-cell>
          <table:table-cell/>
          <table:table-cell office:value-type="float" office:value="237345" calcext:value-type="float">
            <text:p>237345</text:p>
          </table:table-cell>
          <table:table-cell/>
          <table:table-cell office:value-type="float" office:value="286591" calcext:value-type="float">
            <text:p>286591</text:p>
          </table:table-cell>
          <table:table-cell/>
          <table:table-cell office:value-type="float" office:value="205743" calcext:value-type="float">
            <text:p>2057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566" calcext:value-type="float">
            <text:p>245566</text:p>
          </table:table-cell>
          <table:table-cell/>
          <table:table-cell office:value-type="float" office:value="276358" calcext:value-type="float">
            <text:p>276358</text:p>
          </table:table-cell>
          <table:table-cell/>
          <table:table-cell office:value-type="float" office:value="259331" calcext:value-type="float">
            <text:p>259331</text:p>
          </table:table-cell>
          <table:table-cell/>
          <table:table-cell office:value-type="float" office:value="266381" calcext:value-type="float">
            <text:p>266381</text:p>
          </table:table-cell>
          <table:table-cell/>
          <table:table-cell office:value-type="float" office:value="281294" calcext:value-type="float">
            <text:p>281294</text:p>
          </table:table-cell>
          <table:table-cell/>
          <table:table-cell office:value-type="float" office:value="305773" calcext:value-type="float">
            <text:p>305773</text:p>
          </table:table-cell>
          <table:table-cell/>
          <table:table-cell office:value-type="float" office:value="310207" calcext:value-type="float">
            <text:p>310207</text:p>
          </table:table-cell>
          <table:table-cell/>
          <table:table-cell office:value-type="float" office:value="296875" calcext:value-type="float">
            <text:p>296875</text:p>
          </table:table-cell>
          <table:table-cell/>
          <table:table-cell office:value-type="float" office:value="285381" calcext:value-type="float">
            <text:p>2853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3998" calcext:value-type="float">
            <text:p>253998</text:p>
          </table:table-cell>
          <table:table-cell/>
          <table:table-cell office:value-type="float" office:value="248410" calcext:value-type="float">
            <text:p>248410</text:p>
          </table:table-cell>
          <table:table-cell/>
          <table:table-cell office:value-type="float" office:value="257702" calcext:value-type="float">
            <text:p>257702</text:p>
          </table:table-cell>
          <table:table-cell/>
          <table:table-cell office:value-type="float" office:value="250575" calcext:value-type="float">
            <text:p>250575</text:p>
          </table:table-cell>
          <table:table-cell/>
          <table:table-cell office:value-type="float" office:value="260667" calcext:value-type="float">
            <text:p>260667</text:p>
          </table:table-cell>
          <table:table-cell/>
          <table:table-cell office:value-type="float" office:value="234076" calcext:value-type="float">
            <text:p>234076</text:p>
          </table:table-cell>
          <table:table-cell/>
          <table:table-cell office:value-type="float" office:value="234037" calcext:value-type="float">
            <text:p>234037</text:p>
          </table:table-cell>
          <table:table-cell/>
          <table:table-cell office:value-type="float" office:value="248415" calcext:value-type="float">
            <text:p>248415</text:p>
          </table:table-cell>
          <table:table-cell/>
          <table:table-cell office:value-type="float" office:value="223728" calcext:value-type="float">
            <text:p>22372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017549" calcext:value-type="float">
            <text:p>1017549</text:p>
          </table:table-cell>
          <table:table-cell/>
          <table:table-cell office:value-type="float" office:value="1484662" calcext:value-type="float">
            <text:p>1484662</text:p>
          </table:table-cell>
          <table:table-cell/>
          <table:table-cell office:value-type="float" office:value="2278628" calcext:value-type="float">
            <text:p>2278628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2662899" calcext:value-type="float">
            <text:p>266289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000121" calcext:value-type="float">
            <text:p>1000121</text:p>
          </table:table-cell>
          <table:table-cell/>
          <table:table-cell office:value-type="float" office:value="1424795" calcext:value-type="float">
            <text:p>1424795</text:p>
          </table:table-cell>
          <table:table-cell/>
          <table:table-cell office:value-type="float" office:value="2098744" calcext:value-type="float">
            <text:p>2098744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2843510" calcext:value-type="float">
            <text:p>284351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84356" calcext:value-type="float">
            <text:p>984356</text:p>
          </table:table-cell>
          <table:table-cell/>
          <table:table-cell office:value-type="float" office:value="1437779" calcext:value-type="float">
            <text:p>1437779</text:p>
          </table:table-cell>
          <table:table-cell/>
          <table:table-cell office:value-type="float" office:value="1981783" calcext:value-type="float">
            <text:p>1981783</text:p>
          </table:table-cell>
          <table:table-cell/>
          <table:table-cell office:value-type="float" office:value="2392442" calcext:value-type="float">
            <text:p>2392442</text:p>
          </table:table-cell>
          <table:table-cell/>
          <table:table-cell office:value-type="float" office:value="3159869" calcext:value-type="float">
            <text:p>3159869</text:p>
          </table:table-cell>
          <table:table-cell/>
          <table:table-cell office:value-type="float" office:value="4819184" calcext:value-type="float">
            <text:p>4819184</text:p>
          </table:table-cell>
          <table:table-cell/>
          <table:table-cell office:value-type="float" office:value="2943325" calcext:value-type="float">
            <text:p>29433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78885" calcext:value-type="float">
            <text:p>978885</text:p>
          </table:table-cell>
          <table:table-cell/>
          <table:table-cell office:value-type="float" office:value="1463057" calcext:value-type="float">
            <text:p>1463057</text:p>
          </table:table-cell>
          <table:table-cell/>
          <table:table-cell office:value-type="float" office:value="1809465" calcext:value-type="float">
            <text:p>1809465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2768068" calcext:value-type="float">
            <text:p>2768068</text:p>
          </table:table-cell>
          <table:table-cell/>
          <table:table-cell office:value-type="float" office:value="3279573" calcext:value-type="float">
            <text:p>3279573</text:p>
          </table:table-cell>
          <table:table-cell/>
          <table:table-cell office:value-type="float" office:value="4701087" calcext:value-type="float">
            <text:p>4701087</text:p>
          </table:table-cell>
          <table:table-cell/>
          <table:table-cell office:value-type="float" office:value="2845081" calcext:value-type="float">
            <text:p>284508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61529" calcext:value-type="float">
            <text:p>961529</text:p>
          </table:table-cell>
          <table:table-cell/>
          <table:table-cell office:value-type="float" office:value="1418039" calcext:value-type="float">
            <text:p>1418039</text:p>
          </table:table-cell>
          <table:table-cell/>
          <table:table-cell office:value-type="float" office:value="1821595" calcext:value-type="float">
            <text:p>1821595</text:p>
          </table:table-cell>
          <table:table-cell/>
          <table:table-cell office:value-type="float" office:value="2300703" calcext:value-type="float">
            <text:p>2300703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2796556" calcext:value-type="float">
            <text:p>2796556</text:p>
          </table:table-cell>
          <table:table-cell/>
          <table:table-cell office:value-type="float" office:value="3029305" calcext:value-type="float">
            <text:p>3029305</text:p>
          </table:table-cell>
          <table:table-cell/>
          <table:table-cell office:value-type="float" office:value="4654248" calcext:value-type="float">
            <text:p>4654248</text:p>
          </table:table-cell>
          <table:table-cell/>
          <table:table-cell office:value-type="float" office:value="2918161" calcext:value-type="float">
            <text:p>291816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72944" calcext:value-type="float">
            <text:p>972944</text:p>
          </table:table-cell>
          <table:table-cell/>
          <table:table-cell office:value-type="float" office:value="1427182" calcext:value-type="float">
            <text:p>1427182</text:p>
          </table:table-cell>
          <table:table-cell/>
          <table:table-cell office:value-type="float" office:value="1870302" calcext:value-type="float">
            <text:p>1870302</text:p>
          </table:table-cell>
          <table:table-cell/>
          <table:table-cell office:value-type="float" office:value="2169281" calcext:value-type="float">
            <text:p>2169281</text:p>
          </table:table-cell>
          <table:table-cell/>
          <table:table-cell office:value-type="float" office:value="2359998" calcext:value-type="float">
            <text:p>2359998</text:p>
          </table:table-cell>
          <table:table-cell/>
          <table:table-cell office:value-type="float" office:value="2781889" calcext:value-type="float">
            <text:p>2781889</text:p>
          </table:table-cell>
          <table:table-cell/>
          <table:table-cell office:value-type="float" office:value="2730599" calcext:value-type="float">
            <text:p>2730599</text:p>
          </table:table-cell>
          <table:table-cell/>
          <table:table-cell office:value-type="float" office:value="3282603" calcext:value-type="float">
            <text:p>3282603</text:p>
          </table:table-cell>
          <table:table-cell/>
          <table:table-cell office:value-type="float" office:value="4572018" calcext:value-type="float">
            <text:p>4572018</text:p>
          </table:table-cell>
          <table:table-cell/>
          <table:table-cell office:value-type="float" office:value="2515497" calcext:value-type="float">
            <text:p>251549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970350" calcext:value-type="float">
            <text:p>970350</text:p>
          </table:table-cell>
          <table:table-cell/>
          <table:table-cell office:value-type="float" office:value="1433112" calcext:value-type="float">
            <text:p>1433112</text:p>
          </table:table-cell>
          <table:table-cell/>
          <table:table-cell office:value-type="float" office:value="1874548" calcext:value-type="float">
            <text:p>1874548</text:p>
          </table:table-cell>
          <table:table-cell/>
          <table:table-cell office:value-type="float" office:value="2218817" calcext:value-type="float">
            <text:p>2218817</text:p>
          </table:table-cell>
          <table:table-cell/>
          <table:table-cell office:value-type="float" office:value="2439350" calcext:value-type="float">
            <text:p>2439350</text:p>
          </table:table-cell>
          <table:table-cell/>
          <table:table-cell office:value-type="float" office:value="2579247" calcext:value-type="float">
            <text:p>2579247</text:p>
          </table:table-cell>
          <table:table-cell/>
          <table:table-cell office:value-type="float" office:value="2671911" calcext:value-type="float">
            <text:p>2671911</text:p>
          </table:table-cell>
          <table:table-cell/>
          <table:table-cell office:value-type="float" office:value="2635836" calcext:value-type="float">
            <text:p>2635836</text:p>
          </table:table-cell>
          <table:table-cell/>
          <table:table-cell office:value-type="float" office:value="2832715" calcext:value-type="float">
            <text:p>2832715</text:p>
          </table:table-cell>
          <table:table-cell/>
          <table:table-cell office:value-type="float" office:value="4510565" calcext:value-type="float">
            <text:p>4510565</text:p>
          </table:table-cell>
          <table:table-cell/>
          <table:table-cell office:value-type="float" office:value="2751065" calcext:value-type="float">
            <text:p>275106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62274" calcext:value-type="float">
            <text:p>962274</text:p>
          </table:table-cell>
          <table:table-cell/>
          <table:table-cell office:value-type="float" office:value="1423718" calcext:value-type="float">
            <text:p>1423718</text:p>
          </table:table-cell>
          <table:table-cell/>
          <table:table-cell office:value-type="float" office:value="1856700" calcext:value-type="float">
            <text:p>1856700</text:p>
          </table:table-cell>
          <table:table-cell/>
          <table:table-cell office:value-type="float" office:value="2256677" calcext:value-type="float">
            <text:p>2256677</text:p>
          </table:table-cell>
          <table:table-cell/>
          <table:table-cell office:value-type="float" office:value="2506581" calcext:value-type="float">
            <text:p>2506581</text:p>
          </table:table-cell>
          <table:table-cell/>
          <table:table-cell office:value-type="float" office:value="2625525" calcext:value-type="float">
            <text:p>2625525</text:p>
          </table:table-cell>
          <table:table-cell/>
          <table:table-cell office:value-type="float" office:value="2796019" calcext:value-type="float">
            <text:p>2796019</text:p>
          </table:table-cell>
          <table:table-cell/>
          <table:table-cell office:value-type="float" office:value="2853370" calcext:value-type="float">
            <text:p>2853370</text:p>
          </table:table-cell>
          <table:table-cell/>
          <table:table-cell office:value-type="float" office:value="2815955" calcext:value-type="float">
            <text:p>2815955</text:p>
          </table:table-cell>
          <table:table-cell/>
          <table:table-cell office:value-type="float" office:value="3047479" calcext:value-type="float">
            <text:p>3047479</text:p>
          </table:table-cell>
          <table:table-cell/>
          <table:table-cell office:value-type="float" office:value="3812324" calcext:value-type="float">
            <text:p>3812324</text:p>
          </table:table-cell>
          <table:table-cell/>
          <table:table-cell office:value-type="float" office:value="2722467" calcext:value-type="float">
            <text:p>272246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66602" calcext:value-type="float">
            <text:p>966602</text:p>
          </table:table-cell>
          <table:table-cell/>
          <table:table-cell office:value-type="float" office:value="1412040" calcext:value-type="float">
            <text:p>1412040</text:p>
          </table:table-cell>
          <table:table-cell/>
          <table:table-cell office:value-type="float" office:value="1860964" calcext:value-type="float">
            <text:p>1860964</text:p>
          </table:table-cell>
          <table:table-cell/>
          <table:table-cell office:value-type="float" office:value="2249939" calcext:value-type="float">
            <text:p>2249939</text:p>
          </table:table-cell>
          <table:table-cell/>
          <table:table-cell office:value-type="float" office:value="2507478" calcext:value-type="float">
            <text:p>2507478</text:p>
          </table:table-cell>
          <table:table-cell/>
          <table:table-cell office:value-type="float" office:value="2634463" calcext:value-type="float">
            <text:p>2634463</text:p>
          </table:table-cell>
          <table:table-cell/>
          <table:table-cell office:value-type="float" office:value="2682384" calcext:value-type="float">
            <text:p>2682384</text:p>
          </table:table-cell>
          <table:table-cell/>
          <table:table-cell office:value-type="float" office:value="2729800" calcext:value-type="float">
            <text:p>2729800</text:p>
          </table:table-cell>
          <table:table-cell/>
          <table:table-cell office:value-type="float" office:value="2861784" calcext:value-type="float">
            <text:p>2861784</text:p>
          </table:table-cell>
          <table:table-cell/>
          <table:table-cell office:value-type="float" office:value="2851926" calcext:value-type="float">
            <text:p>2851926</text:p>
          </table:table-cell>
          <table:table-cell/>
          <table:table-cell office:value-type="float" office:value="2872430" calcext:value-type="float">
            <text:p>2872430</text:p>
          </table:table-cell>
          <table:table-cell/>
          <table:table-cell office:value-type="float" office:value="3838689" calcext:value-type="float">
            <text:p>3838689</text:p>
          </table:table-cell>
          <table:table-cell/>
          <table:table-cell office:value-type="float" office:value="2851808" calcext:value-type="float">
            <text:p>28518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7171" calcext:value-type="float">
            <text:p>2437171</text:p>
          </table:table-cell>
          <table:table-cell/>
          <table:table-cell office:value-type="float" office:value="2524696" calcext:value-type="float">
            <text:p>2524696</text:p>
          </table:table-cell>
          <table:table-cell/>
          <table:table-cell office:value-type="float" office:value="2573483" calcext:value-type="float">
            <text:p>2573483</text:p>
          </table:table-cell>
          <table:table-cell/>
          <table:table-cell office:value-type="float" office:value="2592610" calcext:value-type="float">
            <text:p>2592610</text:p>
          </table:table-cell>
          <table:table-cell/>
          <table:table-cell office:value-type="float" office:value="2637892" calcext:value-type="float">
            <text:p>2637892</text:p>
          </table:table-cell>
          <table:table-cell/>
          <table:table-cell office:value-type="float" office:value="1721455" calcext:value-type="float">
            <text:p>1721455</text:p>
          </table:table-cell>
          <table:table-cell/>
          <table:table-cell office:value-type="float" office:value="2558012" calcext:value-type="float">
            <text:p>2558012</text:p>
          </table:table-cell>
          <table:table-cell/>
          <table:table-cell office:value-type="float" office:value="2771516" calcext:value-type="float">
            <text:p>2771516</text:p>
          </table:table-cell>
          <table:table-cell/>
          <table:table-cell office:value-type="float" office:value="3935619" calcext:value-type="float">
            <text:p>39356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6524" calcext:value-type="float">
            <text:p>596524</text:p>
          </table:table-cell>
          <table:table-cell/>
          <table:table-cell office:value-type="float" office:value="607466" calcext:value-type="float">
            <text:p>607466</text:p>
          </table:table-cell>
          <table:table-cell/>
          <table:table-cell office:value-type="float" office:value="577699" calcext:value-type="float">
            <text:p>577699</text:p>
          </table:table-cell>
          <table:table-cell/>
          <table:table-cell office:value-type="float" office:value="524279" calcext:value-type="float">
            <text:p>524279</text:p>
          </table:table-cell>
          <table:table-cell/>
          <table:table-cell office:value-type="float" office:value="598060" calcext:value-type="float">
            <text:p>598060</text:p>
          </table:table-cell>
          <table:table-cell/>
          <table:table-cell office:value-type="float" office:value="600646" calcext:value-type="float">
            <text:p>600646</text:p>
          </table:table-cell>
          <table:table-cell/>
          <table:table-cell office:value-type="float" office:value="598342" calcext:value-type="float">
            <text:p>598342</text:p>
          </table:table-cell>
          <table:table-cell/>
          <table:table-cell office:value-type="float" office:value="678525" calcext:value-type="float">
            <text:p>678525</text:p>
          </table:table-cell>
          <table:table-cell/>
          <table:table-cell office:value-type="float" office:value="736632" calcext:value-type="float">
            <text:p>7366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8335" calcext:value-type="float">
            <text:p>428335</text:p>
          </table:table-cell>
          <table:table-cell/>
          <table:table-cell office:value-type="float" office:value="399035" calcext:value-type="float">
            <text:p>399035</text:p>
          </table:table-cell>
          <table:table-cell/>
          <table:table-cell office:value-type="float" office:value="429357" calcext:value-type="float">
            <text:p>429357</text:p>
          </table:table-cell>
          <table:table-cell/>
          <table:table-cell office:value-type="float" office:value="396652" calcext:value-type="float">
            <text:p>396652</text:p>
          </table:table-cell>
          <table:table-cell/>
          <table:table-cell office:value-type="float" office:value="366991" calcext:value-type="float">
            <text:p>366991</text:p>
          </table:table-cell>
          <table:table-cell/>
          <table:table-cell office:value-type="float" office:value="454582" calcext:value-type="float">
            <text:p>454582</text:p>
          </table:table-cell>
          <table:table-cell/>
          <table:table-cell office:value-type="float" office:value="454103" calcext:value-type="float">
            <text:p>454103</text:p>
          </table:table-cell>
          <table:table-cell/>
          <table:table-cell office:value-type="float" office:value="440987" calcext:value-type="float">
            <text:p>440987</text:p>
          </table:table-cell>
          <table:table-cell/>
          <table:table-cell office:value-type="float" office:value="352834" calcext:value-type="float">
            <text:p>3528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7264" calcext:value-type="float">
            <text:p>347264</text:p>
          </table:table-cell>
          <table:table-cell/>
          <table:table-cell office:value-type="float" office:value="330255" calcext:value-type="float">
            <text:p>330255</text:p>
          </table:table-cell>
          <table:table-cell/>
          <table:table-cell office:value-type="float" office:value="283628" calcext:value-type="float">
            <text:p>283628</text:p>
          </table:table-cell>
          <table:table-cell/>
          <table:table-cell office:value-type="float" office:value="375229" calcext:value-type="float">
            <text:p>375229</text:p>
          </table:table-cell>
          <table:table-cell/>
          <table:table-cell office:value-type="float" office:value="358207" calcext:value-type="float">
            <text:p>358207</text:p>
          </table:table-cell>
          <table:table-cell/>
          <table:table-cell office:value-type="float" office:value="357662" calcext:value-type="float">
            <text:p>357662</text:p>
          </table:table-cell>
          <table:table-cell/>
          <table:table-cell office:value-type="float" office:value="267342" calcext:value-type="float">
            <text:p>267342</text:p>
          </table:table-cell>
          <table:table-cell/>
          <table:table-cell office:value-type="float" office:value="320651" calcext:value-type="float">
            <text:p>320651</text:p>
          </table:table-cell>
          <table:table-cell/>
          <table:table-cell office:value-type="float" office:value="320349" calcext:value-type="float">
            <text:p>3203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454" calcext:value-type="float">
            <text:p>214454</text:p>
          </table:table-cell>
          <table:table-cell/>
          <table:table-cell office:value-type="float" office:value="199029" calcext:value-type="float">
            <text:p>199029</text:p>
          </table:table-cell>
          <table:table-cell/>
          <table:table-cell office:value-type="float" office:value="190237" calcext:value-type="float">
            <text:p>190237</text:p>
          </table:table-cell>
          <table:table-cell/>
          <table:table-cell office:value-type="float" office:value="291159" calcext:value-type="float">
            <text:p>291159</text:p>
          </table:table-cell>
          <table:table-cell/>
          <table:table-cell office:value-type="float" office:value="220048" calcext:value-type="float">
            <text:p>220048</text:p>
          </table:table-cell>
          <table:table-cell/>
          <table:table-cell office:value-type="float" office:value="235373" calcext:value-type="float">
            <text:p>235373</text:p>
          </table:table-cell>
          <table:table-cell/>
          <table:table-cell office:value-type="float" office:value="260116" calcext:value-type="float">
            <text:p>260116</text:p>
          </table:table-cell>
          <table:table-cell/>
          <table:table-cell office:value-type="float" office:value="252861" calcext:value-type="float">
            <text:p>252861</text:p>
          </table:table-cell>
          <table:table-cell/>
          <table:table-cell office:value-type="float" office:value="271975" calcext:value-type="float">
            <text:p>2719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0662" calcext:value-type="float">
            <text:p>260662</text:p>
          </table:table-cell>
          <table:table-cell/>
          <table:table-cell office:value-type="float" office:value="258901" calcext:value-type="float">
            <text:p>258901</text:p>
          </table:table-cell>
          <table:table-cell/>
          <table:table-cell office:value-type="float" office:value="307156" calcext:value-type="float">
            <text:p>307156</text:p>
          </table:table-cell>
          <table:table-cell/>
          <table:table-cell office:value-type="float" office:value="271733" calcext:value-type="float">
            <text:p>271733</text:p>
          </table:table-cell>
          <table:table-cell/>
          <table:table-cell office:value-type="float" office:value="259757" calcext:value-type="float">
            <text:p>259757</text:p>
          </table:table-cell>
          <table:table-cell/>
          <table:table-cell office:value-type="float" office:value="243482" calcext:value-type="float">
            <text:p>243482</text:p>
          </table:table-cell>
          <table:table-cell/>
          <table:table-cell office:value-type="float" office:value="291453" calcext:value-type="float">
            <text:p>291453</text:p>
          </table:table-cell>
          <table:table-cell/>
          <table:table-cell office:value-type="float" office:value="256053" calcext:value-type="float">
            <text:p>256053</text:p>
          </table:table-cell>
          <table:table-cell/>
          <table:table-cell office:value-type="float" office:value="322268" calcext:value-type="float">
            <text:p>3222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4882" calcext:value-type="float">
            <text:p>264882</text:p>
          </table:table-cell>
          <table:table-cell/>
          <table:table-cell office:value-type="float" office:value="293211" calcext:value-type="float">
            <text:p>293211</text:p>
          </table:table-cell>
          <table:table-cell/>
          <table:table-cell office:value-type="float" office:value="272610" calcext:value-type="float">
            <text:p>272610</text:p>
          </table:table-cell>
          <table:table-cell/>
          <table:table-cell office:value-type="float" office:value="270526" calcext:value-type="float">
            <text:p>270526</text:p>
          </table:table-cell>
          <table:table-cell/>
          <table:table-cell office:value-type="float" office:value="300027" calcext:value-type="float">
            <text:p>300027</text:p>
          </table:table-cell>
          <table:table-cell/>
          <table:table-cell office:value-type="float" office:value="306972" calcext:value-type="float">
            <text:p>306972</text:p>
          </table:table-cell>
          <table:table-cell/>
          <table:table-cell office:value-type="float" office:value="307707" calcext:value-type="float">
            <text:p>307707</text:p>
          </table:table-cell>
          <table:table-cell/>
          <table:table-cell office:value-type="float" office:value="299538" calcext:value-type="float">
            <text:p>299538</text:p>
          </table:table-cell>
          <table:table-cell/>
          <table:table-cell office:value-type="float" office:value="302086" calcext:value-type="float">
            <text:p>3020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2027" calcext:value-type="float">
            <text:p>292027</text:p>
          </table:table-cell>
          <table:table-cell/>
          <table:table-cell office:value-type="float" office:value="288439" calcext:value-type="float">
            <text:p>288439</text:p>
          </table:table-cell>
          <table:table-cell/>
          <table:table-cell office:value-type="float" office:value="300016" calcext:value-type="float">
            <text:p>300016</text:p>
          </table:table-cell>
          <table:table-cell/>
          <table:table-cell office:value-type="float" office:value="262347" calcext:value-type="float">
            <text:p>262347</text:p>
          </table:table-cell>
          <table:table-cell/>
          <table:table-cell office:value-type="float" office:value="290875" calcext:value-type="float">
            <text:p>290875</text:p>
          </table:table-cell>
          <table:table-cell/>
          <table:table-cell office:value-type="float" office:value="281571" calcext:value-type="float">
            <text:p>281571</text:p>
          </table:table-cell>
          <table:table-cell/>
          <table:table-cell office:value-type="float" office:value="247957" calcext:value-type="float">
            <text:p>247957</text:p>
          </table:table-cell>
          <table:table-cell/>
          <table:table-cell office:value-type="float" office:value="278081" calcext:value-type="float">
            <text:p>278081</text:p>
          </table:table-cell>
          <table:table-cell/>
          <table:table-cell office:value-type="float" office:value="259348" calcext:value-type="float">
            <text:p>25934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26821" calcext:value-type="float">
            <text:p>1226821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77278" calcext:value-type="float">
            <text:p>1377278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8036304" calcext:value-type="float">
            <text:p>80363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54356" calcext:value-type="float">
            <text:p>1354356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6719046" calcext:value-type="float">
            <text:p>6719046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791708" calcext:value-type="float">
            <text:p>779170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47393" calcext:value-type="float">
            <text:p>1347393</text:p>
          </table:table-cell>
          <table:table-cell/>
          <table:table-cell office:value-type="float" office:value="2304647" calcext:value-type="float">
            <text:p>2304647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5278892" calcext:value-type="float">
            <text:p>5278892</text:p>
          </table:table-cell>
          <table:table-cell/>
          <table:table-cell office:value-type="float" office:value="6652558" calcext:value-type="float">
            <text:p>6652558</text:p>
          </table:table-cell>
          <table:table-cell/>
          <table:table-cell office:value-type="float" office:value="7435738" calcext:value-type="float">
            <text:p>7435738</text:p>
          </table:table-cell>
          <table:table-cell/>
          <table:table-cell office:value-type="float" office:value="8018812" calcext:value-type="float">
            <text:p>8018812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01187" calcext:value-type="float">
            <text:p>1301187</text:p>
          </table:table-cell>
          <table:table-cell/>
          <table:table-cell office:value-type="float" office:value="2275110" calcext:value-type="float">
            <text:p>2275110</text:p>
          </table:table-cell>
          <table:table-cell/>
          <table:table-cell office:value-type="float" office:value="3594699" calcext:value-type="float">
            <text:p>3594699</text:p>
          </table:table-cell>
          <table:table-cell/>
          <table:table-cell office:value-type="float" office:value="3684119" calcext:value-type="float">
            <text:p>3684119</text:p>
          </table:table-cell>
          <table:table-cell/>
          <table:table-cell office:value-type="float" office:value="6609617" calcext:value-type="float">
            <text:p>6609617</text:p>
          </table:table-cell>
          <table:table-cell/>
          <table:table-cell office:value-type="float" office:value="7369466" calcext:value-type="float">
            <text:p>7369466</text:p>
          </table:table-cell>
          <table:table-cell/>
          <table:table-cell office:value-type="float" office:value="4926518" calcext:value-type="float">
            <text:p>4926518</text:p>
          </table:table-cell>
          <table:table-cell/>
          <table:table-cell office:value-type="float" office:value="6830356" calcext:value-type="float">
            <text:p>6830356</text:p>
          </table:table-cell>
          <table:table-cell/>
          <table:table-cell office:value-type="float" office:value="4211554" calcext:value-type="float">
            <text:p>421155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17600" calcext:value-type="float">
            <text:p>1217600</text:p>
          </table:table-cell>
          <table:table-cell/>
          <table:table-cell office:value-type="float" office:value="1963949" calcext:value-type="float">
            <text:p>1963949</text:p>
          </table:table-cell>
          <table:table-cell/>
          <table:table-cell office:value-type="float" office:value="2726266" calcext:value-type="float">
            <text:p>2726266</text:p>
          </table:table-cell>
          <table:table-cell/>
          <table:table-cell office:value-type="float" office:value="3806235" calcext:value-type="float">
            <text:p>3806235</text:p>
          </table:table-cell>
          <table:table-cell/>
          <table:table-cell office:value-type="float" office:value="5225638" calcext:value-type="float">
            <text:p>5225638</text:p>
          </table:table-cell>
          <table:table-cell/>
          <table:table-cell office:value-type="float" office:value="4829046" calcext:value-type="float">
            <text:p>4829046</text:p>
          </table:table-cell>
          <table:table-cell/>
          <table:table-cell office:value-type="float" office:value="4663865" calcext:value-type="float">
            <text:p>4663865</text:p>
          </table:table-cell>
          <table:table-cell/>
          <table:table-cell office:value-type="float" office:value="6261772" calcext:value-type="float">
            <text:p>6261772</text:p>
          </table:table-cell>
          <table:table-cell/>
          <table:table-cell office:value-type="float" office:value="5433896" calcext:value-type="float">
            <text:p>5433896</text:p>
          </table:table-cell>
          <table:table-cell/>
          <table:table-cell office:value-type="float" office:value="4623699" calcext:value-type="float">
            <text:p>462369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33671" calcext:value-type="float">
            <text:p>1233671</text:p>
          </table:table-cell>
          <table:table-cell/>
          <table:table-cell office:value-type="float" office:value="2000961" calcext:value-type="float">
            <text:p>2000961</text:p>
          </table:table-cell>
          <table:table-cell/>
          <table:table-cell office:value-type="float" office:value="2763900" calcext:value-type="float">
            <text:p>2763900</text:p>
          </table:table-cell>
          <table:table-cell/>
          <table:table-cell office:value-type="float" office:value="3717133" calcext:value-type="float">
            <text:p>3717133</text:p>
          </table:table-cell>
          <table:table-cell/>
          <table:table-cell office:value-type="float" office:value="4339659" calcext:value-type="float">
            <text:p>4339659</text:p>
          </table:table-cell>
          <table:table-cell/>
          <table:table-cell office:value-type="float" office:value="4639689" calcext:value-type="float">
            <text:p>4639689</text:p>
          </table:table-cell>
          <table:table-cell/>
          <table:table-cell office:value-type="float" office:value="4830139" calcext:value-type="float">
            <text:p>4830139</text:p>
          </table:table-cell>
          <table:table-cell/>
          <table:table-cell office:value-type="float" office:value="4622213" calcext:value-type="float">
            <text:p>4622213</text:p>
          </table:table-cell>
          <table:table-cell/>
          <table:table-cell office:value-type="float" office:value="5549401" calcext:value-type="float">
            <text:p>5549401</text:p>
          </table:table-cell>
          <table:table-cell/>
          <table:table-cell office:value-type="float" office:value="5320812" calcext:value-type="float">
            <text:p>5320812</text:p>
          </table:table-cell>
          <table:table-cell/>
          <table:table-cell office:value-type="float" office:value="4784405" calcext:value-type="float">
            <text:p>478440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07731" calcext:value-type="float">
            <text:p>1207731</text:p>
          </table:table-cell>
          <table:table-cell/>
          <table:table-cell office:value-type="float" office:value="1989354" calcext:value-type="float">
            <text:p>1989354</text:p>
          </table:table-cell>
          <table:table-cell/>
          <table:table-cell office:value-type="float" office:value="2777036" calcext:value-type="float">
            <text:p>2777036</text:p>
          </table:table-cell>
          <table:table-cell/>
          <table:table-cell office:value-type="float" office:value="3787112" calcext:value-type="float">
            <text:p>3787112</text:p>
          </table:table-cell>
          <table:table-cell/>
          <table:table-cell office:value-type="float" office:value="4406899" calcext:value-type="float">
            <text:p>4406899</text:p>
          </table:table-cell>
          <table:table-cell/>
          <table:table-cell office:value-type="float" office:value="4757776" calcext:value-type="float">
            <text:p>4757776</text:p>
          </table:table-cell>
          <table:table-cell/>
          <table:table-cell office:value-type="float" office:value="4917099" calcext:value-type="float">
            <text:p>4917099</text:p>
          </table:table-cell>
          <table:table-cell/>
          <table:table-cell office:value-type="float" office:value="4867641" calcext:value-type="float">
            <text:p>4867641</text:p>
          </table:table-cell>
          <table:table-cell/>
          <table:table-cell office:value-type="float" office:value="5407741" calcext:value-type="float">
            <text:p>5407741</text:p>
          </table:table-cell>
          <table:table-cell/>
          <table:table-cell office:value-type="float" office:value="5382328" calcext:value-type="float">
            <text:p>5382328</text:p>
          </table:table-cell>
          <table:table-cell/>
          <table:table-cell office:value-type="float" office:value="5241116" calcext:value-type="float">
            <text:p>5241116</text:p>
          </table:table-cell>
          <table:table-cell/>
          <table:table-cell office:value-type="float" office:value="4926264" calcext:value-type="float">
            <text:p>492626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19688" calcext:value-type="float">
            <text:p>1219688</text:p>
          </table:table-cell>
          <table:table-cell/>
          <table:table-cell office:value-type="float" office:value="1968768" calcext:value-type="float">
            <text:p>1968768</text:p>
          </table:table-cell>
          <table:table-cell/>
          <table:table-cell office:value-type="float" office:value="2829731" calcext:value-type="float">
            <text:p>2829731</text:p>
          </table:table-cell>
          <table:table-cell/>
          <table:table-cell office:value-type="float" office:value="3814611" calcext:value-type="float">
            <text:p>3814611</text:p>
          </table:table-cell>
          <table:table-cell/>
          <table:table-cell office:value-type="float" office:value="4528524" calcext:value-type="float">
            <text:p>4528524</text:p>
          </table:table-cell>
          <table:table-cell/>
          <table:table-cell office:value-type="float" office:value="4831639" calcext:value-type="float">
            <text:p>4831639</text:p>
          </table:table-cell>
          <table:table-cell/>
          <table:table-cell office:value-type="float" office:value="5080244" calcext:value-type="float">
            <text:p>5080244</text:p>
          </table:table-cell>
          <table:table-cell/>
          <table:table-cell office:value-type="float" office:value="5173566" calcext:value-type="float">
            <text:p>5173566</text:p>
          </table:table-cell>
          <table:table-cell/>
          <table:table-cell office:value-type="float" office:value="5414475" calcext:value-type="float">
            <text:p>5414475</text:p>
          </table:table-cell>
          <table:table-cell/>
          <table:table-cell office:value-type="float" office:value="5494127" calcext:value-type="float">
            <text:p>5494127</text:p>
          </table:table-cell>
          <table:table-cell/>
          <table:table-cell office:value-type="float" office:value="5258282" calcext:value-type="float">
            <text:p>5258282</text:p>
          </table:table-cell>
          <table:table-cell/>
          <table:table-cell office:value-type="float" office:value="5013529" calcext:value-type="float">
            <text:p>5013529</text:p>
          </table:table-cell>
          <table:table-cell/>
          <table:table-cell office:value-type="float" office:value="5012066" calcext:value-type="float">
            <text:p>50120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98638" calcext:value-type="float">
            <text:p>4698638</text:p>
          </table:table-cell>
          <table:table-cell/>
          <table:table-cell office:value-type="float" office:value="5066163" calcext:value-type="float">
            <text:p>5066163</text:p>
          </table:table-cell>
          <table:table-cell/>
          <table:table-cell office:value-type="float" office:value="5274184" calcext:value-type="float">
            <text:p>5274184</text:p>
          </table:table-cell>
          <table:table-cell/>
          <table:table-cell office:value-type="float" office:value="5386846" calcext:value-type="float">
            <text:p>5386846</text:p>
          </table:table-cell>
          <table:table-cell/>
          <table:table-cell office:value-type="float" office:value="5585177" calcext:value-type="float">
            <text:p>5585177</text:p>
          </table:table-cell>
          <table:table-cell/>
          <table:table-cell office:value-type="float" office:value="5842050" calcext:value-type="float">
            <text:p>5842050</text:p>
          </table:table-cell>
          <table:table-cell/>
          <table:table-cell office:value-type="float" office:value="5740782" calcext:value-type="float">
            <text:p>5740782</text:p>
          </table:table-cell>
          <table:table-cell/>
          <table:table-cell office:value-type="float" office:value="5159351" calcext:value-type="float">
            <text:p>5159351</text:p>
          </table:table-cell>
          <table:table-cell/>
          <table:table-cell office:value-type="float" office:value="5026512" calcext:value-type="float">
            <text:p>50265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60982" calcext:value-type="float">
            <text:p>4860982</text:p>
          </table:table-cell>
          <table:table-cell/>
          <table:table-cell office:value-type="float" office:value="5278722" calcext:value-type="float">
            <text:p>5278722</text:p>
          </table:table-cell>
          <table:table-cell/>
          <table:table-cell office:value-type="float" office:value="5491538" calcext:value-type="float">
            <text:p>5491538</text:p>
          </table:table-cell>
          <table:table-cell/>
          <table:table-cell office:value-type="float" office:value="5706317" calcext:value-type="float">
            <text:p>5706317</text:p>
          </table:table-cell>
          <table:table-cell/>
          <table:table-cell office:value-type="float" office:value="5959954" calcext:value-type="float">
            <text:p>5959954</text:p>
          </table:table-cell>
          <table:table-cell/>
          <table:table-cell office:value-type="float" office:value="5971867" calcext:value-type="float">
            <text:p>5971867</text:p>
          </table:table-cell>
          <table:table-cell/>
          <table:table-cell office:value-type="float" office:value="5971477" calcext:value-type="float">
            <text:p>5971477</text:p>
          </table:table-cell>
          <table:table-cell/>
          <table:table-cell office:value-type="float" office:value="5289388" calcext:value-type="float">
            <text:p>5289388</text:p>
          </table:table-cell>
          <table:table-cell/>
          <table:table-cell office:value-type="float" office:value="5060269" calcext:value-type="float">
            <text:p>50602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79945" calcext:value-type="float">
            <text:p>5079945</text:p>
          </table:table-cell>
          <table:table-cell/>
          <table:table-cell office:value-type="float" office:value="5433024" calcext:value-type="float">
            <text:p>5433024</text:p>
          </table:table-cell>
          <table:table-cell/>
          <table:table-cell office:value-type="float" office:value="5572801" calcext:value-type="float">
            <text:p>5572801</text:p>
          </table:table-cell>
          <table:table-cell/>
          <table:table-cell office:value-type="float" office:value="5783019" calcext:value-type="float">
            <text:p>5783019</text:p>
          </table:table-cell>
          <table:table-cell/>
          <table:table-cell office:value-type="float" office:value="6166651" calcext:value-type="float">
            <text:p>6166651</text:p>
          </table:table-cell>
          <table:table-cell/>
          <table:table-cell office:value-type="float" office:value="5992946" calcext:value-type="float">
            <text:p>5992946</text:p>
          </table:table-cell>
          <table:table-cell/>
          <table:table-cell office:value-type="float" office:value="5951038" calcext:value-type="float">
            <text:p>5951038</text:p>
          </table:table-cell>
          <table:table-cell/>
          <table:table-cell office:value-type="float" office:value="5280081" calcext:value-type="float">
            <text:p>5280081</text:p>
          </table:table-cell>
          <table:table-cell/>
          <table:table-cell office:value-type="float" office:value="5068517" calcext:value-type="float">
            <text:p>50685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0072" calcext:value-type="float">
            <text:p>1070072</text:p>
          </table:table-cell>
          <table:table-cell/>
          <table:table-cell office:value-type="float" office:value="1199798" calcext:value-type="float">
            <text:p>1199798</text:p>
          </table:table-cell>
          <table:table-cell/>
          <table:table-cell office:value-type="float" office:value="710044" calcext:value-type="float">
            <text:p>710044</text:p>
          </table:table-cell>
          <table:table-cell/>
          <table:table-cell office:value-type="float" office:value="1368926" calcext:value-type="float">
            <text:p>1368926</text:p>
          </table:table-cell>
          <table:table-cell/>
          <table:table-cell office:value-type="float" office:value="1527441" calcext:value-type="float">
            <text:p>1527441</text:p>
          </table:table-cell>
          <table:table-cell/>
          <table:table-cell office:value-type="float" office:value="1454569" calcext:value-type="float">
            <text:p>1454569</text:p>
          </table:table-cell>
          <table:table-cell/>
          <table:table-cell office:value-type="float" office:value="1560760" calcext:value-type="float">
            <text:p>1560760</text:p>
          </table:table-cell>
          <table:table-cell/>
          <table:table-cell office:value-type="float" office:value="1617714" calcext:value-type="float">
            <text:p>1617714</text:p>
          </table:table-cell>
          <table:table-cell/>
          <table:table-cell office:value-type="float" office:value="1710394" calcext:value-type="float">
            <text:p>17103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3000" calcext:value-type="float">
            <text:p>1283000</text:p>
          </table:table-cell>
          <table:table-cell/>
          <table:table-cell office:value-type="float" office:value="545260" calcext:value-type="float">
            <text:p>545260</text:p>
          </table:table-cell>
          <table:table-cell/>
          <table:table-cell office:value-type="float" office:value="1324956" calcext:value-type="float">
            <text:p>1324956</text:p>
          </table:table-cell>
          <table:table-cell/>
          <table:table-cell office:value-type="float" office:value="625812" calcext:value-type="float">
            <text:p>625812</text:p>
          </table:table-cell>
          <table:table-cell/>
          <table:table-cell office:value-type="float" office:value="1446411" calcext:value-type="float">
            <text:p>1446411</text:p>
          </table:table-cell>
          <table:table-cell/>
          <table:table-cell office:value-type="float" office:value="633666" calcext:value-type="float">
            <text:p>633666</text:p>
          </table:table-cell>
          <table:table-cell/>
          <table:table-cell office:value-type="float" office:value="1488250" calcext:value-type="float">
            <text:p>1488250</text:p>
          </table:table-cell>
          <table:table-cell/>
          <table:table-cell office:value-type="float" office:value="382973" calcext:value-type="float">
            <text:p>382973</text:p>
          </table:table-cell>
          <table:table-cell/>
          <table:table-cell office:value-type="float" office:value="1526810" calcext:value-type="float">
            <text:p>15268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1516" calcext:value-type="float">
            <text:p>1321516</text:p>
          </table:table-cell>
          <table:table-cell/>
          <table:table-cell office:value-type="float" office:value="1329433" calcext:value-type="float">
            <text:p>1329433</text:p>
          </table:table-cell>
          <table:table-cell/>
          <table:table-cell office:value-type="float" office:value="1351853" calcext:value-type="float">
            <text:p>1351853</text:p>
          </table:table-cell>
          <table:table-cell/>
          <table:table-cell office:value-type="float" office:value="1390621" calcext:value-type="float">
            <text:p>1390621</text:p>
          </table:table-cell>
          <table:table-cell/>
          <table:table-cell office:value-type="float" office:value="1422447" calcext:value-type="float">
            <text:p>1422447</text:p>
          </table:table-cell>
          <table:table-cell/>
          <table:table-cell office:value-type="float" office:value="1448341" calcext:value-type="float">
            <text:p>1448341</text:p>
          </table:table-cell>
          <table:table-cell/>
          <table:table-cell office:value-type="float" office:value="1432332" calcext:value-type="float">
            <text:p>1432332</text:p>
          </table:table-cell>
          <table:table-cell/>
          <table:table-cell office:value-type="float" office:value="1435359" calcext:value-type="float">
            <text:p>1435359</text:p>
          </table:table-cell>
          <table:table-cell/>
          <table:table-cell office:value-type="float" office:value="1352786" calcext:value-type="float">
            <text:p>13527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8097" calcext:value-type="float">
            <text:p>1348097</text:p>
          </table:table-cell>
          <table:table-cell/>
          <table:table-cell office:value-type="float" office:value="1372524" calcext:value-type="float">
            <text:p>1372524</text:p>
          </table:table-cell>
          <table:table-cell/>
          <table:table-cell office:value-type="float" office:value="1353112" calcext:value-type="float">
            <text:p>1353112</text:p>
          </table:table-cell>
          <table:table-cell/>
          <table:table-cell office:value-type="float" office:value="1390515" calcext:value-type="float">
            <text:p>1390515</text:p>
          </table:table-cell>
          <table:table-cell/>
          <table:table-cell office:value-type="float" office:value="1408909" calcext:value-type="float">
            <text:p>1408909</text:p>
          </table:table-cell>
          <table:table-cell/>
          <table:table-cell office:value-type="float" office:value="1423646" calcext:value-type="float">
            <text:p>1423646</text:p>
          </table:table-cell>
          <table:table-cell/>
          <table:table-cell office:value-type="float" office:value="1414799" calcext:value-type="float">
            <text:p>1414799</text:p>
          </table:table-cell>
          <table:table-cell/>
          <table:table-cell office:value-type="float" office:value="1408723" calcext:value-type="float">
            <text:p>1408723</text:p>
          </table:table-cell>
          <table:table-cell/>
          <table:table-cell office:value-type="float" office:value="1436996" calcext:value-type="float">
            <text:p>14369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4308" calcext:value-type="float">
            <text:p>1364308</text:p>
          </table:table-cell>
          <table:table-cell/>
          <table:table-cell office:value-type="float" office:value="1202350" calcext:value-type="float">
            <text:p>1202350</text:p>
          </table:table-cell>
          <table:table-cell/>
          <table:table-cell office:value-type="float" office:value="1147834" calcext:value-type="float">
            <text:p>1147834</text:p>
          </table:table-cell>
          <table:table-cell/>
          <table:table-cell office:value-type="float" office:value="1395149" calcext:value-type="float">
            <text:p>1395149</text:p>
          </table:table-cell>
          <table:table-cell/>
          <table:table-cell office:value-type="float" office:value="1119433" calcext:value-type="float">
            <text:p>1119433</text:p>
          </table:table-cell>
          <table:table-cell/>
          <table:table-cell office:value-type="float" office:value="818643" calcext:value-type="float">
            <text:p>818643</text:p>
          </table:table-cell>
          <table:table-cell/>
          <table:table-cell office:value-type="float" office:value="1383073" calcext:value-type="float">
            <text:p>1383073</text:p>
          </table:table-cell>
          <table:table-cell/>
          <table:table-cell office:value-type="float" office:value="1236007" calcext:value-type="float">
            <text:p>1236007</text:p>
          </table:table-cell>
          <table:table-cell/>
          <table:table-cell office:value-type="float" office:value="1334301" calcext:value-type="float">
            <text:p>133430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392258" calcext:value-type="float">
            <text:p>1392258</text:p>
          </table:table-cell>
          <table:table-cell/>
          <table:table-cell office:value-type="float" office:value="2444640" calcext:value-type="float">
            <text:p>2444640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59835" calcext:value-type="float">
            <text:p>1359835</text:p>
          </table:table-cell>
          <table:table-cell/>
          <table:table-cell office:value-type="float" office:value="2409592" calcext:value-type="float">
            <text:p>2409592</text:p>
          </table:table-cell>
          <table:table-cell/>
          <table:table-cell office:value-type="float" office:value="3536566" calcext:value-type="float">
            <text:p>3536566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7082197" calcext:value-type="float">
            <text:p>7082197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75171" calcext:value-type="float">
            <text:p>1375171</text:p>
          </table:table-cell>
          <table:table-cell/>
          <table:table-cell office:value-type="float" office:value="2458168" calcext:value-type="float">
            <text:p>2458168</text:p>
          </table:table-cell>
          <table:table-cell/>
          <table:table-cell office:value-type="float" office:value="3654598" calcext:value-type="float">
            <text:p>3654598</text:p>
          </table:table-cell>
          <table:table-cell/>
          <table:table-cell office:value-type="float" office:value="5347168" calcext:value-type="float">
            <text:p>5347168</text:p>
          </table:table-cell>
          <table:table-cell/>
          <table:table-cell office:value-type="float" office:value="6761355" calcext:value-type="float">
            <text:p>6761355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8024634" calcext:value-type="float">
            <text:p>802463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65383" calcext:value-type="float">
            <text:p>1365383</text:p>
          </table:table-cell>
          <table:table-cell/>
          <table:table-cell office:value-type="float" office:value="2327124" calcext:value-type="float">
            <text:p>2327124</text:p>
          </table:table-cell>
          <table:table-cell/>
          <table:table-cell office:value-type="float" office:value="3325278" calcext:value-type="float">
            <text:p>3325278</text:p>
          </table:table-cell>
          <table:table-cell/>
          <table:table-cell office:value-type="float" office:value="5278892" calcext:value-type="float">
            <text:p>5278892</text:p>
          </table:table-cell>
          <table:table-cell/>
          <table:table-cell office:value-type="float" office:value="6821616" calcext:value-type="float">
            <text:p>6821616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8665997" calcext:value-type="float">
            <text:p>866599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56245" calcext:value-type="float">
            <text:p>1356245</text:p>
          </table:table-cell>
          <table:table-cell/>
          <table:table-cell office:value-type="float" office:value="2276316" calcext:value-type="float">
            <text:p>2276316</text:p>
          </table:table-cell>
          <table:table-cell/>
          <table:table-cell office:value-type="float" office:value="3594699" calcext:value-type="float">
            <text:p>3594699</text:p>
          </table:table-cell>
          <table:table-cell/>
          <table:table-cell office:value-type="float" office:value="4048778" calcext:value-type="float">
            <text:p>4048778</text:p>
          </table:table-cell>
          <table:table-cell/>
          <table:table-cell office:value-type="float" office:value="6650556" calcext:value-type="float">
            <text:p>6650556</text:p>
          </table:table-cell>
          <table:table-cell/>
          <table:table-cell office:value-type="float" office:value="7369466" calcext:value-type="float">
            <text:p>7369466</text:p>
          </table:table-cell>
          <table:table-cell/>
          <table:table-cell office:value-type="float" office:value="5991815" calcext:value-type="float">
            <text:p>5991815</text:p>
          </table:table-cell>
          <table:table-cell/>
          <table:table-cell office:value-type="float" office:value="6692005" calcext:value-type="float">
            <text:p>6692005</text:p>
          </table:table-cell>
          <table:table-cell/>
          <table:table-cell office:value-type="float" office:value="5390231" calcext:value-type="float">
            <text:p>539023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21161" calcext:value-type="float">
            <text:p>1321161</text:p>
          </table:table-cell>
          <table:table-cell/>
          <table:table-cell office:value-type="float" office:value="1986660" calcext:value-type="float">
            <text:p>1986660</text:p>
          </table:table-cell>
          <table:table-cell/>
          <table:table-cell office:value-type="float" office:value="2790021" calcext:value-type="float">
            <text:p>2790021</text:p>
          </table:table-cell>
          <table:table-cell/>
          <table:table-cell office:value-type="float" office:value="3915540" calcext:value-type="float">
            <text:p>3915540</text:p>
          </table:table-cell>
          <table:table-cell/>
          <table:table-cell office:value-type="float" office:value="6690992" calcext:value-type="float">
            <text:p>6690992</text:p>
          </table:table-cell>
          <table:table-cell/>
          <table:table-cell office:value-type="float" office:value="4864597" calcext:value-type="float">
            <text:p>4864597</text:p>
          </table:table-cell>
          <table:table-cell/>
          <table:table-cell office:value-type="float" office:value="5430461" calcext:value-type="float">
            <text:p>5430461</text:p>
          </table:table-cell>
          <table:table-cell/>
          <table:table-cell office:value-type="float" office:value="6092991" calcext:value-type="float">
            <text:p>6092991</text:p>
          </table:table-cell>
          <table:table-cell/>
          <table:table-cell office:value-type="float" office:value="8565901" calcext:value-type="float">
            <text:p>8565901</text:p>
          </table:table-cell>
          <table:table-cell/>
          <table:table-cell office:value-type="float" office:value="5147354" calcext:value-type="float">
            <text:p>514735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36334" calcext:value-type="float">
            <text:p>1236334</text:p>
          </table:table-cell>
          <table:table-cell/>
          <table:table-cell office:value-type="float" office:value="2279462" calcext:value-type="float">
            <text:p>2279462</text:p>
          </table:table-cell>
          <table:table-cell/>
          <table:table-cell office:value-type="float" office:value="3351642" calcext:value-type="float">
            <text:p>3351642</text:p>
          </table:table-cell>
          <table:table-cell/>
          <table:table-cell office:value-type="float" office:value="4180214" calcext:value-type="float">
            <text:p>4180214</text:p>
          </table:table-cell>
          <table:table-cell/>
          <table:table-cell office:value-type="float" office:value="4928521" calcext:value-type="float">
            <text:p>4928521</text:p>
          </table:table-cell>
          <table:table-cell/>
          <table:table-cell office:value-type="float" office:value="4824714" calcext:value-type="float">
            <text:p>4824714</text:p>
          </table:table-cell>
          <table:table-cell/>
          <table:table-cell office:value-type="float" office:value="4864330" calcext:value-type="float">
            <text:p>4864330</text:p>
          </table:table-cell>
          <table:table-cell/>
          <table:table-cell office:value-type="float" office:value="4841028" calcext:value-type="float">
            <text:p>4841028</text:p>
          </table:table-cell>
          <table:table-cell/>
          <table:table-cell office:value-type="float" office:value="7301864" calcext:value-type="float">
            <text:p>7301864</text:p>
          </table:table-cell>
          <table:table-cell/>
          <table:table-cell office:value-type="float" office:value="6216019" calcext:value-type="float">
            <text:p>6216019</text:p>
          </table:table-cell>
          <table:table-cell/>
          <table:table-cell office:value-type="float" office:value="6024207" calcext:value-type="float">
            <text:p>602420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76800" calcext:value-type="float">
            <text:p>1276800</text:p>
          </table:table-cell>
          <table:table-cell/>
          <table:table-cell office:value-type="float" office:value="2097817" calcext:value-type="float">
            <text:p>2097817</text:p>
          </table:table-cell>
          <table:table-cell/>
          <table:table-cell office:value-type="float" office:value="3079711" calcext:value-type="float">
            <text:p>3079711</text:p>
          </table:table-cell>
          <table:table-cell/>
          <table:table-cell office:value-type="float" office:value="4238381" calcext:value-type="float">
            <text:p>4238381</text:p>
          </table:table-cell>
          <table:table-cell/>
          <table:table-cell office:value-type="float" office:value="4934754" calcext:value-type="float">
            <text:p>4934754</text:p>
          </table:table-cell>
          <table:table-cell/>
          <table:table-cell office:value-type="float" office:value="5305043" calcext:value-type="float">
            <text:p>5305043</text:p>
          </table:table-cell>
          <table:table-cell/>
          <table:table-cell office:value-type="float" office:value="5368033" calcext:value-type="float">
            <text:p>5368033</text:p>
          </table:table-cell>
          <table:table-cell/>
          <table:table-cell office:value-type="float" office:value="5797345" calcext:value-type="float">
            <text:p>5797345</text:p>
          </table:table-cell>
          <table:table-cell/>
          <table:table-cell office:value-type="float" office:value="6099933" calcext:value-type="float">
            <text:p>6099933</text:p>
          </table:table-cell>
          <table:table-cell/>
          <table:table-cell office:value-type="float" office:value="6254268" calcext:value-type="float">
            <text:p>6254268</text:p>
          </table:table-cell>
          <table:table-cell/>
          <table:table-cell office:value-type="float" office:value="5806161" calcext:value-type="float">
            <text:p>5806161</text:p>
          </table:table-cell>
          <table:table-cell/>
          <table:table-cell office:value-type="float" office:value="5234728" calcext:value-type="float">
            <text:p>523472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43796" calcext:value-type="float">
            <text:p>843796</text:p>
          </table:table-cell>
          <table:table-cell/>
          <table:table-cell office:value-type="float" office:value="2072622" calcext:value-type="float">
            <text:p>2072622</text:p>
          </table:table-cell>
          <table:table-cell/>
          <table:table-cell office:value-type="float" office:value="2961177" calcext:value-type="float">
            <text:p>2961177</text:p>
          </table:table-cell>
          <table:table-cell/>
          <table:table-cell office:value-type="float" office:value="4184902" calcext:value-type="float">
            <text:p>4184902</text:p>
          </table:table-cell>
          <table:table-cell/>
          <table:table-cell office:value-type="float" office:value="5178244" calcext:value-type="float">
            <text:p>5178244</text:p>
          </table:table-cell>
          <table:table-cell/>
          <table:table-cell office:value-type="float" office:value="5655548" calcext:value-type="float">
            <text:p>5655548</text:p>
          </table:table-cell>
          <table:table-cell/>
          <table:table-cell office:value-type="float" office:value="5837136" calcext:value-type="float">
            <text:p>5837136</text:p>
          </table:table-cell>
          <table:table-cell/>
          <table:table-cell office:value-type="float" office:value="6068584" calcext:value-type="float">
            <text:p>6068584</text:p>
          </table:table-cell>
          <table:table-cell/>
          <table:table-cell office:value-type="float" office:value="6122653" calcext:value-type="float">
            <text:p>6122653</text:p>
          </table:table-cell>
          <table:table-cell/>
          <table:table-cell office:value-type="float" office:value="5845080" calcext:value-type="float">
            <text:p>5845080</text:p>
          </table:table-cell>
          <table:table-cell/>
          <table:table-cell office:value-type="float" office:value="5785536" calcext:value-type="float">
            <text:p>5785536</text:p>
          </table:table-cell>
          <table:table-cell/>
          <table:table-cell office:value-type="float" office:value="5126480" calcext:value-type="float">
            <text:p>5126480</text:p>
          </table:table-cell>
          <table:table-cell/>
          <table:table-cell office:value-type="float" office:value="4977217" calcext:value-type="float">
            <text:p>49772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71584" calcext:value-type="float">
            <text:p>5071584</text:p>
          </table:table-cell>
          <table:table-cell/>
          <table:table-cell office:value-type="float" office:value="5429621" calcext:value-type="float">
            <text:p>5429621</text:p>
          </table:table-cell>
          <table:table-cell/>
          <table:table-cell office:value-type="float" office:value="5465029" calcext:value-type="float">
            <text:p>5465029</text:p>
          </table:table-cell>
          <table:table-cell/>
          <table:table-cell office:value-type="float" office:value="5743901" calcext:value-type="float">
            <text:p>5743901</text:p>
          </table:table-cell>
          <table:table-cell/>
          <table:table-cell office:value-type="float" office:value="5833619" calcext:value-type="float">
            <text:p>5833619</text:p>
          </table:table-cell>
          <table:table-cell/>
          <table:table-cell office:value-type="float" office:value="6108993" calcext:value-type="float">
            <text:p>6108993</text:p>
          </table:table-cell>
          <table:table-cell/>
          <table:table-cell office:value-type="float" office:value="5795491" calcext:value-type="float">
            <text:p>5795491</text:p>
          </table:table-cell>
          <table:table-cell/>
          <table:table-cell office:value-type="float" office:value="5218710" calcext:value-type="float">
            <text:p>5218710</text:p>
          </table:table-cell>
          <table:table-cell/>
          <table:table-cell office:value-type="float" office:value="5014957" calcext:value-type="float">
            <text:p>50149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91354" calcext:value-type="float">
            <text:p>4991354</text:p>
          </table:table-cell>
          <table:table-cell/>
          <table:table-cell office:value-type="float" office:value="5464030" calcext:value-type="float">
            <text:p>5464030</text:p>
          </table:table-cell>
          <table:table-cell/>
          <table:table-cell office:value-type="float" office:value="5659440" calcext:value-type="float">
            <text:p>5659440</text:p>
          </table:table-cell>
          <table:table-cell/>
          <table:table-cell office:value-type="float" office:value="5873985" calcext:value-type="float">
            <text:p>5873985</text:p>
          </table:table-cell>
          <table:table-cell/>
          <table:table-cell office:value-type="float" office:value="5960471" calcext:value-type="float">
            <text:p>5960471</text:p>
          </table:table-cell>
          <table:table-cell/>
          <table:table-cell office:value-type="float" office:value="6052472" calcext:value-type="float">
            <text:p>6052472</text:p>
          </table:table-cell>
          <table:table-cell/>
          <table:table-cell office:value-type="float" office:value="6008679" calcext:value-type="float">
            <text:p>6008679</text:p>
          </table:table-cell>
          <table:table-cell/>
          <table:table-cell office:value-type="float" office:value="5332485" calcext:value-type="float">
            <text:p>5332485</text:p>
          </table:table-cell>
          <table:table-cell/>
          <table:table-cell office:value-type="float" office:value="5020343" calcext:value-type="float">
            <text:p>50203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95305" calcext:value-type="float">
            <text:p>5195305</text:p>
          </table:table-cell>
          <table:table-cell/>
          <table:table-cell office:value-type="float" office:value="5458811" calcext:value-type="float">
            <text:p>5458811</text:p>
          </table:table-cell>
          <table:table-cell/>
          <table:table-cell office:value-type="float" office:value="5670169" calcext:value-type="float">
            <text:p>5670169</text:p>
          </table:table-cell>
          <table:table-cell/>
          <table:table-cell office:value-type="float" office:value="5913209" calcext:value-type="float">
            <text:p>5913209</text:p>
          </table:table-cell>
          <table:table-cell/>
          <table:table-cell office:value-type="float" office:value="6176767" calcext:value-type="float">
            <text:p>6176767</text:p>
          </table:table-cell>
          <table:table-cell/>
          <table:table-cell office:value-type="float" office:value="6062537" calcext:value-type="float">
            <text:p>6062537</text:p>
          </table:table-cell>
          <table:table-cell/>
          <table:table-cell office:value-type="float" office:value="5986942" calcext:value-type="float">
            <text:p>5986942</text:p>
          </table:table-cell>
          <table:table-cell/>
          <table:table-cell office:value-type="float" office:value="5306328" calcext:value-type="float">
            <text:p>5306328</text:p>
          </table:table-cell>
          <table:table-cell/>
          <table:table-cell office:value-type="float" office:value="5103240" calcext:value-type="float">
            <text:p>51032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9705" calcext:value-type="float">
            <text:p>1089705</text:p>
          </table:table-cell>
          <table:table-cell/>
          <table:table-cell office:value-type="float" office:value="1205430" calcext:value-type="float">
            <text:p>1205430</text:p>
          </table:table-cell>
          <table:table-cell/>
          <table:table-cell office:value-type="float" office:value="1254805" calcext:value-type="float">
            <text:p>1254805</text:p>
          </table:table-cell>
          <table:table-cell/>
          <table:table-cell office:value-type="float" office:value="1362657" calcext:value-type="float">
            <text:p>1362657</text:p>
          </table:table-cell>
          <table:table-cell/>
          <table:table-cell office:value-type="float" office:value="1533823" calcext:value-type="float">
            <text:p>1533823</text:p>
          </table:table-cell>
          <table:table-cell/>
          <table:table-cell office:value-type="float" office:value="1407679" calcext:value-type="float">
            <text:p>1407679</text:p>
          </table:table-cell>
          <table:table-cell/>
          <table:table-cell office:value-type="float" office:value="1655724" calcext:value-type="float">
            <text:p>1655724</text:p>
          </table:table-cell>
          <table:table-cell/>
          <table:table-cell office:value-type="float" office:value="1844267" calcext:value-type="float">
            <text:p>1844267</text:p>
          </table:table-cell>
          <table:table-cell/>
          <table:table-cell office:value-type="float" office:value="1880800" calcext:value-type="float">
            <text:p>18808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8749" calcext:value-type="float">
            <text:p>1268749</text:p>
          </table:table-cell>
          <table:table-cell/>
          <table:table-cell office:value-type="float" office:value="1270804" calcext:value-type="float">
            <text:p>1270804</text:p>
          </table:table-cell>
          <table:table-cell/>
          <table:table-cell office:value-type="float" office:value="1349591" calcext:value-type="float">
            <text:p>1349591</text:p>
          </table:table-cell>
          <table:table-cell/>
          <table:table-cell office:value-type="float" office:value="1340502" calcext:value-type="float">
            <text:p>1340502</text:p>
          </table:table-cell>
          <table:table-cell/>
          <table:table-cell office:value-type="float" office:value="1467072" calcext:value-type="float">
            <text:p>1467072</text:p>
          </table:table-cell>
          <table:table-cell/>
          <table:table-cell office:value-type="float" office:value="1388404" calcext:value-type="float">
            <text:p>1388404</text:p>
          </table:table-cell>
          <table:table-cell/>
          <table:table-cell office:value-type="float" office:value="1522089" calcext:value-type="float">
            <text:p>1522089</text:p>
          </table:table-cell>
          <table:table-cell/>
          <table:table-cell office:value-type="float" office:value="1259305" calcext:value-type="float">
            <text:p>1259305</text:p>
          </table:table-cell>
          <table:table-cell/>
          <table:table-cell office:value-type="float" office:value="1516497" calcext:value-type="float">
            <text:p>15164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3139" calcext:value-type="float">
            <text:p>1313139</text:p>
          </table:table-cell>
          <table:table-cell/>
          <table:table-cell office:value-type="float" office:value="1345439" calcext:value-type="float">
            <text:p>1345439</text:p>
          </table:table-cell>
          <table:table-cell/>
          <table:table-cell office:value-type="float" office:value="1357116" calcext:value-type="float">
            <text:p>1357116</text:p>
          </table:table-cell>
          <table:table-cell/>
          <table:table-cell office:value-type="float" office:value="1401206" calcext:value-type="float">
            <text:p>1401206</text:p>
          </table:table-cell>
          <table:table-cell/>
          <table:table-cell office:value-type="float" office:value="1435158" calcext:value-type="float">
            <text:p>1435158</text:p>
          </table:table-cell>
          <table:table-cell/>
          <table:table-cell office:value-type="float" office:value="1445637" calcext:value-type="float">
            <text:p>1445637</text:p>
          </table:table-cell>
          <table:table-cell/>
          <table:table-cell office:value-type="float" office:value="1430306" calcext:value-type="float">
            <text:p>1430306</text:p>
          </table:table-cell>
          <table:table-cell/>
          <table:table-cell office:value-type="float" office:value="1436633" calcext:value-type="float">
            <text:p>1436633</text:p>
          </table:table-cell>
          <table:table-cell/>
          <table:table-cell office:value-type="float" office:value="1325370" calcext:value-type="float">
            <text:p>13253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4186" calcext:value-type="float">
            <text:p>1354186</text:p>
          </table:table-cell>
          <table:table-cell/>
          <table:table-cell office:value-type="float" office:value="1384333" calcext:value-type="float">
            <text:p>1384333</text:p>
          </table:table-cell>
          <table:table-cell/>
          <table:table-cell office:value-type="float" office:value="1350712" calcext:value-type="float">
            <text:p>1350712</text:p>
          </table:table-cell>
          <table:table-cell/>
          <table:table-cell office:value-type="float" office:value="1374778" calcext:value-type="float">
            <text:p>1374778</text:p>
          </table:table-cell>
          <table:table-cell/>
          <table:table-cell office:value-type="float" office:value="1413948" calcext:value-type="float">
            <text:p>1413948</text:p>
          </table:table-cell>
          <table:table-cell/>
          <table:table-cell office:value-type="float" office:value="1416664" calcext:value-type="float">
            <text:p>1416664</text:p>
          </table:table-cell>
          <table:table-cell/>
          <table:table-cell office:value-type="float" office:value="1418302" calcext:value-type="float">
            <text:p>1418302</text:p>
          </table:table-cell>
          <table:table-cell/>
          <table:table-cell office:value-type="float" office:value="1411112" calcext:value-type="float">
            <text:p>1411112</text:p>
          </table:table-cell>
          <table:table-cell/>
          <table:table-cell office:value-type="float" office:value="1433472" calcext:value-type="float">
            <text:p>14334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6866" calcext:value-type="float">
            <text:p>1366866</text:p>
          </table:table-cell>
          <table:table-cell/>
          <table:table-cell office:value-type="float" office:value="1397360" calcext:value-type="float">
            <text:p>1397360</text:p>
          </table:table-cell>
          <table:table-cell/>
          <table:table-cell office:value-type="float" office:value="1371915" calcext:value-type="float">
            <text:p>1371915</text:p>
          </table:table-cell>
          <table:table-cell/>
          <table:table-cell office:value-type="float" office:value="1400389" calcext:value-type="float">
            <text:p>1400389</text:p>
          </table:table-cell>
          <table:table-cell/>
          <table:table-cell office:value-type="float" office:value="1397618" calcext:value-type="float">
            <text:p>1397618</text:p>
          </table:table-cell>
          <table:table-cell/>
          <table:table-cell office:value-type="float" office:value="1420420" calcext:value-type="float">
            <text:p>1420420</text:p>
          </table:table-cell>
          <table:table-cell/>
          <table:table-cell office:value-type="float" office:value="1391454" calcext:value-type="float">
            <text:p>1391454</text:p>
          </table:table-cell>
          <table:table-cell/>
          <table:table-cell office:value-type="float" office:value="1402035" calcext:value-type="float">
            <text:p>1402035</text:p>
          </table:table-cell>
          <table:table-cell/>
          <table:table-cell office:value-type="float" office:value="1381474" calcext:value-type="float">
            <text:p>1381474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5:39:19.752329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40:10.709938226</dc:date>
    <meta:editing-duration>PT2M30S</meta:editing-duration>
    <meta:editing-cycles>2</meta:editing-cycles>
    <meta:generator>LibreOffice/5.2.7.2$Linux_X86_64 LibreOffice_project/20m0$Build-2</meta:generator>
    <meta:document-statistic meta:table-count="1" meta:cell-count="52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0"/>
      <style:text-properties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title svg:x="6.028cm" svg:y="0.316cm" chart:style-name="ch2">
          <text:p>Dom0 Write Report</text:p>
        </chart:title>
        <chart:legend chart:legend-position="end" svg:x="14.325cm" svg:y="1.215cm" style:legend-expansion="high" chart:style-name="ch3"/>
        <chart:plot-area chart:style-name="ch4" table:cell-range-address="DOM0_INDIRECT_DATA.D187:DOM0_INDIRECT_DATA.Q204" chart:data-source-has-labels="both" svg:x="1.331cm" svg:y="1.275cm" svg:width="9.301cm" svg:height="6.569cm" dr3d:transform="matrix (0.937237494454451 0.0620962847531346 0.343117954074981 -0.120010238063773 0.981342945589576 0.150211736896459 -0.327388792949026 -0.181961739278982 0.92720359344102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1.306cm" svg:width="6.824cm" svg:height="5.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971cm" svg:y="8.024cm" chart:style-name="ch6">
              <text:p>File size (KB)</text:p>
            </chart:title>
            <chart:categories table:cell-range-address="DOM0_INDIRECT_DATA.D188:DOM0_INDIRECT_DATA.D204"/>
            <chart:grid chart:style-name="ch7" chart:class="major"/>
          </chart:axis>
          <chart:axis chart:dimension="y" chart:name="primary-y" chart:style-name="ch8">
            <chart:title svg:x="0.451cm" svg:y="5.741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0.954cm" svg:y="5.908cm" chart:style-name="ch11">
              <text:p>Size Transfered (KB)</text:p>
            </chart:title>
            <chart:grid chart:style-name="ch7" chart:class="major"/>
          </chart:axis>
          <chart:series chart:style-name="ch12" chart:values-cell-range-address="DOM0_INDIRECT_DATA.E188:DOM0_INDIRECT_DATA.E204" chart:label-cell-address="DOM0_INDIRECT_DATA.E187:DOM0_INDIRECT_DATA.E187" chart:class="chart:bar">
            <chart:data-point chart:repeated="17"/>
          </chart:series>
          <chart:series chart:style-name="ch13" chart:values-cell-range-address="DOM0_INDIRECT_DATA.F188:DOM0_INDIRECT_DATA.F204" chart:label-cell-address="DOM0_INDIRECT_DATA.F187:DOM0_INDIRECT_DATA.F187" chart:class="chart:bar">
            <chart:data-point chart:repeated="17"/>
          </chart:series>
          <chart:series chart:style-name="ch14" chart:values-cell-range-address="DOM0_INDIRECT_DATA.G188:DOM0_INDIRECT_DATA.G204" chart:label-cell-address="DOM0_INDIRECT_DATA.G187:DOM0_INDIRECT_DATA.G187" chart:class="chart:bar">
            <chart:data-point chart:repeated="17"/>
          </chart:series>
          <chart:series chart:style-name="ch15" chart:values-cell-range-address="DOM0_INDIRECT_DATA.H188:DOM0_INDIRECT_DATA.H204" chart:label-cell-address="DOM0_INDIRECT_DATA.H187:DOM0_INDIRECT_DATA.H187" chart:class="chart:bar">
            <chart:data-point chart:repeated="17"/>
          </chart:series>
          <chart:series chart:style-name="ch16" chart:values-cell-range-address="DOM0_INDIRECT_DATA.I188:DOM0_INDIRECT_DATA.I204" chart:label-cell-address="DOM0_INDIRECT_DATA.I187:DOM0_INDIRECT_DATA.I187" chart:class="chart:bar">
            <chart:data-point chart:repeated="17"/>
          </chart:series>
          <chart:series chart:style-name="ch17" chart:values-cell-range-address="DOM0_INDIRECT_DATA.J188:DOM0_INDIRECT_DATA.J204" chart:label-cell-address="DOM0_INDIRECT_DATA.J187:DOM0_INDIRECT_DATA.J187" chart:class="chart:bar">
            <chart:data-point chart:repeated="17"/>
          </chart:series>
          <chart:series chart:style-name="ch18" chart:values-cell-range-address="DOM0_INDIRECT_DATA.K188:DOM0_INDIRECT_DATA.K204" chart:label-cell-address="DOM0_INDIRECT_DATA.K187:DOM0_INDIRECT_DATA.K187" chart:class="chart:bar">
            <chart:data-point chart:repeated="17"/>
          </chart:series>
          <chart:series chart:style-name="ch19" chart:values-cell-range-address="DOM0_INDIRECT_DATA.L188:DOM0_INDIRECT_DATA.L204" chart:label-cell-address="DOM0_INDIRECT_DATA.L187:DOM0_INDIRECT_DATA.L187" chart:class="chart:bar">
            <chart:data-point chart:repeated="17"/>
          </chart:series>
          <chart:series chart:style-name="ch20" chart:values-cell-range-address="DOM0_INDIRECT_DATA.M188:DOM0_INDIRECT_DATA.M204" chart:label-cell-address="DOM0_INDIRECT_DATA.M187:DOM0_INDIRECT_DATA.M187" chart:class="chart:bar">
            <chart:data-point chart:repeated="17"/>
          </chart:series>
          <chart:series chart:style-name="ch21" chart:values-cell-range-address="DOM0_INDIRECT_DATA.N188:DOM0_INDIRECT_DATA.N204" chart:label-cell-address="DOM0_INDIRECT_DATA.N187:DOM0_INDIRECT_DATA.N187" chart:class="chart:bar">
            <chart:data-point chart:repeated="17"/>
          </chart:series>
          <chart:series chart:style-name="ch22" chart:values-cell-range-address="DOM0_INDIRECT_DATA.O188:DOM0_INDIRECT_DATA.O204" chart:label-cell-address="DOM0_INDIRECT_DATA.O187:DOM0_INDIRECT_DATA.O187" chart:class="chart:bar">
            <chart:data-point chart:repeated="17"/>
          </chart:series>
          <chart:series chart:style-name="ch23" chart:values-cell-range-address="DOM0_INDIRECT_DATA.P188:DOM0_INDIRECT_DATA.P204" chart:label-cell-address="DOM0_INDIRECT_DATA.P187:DOM0_INDIRECT_DATA.P187" chart:class="chart:bar">
            <chart:data-point chart:repeated="17"/>
          </chart:series>
          <chart:series chart:style-name="ch12" chart:values-cell-range-address="DOM0_INDIRECT_DATA.Q188:DOM0_INDIRECT_DATA.Q204" chart:label-cell-address="DOM0_INDIRECT_DATA.Q187:DOM0_INDIRECT_DATA.Q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DOM0_INDIRECT_DATA.E187:DOM0_INDIRECT_DATA.E187</svg:desc>
                </draw:g>
              </table:table-cell>
              <table:table-cell office:value-type="string">
                <text:p>8</text:p>
                <draw:g>
                  <svg:desc>DOM0_INDIRECT_DATA.F187:DOM0_INDIRECT_DATA.F187</svg:desc>
                </draw:g>
              </table:table-cell>
              <table:table-cell office:value-type="string">
                <text:p>16</text:p>
                <draw:g>
                  <svg:desc>DOM0_INDIRECT_DATA.G187:DOM0_INDIRECT_DATA.G187</svg:desc>
                </draw:g>
              </table:table-cell>
              <table:table-cell office:value-type="string">
                <text:p>32</text:p>
                <draw:g>
                  <svg:desc>DOM0_INDIRECT_DATA.H187:DOM0_INDIRECT_DATA.H187</svg:desc>
                </draw:g>
              </table:table-cell>
              <table:table-cell office:value-type="string">
                <text:p>64</text:p>
                <draw:g>
                  <svg:desc>DOM0_INDIRECT_DATA.I187:DOM0_INDIRECT_DATA.I187</svg:desc>
                </draw:g>
              </table:table-cell>
              <table:table-cell office:value-type="string">
                <text:p>128</text:p>
                <draw:g>
                  <svg:desc>DOM0_INDIRECT_DATA.J187:DOM0_INDIRECT_DATA.J187</svg:desc>
                </draw:g>
              </table:table-cell>
              <table:table-cell office:value-type="string">
                <text:p>256</text:p>
                <draw:g>
                  <svg:desc>DOM0_INDIRECT_DATA.K187:DOM0_INDIRECT_DATA.K187</svg:desc>
                </draw:g>
              </table:table-cell>
              <table:table-cell office:value-type="string">
                <text:p>512</text:p>
                <draw:g>
                  <svg:desc>DOM0_INDIRECT_DATA.L187:DOM0_INDIRECT_DATA.L187</svg:desc>
                </draw:g>
              </table:table-cell>
              <table:table-cell office:value-type="string">
                <text:p>1024</text:p>
                <draw:g>
                  <svg:desc>DOM0_INDIRECT_DATA.M187:DOM0_INDIRECT_DATA.M187</svg:desc>
                </draw:g>
              </table:table-cell>
              <table:table-cell office:value-type="string">
                <text:p>2048</text:p>
                <draw:g>
                  <svg:desc>DOM0_INDIRECT_DATA.N187:DOM0_INDIRECT_DATA.N187</svg:desc>
                </draw:g>
              </table:table-cell>
              <table:table-cell office:value-type="string">
                <text:p>4096</text:p>
                <draw:g>
                  <svg:desc>DOM0_INDIRECT_DATA.O187:DOM0_INDIRECT_DATA.O187</svg:desc>
                </draw:g>
              </table:table-cell>
              <table:table-cell office:value-type="string">
                <text:p>8192</text:p>
                <draw:g>
                  <svg:desc>DOM0_INDIRECT_DATA.P187:DOM0_INDIRECT_DATA.P187</svg:desc>
                </draw:g>
              </table:table-cell>
              <table:table-cell office:value-type="string">
                <text:p>16384</text:p>
                <draw:g>
                  <svg:desc>DOM0_INDIRECT_DATA.Q187:DOM0_INDIRECT_DATA.Q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DOM0_INDIRECT_DATA.D188:DOM0_INDIRECT_DATA.D204</svg:desc>
                </draw:g>
              </table:table-cell>
              <table:table-cell office:value-type="float" office:value="645579">
                <text:p>645579</text:p>
                <draw:g>
                  <svg:desc>DOM0_INDIRECT_DATA.E188:DOM0_INDIRECT_DATA.E204</svg:desc>
                </draw:g>
              </table:table-cell>
              <table:table-cell office:value-type="float" office:value="852702">
                <text:p>852702</text:p>
                <draw:g>
                  <svg:desc>DOM0_INDIRECT_DATA.F188:DOM0_INDIRECT_DATA.F204</svg:desc>
                </draw:g>
              </table:table-cell>
              <table:table-cell office:value-type="float" office:value="1033216">
                <text:p>1033216</text:p>
                <draw:g>
                  <svg:desc>DOM0_INDIRECT_DATA.G188:DOM0_INDIRECT_DATA.G204</svg:desc>
                </draw:g>
              </table:table-cell>
              <table:table-cell office:value-type="float" office:value="889431">
                <text:p>889431</text:p>
                <draw:g>
                  <svg:desc>DOM0_INDIRECT_DATA.H188:DOM0_INDIRECT_DATA.H204</svg:desc>
                </draw:g>
              </table:table-cell>
              <table:table-cell office:value-type="float" office:value="1255511">
                <text:p>1255511</text:p>
                <draw:g>
                  <svg:desc>DOM0_INDIRECT_DATA.I188:DOM0_INDIRECT_DATA.I204</svg:desc>
                </draw:g>
              </table:table-cell>
              <table:table-cell office:value-type="float" office:value="NaN">
                <text:p>NaN</text:p>
                <draw:g>
                  <svg:desc>DOM0_INDIRECT_DATA.J188:DOM0_INDIRECT_DATA.J204</svg:desc>
                </draw:g>
              </table:table-cell>
              <table:table-cell office:value-type="float" office:value="NaN">
                <text:p>NaN</text:p>
                <draw:g>
                  <svg:desc>DOM0_INDIRECT_DATA.K188:DOM0_INDIRECT_DATA.K204</svg:desc>
                </draw:g>
              </table:table-cell>
              <table:table-cell office:value-type="float" office:value="NaN">
                <text:p>NaN</text:p>
                <draw:g>
                  <svg:desc>DOM0_INDIRECT_DATA.L188:DOM0_INDIRECT_DATA.L204</svg:desc>
                </draw:g>
              </table:table-cell>
              <table:table-cell office:value-type="float" office:value="NaN">
                <text:p>NaN</text:p>
                <draw:g>
                  <svg:desc>DOM0_INDIRECT_DATA.M188:DOM0_INDIRECT_DATA.M204</svg:desc>
                </draw:g>
              </table:table-cell>
              <table:table-cell office:value-type="float" office:value="NaN">
                <text:p>NaN</text:p>
                <draw:g>
                  <svg:desc>DOM0_INDIRECT_DATA.N188:DOM0_INDIRECT_DATA.N204</svg:desc>
                </draw:g>
              </table:table-cell>
              <table:table-cell office:value-type="float" office:value="NaN">
                <text:p>NaN</text:p>
                <draw:g>
                  <svg:desc>DOM0_INDIRECT_DATA.O188:DOM0_INDIRECT_DATA.O204</svg:desc>
                </draw:g>
              </table:table-cell>
              <table:table-cell office:value-type="float" office:value="NaN">
                <text:p>NaN</text:p>
                <draw:g>
                  <svg:desc>DOM0_INDIRECT_DATA.P188:DOM0_INDIRECT_DATA.P204</svg:desc>
                </draw:g>
              </table:table-cell>
              <table:table-cell office:value-type="float" office:value="NaN">
                <text:p>NaN</text:p>
                <draw:g>
                  <svg:desc>DOM0_INDIRECT_DATA.Q188:DOM0_INDIRECT_DATA.Q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3810">
                <text:p>703810</text:p>
              </table:table-cell>
              <table:table-cell office:value-type="float" office:value="955616">
                <text:p>955616</text:p>
              </table:table-cell>
              <table:table-cell office:value-type="float" office:value="1162547">
                <text:p>1162547</text:p>
              </table:table-cell>
              <table:table-cell office:value-type="float" office:value="1319723">
                <text:p>1319723</text:p>
              </table:table-cell>
              <table:table-cell office:value-type="float" office:value="1377278">
                <text:p>1377278</text:p>
              </table:table-cell>
              <table:table-cell office:value-type="float" office:value="1377278">
                <text:p>137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5106">
                <text:p>725106</text:p>
              </table:table-cell>
              <table:table-cell office:value-type="float" office:value="977189">
                <text:p>977189</text:p>
              </table:table-cell>
              <table:table-cell office:value-type="float" office:value="1213534">
                <text:p>1213534</text:p>
              </table:table-cell>
              <table:table-cell office:value-type="float" office:value="1384034">
                <text:p>1384034</text:p>
              </table:table-cell>
              <table:table-cell office:value-type="float" office:value="1506359">
                <text:p>1506359</text:p>
              </table:table-cell>
              <table:table-cell office:value-type="float" office:value="1532153">
                <text:p>1532153</text:p>
              </table:table-cell>
              <table:table-cell office:value-type="float" office:value="1619994">
                <text:p>161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30484">
                <text:p>730484</text:p>
              </table:table-cell>
              <table:table-cell office:value-type="float" office:value="967855">
                <text:p>967855</text:p>
              </table:table-cell>
              <table:table-cell office:value-type="float" office:value="1254513">
                <text:p>1254513</text:p>
              </table:table-cell>
              <table:table-cell office:value-type="float" office:value="1455126">
                <text:p>1455126</text:p>
              </table:table-cell>
              <table:table-cell office:value-type="float" office:value="1579257">
                <text:p>1579257</text:p>
              </table:table-cell>
              <table:table-cell office:value-type="float" office:value="1599251">
                <text:p>1599251</text:p>
              </table:table-cell>
              <table:table-cell office:value-type="float" office:value="1624659">
                <text:p>1624659</text:p>
              </table:table-cell>
              <table:table-cell office:value-type="float" office:value="1718254">
                <text:p>171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43098">
                <text:p>743098</text:p>
              </table:table-cell>
              <table:table-cell office:value-type="float" office:value="1024854">
                <text:p>1024854</text:p>
              </table:table-cell>
              <table:table-cell office:value-type="float" office:value="1321200">
                <text:p>1321200</text:p>
              </table:table-cell>
              <table:table-cell office:value-type="float" office:value="1444266">
                <text:p>1444266</text:p>
              </table:table-cell>
              <table:table-cell office:value-type="float" office:value="1633188">
                <text:p>1633188</text:p>
              </table:table-cell>
              <table:table-cell office:value-type="float" office:value="1622698">
                <text:p>1622698</text:p>
              </table:table-cell>
              <table:table-cell office:value-type="float" office:value="1667426">
                <text:p>1667426</text:p>
              </table:table-cell>
              <table:table-cell office:value-type="float" office:value="1735476">
                <text:p>1735476</text:p>
              </table:table-cell>
              <table:table-cell office:value-type="float" office:value="1743932">
                <text:p>17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53714">
                <text:p>753714</text:p>
              </table:table-cell>
              <table:table-cell office:value-type="float" office:value="1050267">
                <text:p>1050267</text:p>
              </table:table-cell>
              <table:table-cell office:value-type="float" office:value="1331606">
                <text:p>1331606</text:p>
              </table:table-cell>
              <table:table-cell office:value-type="float" office:value="1570714">
                <text:p>1570714</text:p>
              </table:table-cell>
              <table:table-cell office:value-type="float" office:value="1689998">
                <text:p>1689998</text:p>
              </table:table-cell>
              <table:table-cell office:value-type="float" office:value="1716680">
                <text:p>1716680</text:p>
              </table:table-cell>
              <table:table-cell office:value-type="float" office:value="1770096">
                <text:p>1770096</text:p>
              </table:table-cell>
              <table:table-cell office:value-type="float" office:value="1791508">
                <text:p>1791508</text:p>
              </table:table-cell>
              <table:table-cell office:value-type="float" office:value="1793378">
                <text:p>1793378</text:p>
              </table:table-cell>
              <table:table-cell office:value-type="float" office:value="1841434">
                <text:p>184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63047">
                <text:p>763047</text:p>
              </table:table-cell>
              <table:table-cell office:value-type="float" office:value="1043049">
                <text:p>1043049</text:p>
              </table:table-cell>
              <table:table-cell office:value-type="float" office:value="1342512">
                <text:p>1342512</text:p>
              </table:table-cell>
              <table:table-cell office:value-type="float" office:value="1549158">
                <text:p>1549158</text:p>
              </table:table-cell>
              <table:table-cell office:value-type="float" office:value="1716646">
                <text:p>1716646</text:p>
              </table:table-cell>
              <table:table-cell office:value-type="float" office:value="1783289">
                <text:p>1783289</text:p>
              </table:table-cell>
              <table:table-cell office:value-type="float" office:value="1789419">
                <text:p>1789419</text:p>
              </table:table-cell>
              <table:table-cell office:value-type="float" office:value="1841791">
                <text:p>1841791</text:p>
              </table:table-cell>
              <table:table-cell office:value-type="float" office:value="1850918">
                <text:p>1850918</text:p>
              </table:table-cell>
              <table:table-cell office:value-type="float" office:value="1785514">
                <text:p>1785514</text:p>
              </table:table-cell>
              <table:table-cell office:value-type="float" office:value="1800484">
                <text:p>180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755162">
                <text:p>755162</text:p>
              </table:table-cell>
              <table:table-cell office:value-type="float" office:value="1048230">
                <text:p>1048230</text:p>
              </table:table-cell>
              <table:table-cell office:value-type="float" office:value="1340773">
                <text:p>1340773</text:p>
              </table:table-cell>
              <table:table-cell office:value-type="float" office:value="1530104">
                <text:p>1530104</text:p>
              </table:table-cell>
              <table:table-cell office:value-type="float" office:value="1693949">
                <text:p>1693949</text:p>
              </table:table-cell>
              <table:table-cell office:value-type="float" office:value="1754139">
                <text:p>1754139</text:p>
              </table:table-cell>
              <table:table-cell office:value-type="float" office:value="1780868">
                <text:p>1780868</text:p>
              </table:table-cell>
              <table:table-cell office:value-type="float" office:value="1851697">
                <text:p>1851697</text:p>
              </table:table-cell>
              <table:table-cell office:value-type="float" office:value="1807569">
                <text:p>1807569</text:p>
              </table:table-cell>
              <table:table-cell office:value-type="float" office:value="1807189">
                <text:p>1807189</text:p>
              </table:table-cell>
              <table:table-cell office:value-type="float" office:value="1767403">
                <text:p>1767403</text:p>
              </table:table-cell>
              <table:table-cell office:value-type="float" office:value="1708861">
                <text:p>170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755235">
                <text:p>755235</text:p>
              </table:table-cell>
              <table:table-cell office:value-type="float" office:value="1033300">
                <text:p>1033300</text:p>
              </table:table-cell>
              <table:table-cell office:value-type="float" office:value="1319047">
                <text:p>1319047</text:p>
              </table:table-cell>
              <table:table-cell office:value-type="float" office:value="1533512">
                <text:p>1533512</text:p>
              </table:table-cell>
              <table:table-cell office:value-type="float" office:value="1682824">
                <text:p>1682824</text:p>
              </table:table-cell>
              <table:table-cell office:value-type="float" office:value="1736137">
                <text:p>1736137</text:p>
              </table:table-cell>
              <table:table-cell office:value-type="float" office:value="1770308">
                <text:p>1770308</text:p>
              </table:table-cell>
              <table:table-cell office:value-type="float" office:value="1791351">
                <text:p>1791351</text:p>
              </table:table-cell>
              <table:table-cell office:value-type="float" office:value="1794485">
                <text:p>1794485</text:p>
              </table:table-cell>
              <table:table-cell office:value-type="float" office:value="1785301">
                <text:p>1785301</text:p>
              </table:table-cell>
              <table:table-cell office:value-type="float" office:value="1672014">
                <text:p>1672014</text:p>
              </table:table-cell>
              <table:table-cell office:value-type="float" office:value="1722257">
                <text:p>1722257</text:p>
              </table:table-cell>
              <table:table-cell office:value-type="float" office:value="1680766">
                <text:p>168076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1874">
                <text:p>1601874</text:p>
              </table:table-cell>
              <table:table-cell office:value-type="float" office:value="1689065">
                <text:p>1689065</text:p>
              </table:table-cell>
              <table:table-cell office:value-type="float" office:value="1710145">
                <text:p>1710145</text:p>
              </table:table-cell>
              <table:table-cell office:value-type="float" office:value="1722814">
                <text:p>1722814</text:p>
              </table:table-cell>
              <table:table-cell office:value-type="float" office:value="1738901">
                <text:p>1738901</text:p>
              </table:table-cell>
              <table:table-cell office:value-type="float" office:value="1705498">
                <text:p>1705498</text:p>
              </table:table-cell>
              <table:table-cell office:value-type="float" office:value="1665466">
                <text:p>1665466</text:p>
              </table:table-cell>
              <table:table-cell office:value-type="float" office:value="1643813">
                <text:p>1643813</text:p>
              </table:table-cell>
              <table:table-cell office:value-type="float" office:value="1652450">
                <text:p>1652450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3871">
                <text:p>513871</text:p>
              </table:table-cell>
              <table:table-cell office:value-type="float" office:value="568963">
                <text:p>568963</text:p>
              </table:table-cell>
              <table:table-cell office:value-type="float" office:value="521832">
                <text:p>521832</text:p>
              </table:table-cell>
              <table:table-cell office:value-type="float" office:value="574035">
                <text:p>574035</text:p>
              </table:table-cell>
              <table:table-cell office:value-type="float" office:value="544228">
                <text:p>544228</text:p>
              </table:table-cell>
              <table:table-cell office:value-type="float" office:value="595305">
                <text:p>595305</text:p>
              </table:table-cell>
              <table:table-cell office:value-type="float" office:value="485652">
                <text:p>485652</text:p>
              </table:table-cell>
              <table:table-cell office:value-type="float" office:value="479523">
                <text:p>479523</text:p>
              </table:table-cell>
              <table:table-cell office:value-type="float" office:value="414766">
                <text:p>414766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176">
                <text:p>346176</text:p>
              </table:table-cell>
              <table:table-cell office:value-type="float" office:value="436575">
                <text:p>436575</text:p>
              </table:table-cell>
              <table:table-cell office:value-type="float" office:value="425631">
                <text:p>425631</text:p>
              </table:table-cell>
              <table:table-cell office:value-type="float" office:value="384953">
                <text:p>384953</text:p>
              </table:table-cell>
              <table:table-cell office:value-type="float" office:value="354969">
                <text:p>354969</text:p>
              </table:table-cell>
              <table:table-cell office:value-type="float" office:value="433004">
                <text:p>433004</text:p>
              </table:table-cell>
              <table:table-cell office:value-type="float" office:value="443741">
                <text:p>443741</text:p>
              </table:table-cell>
              <table:table-cell office:value-type="float" office:value="433164">
                <text:p>433164</text:p>
              </table:table-cell>
              <table:table-cell office:value-type="float" office:value="435753">
                <text:p>43575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322">
                <text:p>284322</text:p>
              </table:table-cell>
              <table:table-cell office:value-type="float" office:value="362938">
                <text:p>362938</text:p>
              </table:table-cell>
              <table:table-cell office:value-type="float" office:value="303710">
                <text:p>303710</text:p>
              </table:table-cell>
              <table:table-cell office:value-type="float" office:value="360666">
                <text:p>360666</text:p>
              </table:table-cell>
              <table:table-cell office:value-type="float" office:value="346706">
                <text:p>346706</text:p>
              </table:table-cell>
              <table:table-cell office:value-type="float" office:value="351517">
                <text:p>351517</text:p>
              </table:table-cell>
              <table:table-cell office:value-type="float" office:value="313225">
                <text:p>313225</text:p>
              </table:table-cell>
              <table:table-cell office:value-type="float" office:value="382877">
                <text:p>382877</text:p>
              </table:table-cell>
              <table:table-cell office:value-type="float" office:value="281319">
                <text:p>281319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689">
                <text:p>246689</text:p>
              </table:table-cell>
              <table:table-cell office:value-type="float" office:value="190022">
                <text:p>190022</text:p>
              </table:table-cell>
              <table:table-cell office:value-type="float" office:value="355512">
                <text:p>355512</text:p>
              </table:table-cell>
              <table:table-cell office:value-type="float" office:value="159123">
                <text:p>159123</text:p>
              </table:table-cell>
              <table:table-cell office:value-type="float" office:value="367932">
                <text:p>367932</text:p>
              </table:table-cell>
              <table:table-cell office:value-type="float" office:value="213064">
                <text:p>213064</text:p>
              </table:table-cell>
              <table:table-cell office:value-type="float" office:value="355019">
                <text:p>355019</text:p>
              </table:table-cell>
              <table:table-cell office:value-type="float" office:value="211302">
                <text:p>211302</text:p>
              </table:table-cell>
              <table:table-cell office:value-type="float" office:value="357710">
                <text:p>357710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098">
                <text:p>288098</text:p>
              </table:table-cell>
              <table:table-cell office:value-type="float" office:value="288160">
                <text:p>288160</text:p>
              </table:table-cell>
              <table:table-cell office:value-type="float" office:value="336645">
                <text:p>336645</text:p>
              </table:table-cell>
              <table:table-cell office:value-type="float" office:value="307662">
                <text:p>307662</text:p>
              </table:table-cell>
              <table:table-cell office:value-type="float" office:value="342387">
                <text:p>342387</text:p>
              </table:table-cell>
              <table:table-cell office:value-type="float" office:value="286744">
                <text:p>286744</text:p>
              </table:table-cell>
              <table:table-cell office:value-type="float" office:value="281147">
                <text:p>281147</text:p>
              </table:table-cell>
              <table:table-cell office:value-type="float" office:value="278332">
                <text:p>278332</text:p>
              </table:table-cell>
              <table:table-cell office:value-type="float" office:value="344492">
                <text:p>344492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737">
                <text:p>235737</text:p>
              </table:table-cell>
              <table:table-cell office:value-type="float" office:value="239395">
                <text:p>239395</text:p>
              </table:table-cell>
              <table:table-cell office:value-type="float" office:value="293383">
                <text:p>293383</text:p>
              </table:table-cell>
              <table:table-cell office:value-type="float" office:value="259992">
                <text:p>259992</text:p>
              </table:table-cell>
              <table:table-cell office:value-type="float" office:value="304492">
                <text:p>304492</text:p>
              </table:table-cell>
              <table:table-cell office:value-type="float" office:value="276828">
                <text:p>276828</text:p>
              </table:table-cell>
              <table:table-cell office:value-type="float" office:value="305442">
                <text:p>305442</text:p>
              </table:table-cell>
              <table:table-cell office:value-type="float" office:value="278283">
                <text:p>278283</text:p>
              </table:table-cell>
              <table:table-cell office:value-type="float" office:value="270053">
                <text:p>27005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451">
                <text:p>249451</text:p>
              </table:table-cell>
              <table:table-cell office:value-type="float" office:value="288568">
                <text:p>288568</text:p>
              </table:table-cell>
              <table:table-cell office:value-type="float" office:value="271684">
                <text:p>271684</text:p>
              </table:table-cell>
              <table:table-cell office:value-type="float" office:value="267561">
                <text:p>267561</text:p>
              </table:table-cell>
              <table:table-cell office:value-type="float" office:value="248078">
                <text:p>248078</text:p>
              </table:table-cell>
              <table:table-cell office:value-type="float" office:value="264201">
                <text:p>264201</text:p>
              </table:table-cell>
              <table:table-cell office:value-type="float" office:value="263996">
                <text:p>263996</text:p>
              </table:table-cell>
              <table:table-cell office:value-type="float" office:value="239267">
                <text:p>239267</text:p>
              </table:table-cell>
              <table:table-cell office:value-type="float" office:value="267942">
                <text:p>267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6cm" svg:height="8.315cm" xlink:href=".." xlink:type="simple" chart:class="chart:bar" chart:style-name="ch1">
        <chart:title svg:x="5.71cm" svg:y="0.302cm" chart:style-name="ch2">
          <text:p>Dom0 Re-write Report</text:p>
        </chart:title>
        <chart:legend chart:legend-position="end" svg:x="14.325cm" svg:y="0.87cm" style:legend-expansion="high" chart:style-name="ch3"/>
        <chart:plot-area chart:style-name="ch4" table:cell-range-address="DOM0_INDIRECT_DATA.D207:DOM0_INDIRECT_DATA.Q224" chart:data-source-has-labels="both" svg:x="1.331cm" svg:y="1.247cm" svg:width="9.328cm" svg:height="5.921cm" dr3d:transform="matrix (0.937250944888388 0.0665847169776786 0.342238428249701 -0.0721690588634251 0.997385939940202 0.00359357097712953 -0.341104519537034 -0.0280671030675169 0.9396062709863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1.308cm" svg:width="6.892cm" svg:height="4.3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985cm" svg:y="7.334cm" chart:style-name="ch6">
              <text:p>File size (KB)</text:p>
            </chart:title>
            <chart:categories table:cell-range-address="DOM0_INDIRECT_DATA.D208:DOM0_INDIRECT_DATA.D224"/>
            <chart:grid chart:style-name="ch7" chart:class="major"/>
          </chart:axis>
          <chart:axis chart:dimension="y" chart:name="primary-y" chart:style-name="ch8">
            <chart:title svg:x="0.451cm" svg:y="5.389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0.98cm" svg:y="6.608cm" chart:style-name="ch6">
              <text:p>Transfered size (KB)</text:p>
            </chart:title>
            <chart:grid chart:style-name="ch7" chart:class="major"/>
          </chart:axis>
          <chart:series chart:style-name="ch11" chart:values-cell-range-address="DOM0_INDIRECT_DATA.E208:DOM0_INDIRECT_DATA.E224" chart:label-cell-address="DOM0_INDIRECT_DATA.E207:DOM0_INDIRECT_DATA.E207" chart:class="chart:bar">
            <chart:data-point chart:repeated="17"/>
          </chart:series>
          <chart:series chart:style-name="ch12" chart:values-cell-range-address="DOM0_INDIRECT_DATA.F208:DOM0_INDIRECT_DATA.F224" chart:label-cell-address="DOM0_INDIRECT_DATA.F207:DOM0_INDIRECT_DATA.F207" chart:class="chart:bar">
            <chart:data-point chart:repeated="17"/>
          </chart:series>
          <chart:series chart:style-name="ch13" chart:values-cell-range-address="DOM0_INDIRECT_DATA.G208:DOM0_INDIRECT_DATA.G224" chart:label-cell-address="DOM0_INDIRECT_DATA.G207:DOM0_INDIRECT_DATA.G207" chart:class="chart:bar">
            <chart:data-point chart:repeated="17"/>
          </chart:series>
          <chart:series chart:style-name="ch14" chart:values-cell-range-address="DOM0_INDIRECT_DATA.H208:DOM0_INDIRECT_DATA.H224" chart:label-cell-address="DOM0_INDIRECT_DATA.H207:DOM0_INDIRECT_DATA.H207" chart:class="chart:bar">
            <chart:data-point chart:repeated="17"/>
          </chart:series>
          <chart:series chart:style-name="ch15" chart:values-cell-range-address="DOM0_INDIRECT_DATA.I208:DOM0_INDIRECT_DATA.I224" chart:label-cell-address="DOM0_INDIRECT_DATA.I207:DOM0_INDIRECT_DATA.I207" chart:class="chart:bar">
            <chart:data-point chart:repeated="17"/>
          </chart:series>
          <chart:series chart:style-name="ch16" chart:values-cell-range-address="DOM0_INDIRECT_DATA.J208:DOM0_INDIRECT_DATA.J224" chart:label-cell-address="DOM0_INDIRECT_DATA.J207:DOM0_INDIRECT_DATA.J207" chart:class="chart:bar">
            <chart:data-point chart:repeated="17"/>
          </chart:series>
          <chart:series chart:style-name="ch17" chart:values-cell-range-address="DOM0_INDIRECT_DATA.K208:DOM0_INDIRECT_DATA.K224" chart:label-cell-address="DOM0_INDIRECT_DATA.K207:DOM0_INDIRECT_DATA.K207" chart:class="chart:bar">
            <chart:data-point chart:repeated="17"/>
          </chart:series>
          <chart:series chart:style-name="ch18" chart:values-cell-range-address="DOM0_INDIRECT_DATA.L208:DOM0_INDIRECT_DATA.L224" chart:label-cell-address="DOM0_INDIRECT_DATA.L207:DOM0_INDIRECT_DATA.L207" chart:class="chart:bar">
            <chart:data-point chart:repeated="17"/>
          </chart:series>
          <chart:series chart:style-name="ch19" chart:values-cell-range-address="DOM0_INDIRECT_DATA.M208:DOM0_INDIRECT_DATA.M224" chart:label-cell-address="DOM0_INDIRECT_DATA.M207:DOM0_INDIRECT_DATA.M207" chart:class="chart:bar">
            <chart:data-point chart:repeated="17"/>
          </chart:series>
          <chart:series chart:style-name="ch20" chart:values-cell-range-address="DOM0_INDIRECT_DATA.N208:DOM0_INDIRECT_DATA.N224" chart:label-cell-address="DOM0_INDIRECT_DATA.N207:DOM0_INDIRECT_DATA.N207" chart:class="chart:bar">
            <chart:data-point chart:repeated="17"/>
          </chart:series>
          <chart:series chart:style-name="ch21" chart:values-cell-range-address="DOM0_INDIRECT_DATA.O208:DOM0_INDIRECT_DATA.O224" chart:label-cell-address="DOM0_INDIRECT_DATA.O207:DOM0_INDIRECT_DATA.O207" chart:class="chart:bar">
            <chart:data-point chart:repeated="17"/>
          </chart:series>
          <chart:series chart:style-name="ch22" chart:values-cell-range-address="DOM0_INDIRECT_DATA.P208:DOM0_INDIRECT_DATA.P224" chart:label-cell-address="DOM0_INDIRECT_DATA.P207:DOM0_INDIRECT_DATA.P207" chart:class="chart:bar">
            <chart:data-point chart:repeated="17"/>
          </chart:series>
          <chart:series chart:style-name="ch11" chart:values-cell-range-address="DOM0_INDIRECT_DATA.Q208:DOM0_INDIRECT_DATA.Q224" chart:label-cell-address="DOM0_INDIRECT_DATA.Q207:DOM0_INDIRECT_DATA.Q207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DOM0_INDIRECT_DATA.E207:DOM0_INDIRECT_DATA.E207</svg:desc>
                </draw:g>
              </table:table-cell>
              <table:table-cell office:value-type="string">
                <text:p>8</text:p>
                <draw:g>
                  <svg:desc>DOM0_INDIRECT_DATA.F207:DOM0_INDIRECT_DATA.F207</svg:desc>
                </draw:g>
              </table:table-cell>
              <table:table-cell office:value-type="string">
                <text:p>16</text:p>
                <draw:g>
                  <svg:desc>DOM0_INDIRECT_DATA.G207:DOM0_INDIRECT_DATA.G207</svg:desc>
                </draw:g>
              </table:table-cell>
              <table:table-cell office:value-type="string">
                <text:p>32</text:p>
                <draw:g>
                  <svg:desc>DOM0_INDIRECT_DATA.H207:DOM0_INDIRECT_DATA.H207</svg:desc>
                </draw:g>
              </table:table-cell>
              <table:table-cell office:value-type="string">
                <text:p>64</text:p>
                <draw:g>
                  <svg:desc>DOM0_INDIRECT_DATA.I207:DOM0_INDIRECT_DATA.I207</svg:desc>
                </draw:g>
              </table:table-cell>
              <table:table-cell office:value-type="string">
                <text:p>128</text:p>
                <draw:g>
                  <svg:desc>DOM0_INDIRECT_DATA.J207:DOM0_INDIRECT_DATA.J207</svg:desc>
                </draw:g>
              </table:table-cell>
              <table:table-cell office:value-type="string">
                <text:p>256</text:p>
                <draw:g>
                  <svg:desc>DOM0_INDIRECT_DATA.K207:DOM0_INDIRECT_DATA.K207</svg:desc>
                </draw:g>
              </table:table-cell>
              <table:table-cell office:value-type="string">
                <text:p>512</text:p>
                <draw:g>
                  <svg:desc>DOM0_INDIRECT_DATA.L207:DOM0_INDIRECT_DATA.L207</svg:desc>
                </draw:g>
              </table:table-cell>
              <table:table-cell office:value-type="string">
                <text:p>1024</text:p>
                <draw:g>
                  <svg:desc>DOM0_INDIRECT_DATA.M207:DOM0_INDIRECT_DATA.M207</svg:desc>
                </draw:g>
              </table:table-cell>
              <table:table-cell office:value-type="string">
                <text:p>2048</text:p>
                <draw:g>
                  <svg:desc>DOM0_INDIRECT_DATA.N207:DOM0_INDIRECT_DATA.N207</svg:desc>
                </draw:g>
              </table:table-cell>
              <table:table-cell office:value-type="string">
                <text:p>4096</text:p>
                <draw:g>
                  <svg:desc>DOM0_INDIRECT_DATA.O207:DOM0_INDIRECT_DATA.O207</svg:desc>
                </draw:g>
              </table:table-cell>
              <table:table-cell office:value-type="string">
                <text:p>8192</text:p>
                <draw:g>
                  <svg:desc>DOM0_INDIRECT_DATA.P207:DOM0_INDIRECT_DATA.P207</svg:desc>
                </draw:g>
              </table:table-cell>
              <table:table-cell office:value-type="string">
                <text:p>16384</text:p>
                <draw:g>
                  <svg:desc>DOM0_INDIRECT_DATA.Q207:DOM0_INDIRECT_DATA.Q2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DOM0_INDIRECT_DATA.D208:DOM0_INDIRECT_DATA.D224</svg:desc>
                </draw:g>
              </table:table-cell>
              <table:table-cell office:value-type="float" office:value="939223">
                <text:p>939223</text:p>
                <draw:g>
                  <svg:desc>DOM0_INDIRECT_DATA.E208:DOM0_INDIRECT_DATA.E224</svg:desc>
                </draw:g>
              </table:table-cell>
              <table:table-cell office:value-type="float" office:value="1357066">
                <text:p>1357066</text:p>
                <draw:g>
                  <svg:desc>DOM0_INDIRECT_DATA.F208:DOM0_INDIRECT_DATA.F224</svg:desc>
                </draw:g>
              </table:table-cell>
              <table:table-cell office:value-type="float" office:value="1828508">
                <text:p>1828508</text:p>
                <draw:g>
                  <svg:desc>DOM0_INDIRECT_DATA.G208:DOM0_INDIRECT_DATA.G224</svg:desc>
                </draw:g>
              </table:table-cell>
              <table:table-cell office:value-type="float" office:value="2467108">
                <text:p>2467108</text:p>
                <draw:g>
                  <svg:desc>DOM0_INDIRECT_DATA.H208:DOM0_INDIRECT_DATA.H224</svg:desc>
                </draw:g>
              </table:table-cell>
              <table:table-cell office:value-type="float" office:value="2467108">
                <text:p>2467108</text:p>
                <draw:g>
                  <svg:desc>DOM0_INDIRECT_DATA.I208:DOM0_INDIRECT_DATA.I224</svg:desc>
                </draw:g>
              </table:table-cell>
              <table:table-cell office:value-type="float" office:value="NaN">
                <text:p>NaN</text:p>
                <draw:g>
                  <svg:desc>DOM0_INDIRECT_DATA.J208:DOM0_INDIRECT_DATA.J224</svg:desc>
                </draw:g>
              </table:table-cell>
              <table:table-cell office:value-type="float" office:value="NaN">
                <text:p>NaN</text:p>
                <draw:g>
                  <svg:desc>DOM0_INDIRECT_DATA.K208:DOM0_INDIRECT_DATA.K224</svg:desc>
                </draw:g>
              </table:table-cell>
              <table:table-cell office:value-type="float" office:value="NaN">
                <text:p>NaN</text:p>
                <draw:g>
                  <svg:desc>DOM0_INDIRECT_DATA.L208:DOM0_INDIRECT_DATA.L224</svg:desc>
                </draw:g>
              </table:table-cell>
              <table:table-cell office:value-type="float" office:value="NaN">
                <text:p>NaN</text:p>
                <draw:g>
                  <svg:desc>DOM0_INDIRECT_DATA.M208:DOM0_INDIRECT_DATA.M224</svg:desc>
                </draw:g>
              </table:table-cell>
              <table:table-cell office:value-type="float" office:value="NaN">
                <text:p>NaN</text:p>
                <draw:g>
                  <svg:desc>DOM0_INDIRECT_DATA.N208:DOM0_INDIRECT_DATA.N224</svg:desc>
                </draw:g>
              </table:table-cell>
              <table:table-cell office:value-type="float" office:value="NaN">
                <text:p>NaN</text:p>
                <draw:g>
                  <svg:desc>DOM0_INDIRECT_DATA.O208:DOM0_INDIRECT_DATA.O224</svg:desc>
                </draw:g>
              </table:table-cell>
              <table:table-cell office:value-type="float" office:value="NaN">
                <text:p>NaN</text:p>
                <draw:g>
                  <svg:desc>DOM0_INDIRECT_DATA.P208:DOM0_INDIRECT_DATA.P224</svg:desc>
                </draw:g>
              </table:table-cell>
              <table:table-cell office:value-type="float" office:value="NaN">
                <text:p>NaN</text:p>
                <draw:g>
                  <svg:desc>DOM0_INDIRECT_DATA.Q208:DOM0_INDIRECT_DATA.Q22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8974">
                <text:p>1048974</text:p>
              </table:table-cell>
              <table:table-cell office:value-type="float" office:value="1561553">
                <text:p>1561553</text:p>
              </table:table-cell>
              <table:table-cell office:value-type="float" office:value="2035099">
                <text:p>2035099</text:p>
              </table:table-cell>
              <table:table-cell office:value-type="float" office:value="2511022">
                <text:p>2511022</text:p>
              </table:table-cell>
              <table:table-cell office:value-type="float" office:value="2673584">
                <text:p>2673584</text:p>
              </table:table-cell>
              <table:table-cell office:value-type="float" office:value="3053774">
                <text:p>305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48775">
                <text:p>1048775</text:p>
              </table:table-cell>
              <table:table-cell office:value-type="float" office:value="1487577">
                <text:p>1487577</text:p>
              </table:table-cell>
              <table:table-cell office:value-type="float" office:value="2097948">
                <text:p>2097948</text:p>
              </table:table-cell>
              <table:table-cell office:value-type="float" office:value="2582316">
                <text:p>2582316</text:p>
              </table:table-cell>
              <table:table-cell office:value-type="float" office:value="2665657">
                <text:p>2665657</text:p>
              </table:table-cell>
              <table:table-cell office:value-type="float" office:value="3052087">
                <text:p>3052087</text:p>
              </table:table-cell>
              <table:table-cell office:value-type="float" office:value="3123106">
                <text:p>312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40545">
                <text:p>1040545</text:p>
              </table:table-cell>
              <table:table-cell office:value-type="float" office:value="1590957">
                <text:p>1590957</text:p>
              </table:table-cell>
              <table:table-cell office:value-type="float" office:value="1945526">
                <text:p>1945526</text:p>
              </table:table-cell>
              <table:table-cell office:value-type="float" office:value="2609952">
                <text:p>2609952</text:p>
              </table:table-cell>
              <table:table-cell office:value-type="float" office:value="2979282">
                <text:p>2979282</text:p>
              </table:table-cell>
              <table:table-cell office:value-type="float" office:value="3099691">
                <text:p>3099691</text:p>
              </table:table-cell>
              <table:table-cell office:value-type="float" office:value="3201349">
                <text:p>3201349</text:p>
              </table:table-cell>
              <table:table-cell office:value-type="float" office:value="3239989">
                <text:p>323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44037">
                <text:p>1044037</text:p>
              </table:table-cell>
              <table:table-cell office:value-type="float" office:value="1594978">
                <text:p>1594978</text:p>
              </table:table-cell>
              <table:table-cell office:value-type="float" office:value="2089189">
                <text:p>2089189</text:p>
              </table:table-cell>
              <table:table-cell office:value-type="float" office:value="2604895">
                <text:p>2604895</text:p>
              </table:table-cell>
              <table:table-cell office:value-type="float" office:value="2952261">
                <text:p>2952261</text:p>
              </table:table-cell>
              <table:table-cell office:value-type="float" office:value="2968586">
                <text:p>2968586</text:p>
              </table:table-cell>
              <table:table-cell office:value-type="float" office:value="3229770">
                <text:p>3229770</text:p>
              </table:table-cell>
              <table:table-cell office:value-type="float" office:value="3012308">
                <text:p>3012308</text:p>
              </table:table-cell>
              <table:table-cell office:value-type="float" office:value="3160839">
                <text:p>316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59595">
                <text:p>1059595</text:p>
              </table:table-cell>
              <table:table-cell office:value-type="float" office:value="1587551">
                <text:p>1587551</text:p>
              </table:table-cell>
              <table:table-cell office:value-type="float" office:value="2107025">
                <text:p>2107025</text:p>
              </table:table-cell>
              <table:table-cell office:value-type="float" office:value="2639965">
                <text:p>2639965</text:p>
              </table:table-cell>
              <table:table-cell office:value-type="float" office:value="3034448">
                <text:p>3034448</text:p>
              </table:table-cell>
              <table:table-cell office:value-type="float" office:value="3154809">
                <text:p>3154809</text:p>
              </table:table-cell>
              <table:table-cell office:value-type="float" office:value="3256469">
                <text:p>3256469</text:p>
              </table:table-cell>
              <table:table-cell office:value-type="float" office:value="2662880">
                <text:p>2662880</text:p>
              </table:table-cell>
              <table:table-cell office:value-type="float" office:value="3150182">
                <text:p>3150182</text:p>
              </table:table-cell>
              <table:table-cell office:value-type="float" office:value="3319389">
                <text:p>331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15370">
                <text:p>1015370</text:p>
              </table:table-cell>
              <table:table-cell office:value-type="float" office:value="1519965">
                <text:p>1519965</text:p>
              </table:table-cell>
              <table:table-cell office:value-type="float" office:value="1970212">
                <text:p>1970212</text:p>
              </table:table-cell>
              <table:table-cell office:value-type="float" office:value="2329851">
                <text:p>2329851</text:p>
              </table:table-cell>
              <table:table-cell office:value-type="float" office:value="2605455">
                <text:p>2605455</text:p>
              </table:table-cell>
              <table:table-cell office:value-type="float" office:value="2752828">
                <text:p>2752828</text:p>
              </table:table-cell>
              <table:table-cell office:value-type="float" office:value="3014114">
                <text:p>3014114</text:p>
              </table:table-cell>
              <table:table-cell office:value-type="float" office:value="3297602">
                <text:p>3297602</text:p>
              </table:table-cell>
              <table:table-cell office:value-type="float" office:value="3131124">
                <text:p>3131124</text:p>
              </table:table-cell>
              <table:table-cell office:value-type="float" office:value="2689058">
                <text:p>2689058</text:p>
              </table:table-cell>
              <table:table-cell office:value-type="float" office:value="3138560">
                <text:p>3138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13716">
                <text:p>1013716</text:p>
              </table:table-cell>
              <table:table-cell office:value-type="float" office:value="1501487">
                <text:p>1501487</text:p>
              </table:table-cell>
              <table:table-cell office:value-type="float" office:value="2045976">
                <text:p>2045976</text:p>
              </table:table-cell>
              <table:table-cell office:value-type="float" office:value="2414461">
                <text:p>2414461</text:p>
              </table:table-cell>
              <table:table-cell office:value-type="float" office:value="2693654">
                <text:p>2693654</text:p>
              </table:table-cell>
              <table:table-cell office:value-type="float" office:value="2858355">
                <text:p>2858355</text:p>
              </table:table-cell>
              <table:table-cell office:value-type="float" office:value="2904014">
                <text:p>2904014</text:p>
              </table:table-cell>
              <table:table-cell office:value-type="float" office:value="2925775">
                <text:p>2925775</text:p>
              </table:table-cell>
              <table:table-cell office:value-type="float" office:value="2867420">
                <text:p>2867420</text:p>
              </table:table-cell>
              <table:table-cell office:value-type="float" office:value="2847459">
                <text:p>2847459</text:p>
              </table:table-cell>
              <table:table-cell office:value-type="float" office:value="2770543">
                <text:p>2770543</text:p>
              </table:table-cell>
              <table:table-cell office:value-type="float" office:value="2745307">
                <text:p>2745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014043">
                <text:p>1014043</text:p>
              </table:table-cell>
              <table:table-cell office:value-type="float" office:value="1490667">
                <text:p>1490667</text:p>
              </table:table-cell>
              <table:table-cell office:value-type="float" office:value="1978005">
                <text:p>1978005</text:p>
              </table:table-cell>
              <table:table-cell office:value-type="float" office:value="2405149">
                <text:p>2405149</text:p>
              </table:table-cell>
              <table:table-cell office:value-type="float" office:value="2728825">
                <text:p>2728825</text:p>
              </table:table-cell>
              <table:table-cell office:value-type="float" office:value="2875315">
                <text:p>2875315</text:p>
              </table:table-cell>
              <table:table-cell office:value-type="float" office:value="2954684">
                <text:p>2954684</text:p>
              </table:table-cell>
              <table:table-cell office:value-type="float" office:value="2970907">
                <text:p>2970907</text:p>
              </table:table-cell>
              <table:table-cell office:value-type="float" office:value="2987698">
                <text:p>2987698</text:p>
              </table:table-cell>
              <table:table-cell office:value-type="float" office:value="2987568">
                <text:p>2987568</text:p>
              </table:table-cell>
              <table:table-cell office:value-type="float" office:value="2811209">
                <text:p>2811209</text:p>
              </table:table-cell>
              <table:table-cell office:value-type="float" office:value="2784103">
                <text:p>2784103</text:p>
              </table:table-cell>
              <table:table-cell office:value-type="float" office:value="2886062">
                <text:p>2886062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38955">
                <text:p>2638955</text:p>
              </table:table-cell>
              <table:table-cell office:value-type="float" office:value="2791613">
                <text:p>2791613</text:p>
              </table:table-cell>
              <table:table-cell office:value-type="float" office:value="2851146">
                <text:p>2851146</text:p>
              </table:table-cell>
              <table:table-cell office:value-type="float" office:value="1385713">
                <text:p>1385713</text:p>
              </table:table-cell>
              <table:table-cell office:value-type="float" office:value="2931730">
                <text:p>2931730</text:p>
              </table:table-cell>
              <table:table-cell office:value-type="float" office:value="2861296">
                <text:p>2861296</text:p>
              </table:table-cell>
              <table:table-cell office:value-type="float" office:value="2743193">
                <text:p>2743193</text:p>
              </table:table-cell>
              <table:table-cell office:value-type="float" office:value="2645610">
                <text:p>2645610</text:p>
              </table:table-cell>
              <table:table-cell office:value-type="float" office:value="2646221">
                <text:p>2646221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0594">
                <text:p>590594</text:p>
              </table:table-cell>
              <table:table-cell office:value-type="float" office:value="620171">
                <text:p>620171</text:p>
              </table:table-cell>
              <table:table-cell office:value-type="float" office:value="623130">
                <text:p>623130</text:p>
              </table:table-cell>
              <table:table-cell office:value-type="float" office:value="565468">
                <text:p>565468</text:p>
              </table:table-cell>
              <table:table-cell office:value-type="float" office:value="463171">
                <text:p>463171</text:p>
              </table:table-cell>
              <table:table-cell office:value-type="float" office:value="598273">
                <text:p>598273</text:p>
              </table:table-cell>
              <table:table-cell office:value-type="float" office:value="580211">
                <text:p>580211</text:p>
              </table:table-cell>
              <table:table-cell office:value-type="float" office:value="498111">
                <text:p>498111</text:p>
              </table:table-cell>
              <table:table-cell office:value-type="float" office:value="435820">
                <text:p>43582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6937">
                <text:p>376937</text:p>
              </table:table-cell>
              <table:table-cell office:value-type="float" office:value="458163">
                <text:p>458163</text:p>
              </table:table-cell>
              <table:table-cell office:value-type="float" office:value="429929">
                <text:p>429929</text:p>
              </table:table-cell>
              <table:table-cell office:value-type="float" office:value="404147">
                <text:p>404147</text:p>
              </table:table-cell>
              <table:table-cell office:value-type="float" office:value="307933">
                <text:p>307933</text:p>
              </table:table-cell>
              <table:table-cell office:value-type="float" office:value="381101">
                <text:p>381101</text:p>
              </table:table-cell>
              <table:table-cell office:value-type="float" office:value="435686">
                <text:p>435686</text:p>
              </table:table-cell>
              <table:table-cell office:value-type="float" office:value="448858">
                <text:p>448858</text:p>
              </table:table-cell>
              <table:table-cell office:value-type="float" office:value="417751">
                <text:p>417751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143">
                <text:p>302143</text:p>
              </table:table-cell>
              <table:table-cell office:value-type="float" office:value="380830">
                <text:p>380830</text:p>
              </table:table-cell>
              <table:table-cell office:value-type="float" office:value="281512">
                <text:p>281512</text:p>
              </table:table-cell>
              <table:table-cell office:value-type="float" office:value="369753">
                <text:p>369753</text:p>
              </table:table-cell>
              <table:table-cell office:value-type="float" office:value="314631">
                <text:p>314631</text:p>
              </table:table-cell>
              <table:table-cell office:value-type="float" office:value="320982">
                <text:p>320982</text:p>
              </table:table-cell>
              <table:table-cell office:value-type="float" office:value="305488">
                <text:p>305488</text:p>
              </table:table-cell>
              <table:table-cell office:value-type="float" office:value="357649">
                <text:p>357649</text:p>
              </table:table-cell>
              <table:table-cell office:value-type="float" office:value="239298">
                <text:p>239298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410">
                <text:p>210410</text:p>
              </table:table-cell>
              <table:table-cell office:value-type="float" office:value="289589">
                <text:p>289589</text:p>
              </table:table-cell>
              <table:table-cell office:value-type="float" office:value="337384">
                <text:p>337384</text:p>
              </table:table-cell>
              <table:table-cell office:value-type="float" office:value="197291">
                <text:p>197291</text:p>
              </table:table-cell>
              <table:table-cell office:value-type="float" office:value="352284">
                <text:p>352284</text:p>
              </table:table-cell>
              <table:table-cell office:value-type="float" office:value="290974">
                <text:p>290974</text:p>
              </table:table-cell>
              <table:table-cell office:value-type="float" office:value="369761">
                <text:p>369761</text:p>
              </table:table-cell>
              <table:table-cell office:value-type="float" office:value="290535">
                <text:p>290535</text:p>
              </table:table-cell>
              <table:table-cell office:value-type="float" office:value="364367">
                <text:p>364367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526">
                <text:p>246526</text:p>
              </table:table-cell>
              <table:table-cell office:value-type="float" office:value="247917">
                <text:p>247917</text:p>
              </table:table-cell>
              <table:table-cell office:value-type="float" office:value="262548">
                <text:p>262548</text:p>
              </table:table-cell>
              <table:table-cell office:value-type="float" office:value="244616">
                <text:p>244616</text:p>
              </table:table-cell>
              <table:table-cell office:value-type="float" office:value="283830">
                <text:p>283830</text:p>
              </table:table-cell>
              <table:table-cell office:value-type="float" office:value="224383">
                <text:p>224383</text:p>
              </table:table-cell>
              <table:table-cell office:value-type="float" office:value="218405">
                <text:p>218405</text:p>
              </table:table-cell>
              <table:table-cell office:value-type="float" office:value="209669">
                <text:p>209669</text:p>
              </table:table-cell>
              <table:table-cell office:value-type="float" office:value="231021">
                <text:p>231021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126">
                <text:p>192126</text:p>
              </table:table-cell>
              <table:table-cell office:value-type="float" office:value="234843">
                <text:p>234843</text:p>
              </table:table-cell>
              <table:table-cell office:value-type="float" office:value="248898">
                <text:p>248898</text:p>
              </table:table-cell>
              <table:table-cell office:value-type="float" office:value="233942">
                <text:p>233942</text:p>
              </table:table-cell>
              <table:table-cell office:value-type="float" office:value="250502">
                <text:p>250502</text:p>
              </table:table-cell>
              <table:table-cell office:value-type="float" office:value="256141">
                <text:p>256141</text:p>
              </table:table-cell>
              <table:table-cell office:value-type="float" office:value="256069">
                <text:p>256069</text:p>
              </table:table-cell>
              <table:table-cell office:value-type="float" office:value="276044">
                <text:p>276044</text:p>
              </table:table-cell>
              <table:table-cell office:value-type="float" office:value="268320">
                <text:p>268320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103">
                <text:p>220103</text:p>
              </table:table-cell>
              <table:table-cell office:value-type="float" office:value="240851">
                <text:p>240851</text:p>
              </table:table-cell>
              <table:table-cell office:value-type="float" office:value="216076">
                <text:p>216076</text:p>
              </table:table-cell>
              <table:table-cell office:value-type="float" office:value="214688">
                <text:p>214688</text:p>
              </table:table-cell>
              <table:table-cell office:value-type="float" office:value="201823">
                <text:p>201823</text:p>
              </table:table-cell>
              <table:table-cell office:value-type="float" office:value="185071">
                <text:p>185071</text:p>
              </table:table-cell>
              <table:table-cell office:value-type="float" office:value="219627">
                <text:p>219627</text:p>
              </table:table-cell>
              <table:table-cell office:value-type="float" office:value="194946">
                <text:p>194946</text:p>
              </table:table-cell>
              <table:table-cell office:value-type="float" office:value="223718">
                <text:p>223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6cm" svg:height="8.527cm" xlink:href=".." xlink:type="simple" chart:class="chart:bar" chart:style-name="ch1">
        <chart:title svg:x="6.028cm" svg:y="0.306cm" chart:style-name="ch2">
          <text:p>Dom0 Read Report</text:p>
        </chart:title>
        <chart:legend chart:legend-position="end" svg:x="14.325cm" svg:y="0.976cm" style:legend-expansion="high" chart:style-name="ch3"/>
        <chart:plot-area chart:style-name="ch4" table:cell-range-address="DOM0_INDIRECT_DATA.D227:DOM0_INDIRECT_DATA.Q244" chart:data-source-has-labels="both" svg:x="1.303cm" svg:y="1.352cm" svg:width="9.612cm" svg:height="6.085cm" dr3d:transform="matrix (0.984588134531468 0.0333995658853759 0.171670248845021 -0.0424772789261308 0.997871466633619 0.0494794589046934 -0.169652250544679 -0.0560089731841068 0.983911128511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5cm" svg:y="1.339cm" svg:width="7.629cm" svg:height="4.6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099cm" svg:y="7.607cm" chart:style-name="ch6">
              <text:p>File size (KB)</text:p>
            </chart:title>
            <chart:categories table:cell-range-address="DOM0_INDIRECT_DATA.D228:DOM0_INDIRECT_DATA.D244"/>
            <chart:grid chart:style-name="ch7" chart:class="major"/>
          </chart:axis>
          <chart:axis chart:dimension="y" chart:name="primary-y" chart:style-name="ch8">
            <chart:title svg:x="0.423cm" svg:y="5.576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1.236cm" svg:y="6.877cm" chart:style-name="ch6">
              <text:p>Transfer size (KB)</text:p>
            </chart:title>
            <chart:grid chart:style-name="ch7" chart:class="major"/>
          </chart:axis>
          <chart:series chart:style-name="ch11" chart:values-cell-range-address="DOM0_INDIRECT_DATA.E228:DOM0_INDIRECT_DATA.E244" chart:label-cell-address="DOM0_INDIRECT_DATA.E227:DOM0_INDIRECT_DATA.E227" chart:class="chart:bar">
            <chart:data-point chart:repeated="17"/>
          </chart:series>
          <chart:series chart:style-name="ch12" chart:values-cell-range-address="DOM0_INDIRECT_DATA.F228:DOM0_INDIRECT_DATA.F244" chart:label-cell-address="DOM0_INDIRECT_DATA.F227:DOM0_INDIRECT_DATA.F227" chart:class="chart:bar">
            <chart:data-point chart:repeated="17"/>
          </chart:series>
          <chart:series chart:style-name="ch13" chart:values-cell-range-address="DOM0_INDIRECT_DATA.G228:DOM0_INDIRECT_DATA.G244" chart:label-cell-address="DOM0_INDIRECT_DATA.G227:DOM0_INDIRECT_DATA.G227" chart:class="chart:bar">
            <chart:data-point chart:repeated="17"/>
          </chart:series>
          <chart:series chart:style-name="ch14" chart:values-cell-range-address="DOM0_INDIRECT_DATA.H228:DOM0_INDIRECT_DATA.H244" chart:label-cell-address="DOM0_INDIRECT_DATA.H227:DOM0_INDIRECT_DATA.H227" chart:class="chart:bar">
            <chart:data-point chart:repeated="17"/>
          </chart:series>
          <chart:series chart:style-name="ch15" chart:values-cell-range-address="DOM0_INDIRECT_DATA.I228:DOM0_INDIRECT_DATA.I244" chart:label-cell-address="DOM0_INDIRECT_DATA.I227:DOM0_INDIRECT_DATA.I227" chart:class="chart:bar">
            <chart:data-point chart:repeated="17"/>
          </chart:series>
          <chart:series chart:style-name="ch16" chart:values-cell-range-address="DOM0_INDIRECT_DATA.J228:DOM0_INDIRECT_DATA.J244" chart:label-cell-address="DOM0_INDIRECT_DATA.J227:DOM0_INDIRECT_DATA.J227" chart:class="chart:bar">
            <chart:data-point chart:repeated="17"/>
          </chart:series>
          <chart:series chart:style-name="ch17" chart:values-cell-range-address="DOM0_INDIRECT_DATA.K228:DOM0_INDIRECT_DATA.K244" chart:label-cell-address="DOM0_INDIRECT_DATA.K227:DOM0_INDIRECT_DATA.K227" chart:class="chart:bar">
            <chart:data-point chart:repeated="17"/>
          </chart:series>
          <chart:series chart:style-name="ch18" chart:values-cell-range-address="DOM0_INDIRECT_DATA.L228:DOM0_INDIRECT_DATA.L244" chart:label-cell-address="DOM0_INDIRECT_DATA.L227:DOM0_INDIRECT_DATA.L227" chart:class="chart:bar">
            <chart:data-point chart:repeated="17"/>
          </chart:series>
          <chart:series chart:style-name="ch19" chart:values-cell-range-address="DOM0_INDIRECT_DATA.M228:DOM0_INDIRECT_DATA.M244" chart:label-cell-address="DOM0_INDIRECT_DATA.M227:DOM0_INDIRECT_DATA.M227" chart:class="chart:bar">
            <chart:data-point chart:repeated="17"/>
          </chart:series>
          <chart:series chart:style-name="ch20" chart:values-cell-range-address="DOM0_INDIRECT_DATA.N228:DOM0_INDIRECT_DATA.N244" chart:label-cell-address="DOM0_INDIRECT_DATA.N227:DOM0_INDIRECT_DATA.N227" chart:class="chart:bar">
            <chart:data-point chart:repeated="17"/>
          </chart:series>
          <chart:series chart:style-name="ch21" chart:values-cell-range-address="DOM0_INDIRECT_DATA.O228:DOM0_INDIRECT_DATA.O244" chart:label-cell-address="DOM0_INDIRECT_DATA.O227:DOM0_INDIRECT_DATA.O227" chart:class="chart:bar">
            <chart:data-point chart:repeated="17"/>
          </chart:series>
          <chart:series chart:style-name="ch22" chart:values-cell-range-address="DOM0_INDIRECT_DATA.P228:DOM0_INDIRECT_DATA.P244" chart:label-cell-address="DOM0_INDIRECT_DATA.P227:DOM0_INDIRECT_DATA.P227" chart:class="chart:bar">
            <chart:data-point chart:repeated="17"/>
          </chart:series>
          <chart:series chart:style-name="ch11" chart:values-cell-range-address="DOM0_INDIRECT_DATA.Q228:DOM0_INDIRECT_DATA.Q244" chart:label-cell-address="DOM0_INDIRECT_DATA.Q227:DOM0_INDIRECT_DATA.Q227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DOM0_INDIRECT_DATA.E227:DOM0_INDIRECT_DATA.E227</svg:desc>
                </draw:g>
              </table:table-cell>
              <table:table-cell office:value-type="string">
                <text:p>8</text:p>
                <draw:g>
                  <svg:desc>DOM0_INDIRECT_DATA.F227:DOM0_INDIRECT_DATA.F227</svg:desc>
                </draw:g>
              </table:table-cell>
              <table:table-cell office:value-type="string">
                <text:p>16</text:p>
                <draw:g>
                  <svg:desc>DOM0_INDIRECT_DATA.G227:DOM0_INDIRECT_DATA.G227</svg:desc>
                </draw:g>
              </table:table-cell>
              <table:table-cell office:value-type="string">
                <text:p>32</text:p>
                <draw:g>
                  <svg:desc>DOM0_INDIRECT_DATA.H227:DOM0_INDIRECT_DATA.H227</svg:desc>
                </draw:g>
              </table:table-cell>
              <table:table-cell office:value-type="string">
                <text:p>64</text:p>
                <draw:g>
                  <svg:desc>DOM0_INDIRECT_DATA.I227:DOM0_INDIRECT_DATA.I227</svg:desc>
                </draw:g>
              </table:table-cell>
              <table:table-cell office:value-type="string">
                <text:p>128</text:p>
                <draw:g>
                  <svg:desc>DOM0_INDIRECT_DATA.J227:DOM0_INDIRECT_DATA.J227</svg:desc>
                </draw:g>
              </table:table-cell>
              <table:table-cell office:value-type="string">
                <text:p>256</text:p>
                <draw:g>
                  <svg:desc>DOM0_INDIRECT_DATA.K227:DOM0_INDIRECT_DATA.K227</svg:desc>
                </draw:g>
              </table:table-cell>
              <table:table-cell office:value-type="string">
                <text:p>512</text:p>
                <draw:g>
                  <svg:desc>DOM0_INDIRECT_DATA.L227:DOM0_INDIRECT_DATA.L227</svg:desc>
                </draw:g>
              </table:table-cell>
              <table:table-cell office:value-type="string">
                <text:p>1024</text:p>
                <draw:g>
                  <svg:desc>DOM0_INDIRECT_DATA.M227:DOM0_INDIRECT_DATA.M227</svg:desc>
                </draw:g>
              </table:table-cell>
              <table:table-cell office:value-type="string">
                <text:p>2048</text:p>
                <draw:g>
                  <svg:desc>DOM0_INDIRECT_DATA.N227:DOM0_INDIRECT_DATA.N227</svg:desc>
                </draw:g>
              </table:table-cell>
              <table:table-cell office:value-type="string">
                <text:p>4096</text:p>
                <draw:g>
                  <svg:desc>DOM0_INDIRECT_DATA.O227:DOM0_INDIRECT_DATA.O227</svg:desc>
                </draw:g>
              </table:table-cell>
              <table:table-cell office:value-type="string">
                <text:p>8192</text:p>
                <draw:g>
                  <svg:desc>DOM0_INDIRECT_DATA.P227:DOM0_INDIRECT_DATA.P227</svg:desc>
                </draw:g>
              </table:table-cell>
              <table:table-cell office:value-type="string">
                <text:p>16384</text:p>
                <draw:g>
                  <svg:desc>DOM0_INDIRECT_DATA.Q227:DOM0_INDIRECT_DATA.Q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DOM0_INDIRECT_DATA.D228:DOM0_INDIRECT_DATA.D244</svg:desc>
                </draw:g>
              </table:table-cell>
              <table:table-cell office:value-type="float" office:value="1392258">
                <text:p>1392258</text:p>
                <draw:g>
                  <svg:desc>DOM0_INDIRECT_DATA.E228:DOM0_INDIRECT_DATA.E244</svg:desc>
                </draw:g>
              </table:table-cell>
              <table:table-cell office:value-type="float" office:value="2444640">
                <text:p>2444640</text:p>
                <draw:g>
                  <svg:desc>DOM0_INDIRECT_DATA.F228:DOM0_INDIRECT_DATA.F244</svg:desc>
                </draw:g>
              </table:table-cell>
              <table:table-cell office:value-type="float" office:value="3791156">
                <text:p>3791156</text:p>
                <draw:g>
                  <svg:desc>DOM0_INDIRECT_DATA.G228:DOM0_INDIRECT_DATA.G244</svg:desc>
                </draw:g>
              </table:table-cell>
              <table:table-cell office:value-type="float" office:value="5283570">
                <text:p>5283570</text:p>
                <draw:g>
                  <svg:desc>DOM0_INDIRECT_DATA.H228:DOM0_INDIRECT_DATA.H244</svg:desc>
                </draw:g>
              </table:table-cell>
              <table:table-cell office:value-type="float" office:value="6421025">
                <text:p>6421025</text:p>
                <draw:g>
                  <svg:desc>DOM0_INDIRECT_DATA.I228:DOM0_INDIRECT_DATA.I244</svg:desc>
                </draw:g>
              </table:table-cell>
              <table:table-cell office:value-type="float" office:value="NaN">
                <text:p>NaN</text:p>
                <draw:g>
                  <svg:desc>DOM0_INDIRECT_DATA.J228:DOM0_INDIRECT_DATA.J244</svg:desc>
                </draw:g>
              </table:table-cell>
              <table:table-cell office:value-type="float" office:value="NaN">
                <text:p>NaN</text:p>
                <draw:g>
                  <svg:desc>DOM0_INDIRECT_DATA.K228:DOM0_INDIRECT_DATA.K244</svg:desc>
                </draw:g>
              </table:table-cell>
              <table:table-cell office:value-type="float" office:value="NaN">
                <text:p>NaN</text:p>
                <draw:g>
                  <svg:desc>DOM0_INDIRECT_DATA.L228:DOM0_INDIRECT_DATA.L244</svg:desc>
                </draw:g>
              </table:table-cell>
              <table:table-cell office:value-type="float" office:value="NaN">
                <text:p>NaN</text:p>
                <draw:g>
                  <svg:desc>DOM0_INDIRECT_DATA.M228:DOM0_INDIRECT_DATA.M244</svg:desc>
                </draw:g>
              </table:table-cell>
              <table:table-cell office:value-type="float" office:value="NaN">
                <text:p>NaN</text:p>
                <draw:g>
                  <svg:desc>DOM0_INDIRECT_DATA.N228:DOM0_INDIRECT_DATA.N244</svg:desc>
                </draw:g>
              </table:table-cell>
              <table:table-cell office:value-type="float" office:value="NaN">
                <text:p>NaN</text:p>
                <draw:g>
                  <svg:desc>DOM0_INDIRECT_DATA.O228:DOM0_INDIRECT_DATA.O244</svg:desc>
                </draw:g>
              </table:table-cell>
              <table:table-cell office:value-type="float" office:value="NaN">
                <text:p>NaN</text:p>
                <draw:g>
                  <svg:desc>DOM0_INDIRECT_DATA.P228:DOM0_INDIRECT_DATA.P244</svg:desc>
                </draw:g>
              </table:table-cell>
              <table:table-cell office:value-type="float" office:value="NaN">
                <text:p>NaN</text:p>
                <draw:g>
                  <svg:desc>DOM0_INDIRECT_DATA.Q228:DOM0_INDIRECT_DATA.Q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9723">
                <text:p>1319723</text:p>
              </table:table-cell>
              <table:table-cell office:value-type="float" office:value="2464907">
                <text:p>2464907</text:p>
              </table:table-cell>
              <table:table-cell office:value-type="float" office:value="3759450">
                <text:p>3759450</text:p>
              </table:table-cell>
              <table:table-cell office:value-type="float" office:value="5122535">
                <text:p>5122535</text:p>
              </table:table-cell>
              <table:table-cell office:value-type="float" office:value="6406138">
                <text:p>6406138</text:p>
              </table:table-cell>
              <table:table-cell office:value-type="float" office:value="6727225">
                <text:p>672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8455">
                <text:p>1398455</text:p>
              </table:table-cell>
              <table:table-cell office:value-type="float" office:value="2486631">
                <text:p>2486631</text:p>
              </table:table-cell>
              <table:table-cell office:value-type="float" office:value="3705040">
                <text:p>3705040</text:p>
              </table:table-cell>
              <table:table-cell office:value-type="float" office:value="5455847">
                <text:p>5455847</text:p>
              </table:table-cell>
              <table:table-cell office:value-type="float" office:value="6595234">
                <text:p>6595234</text:p>
              </table:table-cell>
              <table:table-cell office:value-type="float" office:value="7120034">
                <text:p>7120034</text:p>
              </table:table-cell>
              <table:table-cell office:value-type="float" office:value="6891544">
                <text:p>689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06520">
                <text:p>1406520</text:p>
              </table:table-cell>
              <table:table-cell office:value-type="float" office:value="2402629">
                <text:p>2402629</text:p>
              </table:table-cell>
              <table:table-cell office:value-type="float" office:value="3556580">
                <text:p>3556580</text:p>
              </table:table-cell>
              <table:table-cell office:value-type="float" office:value="5398323">
                <text:p>5398323</text:p>
              </table:table-cell>
              <table:table-cell office:value-type="float" office:value="6571132">
                <text:p>6571132</text:p>
              </table:table-cell>
              <table:table-cell office:value-type="float" office:value="7211022">
                <text:p>7211022</text:p>
              </table:table-cell>
              <table:table-cell office:value-type="float" office:value="5453155">
                <text:p>5453155</text:p>
              </table:table-cell>
              <table:table-cell office:value-type="float" office:value="6652558">
                <text:p>665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93200">
                <text:p>1393200</text:p>
              </table:table-cell>
              <table:table-cell office:value-type="float" office:value="2454539">
                <text:p>2454539</text:p>
              </table:table-cell>
              <table:table-cell office:value-type="float" office:value="3671521">
                <text:p>3671521</text:p>
              </table:table-cell>
              <table:table-cell office:value-type="float" office:value="4876180">
                <text:p>4876180</text:p>
              </table:table-cell>
              <table:table-cell office:value-type="float" office:value="4526709">
                <text:p>4526709</text:p>
              </table:table-cell>
              <table:table-cell office:value-type="float" office:value="7160597">
                <text:p>7160597</text:p>
              </table:table-cell>
              <table:table-cell office:value-type="float" office:value="4570058">
                <text:p>4570058</text:p>
              </table:table-cell>
              <table:table-cell office:value-type="float" office:value="7220790">
                <text:p>7220790</text:p>
              </table:table-cell>
              <table:table-cell office:value-type="float" office:value="6830356">
                <text:p>683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234397">
                <text:p>1234397</text:p>
              </table:table-cell>
              <table:table-cell office:value-type="float" office:value="2013672">
                <text:p>2013672</text:p>
              </table:table-cell>
              <table:table-cell office:value-type="float" office:value="2794560">
                <text:p>2794560</text:p>
              </table:table-cell>
              <table:table-cell office:value-type="float" office:value="3630870">
                <text:p>3630870</text:p>
              </table:table-cell>
              <table:table-cell office:value-type="float" office:value="6583305">
                <text:p>6583305</text:p>
              </table:table-cell>
              <table:table-cell office:value-type="float" office:value="4572018">
                <text:p>4572018</text:p>
              </table:table-cell>
              <table:table-cell office:value-type="float" office:value="4783331">
                <text:p>4783331</text:p>
              </table:table-cell>
              <table:table-cell office:value-type="float" office:value="4741090">
                <text:p>4741090</text:p>
              </table:table-cell>
              <table:table-cell office:value-type="float" office:value="4562305">
                <text:p>4562305</text:p>
              </table:table-cell>
              <table:table-cell office:value-type="float" office:value="4138120">
                <text:p>4138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25574">
                <text:p>1225574</text:p>
              </table:table-cell>
              <table:table-cell office:value-type="float" office:value="2024541">
                <text:p>2024541</text:p>
              </table:table-cell>
              <table:table-cell office:value-type="float" office:value="2874423">
                <text:p>2874423</text:p>
              </table:table-cell>
              <table:table-cell office:value-type="float" office:value="3765198">
                <text:p>3765198</text:p>
              </table:table-cell>
              <table:table-cell office:value-type="float" office:value="4112175">
                <text:p>4112175</text:p>
              </table:table-cell>
              <table:table-cell office:value-type="float" office:value="4676314">
                <text:p>4676314</text:p>
              </table:table-cell>
              <table:table-cell office:value-type="float" office:value="4882301">
                <text:p>4882301</text:p>
              </table:table-cell>
              <table:table-cell office:value-type="float" office:value="4824714">
                <text:p>4824714</text:p>
              </table:table-cell>
              <table:table-cell office:value-type="float" office:value="4982841">
                <text:p>4982841</text:p>
              </table:table-cell>
              <table:table-cell office:value-type="float" office:value="4633432">
                <text:p>4633432</text:p>
              </table:table-cell>
              <table:table-cell office:value-type="float" office:value="4756587">
                <text:p>475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238956">
                <text:p>1238956</text:p>
              </table:table-cell>
              <table:table-cell office:value-type="float" office:value="2045976">
                <text:p>2045976</text:p>
              </table:table-cell>
              <table:table-cell office:value-type="float" office:value="2881366">
                <text:p>2881366</text:p>
              </table:table-cell>
              <table:table-cell office:value-type="float" office:value="3771731">
                <text:p>3771731</text:p>
              </table:table-cell>
              <table:table-cell office:value-type="float" office:value="4411425">
                <text:p>4411425</text:p>
              </table:table-cell>
              <table:table-cell office:value-type="float" office:value="4727012">
                <text:p>4727012</text:p>
              </table:table-cell>
              <table:table-cell office:value-type="float" office:value="4986316">
                <text:p>4986316</text:p>
              </table:table-cell>
              <table:table-cell office:value-type="float" office:value="4932629">
                <text:p>4932629</text:p>
              </table:table-cell>
              <table:table-cell office:value-type="float" office:value="4908670">
                <text:p>4908670</text:p>
              </table:table-cell>
              <table:table-cell office:value-type="float" office:value="5234728">
                <text:p>5234728</text:p>
              </table:table-cell>
              <table:table-cell office:value-type="float" office:value="5123879">
                <text:p>5123879</text:p>
              </table:table-cell>
              <table:table-cell office:value-type="float" office:value="4576535">
                <text:p>4576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230874">
                <text:p>1230874</text:p>
              </table:table-cell>
              <table:table-cell office:value-type="float" office:value="2040618">
                <text:p>2040618</text:p>
              </table:table-cell>
              <table:table-cell office:value-type="float" office:value="2927870">
                <text:p>2927870</text:p>
              </table:table-cell>
              <table:table-cell office:value-type="float" office:value="3814611">
                <text:p>3814611</text:p>
              </table:table-cell>
              <table:table-cell office:value-type="float" office:value="4476312">
                <text:p>4476312</text:p>
              </table:table-cell>
              <table:table-cell office:value-type="float" office:value="4818765">
                <text:p>4818765</text:p>
              </table:table-cell>
              <table:table-cell office:value-type="float" office:value="5055205">
                <text:p>5055205</text:p>
              </table:table-cell>
              <table:table-cell office:value-type="float" office:value="5443210">
                <text:p>5443210</text:p>
              </table:table-cell>
              <table:table-cell office:value-type="float" office:value="5157259">
                <text:p>5157259</text:p>
              </table:table-cell>
              <table:table-cell office:value-type="float" office:value="5175124">
                <text:p>5175124</text:p>
              </table:table-cell>
              <table:table-cell office:value-type="float" office:value="5288633">
                <text:p>5288633</text:p>
              </table:table-cell>
              <table:table-cell office:value-type="float" office:value="4786543">
                <text:p>4786543</text:p>
              </table:table-cell>
              <table:table-cell office:value-type="float" office:value="4386590">
                <text:p>4386590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97835">
                <text:p>4697835</text:p>
              </table:table-cell>
              <table:table-cell office:value-type="float" office:value="5001998">
                <text:p>5001998</text:p>
              </table:table-cell>
              <table:table-cell office:value-type="float" office:value="5199559">
                <text:p>5199559</text:p>
              </table:table-cell>
              <table:table-cell office:value-type="float" office:value="5359538">
                <text:p>5359538</text:p>
              </table:table-cell>
              <table:table-cell office:value-type="float" office:value="5523006">
                <text:p>5523006</text:p>
              </table:table-cell>
              <table:table-cell office:value-type="float" office:value="5607966">
                <text:p>5607966</text:p>
              </table:table-cell>
              <table:table-cell office:value-type="float" office:value="5684979">
                <text:p>5684979</text:p>
              </table:table-cell>
              <table:table-cell office:value-type="float" office:value="4947619">
                <text:p>4947619</text:p>
              </table:table-cell>
              <table:table-cell office:value-type="float" office:value="4604812">
                <text:p>460481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30571">
                <text:p>4830571</text:p>
              </table:table-cell>
              <table:table-cell office:value-type="float" office:value="5300505">
                <text:p>5300505</text:p>
              </table:table-cell>
              <table:table-cell office:value-type="float" office:value="5424778">
                <text:p>5424778</text:p>
              </table:table-cell>
              <table:table-cell office:value-type="float" office:value="5807344">
                <text:p>5807344</text:p>
              </table:table-cell>
              <table:table-cell office:value-type="float" office:value="5640394">
                <text:p>5640394</text:p>
              </table:table-cell>
              <table:table-cell office:value-type="float" office:value="5838924">
                <text:p>5838924</text:p>
              </table:table-cell>
              <table:table-cell office:value-type="float" office:value="5843641">
                <text:p>5843641</text:p>
              </table:table-cell>
              <table:table-cell office:value-type="float" office:value="5333416">
                <text:p>5333416</text:p>
              </table:table-cell>
              <table:table-cell office:value-type="float" office:value="4908025">
                <text:p>490802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4661">
                <text:p>4964661</text:p>
              </table:table-cell>
              <table:table-cell office:value-type="float" office:value="5312789">
                <text:p>5312789</text:p>
              </table:table-cell>
              <table:table-cell office:value-type="float" office:value="5571841">
                <text:p>5571841</text:p>
              </table:table-cell>
              <table:table-cell office:value-type="float" office:value="5691360">
                <text:p>5691360</text:p>
              </table:table-cell>
              <table:table-cell office:value-type="float" office:value="5808866">
                <text:p>5808866</text:p>
              </table:table-cell>
              <table:table-cell office:value-type="float" office:value="5999290">
                <text:p>5999290</text:p>
              </table:table-cell>
              <table:table-cell office:value-type="float" office:value="6143222">
                <text:p>6143222</text:p>
              </table:table-cell>
              <table:table-cell office:value-type="float" office:value="5437753">
                <text:p>5437753</text:p>
              </table:table-cell>
              <table:table-cell office:value-type="float" office:value="5100257">
                <text:p>5100257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3372">
                <text:p>1413372</text:p>
              </table:table-cell>
              <table:table-cell office:value-type="float" office:value="1387944">
                <text:p>1387944</text:p>
              </table:table-cell>
              <table:table-cell office:value-type="float" office:value="1368455">
                <text:p>1368455</text:p>
              </table:table-cell>
              <table:table-cell office:value-type="float" office:value="1377661">
                <text:p>1377661</text:p>
              </table:table-cell>
              <table:table-cell office:value-type="float" office:value="319728">
                <text:p>319728</text:p>
              </table:table-cell>
              <table:table-cell office:value-type="float" office:value="1383127">
                <text:p>1383127</text:p>
              </table:table-cell>
              <table:table-cell office:value-type="float" office:value="1318307">
                <text:p>1318307</text:p>
              </table:table-cell>
              <table:table-cell office:value-type="float" office:value="1423187">
                <text:p>1423187</text:p>
              </table:table-cell>
              <table:table-cell office:value-type="float" office:value="469119">
                <text:p>469119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4561">
                <text:p>1314561</text:p>
              </table:table-cell>
              <table:table-cell office:value-type="float" office:value="1458202">
                <text:p>1458202</text:p>
              </table:table-cell>
              <table:table-cell office:value-type="float" office:value="1404502">
                <text:p>1404502</text:p>
              </table:table-cell>
              <table:table-cell office:value-type="float" office:value="546036">
                <text:p>546036</text:p>
              </table:table-cell>
              <table:table-cell office:value-type="float" office:value="1455652">
                <text:p>1455652</text:p>
              </table:table-cell>
              <table:table-cell office:value-type="float" office:value="1461943">
                <text:p>1461943</text:p>
              </table:table-cell>
              <table:table-cell office:value-type="float" office:value="1473874">
                <text:p>1473874</text:p>
              </table:table-cell>
              <table:table-cell office:value-type="float" office:value="707878">
                <text:p>707878</text:p>
              </table:table-cell>
              <table:table-cell office:value-type="float" office:value="1461739">
                <text:p>146173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6339">
                <text:p>1406339</text:p>
              </table:table-cell>
              <table:table-cell office:value-type="float" office:value="1431524">
                <text:p>1431524</text:p>
              </table:table-cell>
              <table:table-cell office:value-type="float" office:value="1118188">
                <text:p>1118188</text:p>
              </table:table-cell>
              <table:table-cell office:value-type="float" office:value="1225954">
                <text:p>1225954</text:p>
              </table:table-cell>
              <table:table-cell office:value-type="float" office:value="1425732">
                <text:p>1425732</text:p>
              </table:table-cell>
              <table:table-cell office:value-type="float" office:value="927008">
                <text:p>927008</text:p>
              </table:table-cell>
              <table:table-cell office:value-type="float" office:value="880270">
                <text:p>880270</text:p>
              </table:table-cell>
              <table:table-cell office:value-type="float" office:value="1379144">
                <text:p>1379144</text:p>
              </table:table-cell>
              <table:table-cell office:value-type="float" office:value="1421267">
                <text:p>142126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2103">
                <text:p>882103</text:p>
              </table:table-cell>
              <table:table-cell office:value-type="float" office:value="1202489">
                <text:p>1202489</text:p>
              </table:table-cell>
              <table:table-cell office:value-type="float" office:value="1003273">
                <text:p>1003273</text:p>
              </table:table-cell>
              <table:table-cell office:value-type="float" office:value="958882">
                <text:p>958882</text:p>
              </table:table-cell>
              <table:table-cell office:value-type="float" office:value="1357938">
                <text:p>1357938</text:p>
              </table:table-cell>
              <table:table-cell office:value-type="float" office:value="938971">
                <text:p>938971</text:p>
              </table:table-cell>
              <table:table-cell office:value-type="float" office:value="1397022">
                <text:p>1397022</text:p>
              </table:table-cell>
              <table:table-cell office:value-type="float" office:value="1418579">
                <text:p>1418579</text:p>
              </table:table-cell>
              <table:table-cell office:value-type="float" office:value="809211">
                <text:p>809211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5291">
                <text:p>945291</text:p>
              </table:table-cell>
              <table:table-cell office:value-type="float" office:value="1414592">
                <text:p>1414592</text:p>
              </table:table-cell>
              <table:table-cell office:value-type="float" office:value="1366542">
                <text:p>1366542</text:p>
              </table:table-cell>
              <table:table-cell office:value-type="float" office:value="732770">
                <text:p>732770</text:p>
              </table:table-cell>
              <table:table-cell office:value-type="float" office:value="1418722">
                <text:p>1418722</text:p>
              </table:table-cell>
              <table:table-cell office:value-type="float" office:value="1221722">
                <text:p>1221722</text:p>
              </table:table-cell>
              <table:table-cell office:value-type="float" office:value="1377728">
                <text:p>1377728</text:p>
              </table:table-cell>
              <table:table-cell office:value-type="float" office:value="1407741">
                <text:p>1407741</text:p>
              </table:table-cell>
              <table:table-cell office:value-type="float" office:value="1375742">
                <text:p>1375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